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1.2122in" svg:height="3.5429in" svg:x="2.0669in" svg:y="0.0287in">
            <draw:object draw:notify-on-update-of-ranges="Sheet1.A1:Sheet1.A2250 Sheet1.B1:Sheet1.B225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4in" svg:height="3.5453in" svg:x="2.4063in" svg:y="3.6287in">
            <draw:object draw:notify-on-update-of-ranges="Sheet1.A1:Sheet1.A2250 Sheet1.B1:Sheet1.B225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4684.5">
            <text:p>2468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916">
            <text:p>2191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001">
            <text:p>290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235">
            <text:p>2523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879">
            <text:p>2487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492.5">
            <text:p>2749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070.5">
            <text:p>2107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977">
            <text:p>2397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269">
            <text:p>2526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722">
            <text:p>2272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440">
            <text:p>2444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862.5">
            <text:p>2486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923.5">
            <text:p>2892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283">
            <text:p>2528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337">
            <text:p>2433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340">
            <text:p>2634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338.5">
            <text:p>2233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050.5">
            <text:p>2505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437">
            <text:p>2343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537">
            <text:p>2553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398.5">
            <text:p>2539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333.5">
            <text:p>2433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236">
            <text:p>2523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201">
            <text:p>262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740">
            <text:p>2374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720">
            <text:p>247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401.5">
            <text:p>2440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071">
            <text:p>2207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828">
            <text:p>2282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410.5">
            <text:p>2241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211">
            <text:p>222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030">
            <text:p>250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467">
            <text:p>2446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807">
            <text:p>238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970">
            <text:p>229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673.5">
            <text:p>2567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95.5">
            <text:p>2029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008">
            <text:p>250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315.5">
            <text:p>2731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445">
            <text:p>224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802.5">
            <text:p>2280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634.5">
            <text:p>2463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273">
            <text:p>2727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25">
            <text:p>2172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786.5">
            <text:p>2878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514">
            <text:p>2551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868">
            <text:p>268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876.5">
            <text:p>2287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916">
            <text:p>2691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002.5">
            <text:p>2300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929">
            <text:p>2592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675.5">
            <text:p>2367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336.5">
            <text:p>2433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476.5">
            <text:p>2247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401.5">
            <text:p>2340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150">
            <text:p>241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10">
            <text:p>206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006.5">
            <text:p>2400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87">
            <text:p>201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113.5">
            <text:p>2311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942">
            <text:p>2494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429.5">
            <text:p>2542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771.5">
            <text:p>2377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10">
            <text:p>197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575">
            <text:p>2757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487.5">
            <text:p>2448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806">
            <text:p>238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393">
            <text:p>2739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129">
            <text:p>2712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902.5">
            <text:p>2590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107">
            <text:p>231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191.5">
            <text:p>2619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897.5">
            <text:p>2389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699.5">
            <text:p>2269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673">
            <text:p>2567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367">
            <text:p>2236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626">
            <text:p>2462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554.5">
            <text:p>1855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47.5">
            <text:p>2064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146.5">
            <text:p>2314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222">
            <text:p>2322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465">
            <text:p>2246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801.5">
            <text:p>2380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975.5">
            <text:p>2697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233.5">
            <text:p>2623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37.5">
            <text:p>2173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786.5">
            <text:p>2378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373.5">
            <text:p>2137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226">
            <text:p>2322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12">
            <text:p>203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578">
            <text:p>2757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07.5">
            <text:p>2070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1000">
            <text:p>31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464.5">
            <text:p>2446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288">
            <text:p>1928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520">
            <text:p>235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167.5">
            <text:p>2616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178.5">
            <text:p>2517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552.5">
            <text:p>2855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830">
            <text:p>158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17">
            <text:p>2171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248">
            <text:p>2224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778">
            <text:p>2577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814.5">
            <text:p>2681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358.5">
            <text:p>2335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728.5">
            <text:p>2672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37">
            <text:p>2253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082.5">
            <text:p>2108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979.5">
            <text:p>2397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66">
            <text:p>2176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074">
            <text:p>2507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148.5">
            <text:p>2214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472">
            <text:p>2647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441.5">
            <text:p>2844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029.5">
            <text:p>2202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729.5">
            <text:p>2372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401.5">
            <text:p>2140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589">
            <text:p>2458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104">
            <text:p>251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53.5">
            <text:p>2255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257.5">
            <text:p>2225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557">
            <text:p>2355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892">
            <text:p>2389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877">
            <text:p>2187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728.5">
            <text:p>2272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053">
            <text:p>2305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004">
            <text:p>210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73">
            <text:p>2177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278.5">
            <text:p>2427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176">
            <text:p>2317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075.5">
            <text:p>2807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766">
            <text:p>2376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626.5">
            <text:p>2662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29">
            <text:p>2072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021.5">
            <text:p>2202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225">
            <text:p>2522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250">
            <text:p>232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182.5">
            <text:p>2818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992.5">
            <text:p>1999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1566">
            <text:p>3156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121.5">
            <text:p>2212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233">
            <text:p>2723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002.5">
            <text:p>2800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697.5">
            <text:p>2369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150.5">
            <text:p>2215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356.5">
            <text:p>2235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016.5">
            <text:p>2301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37">
            <text:p>2123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825">
            <text:p>2382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215">
            <text:p>2821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019">
            <text:p>2201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868.5">
            <text:p>2586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784.5">
            <text:p>2278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514">
            <text:p>2351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113.5">
            <text:p>2211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213.5">
            <text:p>2421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131.5">
            <text:p>2213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948">
            <text:p>2594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104.5">
            <text:p>2610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214">
            <text:p>2321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846.5">
            <text:p>2484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70">
            <text:p>196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235">
            <text:p>2523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749.5">
            <text:p>2374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466">
            <text:p>2146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179.5">
            <text:p>2317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304">
            <text:p>213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781">
            <text:p>2678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577.5">
            <text:p>2557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166">
            <text:p>2416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113">
            <text:p>251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914">
            <text:p>2391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480.5">
            <text:p>2648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45">
            <text:p>225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277">
            <text:p>2427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059">
            <text:p>2505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920">
            <text:p>249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815.5">
            <text:p>2281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666.5">
            <text:p>2966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941">
            <text:p>2294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495">
            <text:p>2149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455.5">
            <text:p>2445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285">
            <text:p>2628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173">
            <text:p>2317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596">
            <text:p>2559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144.5">
            <text:p>2414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035.5">
            <text:p>2603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350.5">
            <text:p>2335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029">
            <text:p>2502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213.5">
            <text:p>2521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397.5">
            <text:p>2639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094">
            <text:p>2109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187.5">
            <text:p>2718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728">
            <text:p>2372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093.5">
            <text:p>2809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570">
            <text:p>245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537">
            <text:p>2353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921">
            <text:p>2592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903">
            <text:p>2190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932">
            <text:p>1693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980">
            <text:p>239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852.5">
            <text:p>2385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722.5">
            <text:p>2772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95.5">
            <text:p>2129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458.5">
            <text:p>2145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833">
            <text:p>2783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492">
            <text:p>2749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407">
            <text:p>264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423.5">
            <text:p>2542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289.5">
            <text:p>2328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533">
            <text:p>2153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775">
            <text:p>3077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847.5">
            <text:p>2384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540.5">
            <text:p>2654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80.5">
            <text:p>2258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828.5">
            <text:p>2282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901">
            <text:p>239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707.5">
            <text:p>2570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400.5">
            <text:p>2840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352">
            <text:p>2435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12.5">
            <text:p>2031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532">
            <text:p>2453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737">
            <text:p>2373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46">
            <text:p>2004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53">
            <text:p>2065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071.5">
            <text:p>2507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829">
            <text:p>2382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503.5">
            <text:p>2450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271.5">
            <text:p>2527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392.5">
            <text:p>2339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239.5">
            <text:p>2623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045.5">
            <text:p>2204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621.5">
            <text:p>2162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979.5">
            <text:p>2297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005.5">
            <text:p>2500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116.5">
            <text:p>2211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689.5">
            <text:p>2568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114.5">
            <text:p>2511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660.5">
            <text:p>2466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903">
            <text:p>2390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980.5">
            <text:p>2298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659.5">
            <text:p>2365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991">
            <text:p>2799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956.5">
            <text:p>2595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32">
            <text:p>2253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37">
            <text:p>2253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560.5">
            <text:p>2356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755.5">
            <text:p>2275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095.5">
            <text:p>2109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793">
            <text:p>25793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275.5">
            <text:p>24275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451">
            <text:p>24451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680">
            <text:p>23680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748.5">
            <text:p>22748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976">
            <text:p>25976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641.5">
            <text:p>25641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7451">
            <text:p>27451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656">
            <text:p>24656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7569">
            <text:p>27569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031">
            <text:p>26031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626">
            <text:p>21626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7535">
            <text:p>2753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881">
            <text:p>25881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499">
            <text:p>21499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858">
            <text:p>21858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604.5">
            <text:p>23604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998.5">
            <text:p>23998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486.5">
            <text:p>24486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092.5">
            <text:p>20092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045.5">
            <text:p>26045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727">
            <text:p>25727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009">
            <text:p>23009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695">
            <text:p>2669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31237">
            <text:p>31237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155">
            <text:p>2415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868.5">
            <text:p>24868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131.5">
            <text:p>22131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986.5">
            <text:p>23986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759">
            <text:p>22759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7578">
            <text:p>27578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557.5">
            <text:p>25557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402">
            <text:p>21402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723">
            <text:p>22723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065">
            <text:p>2506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011.5">
            <text:p>25011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153.5">
            <text:p>25153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9305">
            <text:p>1930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417.5">
            <text:p>21417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714">
            <text:p>23714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094">
            <text:p>20094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9397">
            <text:p>19397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7564">
            <text:p>27564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951">
            <text:p>23951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9655.5">
            <text:p>19655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9347">
            <text:p>29347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742.5">
            <text:p>24742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808.5">
            <text:p>22808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826.5">
            <text:p>22826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599">
            <text:p>22599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462">
            <text:p>22462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858.5">
            <text:p>22858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487.5">
            <text:p>24487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265">
            <text:p>2526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094.5">
            <text:p>26094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925">
            <text:p>2592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086">
            <text:p>25086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093">
            <text:p>20093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162.5">
            <text:p>20162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805.5">
            <text:p>23805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835.5">
            <text:p>25835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121.5">
            <text:p>22121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244">
            <text:p>25244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870">
            <text:p>24870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633">
            <text:p>24633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406">
            <text:p>25406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063">
            <text:p>26063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9962.5">
            <text:p>29962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270">
            <text:p>23270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172">
            <text:p>24172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8043">
            <text:p>28043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649">
            <text:p>24649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859">
            <text:p>21859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905.5">
            <text:p>22905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573">
            <text:p>26573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160">
            <text:p>25160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944.5">
            <text:p>21944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053">
            <text:p>23053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9104">
            <text:p>29104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340">
            <text:p>24340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951">
            <text:p>25951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9362.5">
            <text:p>19362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537.5">
            <text:p>26537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176">
            <text:p>22176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661">
            <text:p>20661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7014">
            <text:p>27014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666.5">
            <text:p>24666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756.5">
            <text:p>24756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510">
            <text:p>24510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402.5">
            <text:p>21402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447">
            <text:p>26447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716">
            <text:p>22716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333.5">
            <text:p>25333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257">
            <text:p>23257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053">
            <text:p>21053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9704.5">
            <text:p>19704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837">
            <text:p>23837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9104">
            <text:p>19104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706">
            <text:p>24706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404.5">
            <text:p>24404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7898.5">
            <text:p>27898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945.5">
            <text:p>21945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543.5">
            <text:p>20543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7570.5">
            <text:p>27570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941">
            <text:p>24941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115">
            <text:p>2411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820.5">
            <text:p>25820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9029.5">
            <text:p>19029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656">
            <text:p>20656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610">
            <text:p>25610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599.5">
            <text:p>21599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458.5">
            <text:p>26458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014.5">
            <text:p>20014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183.5">
            <text:p>25183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9621.5">
            <text:p>19621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736.5">
            <text:p>23736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739.5">
            <text:p>25739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355">
            <text:p>2135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734.5">
            <text:p>21734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116.5">
            <text:p>23116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575">
            <text:p>2557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324.5">
            <text:p>24324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363.5">
            <text:p>25363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8110.5">
            <text:p>28110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30595.5">
            <text:p>30595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252">
            <text:p>24252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863.5">
            <text:p>23863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872">
            <text:p>25872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059">
            <text:p>23059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109.5">
            <text:p>23109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960">
            <text:p>25960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417.5">
            <text:p>23417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243">
            <text:p>21243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395.5">
            <text:p>21395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940">
            <text:p>23940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30081.5">
            <text:p>30081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8796">
            <text:p>28796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886">
            <text:p>24886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9359">
            <text:p>29359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910.5">
            <text:p>22910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906">
            <text:p>25906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841">
            <text:p>20841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959">
            <text:p>22959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785">
            <text:p>2478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512.5">
            <text:p>22512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943">
            <text:p>22943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573">
            <text:p>23573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7004">
            <text:p>27004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186.5">
            <text:p>26186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041.5">
            <text:p>20041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254">
            <text:p>25254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276.5">
            <text:p>23276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142.5">
            <text:p>26142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8975.5">
            <text:p>28975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9092.5">
            <text:p>29092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196.5">
            <text:p>24196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9509.5">
            <text:p>19509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611">
            <text:p>24611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036">
            <text:p>25036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512.5">
            <text:p>24512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262.5">
            <text:p>25262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613.5">
            <text:p>26613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066.5">
            <text:p>21066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188.5">
            <text:p>24188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30107.5">
            <text:p>30107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7420">
            <text:p>27420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204">
            <text:p>25204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519">
            <text:p>25519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964">
            <text:p>24964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337">
            <text:p>26337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808.5">
            <text:p>21808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627.5">
            <text:p>22627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563.5">
            <text:p>20563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264.5">
            <text:p>26264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987">
            <text:p>22987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417.5">
            <text:p>23417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30207.5">
            <text:p>30207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543">
            <text:p>21543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7609">
            <text:p>27609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963.5">
            <text:p>26963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005">
            <text:p>2200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351">
            <text:p>24351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7461.5">
            <text:p>27461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299">
            <text:p>26299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820">
            <text:p>23820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956.5">
            <text:p>22956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964.5">
            <text:p>24964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640">
            <text:p>25640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449">
            <text:p>24449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773">
            <text:p>24773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7037.5">
            <text:p>27037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849.5">
            <text:p>20849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810">
            <text:p>26810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210">
            <text:p>22210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613.5">
            <text:p>26613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476">
            <text:p>23476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415">
            <text:p>2441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362">
            <text:p>25362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635">
            <text:p>2363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110">
            <text:p>24110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902.5">
            <text:p>23902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154.5">
            <text:p>24154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086.5">
            <text:p>25086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479.5">
            <text:p>23479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371.5">
            <text:p>25371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571.5">
            <text:p>23571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452.5">
            <text:p>25452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951.5">
            <text:p>22951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823.5">
            <text:p>23823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9294.5">
            <text:p>19294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428">
            <text:p>25428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111">
            <text:p>26111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852">
            <text:p>26852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430">
            <text:p>24430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269">
            <text:p>20269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7552">
            <text:p>27552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019.5">
            <text:p>24019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948.5">
            <text:p>23948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308">
            <text:p>26308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815">
            <text:p>2581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792.5">
            <text:p>23792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170">
            <text:p>25170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8795">
            <text:p>2879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035">
            <text:p>2503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7582">
            <text:p>27582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098.5">
            <text:p>21098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257.5">
            <text:p>23257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404.5">
            <text:p>25404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122">
            <text:p>25122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757.5">
            <text:p>22757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216.5">
            <text:p>25216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169.5">
            <text:p>24169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434.5">
            <text:p>21434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641.5">
            <text:p>22641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307.5">
            <text:p>21307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063.5">
            <text:p>22063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481">
            <text:p>22481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737.5">
            <text:p>23737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394.5">
            <text:p>20394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284">
            <text:p>24284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214.5">
            <text:p>22214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081.5">
            <text:p>25081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846">
            <text:p>25846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864">
            <text:p>24864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515">
            <text:p>2251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7070">
            <text:p>27070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805">
            <text:p>2280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8236">
            <text:p>28236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686">
            <text:p>24686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253.5">
            <text:p>23253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7094.5">
            <text:p>2709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615.5">
            <text:p>2761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360.5">
            <text:p>2336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928.5">
            <text:p>2892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435">
            <text:p>234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213.5">
            <text:p>2121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378">
            <text:p>223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122">
            <text:p>221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460.5">
            <text:p>2546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143">
            <text:p>261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070.5">
            <text:p>1807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148">
            <text:p>241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579.5">
            <text:p>2557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663">
            <text:p>236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098.5">
            <text:p>2609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691">
            <text:p>276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184.5">
            <text:p>2518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841">
            <text:p>198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647">
            <text:p>286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738">
            <text:p>207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49">
            <text:p>224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086">
            <text:p>240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826">
            <text:p>258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457.5">
            <text:p>2445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855">
            <text:p>238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735.5">
            <text:p>2273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955.5">
            <text:p>2595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103.5">
            <text:p>2710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661.5">
            <text:p>2266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363">
            <text:p>273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098.5">
            <text:p>2309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524.5">
            <text:p>2252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752.5">
            <text:p>2175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798.5">
            <text:p>2479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479.5">
            <text:p>2647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883.5">
            <text:p>2888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214.5">
            <text:p>2321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790.5">
            <text:p>2779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328.5">
            <text:p>2732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099.5">
            <text:p>2609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466">
            <text:p>244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952">
            <text:p>259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207">
            <text:p>282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288">
            <text:p>272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342">
            <text:p>253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12.5">
            <text:p>2451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341">
            <text:p>223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43.5">
            <text:p>2094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145.5">
            <text:p>2414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203.5">
            <text:p>2520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313.5">
            <text:p>2531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126">
            <text:p>191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662">
            <text:p>256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184.5">
            <text:p>2418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334">
            <text:p>283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29.5">
            <text:p>2112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459">
            <text:p>274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382.5">
            <text:p>2438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490">
            <text:p>254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873.5">
            <text:p>2687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563.5">
            <text:p>2356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379">
            <text:p>223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040.5">
            <text:p>2704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139">
            <text:p>201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305">
            <text:p>263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123.5">
            <text:p>2912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344.5">
            <text:p>2134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101">
            <text:p>241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758.5">
            <text:p>2675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684.5">
            <text:p>2268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736">
            <text:p>237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998">
            <text:p>259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522">
            <text:p>255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389">
            <text:p>253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405.5">
            <text:p>2340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067">
            <text:p>250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045.5">
            <text:p>2404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381.5">
            <text:p>2338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114">
            <text:p>291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709">
            <text:p>257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851">
            <text:p>238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760.5">
            <text:p>2376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756.5">
            <text:p>2475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114.5">
            <text:p>2711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723.5">
            <text:p>2672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723">
            <text:p>217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196.5">
            <text:p>2519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852.5">
            <text:p>1885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350">
            <text:p>2535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699.5">
            <text:p>3069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329">
            <text:p>223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792.5">
            <text:p>2479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465.5">
            <text:p>2346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266.5">
            <text:p>2626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606.5">
            <text:p>2060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390.5">
            <text:p>3339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297">
            <text:p>222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823">
            <text:p>228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300.5">
            <text:p>2730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900">
            <text:p>229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266.5">
            <text:p>2926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37.5">
            <text:p>2453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989.5">
            <text:p>2398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285.5">
            <text:p>2128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260">
            <text:p>272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271">
            <text:p>282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71.5">
            <text:p>2197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178.5">
            <text:p>2217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413">
            <text:p>264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629">
            <text:p>246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909.5">
            <text:p>2290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848">
            <text:p>268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062">
            <text:p>270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082">
            <text:p>220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587">
            <text:p>255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199">
            <text:p>261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888">
            <text:p>258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006">
            <text:p>250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525">
            <text:p>265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977.5">
            <text:p>2497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721.5">
            <text:p>2772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242.5">
            <text:p>2324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408.5">
            <text:p>2640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789">
            <text:p>217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802">
            <text:p>238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377">
            <text:p>273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423.5">
            <text:p>2642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074">
            <text:p>300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356.5">
            <text:p>3035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956.5">
            <text:p>2295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646">
            <text:p>276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891">
            <text:p>268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891">
            <text:p>268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052.5">
            <text:p>2505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102">
            <text:p>251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273.5">
            <text:p>2327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742">
            <text:p>307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272">
            <text:p>232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432">
            <text:p>234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199">
            <text:p>261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371">
            <text:p>273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062">
            <text:p>230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039.5">
            <text:p>2803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743.5">
            <text:p>2674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906.5">
            <text:p>2290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132">
            <text:p>251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902.5">
            <text:p>2390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128.5">
            <text:p>2212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348">
            <text:p>243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202.5">
            <text:p>2320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765.5">
            <text:p>2376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597.5">
            <text:p>2359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718">
            <text:p>227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787">
            <text:p>277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993">
            <text:p>269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061">
            <text:p>300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925.5">
            <text:p>2592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602.5">
            <text:p>2460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312.5">
            <text:p>2931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328.5">
            <text:p>2532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863.5">
            <text:p>2286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588.5">
            <text:p>2558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100">
            <text:p>231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386">
            <text:p>223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869.5">
            <text:p>2186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693">
            <text:p>246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677">
            <text:p>206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374.5">
            <text:p>2637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767.5">
            <text:p>2376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970">
            <text:p>2397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305.5">
            <text:p>2630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417.5">
            <text:p>2441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653.5">
            <text:p>2765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602">
            <text:p>226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019">
            <text:p>220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517">
            <text:p>235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661">
            <text:p>236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782.5">
            <text:p>2678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252">
            <text:p>252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923.5">
            <text:p>2692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908">
            <text:p>229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885.5">
            <text:p>2488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763">
            <text:p>287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972.5">
            <text:p>2497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68.5">
            <text:p>2456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965.5">
            <text:p>2896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005.5">
            <text:p>2600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402">
            <text:p>244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675">
            <text:p>256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343">
            <text:p>203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799.5">
            <text:p>2479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590">
            <text:p>225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162.5">
            <text:p>2616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20">
            <text:p>2042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012.5">
            <text:p>2601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183">
            <text:p>271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721">
            <text:p>277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316">
            <text:p>183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504">
            <text:p>275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468">
            <text:p>254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960.5">
            <text:p>2796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516">
            <text:p>235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056">
            <text:p>240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901.5">
            <text:p>2390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697">
            <text:p>276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616">
            <text:p>256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716">
            <text:p>247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210">
            <text:p>232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967.5">
            <text:p>2296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801">
            <text:p>248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375.5">
            <text:p>2637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281.5">
            <text:p>2228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671">
            <text:p>216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456.5">
            <text:p>2945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922.5">
            <text:p>2492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410.5">
            <text:p>2541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80">
            <text:p>2098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987.5">
            <text:p>2498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445">
            <text:p>254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25.5">
            <text:p>2092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564.5">
            <text:p>2756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019.5">
            <text:p>2601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460.5">
            <text:p>2546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722.5">
            <text:p>2572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450.5">
            <text:p>2845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8.5">
            <text:p>2454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295.5">
            <text:p>2429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703.5">
            <text:p>2270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59.5">
            <text:p>2005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939">
            <text:p>229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292.5">
            <text:p>2929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238">
            <text:p>232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983.5">
            <text:p>2798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882.5">
            <text:p>2488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578">
            <text:p>255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211.5">
            <text:p>2421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250">
            <text:p>2425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370">
            <text:p>2637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335.5">
            <text:p>2033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617.5">
            <text:p>2561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460">
            <text:p>274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01">
            <text:p>215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67">
            <text:p>208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221">
            <text:p>282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438.5">
            <text:p>2443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381">
            <text:p>273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607">
            <text:p>236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203">
            <text:p>242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962">
            <text:p>249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615.5">
            <text:p>2461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569">
            <text:p>27569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073.5">
            <text:p>22073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134">
            <text:p>27134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390">
            <text:p>24390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878">
            <text:p>22878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505">
            <text:p>2750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1767.5">
            <text:p>21767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307">
            <text:p>24307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6387.5">
            <text:p>16387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575">
            <text:p>2557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9778">
            <text:p>29778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611">
            <text:p>24611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489">
            <text:p>23489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064">
            <text:p>24064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329.5">
            <text:p>22329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183.5">
            <text:p>26183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492.5">
            <text:p>25492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311">
            <text:p>26311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8650.5">
            <text:p>28650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934">
            <text:p>26934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011">
            <text:p>26011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1963">
            <text:p>21963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099">
            <text:p>27099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0617">
            <text:p>20617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088">
            <text:p>26088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707.5">
            <text:p>24707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1745">
            <text:p>2174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091.5">
            <text:p>26091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227">
            <text:p>27227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8870.5">
            <text:p>28870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729">
            <text:p>27729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499.5">
            <text:p>22499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890">
            <text:p>27890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581.5">
            <text:p>24581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905">
            <text:p>2490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205.5">
            <text:p>27205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0912.5">
            <text:p>20912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974">
            <text:p>24974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658">
            <text:p>22658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738">
            <text:p>26738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8457.5">
            <text:p>18457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317.5">
            <text:p>24317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1672.5">
            <text:p>21672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431.5">
            <text:p>23431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970">
            <text:p>27970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712.5">
            <text:p>22712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891.5">
            <text:p>25891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878">
            <text:p>25878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31525">
            <text:p>3152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0506">
            <text:p>20506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548.5">
            <text:p>23548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996">
            <text:p>27996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640.5">
            <text:p>22640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119">
            <text:p>24119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300">
            <text:p>22300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655.5">
            <text:p>25655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019.5">
            <text:p>24019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0768.5">
            <text:p>20768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700">
            <text:p>24700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216.5">
            <text:p>26216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230">
            <text:p>25230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046">
            <text:p>27046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165">
            <text:p>2716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639">
            <text:p>22639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528.5">
            <text:p>25528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0563.5">
            <text:p>20563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8520">
            <text:p>28520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144.5">
            <text:p>23144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604">
            <text:p>24604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334">
            <text:p>25334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149">
            <text:p>26149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043.5">
            <text:p>23043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8060.5">
            <text:p>28060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8000.5">
            <text:p>28000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417.5">
            <text:p>24417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9093.5">
            <text:p>29093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073.5">
            <text:p>25073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0774.5">
            <text:p>20774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007.5">
            <text:p>23007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288">
            <text:p>27288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590">
            <text:p>24590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797.5">
            <text:p>27797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153">
            <text:p>24153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574.5">
            <text:p>24574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548">
            <text:p>23548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215.5">
            <text:p>26215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9731.5">
            <text:p>19731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078">
            <text:p>26078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676">
            <text:p>25676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9134.5">
            <text:p>29134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448.5">
            <text:p>25448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276">
            <text:p>22276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275">
            <text:p>2327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832">
            <text:p>25832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807.5">
            <text:p>25807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115">
            <text:p>2311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414">
            <text:p>22414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9487.5">
            <text:p>19487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102.5">
            <text:p>26102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496.5">
            <text:p>23496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8777.5">
            <text:p>28777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114.5">
            <text:p>26114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9868.5">
            <text:p>29868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9134.5">
            <text:p>29134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0336.5">
            <text:p>20336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920">
            <text:p>24920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684">
            <text:p>23684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129.5">
            <text:p>23129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1588.5">
            <text:p>21588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592.5">
            <text:p>25592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0331.5">
            <text:p>20331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304">
            <text:p>24304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9398.5">
            <text:p>29398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478">
            <text:p>26478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941">
            <text:p>26941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072">
            <text:p>24072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618.5">
            <text:p>23618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001">
            <text:p>25001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764.5">
            <text:p>23764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117">
            <text:p>24117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1434">
            <text:p>21434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811.5">
            <text:p>22811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296">
            <text:p>22296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8392">
            <text:p>28392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274">
            <text:p>22274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165">
            <text:p>2516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167.5">
            <text:p>25167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761">
            <text:p>23761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840.5">
            <text:p>23840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993">
            <text:p>25993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959.5">
            <text:p>24959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214">
            <text:p>25214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112">
            <text:p>25112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335.5">
            <text:p>23335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382.5">
            <text:p>24382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742">
            <text:p>26742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1464.5">
            <text:p>21464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8355.5">
            <text:p>28355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080.5">
            <text:p>24080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520">
            <text:p>23520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495">
            <text:p>2749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765">
            <text:p>2476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755">
            <text:p>2275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169.5">
            <text:p>25169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353">
            <text:p>22353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096.5">
            <text:p>27096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078.5">
            <text:p>25078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441">
            <text:p>22441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8912">
            <text:p>28912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070.5">
            <text:p>23070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299">
            <text:p>25299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331.5">
            <text:p>24331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371.5">
            <text:p>26371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839">
            <text:p>26839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798">
            <text:p>24798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617">
            <text:p>25617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568.5">
            <text:p>24568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369">
            <text:p>24369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245.5">
            <text:p>27245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9426">
            <text:p>29426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1279.5">
            <text:p>21279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537.5">
            <text:p>26537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197">
            <text:p>26197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802.5">
            <text:p>26802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30302">
            <text:p>30302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931">
            <text:p>23931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357">
            <text:p>26357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1236.5">
            <text:p>21236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107">
            <text:p>25107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800">
            <text:p>22800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9945.5">
            <text:p>19945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698.5">
            <text:p>25698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8973">
            <text:p>28973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687.5">
            <text:p>24687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917.5">
            <text:p>24917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216.5">
            <text:p>24216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547">
            <text:p>23547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665.5">
            <text:p>23665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398.5">
            <text:p>23398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1020">
            <text:p>21020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914">
            <text:p>26914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796">
            <text:p>25796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8002.5">
            <text:p>28002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681">
            <text:p>23681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9262">
            <text:p>29262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453">
            <text:p>26453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541.5">
            <text:p>24541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931">
            <text:p>24931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821.5">
            <text:p>24821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149">
            <text:p>27149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144.5">
            <text:p>27144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698.5">
            <text:p>22698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066.5">
            <text:p>25066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1394.5">
            <text:p>21394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094.5">
            <text:p>27094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538">
            <text:p>23538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736.5">
            <text:p>24736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1547.5">
            <text:p>21547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949">
            <text:p>26949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736.5">
            <text:p>26736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355">
            <text:p>2635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486">
            <text:p>24486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808">
            <text:p>25808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1963">
            <text:p>21963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836.5">
            <text:p>23836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1378">
            <text:p>21378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800">
            <text:p>25800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247">
            <text:p>27247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028">
            <text:p>26028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122.5">
            <text:p>27122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965">
            <text:p>2596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9930.5">
            <text:p>19930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190.5">
            <text:p>23190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914.5">
            <text:p>24914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1686">
            <text:p>21686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694.5">
            <text:p>27694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656.5">
            <text:p>26656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588">
            <text:p>24588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785">
            <text:p>2278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0965">
            <text:p>2096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1840.5">
            <text:p>21840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655">
            <text:p>2765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431.5">
            <text:p>26431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875.5">
            <text:p>25875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005">
            <text:p>2400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413">
            <text:p>24413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921.5">
            <text:p>23921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607.5">
            <text:p>25607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981">
            <text:p>22981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069">
            <text:p>25069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047">
            <text:p>26047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012">
            <text:p>26012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655.5">
            <text:p>27655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1503.5">
            <text:p>21503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909">
            <text:p>25909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9094">
            <text:p>29094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492.5">
            <text:p>24492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233.5">
            <text:p>25233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033">
            <text:p>27033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8277">
            <text:p>28277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926">
            <text:p>25926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8564">
            <text:p>28564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555">
            <text:p>2655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825">
            <text:p>2382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952.5">
            <text:p>24952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667">
            <text:p>27667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692">
            <text:p>23692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212">
            <text:p>26212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099.5">
            <text:p>23099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9807">
            <text:p>19807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8123.5">
            <text:p>2812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593.5">
            <text:p>2959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397.5">
            <text:p>2939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622">
            <text:p>2262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194">
            <text:p>2319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835">
            <text:p>2783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206">
            <text:p>2520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514">
            <text:p>2251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963">
            <text:p>2496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049">
            <text:p>2904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248.5">
            <text:p>2624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844">
            <text:p>2984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101.5">
            <text:p>2410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174.5">
            <text:p>2417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660.5">
            <text:p>2766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211">
            <text:p>2521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766">
            <text:p>3076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234.5">
            <text:p>2423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297">
            <text:p>2529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939.5">
            <text:p>2193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844">
            <text:p>2384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791">
            <text:p>2779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706">
            <text:p>2470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651">
            <text:p>2465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661">
            <text:p>2366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650.5">
            <text:p>2565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562">
            <text:p>2756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966.5">
            <text:p>2696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683.5">
            <text:p>2468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509.5">
            <text:p>2950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574.5">
            <text:p>2457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149.5">
            <text:p>2414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626.5">
            <text:p>2262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116.5">
            <text:p>2211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431.5">
            <text:p>2243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805">
            <text:p>2680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480">
            <text:p>2148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074.5">
            <text:p>2707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848">
            <text:p>2884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199">
            <text:p>2519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928.5">
            <text:p>2592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308">
            <text:p>223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830.5">
            <text:p>2383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229.5">
            <text:p>2422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519">
            <text:p>2551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348.5">
            <text:p>2834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909.5">
            <text:p>2290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296">
            <text:p>2429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786.5">
            <text:p>2178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246.5">
            <text:p>2624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244">
            <text:p>2424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372.5">
            <text:p>2137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779.5">
            <text:p>2977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512.5">
            <text:p>2751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972.5">
            <text:p>2597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075.5">
            <text:p>2507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369">
            <text:p>2336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323.5">
            <text:p>2632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323">
            <text:p>2632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318.5">
            <text:p>2931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310">
            <text:p>2531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383">
            <text:p>2738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648.5">
            <text:p>2464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716">
            <text:p>2571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138.5">
            <text:p>2613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138">
            <text:p>2413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658.5">
            <text:p>2765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993">
            <text:p>2799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027">
            <text:p>2402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345.5">
            <text:p>2734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531.5">
            <text:p>2853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288">
            <text:p>2728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630.5">
            <text:p>2263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975">
            <text:p>2997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031.5">
            <text:p>1903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463.5">
            <text:p>2446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574">
            <text:p>2557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618">
            <text:p>2761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577.5">
            <text:p>2557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385">
            <text:p>2938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826">
            <text:p>2782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022.5">
            <text:p>2502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675">
            <text:p>2367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28.5">
            <text:p>2302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534.5">
            <text:p>2753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069.5">
            <text:p>2706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864.5">
            <text:p>2586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161.5">
            <text:p>2516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751.5">
            <text:p>2575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156.5">
            <text:p>2915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723">
            <text:p>2672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330">
            <text:p>303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073">
            <text:p>2407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741.5">
            <text:p>2774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591">
            <text:p>2159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729.5">
            <text:p>2272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19">
            <text:p>2301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001.5">
            <text:p>3000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502">
            <text:p>2650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94">
            <text:p>2309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369.5">
            <text:p>2836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994.5">
            <text:p>2199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603.5">
            <text:p>2460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127.5">
            <text:p>2312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485.5">
            <text:p>2848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815.5">
            <text:p>2481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1903">
            <text:p>3190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545.5">
            <text:p>2954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306">
            <text:p>2130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250.5">
            <text:p>2425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39.5">
            <text:p>2223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401">
            <text:p>2540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169.5">
            <text:p>2316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326">
            <text:p>2232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073.5">
            <text:p>2407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663.5">
            <text:p>2266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052">
            <text:p>2505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937">
            <text:p>2393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624">
            <text:p>2362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697.5">
            <text:p>2669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388">
            <text:p>2138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577.5">
            <text:p>2257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657.5">
            <text:p>2465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389">
            <text:p>2738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86.5">
            <text:p>2308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158">
            <text:p>2615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780.5">
            <text:p>2478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897">
            <text:p>2689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946">
            <text:p>2394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280">
            <text:p>2528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112">
            <text:p>2311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115">
            <text:p>2811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373">
            <text:p>2537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861.5">
            <text:p>2586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937">
            <text:p>2593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3131.5">
            <text:p>3313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652">
            <text:p>2165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146">
            <text:p>2814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42.5">
            <text:p>2304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906.5">
            <text:p>2990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377.5">
            <text:p>2637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690">
            <text:p>236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396">
            <text:p>3239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57.5">
            <text:p>2305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784.5">
            <text:p>2478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201">
            <text:p>2620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624">
            <text:p>2762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47.5">
            <text:p>2284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121">
            <text:p>3212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117">
            <text:p>2911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924">
            <text:p>2592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620">
            <text:p>2762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929.5">
            <text:p>2692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089.5">
            <text:p>2808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560.5">
            <text:p>2656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799">
            <text:p>2379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175.5">
            <text:p>2617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612.5">
            <text:p>2361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765.5">
            <text:p>2376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679.5">
            <text:p>2767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065">
            <text:p>3006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755.5">
            <text:p>2275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856">
            <text:p>2085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479">
            <text:p>2547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963">
            <text:p>2096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047">
            <text:p>2904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111">
            <text:p>2811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645.5">
            <text:p>2364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314">
            <text:p>2631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743.5">
            <text:p>3074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101">
            <text:p>2710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946">
            <text:p>2494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909.5">
            <text:p>2590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959.5">
            <text:p>2495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418.5">
            <text:p>2641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891">
            <text:p>2789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903.5">
            <text:p>2390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873.5">
            <text:p>2087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302.5">
            <text:p>2530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1561">
            <text:p>3156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954.5">
            <text:p>2195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693.5">
            <text:p>2469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509.5">
            <text:p>2850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103.5">
            <text:p>2310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800.5">
            <text:p>2780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301.5">
            <text:p>2130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717.5">
            <text:p>2571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53">
            <text:p>2185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080">
            <text:p>2408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254.5">
            <text:p>2525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56.5">
            <text:p>2305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997">
            <text:p>2999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603">
            <text:p>2660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440">
            <text:p>2544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260.5">
            <text:p>2526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492">
            <text:p>2149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246.5">
            <text:p>2624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600.5">
            <text:p>2760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144.5">
            <text:p>2414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129">
            <text:p>2512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284">
            <text:p>2528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320">
            <text:p>2532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661.5">
            <text:p>2266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541">
            <text:p>2554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449">
            <text:p>2344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603.5">
            <text:p>2560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502">
            <text:p>2450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934.5">
            <text:p>2493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219">
            <text:p>2421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572.5">
            <text:p>2957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059.5">
            <text:p>2505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227">
            <text:p>2722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775.5">
            <text:p>2277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757">
            <text:p>2275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986">
            <text:p>2698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689.5">
            <text:p>2468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606.5">
            <text:p>2360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495.5">
            <text:p>2449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404.5">
            <text:p>2340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804.5">
            <text:p>2380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764">
            <text:p>2976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358">
            <text:p>2335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101">
            <text:p>2510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418.5">
            <text:p>2441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933.5">
            <text:p>2693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625">
            <text:p>2762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036.5">
            <text:p>2103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329.5">
            <text:p>2832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634">
            <text:p>1963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586.5">
            <text:p>2458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536">
            <text:p>2553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398.5">
            <text:p>2739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933.5">
            <text:p>2193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310">
            <text:p>2731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36">
            <text:p>2223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311">
            <text:p>2931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995.5">
            <text:p>2499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093.5">
            <text:p>2409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279.5">
            <text:p>1727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524">
            <text:p>2252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584.5">
            <text:p>2058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481.5">
            <text:p>2748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962">
            <text:p>2496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108">
            <text:p>211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387.5">
            <text:p>2238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036.5">
            <text:p>2003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692">
            <text:p>2369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60">
            <text:p>222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744">
            <text:p>2774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518.5">
            <text:p>2151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027">
            <text:p>27027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423">
            <text:p>23423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1865">
            <text:p>2186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103">
            <text:p>24103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951.5">
            <text:p>23951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276.5">
            <text:p>26276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978.5">
            <text:p>24978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1651.5">
            <text:p>21651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858.5">
            <text:p>24858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990.5">
            <text:p>22990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915">
            <text:p>2591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173.5">
            <text:p>25173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30479">
            <text:p>30479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965.5">
            <text:p>22965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318.5">
            <text:p>24318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947">
            <text:p>23947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754.5">
            <text:p>23754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245.5">
            <text:p>22245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465">
            <text:p>2446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470">
            <text:p>25470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503">
            <text:p>25503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946">
            <text:p>25946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740.5">
            <text:p>24740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006">
            <text:p>23006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103.5">
            <text:p>25103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386">
            <text:p>25386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378.5">
            <text:p>24378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689.5">
            <text:p>24689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559.5">
            <text:p>23559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8400.5">
            <text:p>28400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848">
            <text:p>26848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242.5">
            <text:p>27242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518">
            <text:p>23518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173.5">
            <text:p>25173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30928">
            <text:p>30928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706">
            <text:p>27706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483">
            <text:p>26483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119">
            <text:p>24119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395">
            <text:p>2239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8778.5">
            <text:p>28778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303.5">
            <text:p>22303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868.5">
            <text:p>27868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074">
            <text:p>22074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832.5">
            <text:p>27832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30360">
            <text:p>30360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30887">
            <text:p>30887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132">
            <text:p>25132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606.5">
            <text:p>25606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047">
            <text:p>27047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846.5">
            <text:p>24846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312.5">
            <text:p>26312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150.5">
            <text:p>25150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544">
            <text:p>25544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418.5">
            <text:p>22418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757">
            <text:p>26757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909">
            <text:p>22909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1990.5">
            <text:p>21990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9077.5">
            <text:p>29077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666">
            <text:p>26666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929">
            <text:p>26929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1706.5">
            <text:p>21706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693.5">
            <text:p>27693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077.5">
            <text:p>26077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176">
            <text:p>23176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9234">
            <text:p>29234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8550">
            <text:p>28550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9092.5">
            <text:p>29092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892.5">
            <text:p>26892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30851">
            <text:p>30851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735.5">
            <text:p>23735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067.5">
            <text:p>25067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983">
            <text:p>23983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0300.5">
            <text:p>20300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30342">
            <text:p>30342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8946">
            <text:p>28946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019.5">
            <text:p>26019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047">
            <text:p>24047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803">
            <text:p>24803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9367">
            <text:p>29367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9287">
            <text:p>19287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861">
            <text:p>25861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1666.5">
            <text:p>21666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8028">
            <text:p>28028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911">
            <text:p>26911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009">
            <text:p>23009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703.5">
            <text:p>27703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883">
            <text:p>22883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010.5">
            <text:p>23010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436.5">
            <text:p>25436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102">
            <text:p>24102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382.5">
            <text:p>26382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737">
            <text:p>27737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523.5">
            <text:p>23523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333.5">
            <text:p>26333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557">
            <text:p>26557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045">
            <text:p>2704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441">
            <text:p>22441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550">
            <text:p>25550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9005.5">
            <text:p>29005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021.5">
            <text:p>24021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195">
            <text:p>2319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1706">
            <text:p>21706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632">
            <text:p>26632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808.5">
            <text:p>25808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585.5">
            <text:p>26585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622.5">
            <text:p>23622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937.5">
            <text:p>24937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951">
            <text:p>24951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446">
            <text:p>26446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713.5">
            <text:p>27713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706">
            <text:p>24706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0971">
            <text:p>20971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527.5">
            <text:p>22527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32350.5">
            <text:p>32350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037.5">
            <text:p>24037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9280">
            <text:p>29280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143">
            <text:p>25143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485.5">
            <text:p>25485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1055">
            <text:p>2105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588.5">
            <text:p>25588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1735.5">
            <text:p>21735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773">
            <text:p>26773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714.5">
            <text:p>26714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276.5">
            <text:p>23276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1733.5">
            <text:p>21733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421">
            <text:p>22421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006">
            <text:p>23006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055">
            <text:p>2505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205">
            <text:p>2320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045.5">
            <text:p>25045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098">
            <text:p>24098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488">
            <text:p>27488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8250">
            <text:p>28250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1874">
            <text:p>21874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652">
            <text:p>23652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0603">
            <text:p>20603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302.5">
            <text:p>25302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566.5">
            <text:p>26566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8489">
            <text:p>28489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426">
            <text:p>25426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30689.5">
            <text:p>30689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011">
            <text:p>24011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125">
            <text:p>2512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552.5">
            <text:p>25552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0536">
            <text:p>20536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927">
            <text:p>23927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854.5">
            <text:p>25854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966.5">
            <text:p>22966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305">
            <text:p>2630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0376">
            <text:p>20376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239">
            <text:p>27239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214.5">
            <text:p>24214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765.5">
            <text:p>26765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786.5">
            <text:p>22786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282.5">
            <text:p>27282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240.5">
            <text:p>24240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872">
            <text:p>25872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864">
            <text:p>24864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207">
            <text:p>24207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148">
            <text:p>24148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072.5">
            <text:p>23072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603">
            <text:p>25603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30634">
            <text:p>30634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878">
            <text:p>25878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766">
            <text:p>25766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939">
            <text:p>25939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972">
            <text:p>27972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329">
            <text:p>26329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0638">
            <text:p>20638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106">
            <text:p>25106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742.5">
            <text:p>25742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9125.5">
            <text:p>29125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968">
            <text:p>25968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542">
            <text:p>27542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514.5">
            <text:p>27514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579">
            <text:p>26579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0096">
            <text:p>20096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630">
            <text:p>22630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30038">
            <text:p>30038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571.5">
            <text:p>23571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805.5">
            <text:p>23805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9826.5">
            <text:p>29826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677.5">
            <text:p>23677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414.5">
            <text:p>23414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8043.5">
            <text:p>28043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30405.5">
            <text:p>30405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880.5">
            <text:p>25880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30616">
            <text:p>30616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635">
            <text:p>2663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009.5">
            <text:p>25009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844">
            <text:p>27844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476.5">
            <text:p>25476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965.5">
            <text:p>24965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669">
            <text:p>23669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982.5">
            <text:p>26982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515.5">
            <text:p>22515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183">
            <text:p>26183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784">
            <text:p>23784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072.5">
            <text:p>27072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8329">
            <text:p>18329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046.5">
            <text:p>27046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147.5">
            <text:p>26147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0358.5">
            <text:p>20358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576">
            <text:p>26576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1850.5">
            <text:p>21850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0064.5">
            <text:p>20064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729">
            <text:p>27729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189.5">
            <text:p>24189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589.5">
            <text:p>26589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1674.5">
            <text:p>21674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882.5">
            <text:p>23882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725">
            <text:p>2572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377.5">
            <text:p>24377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354">
            <text:p>24354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848">
            <text:p>25848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367.5">
            <text:p>24367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9576.5">
            <text:p>29576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1592.5">
            <text:p>21592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176.5">
            <text:p>24176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609.5">
            <text:p>25609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9585.5">
            <text:p>29585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9719.5">
            <text:p>19719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158">
            <text:p>24158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052">
            <text:p>27052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665.5">
            <text:p>24665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102.5">
            <text:p>27102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587.5">
            <text:p>25587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013">
            <text:p>26013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401">
            <text:p>22401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355.5">
            <text:p>27355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936">
            <text:p>23936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901">
            <text:p>24901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954.5">
            <text:p>25954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999.5">
            <text:p>24999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9590.5">
            <text:p>29590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004.5">
            <text:p>24004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947">
            <text:p>22947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238.5">
            <text:p>22238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627.5">
            <text:p>27627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716.5">
            <text:p>25716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727.5">
            <text:p>23727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610.5">
            <text:p>23610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250">
            <text:p>25250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712.5">
            <text:p>25712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626.5">
            <text:p>25626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974.5">
            <text:p>24974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079.5">
            <text:p>22079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557">
            <text:p>22557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923">
            <text:p>24923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9610.5">
            <text:p>29610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608.5">
            <text:p>2260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362">
            <text:p>2736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244">
            <text:p>2424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949">
            <text:p>2694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952">
            <text:p>2495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483">
            <text:p>2948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952">
            <text:p>2395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320">
            <text:p>2332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924.5">
            <text:p>2392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310">
            <text:p>2331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755">
            <text:p>2075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751.5">
            <text:p>2275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229.5">
            <text:p>2622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382">
            <text:p>2338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655">
            <text:p>2865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257.5">
            <text:p>2525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406.5">
            <text:p>2540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199.5">
            <text:p>2719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739">
            <text:p>2773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870">
            <text:p>2587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923">
            <text:p>2792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467.5">
            <text:p>2646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003.5">
            <text:p>3000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083.5">
            <text:p>2508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686">
            <text:p>2768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265.5">
            <text:p>2426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687.5">
            <text:p>2868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479.5">
            <text:p>2247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732.5">
            <text:p>2473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575">
            <text:p>2557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924">
            <text:p>2492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189.5">
            <text:p>2818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554.5">
            <text:p>2555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102.5">
            <text:p>2510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181">
            <text:p>2318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806.5">
            <text:p>2580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857.5">
            <text:p>2185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220.5">
            <text:p>2322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940.5">
            <text:p>2694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084.5">
            <text:p>2408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351.5">
            <text:p>2735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341">
            <text:p>2434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219">
            <text:p>2321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582">
            <text:p>2858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669">
            <text:p>2766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885">
            <text:p>2688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01">
            <text:p>1970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751">
            <text:p>2175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266">
            <text:p>2426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042.5">
            <text:p>2504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532.5">
            <text:p>2553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453">
            <text:p>2445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713">
            <text:p>247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961.5">
            <text:p>2596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554.5">
            <text:p>2355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399.5">
            <text:p>2239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524">
            <text:p>2252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337">
            <text:p>2433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163.5">
            <text:p>2216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713">
            <text:p>277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241">
            <text:p>2724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809">
            <text:p>2580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626.5">
            <text:p>2962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485.5">
            <text:p>2648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178">
            <text:p>2917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298">
            <text:p>2429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067.5">
            <text:p>2506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986">
            <text:p>2998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531.5">
            <text:p>2553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289">
            <text:p>2428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454">
            <text:p>2345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712">
            <text:p>2871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814.5">
            <text:p>2281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972">
            <text:p>2497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856">
            <text:p>2185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061.5">
            <text:p>2406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813">
            <text:p>248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667.5">
            <text:p>2666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393.5">
            <text:p>2339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702.5">
            <text:p>2670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742.5">
            <text:p>2574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692">
            <text:p>2469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847">
            <text:p>2384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228.5">
            <text:p>2322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429.5">
            <text:p>2342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253.5">
            <text:p>2725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158">
            <text:p>2715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729">
            <text:p>2472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341">
            <text:p>2734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015.5">
            <text:p>2501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727">
            <text:p>2772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08.5">
            <text:p>2130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296.5">
            <text:p>2229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811">
            <text:p>2281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773">
            <text:p>3077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945.5">
            <text:p>2794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778.5">
            <text:p>2577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199.5">
            <text:p>2119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825">
            <text:p>2482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969">
            <text:p>2996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113.5">
            <text:p>2511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510.5">
            <text:p>2751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100.5">
            <text:p>2310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909.5">
            <text:p>2590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716">
            <text:p>2671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905.5">
            <text:p>2290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073">
            <text:p>2507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73">
            <text:p>2137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27.5">
            <text:p>2022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572">
            <text:p>2557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461">
            <text:p>2546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768.5">
            <text:p>2676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351">
            <text:p>2635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705">
            <text:p>2570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296.5">
            <text:p>2929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661">
            <text:p>2366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969.5">
            <text:p>2296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832">
            <text:p>2483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546.5">
            <text:p>2554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055.5">
            <text:p>2405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676.5">
            <text:p>2867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469.5">
            <text:p>2646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423.5">
            <text:p>2742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118">
            <text:p>2111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257.5">
            <text:p>2825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586">
            <text:p>2058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294">
            <text:p>2429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694.5">
            <text:p>3069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676.5">
            <text:p>2267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008.5">
            <text:p>2800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630.5">
            <text:p>2163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876.5">
            <text:p>2687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423.5">
            <text:p>2842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494.5">
            <text:p>2749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803">
            <text:p>2380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480">
            <text:p>2548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190.5">
            <text:p>2419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280.5">
            <text:p>2728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050">
            <text:p>2705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187.5">
            <text:p>2718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403.5">
            <text:p>2540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737.5">
            <text:p>2373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512">
            <text:p>2651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752.5">
            <text:p>2675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921">
            <text:p>2592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287.5">
            <text:p>2328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560.5">
            <text:p>2856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3293.5">
            <text:p>3329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065">
            <text:p>2606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902.5">
            <text:p>2290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863.5">
            <text:p>2286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845.5">
            <text:p>2784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381">
            <text:p>2238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936.5">
            <text:p>2493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374.5">
            <text:p>2537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451.5">
            <text:p>2445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198">
            <text:p>2719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895">
            <text:p>2389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156">
            <text:p>2815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608.5">
            <text:p>2160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308">
            <text:p>263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982.5">
            <text:p>2798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469.5">
            <text:p>2646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038">
            <text:p>2703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138">
            <text:p>2613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872.5">
            <text:p>2487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080.5">
            <text:p>2608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966">
            <text:p>2796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011">
            <text:p>2601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862.5">
            <text:p>2886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204">
            <text:p>2420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118.5">
            <text:p>2611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328">
            <text:p>2732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385">
            <text:p>2638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852">
            <text:p>2385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605">
            <text:p>2660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617">
            <text:p>2961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542.5">
            <text:p>2954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212.5">
            <text:p>2321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344.5">
            <text:p>2534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461.5">
            <text:p>2646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262.5">
            <text:p>2626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199.5">
            <text:p>2419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761.5">
            <text:p>2676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873.5">
            <text:p>2687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254.5">
            <text:p>2325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301.5">
            <text:p>2630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973">
            <text:p>2897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422.5">
            <text:p>2742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790.5">
            <text:p>2179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843.5">
            <text:p>2284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129">
            <text:p>2512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366">
            <text:p>2236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798">
            <text:p>2479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348.5">
            <text:p>2434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484.5">
            <text:p>2448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841">
            <text:p>2584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586">
            <text:p>2458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638.5">
            <text:p>2863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916.5">
            <text:p>2191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779">
            <text:p>2577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894.5">
            <text:p>2989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871.5">
            <text:p>2587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181">
            <text:p>2518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004">
            <text:p>2800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1008.5">
            <text:p>3100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151.5">
            <text:p>2415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746">
            <text:p>2574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644.5">
            <text:p>2364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089.5">
            <text:p>2408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928">
            <text:p>2292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921.5">
            <text:p>2492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252.5">
            <text:p>2425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181.5">
            <text:p>2718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629">
            <text:p>2462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645">
            <text:p>2564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516">
            <text:p>2251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097.5">
            <text:p>2709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313">
            <text:p>243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227.5">
            <text:p>2422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412">
            <text:p>2741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292.5">
            <text:p>2729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060">
            <text:p>2106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042">
            <text:p>2304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672">
            <text:p>2867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552.5">
            <text:p>2355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586.5">
            <text:p>2158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245.5">
            <text:p>2124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434">
            <text:p>2543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776.5">
            <text:p>2377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770.5">
            <text:p>2577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572">
            <text:p>2457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193">
            <text:p>2519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709">
            <text:p>2770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726">
            <text:p>2572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705.5">
            <text:p>2670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781.5">
            <text:p>2378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508.5">
            <text:p>2350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722.5">
            <text:p>3072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049">
            <text:p>2504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843">
            <text:p>2684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807.5">
            <text:p>2780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784">
            <text:p>2578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652.5">
            <text:p>2665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614">
            <text:p>2561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002.5">
            <text:p>2500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926.5">
            <text:p>2592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604">
            <text:p>2560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770.5">
            <text:p>2977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390">
            <text:p>2339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375.5">
            <text:p>24375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1546.5">
            <text:p>21546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303">
            <text:p>22303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030.5">
            <text:p>23030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8578.5">
            <text:p>28578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9550">
            <text:p>29550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8025.5">
            <text:p>28025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608.5">
            <text:p>24608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158.5">
            <text:p>25158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939.5">
            <text:p>26939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163.5">
            <text:p>26163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014">
            <text:p>27014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192.5">
            <text:p>27192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373">
            <text:p>24373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1917">
            <text:p>21917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596.5">
            <text:p>27596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711">
            <text:p>25711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9912">
            <text:p>19912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1668">
            <text:p>21668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8261.5">
            <text:p>28261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446.5">
            <text:p>25446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885.5">
            <text:p>24885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486.5">
            <text:p>24486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095">
            <text:p>2609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1576.5">
            <text:p>21576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121.5">
            <text:p>27121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116.5">
            <text:p>23116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1405">
            <text:p>2140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724">
            <text:p>27724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271.5">
            <text:p>24271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9239">
            <text:p>29239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595">
            <text:p>2359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872.5">
            <text:p>26872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707">
            <text:p>26707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364.5">
            <text:p>25364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562">
            <text:p>25562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256.5">
            <text:p>25256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949.5">
            <text:p>22949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769">
            <text:p>22769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30477">
            <text:p>30477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959">
            <text:p>22959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377">
            <text:p>26377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979">
            <text:p>22979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875.5">
            <text:p>25875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483">
            <text:p>23483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792.5">
            <text:p>24792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678.5">
            <text:p>23678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8771">
            <text:p>28771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8528.5">
            <text:p>28528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741.5">
            <text:p>25741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328.5">
            <text:p>24328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619">
            <text:p>26619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005">
            <text:p>2400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588">
            <text:p>25588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909.5">
            <text:p>26909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865">
            <text:p>2586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757.5">
            <text:p>25757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026.5">
            <text:p>22026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9192.5">
            <text:p>29192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790.5">
            <text:p>26790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8875.5">
            <text:p>28875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616.5">
            <text:p>26616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390.5">
            <text:p>26390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448">
            <text:p>24448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676">
            <text:p>25676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8531">
            <text:p>28531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584">
            <text:p>23584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184.5">
            <text:p>25184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138.5">
            <text:p>23138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067">
            <text:p>23067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608">
            <text:p>23608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035.5">
            <text:p>23035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470.5">
            <text:p>24470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661.5">
            <text:p>24661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241">
            <text:p>26241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411">
            <text:p>23411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055.5">
            <text:p>27055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353.5">
            <text:p>23353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384">
            <text:p>26384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576">
            <text:p>23576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30188">
            <text:p>30188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746.5">
            <text:p>27746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421">
            <text:p>26421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583.5">
            <text:p>22583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31422.5">
            <text:p>31422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1319.5">
            <text:p>21319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640">
            <text:p>27640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30603.5">
            <text:p>30603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9428.5">
            <text:p>29428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394.5">
            <text:p>25394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892">
            <text:p>27892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456.5">
            <text:p>26456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9053">
            <text:p>29053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757">
            <text:p>22757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873.5">
            <text:p>25873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224">
            <text:p>22224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949.5">
            <text:p>26949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094.5">
            <text:p>22094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758">
            <text:p>23758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340.5">
            <text:p>26340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791">
            <text:p>22791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582.5">
            <text:p>24582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498">
            <text:p>25498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038">
            <text:p>26038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356">
            <text:p>22356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570.5">
            <text:p>22570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683.5">
            <text:p>24683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319">
            <text:p>23319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821">
            <text:p>25821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479">
            <text:p>23479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351.5">
            <text:p>22351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748">
            <text:p>26748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559">
            <text:p>22559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679.5">
            <text:p>27679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668.5">
            <text:p>27668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372">
            <text:p>26372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832">
            <text:p>25832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048.5">
            <text:p>24048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355.5">
            <text:p>26355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171.5">
            <text:p>27171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415">
            <text:p>2541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091.5">
            <text:p>24091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915.5">
            <text:p>26915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430.5">
            <text:p>23430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508">
            <text:p>25508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356.5">
            <text:p>26356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359">
            <text:p>22359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940">
            <text:p>22940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942">
            <text:p>26942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9974.5">
            <text:p>29974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0775.5">
            <text:p>20775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337.5">
            <text:p>23337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437.5">
            <text:p>24437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452.5">
            <text:p>25452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165.5">
            <text:p>25165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30451.5">
            <text:p>30451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0263.5">
            <text:p>20263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8009.5">
            <text:p>28009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8017">
            <text:p>28017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890.5">
            <text:p>24890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555">
            <text:p>2655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270.5">
            <text:p>25270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940">
            <text:p>24940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807.5">
            <text:p>24807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738">
            <text:p>25738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073.5">
            <text:p>23073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560">
            <text:p>25560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9889">
            <text:p>19889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289.5">
            <text:p>24289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791">
            <text:p>26791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686">
            <text:p>25686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790.5">
            <text:p>27790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9916.5">
            <text:p>29916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30224.5">
            <text:p>30224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525.5">
            <text:p>22525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756.5">
            <text:p>25756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449">
            <text:p>22449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554">
            <text:p>25554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355">
            <text:p>2735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31129.5">
            <text:p>31129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8105">
            <text:p>2810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798">
            <text:p>24798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176.5">
            <text:p>25176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192.5">
            <text:p>25192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0368.5">
            <text:p>20368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0312.5">
            <text:p>20312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985.5">
            <text:p>23985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944">
            <text:p>24944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761.5">
            <text:p>23761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1769">
            <text:p>21769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779">
            <text:p>25779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0581.5">
            <text:p>20581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8082.5">
            <text:p>28082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512">
            <text:p>26512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038">
            <text:p>24038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621">
            <text:p>27621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877">
            <text:p>24877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1737.5">
            <text:p>21737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602">
            <text:p>26602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1619.5">
            <text:p>21619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249">
            <text:p>25249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347">
            <text:p>25347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940">
            <text:p>24940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897">
            <text:p>24897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113">
            <text:p>25113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491">
            <text:p>23491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431">
            <text:p>27431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770.5">
            <text:p>25770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889.5">
            <text:p>25889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206">
            <text:p>25206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408">
            <text:p>23408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205.5">
            <text:p>26205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343.5">
            <text:p>25343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402">
            <text:p>24402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372">
            <text:p>24372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911.5">
            <text:p>27911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218">
            <text:p>27218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303">
            <text:p>25303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8144">
            <text:p>28144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465.5">
            <text:p>25465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561.5">
            <text:p>23561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741">
            <text:p>26741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406">
            <text:p>22406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431">
            <text:p>25431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30491.5">
            <text:p>30491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135.5">
            <text:p>26135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8246">
            <text:p>28246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198.5">
            <text:p>26198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739.5">
            <text:p>26739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561.5">
            <text:p>24561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935.5">
            <text:p>25935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562">
            <text:p>27562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566">
            <text:p>25566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606">
            <text:p>23606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068.5">
            <text:p>22068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1762.5">
            <text:p>21762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182">
            <text:p>26182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655">
            <text:p>2565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614">
            <text:p>27614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9555">
            <text:p>2955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689">
            <text:p>25689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8394.5">
            <text:p>28394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8403">
            <text:p>28403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8656">
            <text:p>28656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634">
            <text:p>25634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878.5">
            <text:p>25878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654">
            <text:p>22654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389.5">
            <text:p>23389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735.5">
            <text:p>27735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165.5">
            <text:p>23165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888">
            <text:p>24888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9323.5">
            <text:p>29323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292">
            <text:p>26292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885.5">
            <text:p>25885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1050.5">
            <text:p>21050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956.5">
            <text:p>25956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125">
            <text:p>2712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917.5">
            <text:p>25917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059">
            <text:p>25059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159">
            <text:p>24159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738.5">
            <text:p>24738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043">
            <text:p>23043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333">
            <text:p>26333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875.5">
            <text:p>27875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237.5">
            <text:p>27237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990">
            <text:p>24990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119">
            <text:p>27119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606.5">
            <text:p>27606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949">
            <text:p>27949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466">
            <text:p>25466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061.5">
            <text:p>2306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423">
            <text:p>2342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246">
            <text:p>2824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083.5">
            <text:p>2908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502">
            <text:p>2450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107">
            <text:p>2710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576">
            <text:p>2357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563.5">
            <text:p>2556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180">
            <text:p>2518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938">
            <text:p>2393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590">
            <text:p>245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360">
            <text:p>2136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681">
            <text:p>2368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928">
            <text:p>2692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602">
            <text:p>2860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134">
            <text:p>2813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554">
            <text:p>2555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364.5">
            <text:p>2436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996.5">
            <text:p>2499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673">
            <text:p>2567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1032.5">
            <text:p>3103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689">
            <text:p>2368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624.5">
            <text:p>2762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361">
            <text:p>2436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376.5">
            <text:p>1937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958">
            <text:p>2595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978.5">
            <text:p>2597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216.5">
            <text:p>2521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178">
            <text:p>2417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318.5">
            <text:p>2531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983">
            <text:p>2598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931.5">
            <text:p>2893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097">
            <text:p>2409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32">
            <text:p>2273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500">
            <text:p>245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807">
            <text:p>2880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921">
            <text:p>2192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831.5">
            <text:p>2683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142">
            <text:p>2414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305">
            <text:p>2530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984.5">
            <text:p>2698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446">
            <text:p>2444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838">
            <text:p>2583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746">
            <text:p>2574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060">
            <text:p>2606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418.5">
            <text:p>2741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104.5">
            <text:p>2510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959">
            <text:p>2695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730">
            <text:p>267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560.5">
            <text:p>2456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731.5">
            <text:p>2673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581">
            <text:p>2358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643.5">
            <text:p>2864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152.5">
            <text:p>2115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988.5">
            <text:p>2998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190.5">
            <text:p>2619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927.5">
            <text:p>2692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990.5">
            <text:p>2499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304">
            <text:p>2130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352.5">
            <text:p>2835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230.5">
            <text:p>2623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218">
            <text:p>2621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679.5">
            <text:p>2467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949.5">
            <text:p>2494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217.5">
            <text:p>2621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143.5">
            <text:p>2714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480.5">
            <text:p>2448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674.5">
            <text:p>2067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644">
            <text:p>2964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905.5">
            <text:p>2590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40.5">
            <text:p>2264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738.5">
            <text:p>2173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344.5">
            <text:p>2534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658">
            <text:p>2865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561.5">
            <text:p>2656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998">
            <text:p>2199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2970.5">
            <text:p>3297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330">
            <text:p>243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755">
            <text:p>2675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859.5">
            <text:p>2885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564.5">
            <text:p>2656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378.5">
            <text:p>3037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819">
            <text:p>2881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032.5">
            <text:p>2503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334">
            <text:p>2133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870">
            <text:p>2687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904">
            <text:p>2790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666.5">
            <text:p>1966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816.5">
            <text:p>2481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2144.5">
            <text:p>3214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144.5">
            <text:p>2414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211.5">
            <text:p>3021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582.5">
            <text:p>2758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220">
            <text:p>2422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892.5">
            <text:p>2389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934">
            <text:p>2193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894.5">
            <text:p>2689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641.5">
            <text:p>2764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363">
            <text:p>2636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142.5">
            <text:p>2614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907.5">
            <text:p>2190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229.5">
            <text:p>2822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344">
            <text:p>2434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691.5">
            <text:p>2569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390">
            <text:p>283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776">
            <text:p>2077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832.5">
            <text:p>2483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019">
            <text:p>2701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693.5">
            <text:p>2569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844.5">
            <text:p>2584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019">
            <text:p>2701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007">
            <text:p>2300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491.5">
            <text:p>2449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150.5">
            <text:p>2615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283">
            <text:p>2728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629">
            <text:p>2362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430">
            <text:p>244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260.5">
            <text:p>2426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410.5">
            <text:p>2841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291.5">
            <text:p>2629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139">
            <text:p>2713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254.5">
            <text:p>2425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381.5">
            <text:p>2138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615">
            <text:p>2661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632">
            <text:p>2463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867">
            <text:p>2286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878.5">
            <text:p>2387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021.5">
            <text:p>2602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891.5">
            <text:p>2589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867">
            <text:p>2186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801.5">
            <text:p>2380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999.5">
            <text:p>2799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408">
            <text:p>2640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626.5">
            <text:p>2762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993.5">
            <text:p>2799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931">
            <text:p>2893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924.5">
            <text:p>2792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823">
            <text:p>2182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49">
            <text:p>2274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805.5">
            <text:p>2580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062.5">
            <text:p>2206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990.5">
            <text:p>1999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669.5">
            <text:p>2666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513">
            <text:p>3051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697">
            <text:p>2069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860">
            <text:p>2486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012.5">
            <text:p>2501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232">
            <text:p>2623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08.5">
            <text:p>2270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971.5">
            <text:p>2897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474">
            <text:p>2347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872.5">
            <text:p>2287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084.5">
            <text:p>2908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645">
            <text:p>2764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540">
            <text:p>2554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245">
            <text:p>2224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229">
            <text:p>2522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945.5">
            <text:p>2094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461.5">
            <text:p>2346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244">
            <text:p>2524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679">
            <text:p>2367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211.5">
            <text:p>2921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811.5">
            <text:p>2481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363.5">
            <text:p>2536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647.5">
            <text:p>2464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055">
            <text:p>2805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656.5">
            <text:p>1965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802.5">
            <text:p>2580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507">
            <text:p>2650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587">
            <text:p>2458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354">
            <text:p>2735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149">
            <text:p>2914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71">
            <text:p>2237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246.5">
            <text:p>2924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092">
            <text:p>2609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37">
            <text:p>2273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967">
            <text:p>2696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137.5">
            <text:p>2713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340">
            <text:p>2434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2681">
            <text:p>3268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632">
            <text:p>2563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940.5">
            <text:p>2894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053">
            <text:p>2705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465">
            <text:p>2746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590">
            <text:p>255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882.5">
            <text:p>2888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27.5">
            <text:p>2212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809">
            <text:p>2180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033">
            <text:p>2803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528">
            <text:p>2652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325">
            <text:p>2832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048.5">
            <text:p>2304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555.5">
            <text:p>2555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675">
            <text:p>2767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352.5">
            <text:p>2435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206">
            <text:p>2420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878">
            <text:p>2387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666.5">
            <text:p>2766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821">
            <text:p>2582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497">
            <text:p>2149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790.5">
            <text:p>2379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645.5">
            <text:p>2464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940.5">
            <text:p>2794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919">
            <text:p>2391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122.5">
            <text:p>2912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551.5">
            <text:p>2355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286">
            <text:p>2628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650">
            <text:p>2665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172.5">
            <text:p>2317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448.5">
            <text:p>2844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850">
            <text:p>2785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507">
            <text:p>2150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600.5">
            <text:p>2360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752.5">
            <text:p>2075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084">
            <text:p>280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346.5">
            <text:p>2934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965.5">
            <text:p>2796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182">
            <text:p>2718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451">
            <text:p>2845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882">
            <text:p>2688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445.5">
            <text:p>2344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076">
            <text:p>2707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047.5">
            <text:p>2704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577">
            <text:p>2657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843">
            <text:p>2684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693.5">
            <text:p>2869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996">
            <text:p>2699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737">
            <text:p>2073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883">
            <text:p>2688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452">
            <text:p>2245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2122.5">
            <text:p>3212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409.5">
            <text:p>2540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930.5">
            <text:p>2493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225.5">
            <text:p>2922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647">
            <text:p>2364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152.5">
            <text:p>2815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945">
            <text:p>2494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956">
            <text:p>1995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899.5">
            <text:p>2289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830">
            <text:p>248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459">
            <text:p>2945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600.5">
            <text:p>2560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413">
            <text:p>2641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833">
            <text:p>2683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207">
            <text:p>2520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159">
            <text:p>2915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244">
            <text:p>2124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602.5">
            <text:p>2460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389">
            <text:p>2638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966">
            <text:p>2396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023">
            <text:p>28023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:Sheet1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Borghesi</meta:initial-creator>
    <meta:creation-date>2012-11-12T19:44:57</meta:creation-date>
    <dc:date>2012-11-12T19:46:30</dc:date>
    <dc:creator>Andrea Borghesi</dc:creator>
    <meta:editing-duration>P0D</meta:editing-duration>
    <meta:editing-cycles>1</meta:editing-cycles>
    <meta:document-statistic meta:table-count="3" meta:cell-count="4500" meta:object-count="2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48cm" svg:height="9cm" xlink:href=".." xlink:type="simple" chart:class="chart:bar" chart:style-name="ch1">
        <chart:legend chart:legend-position="end" svg:x="26.217cm" svg:y="3.952cm" style:legend-expansion="high" chart:style-name="ch2"/>
        <chart:plot-area chart:style-name="ch3" table:cell-range-address="Sheet1.A1:Sheet1.B2250" svg:x="1.019cm" svg:y="0.855cm" svg:width="24.06cm" svg:height="7.545cm">
          <chartooo:coordinate-region svg:x="2.196cm" svg:y="1.054cm" svg:width="22.597cm" svg:height="6.3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:Sheet1.A2250" chart:class="chart:bar">
            <chart:data-point chart:repeated="2250"/>
          </chart:series>
          <chart:series chart:style-name="ch8" chart:values-cell-range-address="Sheet1.B1:Sheet1.B2250" chart:class="chart:bar">
            <chart:data-point chart:repeated="22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2250</svg:desc>
                </draw:g>
              </table:table-cell>
              <table:table-cell office:value-type="float" office:value="24684.5">
                <text:p>24684.5</text:p>
                <draw:g>
                  <svg:desc>Sheet1.B1:Sheet1.B2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1916">
                <text:p>219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9001">
                <text:p>29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5235">
                <text:p>252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4879">
                <text:p>248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7492.5">
                <text:p>2749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1070.5">
                <text:p>2107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3977">
                <text:p>239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5269">
                <text:p>252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2722">
                <text:p>227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4440">
                <text:p>244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4862.5">
                <text:p>24862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28923.5">
                <text:p>28923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25283">
                <text:p>252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24337">
                <text:p>243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26340">
                <text:p>263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22338.5">
                <text:p>22338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25050.5">
                <text:p>25050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23437">
                <text:p>234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25537">
                <text:p>255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5398.5">
                <text:p>25398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24333.5">
                <text:p>24333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25236">
                <text:p>252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26201">
                <text:p>262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23740">
                <text:p>237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24720">
                <text:p>247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24401.5">
                <text:p>24401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22071">
                <text:p>220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22828">
                <text:p>228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22410.5">
                <text:p>22410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22211">
                <text:p>222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25030">
                <text:p>250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24467">
                <text:p>244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23807">
                <text:p>238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22970">
                <text:p>2297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5673.5">
                <text:p>25673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20295.5">
                <text:p>20295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25008">
                <text:p>250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27315.5">
                <text:p>27315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22445">
                <text:p>224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22802.5">
                <text:p>22802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24634.5">
                <text:p>24634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27273">
                <text:p>272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21725">
                <text:p>217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28786.5">
                <text:p>28786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25514">
                <text:p>255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26868">
                <text:p>268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22876.5">
                <text:p>22876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26916">
                <text:p>269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23002.5">
                <text:p>23002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25929">
                <text:p>259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23675.5">
                <text:p>23675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24336.5">
                <text:p>24336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22476.5">
                <text:p>22476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23401.5">
                <text:p>23401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24150">
                <text:p>241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20610">
                <text:p>2061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24006.5">
                <text:p>24006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20187">
                <text:p>201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23113.5">
                <text:p>23113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24942">
                <text:p>249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25429.5">
                <text:p>25429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23771.5">
                <text:p>23771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19710">
                <text:p>1971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27575">
                <text:p>275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24487.5">
                <text:p>24487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23806">
                <text:p>238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27393">
                <text:p>273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27129">
                <text:p>271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25902.5">
                <text:p>25902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23107">
                <text:p>231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26191.5">
                <text:p>26191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23897.5">
                <text:p>23897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22699.5">
                <text:p>22699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25673">
                <text:p>256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22367">
                <text:p>223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24626">
                <text:p>246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18554.5">
                <text:p>18554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20647.5">
                <text:p>20647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23146.5">
                <text:p>23146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23222">
                <text:p>232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22465">
                <text:p>224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23801.5">
                <text:p>23801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26975.5">
                <text:p>26975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26233.5">
                <text:p>26233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21737.5">
                <text:p>21737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23786.5">
                <text:p>23786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21373.5">
                <text:p>21373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23226">
                <text:p>232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20312">
                <text:p>203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27578">
                <text:p>275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20707.5">
                <text:p>20707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31000">
                <text:p>310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24464.5">
                <text:p>24464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19288">
                <text:p>192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23520">
                <text:p>2352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26167.5">
                <text:p>26167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25178.5">
                <text:p>25178.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28552.5">
                <text:p>28552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15830">
                <text:p>1583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21717">
                <text:p>217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22248">
                <text:p>222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25778">
                <text:p>257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26814.5">
                <text:p>26814.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23358.5">
                <text:p>23358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26728.5">
                <text:p>26728.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22537">
                <text:p>2253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21082.5">
                <text:p>21082.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23979.5">
                <text:p>23979.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21766">
                <text:p>217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25074">
                <text:p>250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22148.5">
                <text:p>22148.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  <table:table-cell office:value-type="float" office:value="26472">
                <text:p>264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">
                <text:p>1</text:p>
              </table:table-cell>
              <table:table-cell office:value-type="float" office:value="28441.5">
                <text:p>28441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">
                <text:p>1</text:p>
              </table:table-cell>
              <table:table-cell office:value-type="float" office:value="22029.5">
                <text:p>22029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  <table:table-cell office:value-type="float" office:value="23729.5">
                <text:p>23729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">
                <text:p>1</text:p>
              </table:table-cell>
              <table:table-cell office:value-type="float" office:value="21401.5">
                <text:p>21401.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24589">
                <text:p>2458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">
                <text:p>1</text:p>
              </table:table-cell>
              <table:table-cell office:value-type="float" office:value="25104">
                <text:p>251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22553.5">
                <text:p>22553.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  <table:table-cell office:value-type="float" office:value="22257.5">
                <text:p>22257.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23557">
                <text:p>235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  <table:table-cell office:value-type="float" office:value="23892">
                <text:p>238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21877">
                <text:p>218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">
                <text:p>1</text:p>
              </table:table-cell>
              <table:table-cell office:value-type="float" office:value="22728.5">
                <text:p>22728.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">
                <text:p>1</text:p>
              </table:table-cell>
              <table:table-cell office:value-type="float" office:value="23053">
                <text:p>230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">
                <text:p>1</text:p>
              </table:table-cell>
              <table:table-cell office:value-type="float" office:value="21004">
                <text:p>210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21773">
                <text:p>217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  <table:table-cell office:value-type="float" office:value="24278.5">
                <text:p>24278.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23176">
                <text:p>2317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28075.5">
                <text:p>28075.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">
                <text:p>1</text:p>
              </table:table-cell>
              <table:table-cell office:value-type="float" office:value="23766">
                <text:p>2376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  <table:table-cell office:value-type="float" office:value="26626.5">
                <text:p>26626.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">
                <text:p>1</text:p>
              </table:table-cell>
              <table:table-cell office:value-type="float" office:value="20729">
                <text:p>2072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22021.5">
                <text:p>22021.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">
                <text:p>1</text:p>
              </table:table-cell>
              <table:table-cell office:value-type="float" office:value="25225">
                <text:p>252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  <table:table-cell office:value-type="float" office:value="23250">
                <text:p>2325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28182.5">
                <text:p>28182.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  <table:table-cell office:value-type="float" office:value="19992.5">
                <text:p>19992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31566">
                <text:p>315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  <table:table-cell office:value-type="float" office:value="22121.5">
                <text:p>22121.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">
                <text:p>1</text:p>
              </table:table-cell>
              <table:table-cell office:value-type="float" office:value="27233">
                <text:p>272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  <table:table-cell office:value-type="float" office:value="28002.5">
                <text:p>28002.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">
                <text:p>1</text:p>
              </table:table-cell>
              <table:table-cell office:value-type="float" office:value="23697.5">
                <text:p>23697.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  <table:table-cell office:value-type="float" office:value="22150.5">
                <text:p>22150.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22356.5">
                <text:p>22356.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  <table:table-cell office:value-type="float" office:value="23016.5">
                <text:p>23016.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  <table:table-cell office:value-type="float" office:value="21237">
                <text:p>2123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  <table:table-cell office:value-type="float" office:value="23825">
                <text:p>238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28215">
                <text:p>282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  <table:table-cell office:value-type="float" office:value="22019">
                <text:p>2201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  <table:table-cell office:value-type="float" office:value="25868.5">
                <text:p>25868.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">
                <text:p>1</text:p>
              </table:table-cell>
              <table:table-cell office:value-type="float" office:value="22784.5">
                <text:p>22784.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  <table:table-cell office:value-type="float" office:value="23514">
                <text:p>235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">
                <text:p>1</text:p>
              </table:table-cell>
              <table:table-cell office:value-type="float" office:value="22113.5">
                <text:p>22113.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">
                <text:p>1</text:p>
              </table:table-cell>
              <table:table-cell office:value-type="float" office:value="24213.5">
                <text:p>24213.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">
                <text:p>1</text:p>
              </table:table-cell>
              <table:table-cell office:value-type="float" office:value="22131.5">
                <text:p>22131.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  <table:table-cell office:value-type="float" office:value="25948">
                <text:p>2594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  <table:table-cell office:value-type="float" office:value="26104.5">
                <text:p>26104.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23214">
                <text:p>232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  <table:table-cell office:value-type="float" office:value="24846.5">
                <text:p>24846.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">
                <text:p>1</text:p>
              </table:table-cell>
              <table:table-cell office:value-type="float" office:value="19670">
                <text:p>1967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  <table:table-cell office:value-type="float" office:value="25235">
                <text:p>252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  <table:table-cell office:value-type="float" office:value="23749.5">
                <text:p>23749.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  <table:table-cell office:value-type="float" office:value="21466">
                <text:p>2146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  <table:table-cell office:value-type="float" office:value="23179.5">
                <text:p>23179.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  <table:table-cell office:value-type="float" office:value="21304">
                <text:p>2130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">
                <text:p>1</text:p>
              </table:table-cell>
              <table:table-cell office:value-type="float" office:value="26781">
                <text:p>2678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">
                <text:p>1</text:p>
              </table:table-cell>
              <table:table-cell office:value-type="float" office:value="25577.5">
                <text:p>25577.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24166">
                <text:p>2416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5113">
                <text:p>2511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">
                <text:p>1</text:p>
              </table:table-cell>
              <table:table-cell office:value-type="float" office:value="23914">
                <text:p>239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">
                <text:p>1</text:p>
              </table:table-cell>
              <table:table-cell office:value-type="float" office:value="26480.5">
                <text:p>26480.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">
                <text:p>1</text:p>
              </table:table-cell>
              <table:table-cell office:value-type="float" office:value="22545">
                <text:p>225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">
                <text:p>1</text:p>
              </table:table-cell>
              <table:table-cell office:value-type="float" office:value="24277">
                <text:p>2427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">
                <text:p>1</text:p>
              </table:table-cell>
              <table:table-cell office:value-type="float" office:value="25059">
                <text:p>2505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">
                <text:p>1</text:p>
              </table:table-cell>
              <table:table-cell office:value-type="float" office:value="24920">
                <text:p>2492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  <table:table-cell office:value-type="float" office:value="22815.5">
                <text:p>22815.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">
                <text:p>1</text:p>
              </table:table-cell>
              <table:table-cell office:value-type="float" office:value="29666.5">
                <text:p>29666.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22941">
                <text:p>2294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  <table:table-cell office:value-type="float" office:value="21495">
                <text:p>2149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  <table:table-cell office:value-type="float" office:value="24455.5">
                <text:p>24455.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  <table:table-cell office:value-type="float" office:value="26285">
                <text:p>2628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  <table:table-cell office:value-type="float" office:value="23173">
                <text:p>231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  <table:table-cell office:value-type="float" office:value="25596">
                <text:p>2559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">
                <text:p>1</text:p>
              </table:table-cell>
              <table:table-cell office:value-type="float" office:value="24144.5">
                <text:p>24144.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">
                <text:p>1</text:p>
              </table:table-cell>
              <table:table-cell office:value-type="float" office:value="26035.5">
                <text:p>26035.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  <table:table-cell office:value-type="float" office:value="23350.5">
                <text:p>23350.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">
                <text:p>1</text:p>
              </table:table-cell>
              <table:table-cell office:value-type="float" office:value="25029">
                <text:p>2502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25213.5">
                <text:p>25213.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  <table:table-cell office:value-type="float" office:value="26397.5">
                <text:p>26397.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">
                <text:p>1</text:p>
              </table:table-cell>
              <table:table-cell office:value-type="float" office:value="21094">
                <text:p>2109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">
                <text:p>1</text:p>
              </table:table-cell>
              <table:table-cell office:value-type="float" office:value="27187.5">
                <text:p>27187.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">
                <text:p>1</text:p>
              </table:table-cell>
              <table:table-cell office:value-type="float" office:value="23728">
                <text:p>2372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">
                <text:p>1</text:p>
              </table:table-cell>
              <table:table-cell office:value-type="float" office:value="28093.5">
                <text:p>28093.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">
                <text:p>1</text:p>
              </table:table-cell>
              <table:table-cell office:value-type="float" office:value="24570">
                <text:p>2457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">
                <text:p>1</text:p>
              </table:table-cell>
              <table:table-cell office:value-type="float" office:value="23537">
                <text:p>2353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">
                <text:p>1</text:p>
              </table:table-cell>
              <table:table-cell office:value-type="float" office:value="25921">
                <text:p>259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">
                <text:p>1</text:p>
              </table:table-cell>
              <table:table-cell office:value-type="float" office:value="21903">
                <text:p>2190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16932">
                <text:p>1693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23980">
                <text:p>2398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">
                <text:p>1</text:p>
              </table:table-cell>
              <table:table-cell office:value-type="float" office:value="23852.5">
                <text:p>23852.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">
                <text:p>1</text:p>
              </table:table-cell>
              <table:table-cell office:value-type="float" office:value="27722.5">
                <text:p>27722.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">
                <text:p>1</text:p>
              </table:table-cell>
              <table:table-cell office:value-type="float" office:value="21295.5">
                <text:p>21295.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  <table:table-cell office:value-type="float" office:value="21458.5">
                <text:p>21458.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">
                <text:p>1</text:p>
              </table:table-cell>
              <table:table-cell office:value-type="float" office:value="27833">
                <text:p>278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">
                <text:p>1</text:p>
              </table:table-cell>
              <table:table-cell office:value-type="float" office:value="27492">
                <text:p>2749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">
                <text:p>1</text:p>
              </table:table-cell>
              <table:table-cell office:value-type="float" office:value="26407">
                <text:p>2640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">
                <text:p>1</text:p>
              </table:table-cell>
              <table:table-cell office:value-type="float" office:value="25423.5">
                <text:p>25423.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">
                <text:p>1</text:p>
              </table:table-cell>
              <table:table-cell office:value-type="float" office:value="23289.5">
                <text:p>23289.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">
                <text:p>1</text:p>
              </table:table-cell>
              <table:table-cell office:value-type="float" office:value="21533">
                <text:p>2153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">
                <text:p>1</text:p>
              </table:table-cell>
              <table:table-cell office:value-type="float" office:value="30775">
                <text:p>307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">
                <text:p>1</text:p>
              </table:table-cell>
              <table:table-cell office:value-type="float" office:value="23847.5">
                <text:p>23847.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">
                <text:p>1</text:p>
              </table:table-cell>
              <table:table-cell office:value-type="float" office:value="26540.5">
                <text:p>26540.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">
                <text:p>1</text:p>
              </table:table-cell>
              <table:table-cell office:value-type="float" office:value="22580.5">
                <text:p>22580.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">
                <text:p>1</text:p>
              </table:table-cell>
              <table:table-cell office:value-type="float" office:value="22828.5">
                <text:p>22828.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">
                <text:p>1</text:p>
              </table:table-cell>
              <table:table-cell office:value-type="float" office:value="23901">
                <text:p>2390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">
                <text:p>1</text:p>
              </table:table-cell>
              <table:table-cell office:value-type="float" office:value="25707.5">
                <text:p>25707.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">
                <text:p>1</text:p>
              </table:table-cell>
              <table:table-cell office:value-type="float" office:value="28400.5">
                <text:p>28400.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">
                <text:p>1</text:p>
              </table:table-cell>
              <table:table-cell office:value-type="float" office:value="24352">
                <text:p>243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">
                <text:p>1</text:p>
              </table:table-cell>
              <table:table-cell office:value-type="float" office:value="20312.5">
                <text:p>20312.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">
                <text:p>1</text:p>
              </table:table-cell>
              <table:table-cell office:value-type="float" office:value="24532">
                <text:p>2453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  <table:table-cell office:value-type="float" office:value="23737">
                <text:p>2373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  <table:table-cell office:value-type="float" office:value="20046">
                <text:p>2004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">
                <text:p>1</text:p>
              </table:table-cell>
              <table:table-cell office:value-type="float" office:value="20653">
                <text:p>2065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">
                <text:p>1</text:p>
              </table:table-cell>
              <table:table-cell office:value-type="float" office:value="25071.5">
                <text:p>25071.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">
                <text:p>1</text:p>
              </table:table-cell>
              <table:table-cell office:value-type="float" office:value="23829">
                <text:p>2382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">
                <text:p>1</text:p>
              </table:table-cell>
              <table:table-cell office:value-type="float" office:value="24503.5">
                <text:p>24503.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">
                <text:p>1</text:p>
              </table:table-cell>
              <table:table-cell office:value-type="float" office:value="25271.5">
                <text:p>25271.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">
                <text:p>1</text:p>
              </table:table-cell>
              <table:table-cell office:value-type="float" office:value="23392.5">
                <text:p>23392.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">
                <text:p>1</text:p>
              </table:table-cell>
              <table:table-cell office:value-type="float" office:value="26239.5">
                <text:p>26239.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">
                <text:p>1</text:p>
              </table:table-cell>
              <table:table-cell office:value-type="float" office:value="22045.5">
                <text:p>22045.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">
                <text:p>1</text:p>
              </table:table-cell>
              <table:table-cell office:value-type="float" office:value="21621.5">
                <text:p>21621.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">
                <text:p>1</text:p>
              </table:table-cell>
              <table:table-cell office:value-type="float" office:value="22979.5">
                <text:p>22979.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">
                <text:p>1</text:p>
              </table:table-cell>
              <table:table-cell office:value-type="float" office:value="25005.5">
                <text:p>25005.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">
                <text:p>1</text:p>
              </table:table-cell>
              <table:table-cell office:value-type="float" office:value="22116.5">
                <text:p>22116.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">
                <text:p>1</text:p>
              </table:table-cell>
              <table:table-cell office:value-type="float" office:value="25689.5">
                <text:p>25689.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">
                <text:p>1</text:p>
              </table:table-cell>
              <table:table-cell office:value-type="float" office:value="25114.5">
                <text:p>25114.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">
                <text:p>1</text:p>
              </table:table-cell>
              <table:table-cell office:value-type="float" office:value="24660.5">
                <text:p>24660.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">
                <text:p>1</text:p>
              </table:table-cell>
              <table:table-cell office:value-type="float" office:value="23903">
                <text:p>2390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">
                <text:p>1</text:p>
              </table:table-cell>
              <table:table-cell office:value-type="float" office:value="22980.5">
                <text:p>22980.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">
                <text:p>1</text:p>
              </table:table-cell>
              <table:table-cell office:value-type="float" office:value="23659.5">
                <text:p>23659.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">
                <text:p>1</text:p>
              </table:table-cell>
              <table:table-cell office:value-type="float" office:value="27991">
                <text:p>2799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">
                <text:p>1</text:p>
              </table:table-cell>
              <table:table-cell office:value-type="float" office:value="25956.5">
                <text:p>25956.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">
                <text:p>1</text:p>
              </table:table-cell>
              <table:table-cell office:value-type="float" office:value="22532">
                <text:p>2253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">
                <text:p>1</text:p>
              </table:table-cell>
              <table:table-cell office:value-type="float" office:value="22537">
                <text:p>2253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">
                <text:p>1</text:p>
              </table:table-cell>
              <table:table-cell office:value-type="float" office:value="23560.5">
                <text:p>23560.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">
                <text:p>1</text:p>
              </table:table-cell>
              <table:table-cell office:value-type="float" office:value="22755.5">
                <text:p>22755.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">
                <text:p>1</text:p>
              </table:table-cell>
              <table:table-cell office:value-type="float" office:value="21095.5">
                <text:p>21095.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">
                <text:p>1</text:p>
              </table:table-cell>
              <table:table-cell office:value-type="float" office:value="25793">
                <text:p>2579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5">
                <text:p>1.5</text:p>
              </table:table-cell>
              <table:table-cell office:value-type="float" office:value="24275.5">
                <text:p>24275.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5">
                <text:p>1.5</text:p>
              </table:table-cell>
              <table:table-cell office:value-type="float" office:value="24451">
                <text:p>2445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5">
                <text:p>1.5</text:p>
              </table:table-cell>
              <table:table-cell office:value-type="float" office:value="23680">
                <text:p>2368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5">
                <text:p>1.5</text:p>
              </table:table-cell>
              <table:table-cell office:value-type="float" office:value="22748.5">
                <text:p>22748.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5">
                <text:p>1.5</text:p>
              </table:table-cell>
              <table:table-cell office:value-type="float" office:value="25976">
                <text:p>259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5">
                <text:p>1.5</text:p>
              </table:table-cell>
              <table:table-cell office:value-type="float" office:value="25641.5">
                <text:p>25641.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5">
                <text:p>1.5</text:p>
              </table:table-cell>
              <table:table-cell office:value-type="float" office:value="27451">
                <text:p>2745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5">
                <text:p>1.5</text:p>
              </table:table-cell>
              <table:table-cell office:value-type="float" office:value="24656">
                <text:p>2465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5">
                <text:p>1.5</text:p>
              </table:table-cell>
              <table:table-cell office:value-type="float" office:value="27569">
                <text:p>2756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5">
                <text:p>1.5</text:p>
              </table:table-cell>
              <table:table-cell office:value-type="float" office:value="26031">
                <text:p>2603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5">
                <text:p>1.5</text:p>
              </table:table-cell>
              <table:table-cell office:value-type="float" office:value="21626">
                <text:p>2162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5">
                <text:p>1.5</text:p>
              </table:table-cell>
              <table:table-cell office:value-type="float" office:value="27535">
                <text:p>2753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5">
                <text:p>1.5</text:p>
              </table:table-cell>
              <table:table-cell office:value-type="float" office:value="25881">
                <text:p>2588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5">
                <text:p>1.5</text:p>
              </table:table-cell>
              <table:table-cell office:value-type="float" office:value="21499">
                <text:p>2149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5">
                <text:p>1.5</text:p>
              </table:table-cell>
              <table:table-cell office:value-type="float" office:value="21858">
                <text:p>2185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5">
                <text:p>1.5</text:p>
              </table:table-cell>
              <table:table-cell office:value-type="float" office:value="23604.5">
                <text:p>23604.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5">
                <text:p>1.5</text:p>
              </table:table-cell>
              <table:table-cell office:value-type="float" office:value="23998.5">
                <text:p>23998.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5">
                <text:p>1.5</text:p>
              </table:table-cell>
              <table:table-cell office:value-type="float" office:value="24486.5">
                <text:p>24486.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5">
                <text:p>1.5</text:p>
              </table:table-cell>
              <table:table-cell office:value-type="float" office:value="20092.5">
                <text:p>20092.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5">
                <text:p>1.5</text:p>
              </table:table-cell>
              <table:table-cell office:value-type="float" office:value="26045.5">
                <text:p>26045.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5">
                <text:p>1.5</text:p>
              </table:table-cell>
              <table:table-cell office:value-type="float" office:value="25727">
                <text:p>2572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5">
                <text:p>1.5</text:p>
              </table:table-cell>
              <table:table-cell office:value-type="float" office:value="23009">
                <text:p>2300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5">
                <text:p>1.5</text:p>
              </table:table-cell>
              <table:table-cell office:value-type="float" office:value="26695">
                <text:p>2669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5">
                <text:p>1.5</text:p>
              </table:table-cell>
              <table:table-cell office:value-type="float" office:value="31237">
                <text:p>3123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5">
                <text:p>1.5</text:p>
              </table:table-cell>
              <table:table-cell office:value-type="float" office:value="24155">
                <text:p>2415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5">
                <text:p>1.5</text:p>
              </table:table-cell>
              <table:table-cell office:value-type="float" office:value="24868.5">
                <text:p>24868.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5">
                <text:p>1.5</text:p>
              </table:table-cell>
              <table:table-cell office:value-type="float" office:value="22131.5">
                <text:p>22131.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5">
                <text:p>1.5</text:p>
              </table:table-cell>
              <table:table-cell office:value-type="float" office:value="23986.5">
                <text:p>23986.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5">
                <text:p>1.5</text:p>
              </table:table-cell>
              <table:table-cell office:value-type="float" office:value="22759">
                <text:p>2275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5">
                <text:p>1.5</text:p>
              </table:table-cell>
              <table:table-cell office:value-type="float" office:value="27578">
                <text:p>2757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5">
                <text:p>1.5</text:p>
              </table:table-cell>
              <table:table-cell office:value-type="float" office:value="25557.5">
                <text:p>25557.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5">
                <text:p>1.5</text:p>
              </table:table-cell>
              <table:table-cell office:value-type="float" office:value="21402">
                <text:p>2140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5">
                <text:p>1.5</text:p>
              </table:table-cell>
              <table:table-cell office:value-type="float" office:value="22723">
                <text:p>2272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5">
                <text:p>1.5</text:p>
              </table:table-cell>
              <table:table-cell office:value-type="float" office:value="25065">
                <text:p>2506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5">
                <text:p>1.5</text:p>
              </table:table-cell>
              <table:table-cell office:value-type="float" office:value="25011.5">
                <text:p>25011.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5">
                <text:p>1.5</text:p>
              </table:table-cell>
              <table:table-cell office:value-type="float" office:value="25153.5">
                <text:p>25153.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5">
                <text:p>1.5</text:p>
              </table:table-cell>
              <table:table-cell office:value-type="float" office:value="19305">
                <text:p>1930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5">
                <text:p>1.5</text:p>
              </table:table-cell>
              <table:table-cell office:value-type="float" office:value="21417.5">
                <text:p>21417.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5">
                <text:p>1.5</text:p>
              </table:table-cell>
              <table:table-cell office:value-type="float" office:value="23714">
                <text:p>2371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5">
                <text:p>1.5</text:p>
              </table:table-cell>
              <table:table-cell office:value-type="float" office:value="20094">
                <text:p>2009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5">
                <text:p>1.5</text:p>
              </table:table-cell>
              <table:table-cell office:value-type="float" office:value="19397">
                <text:p>1939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5">
                <text:p>1.5</text:p>
              </table:table-cell>
              <table:table-cell office:value-type="float" office:value="27564">
                <text:p>2756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5">
                <text:p>1.5</text:p>
              </table:table-cell>
              <table:table-cell office:value-type="float" office:value="23951">
                <text:p>2395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5">
                <text:p>1.5</text:p>
              </table:table-cell>
              <table:table-cell office:value-type="float" office:value="19655.5">
                <text:p>19655.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5">
                <text:p>1.5</text:p>
              </table:table-cell>
              <table:table-cell office:value-type="float" office:value="29347">
                <text:p>2934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5">
                <text:p>1.5</text:p>
              </table:table-cell>
              <table:table-cell office:value-type="float" office:value="24742.5">
                <text:p>24742.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5">
                <text:p>1.5</text:p>
              </table:table-cell>
              <table:table-cell office:value-type="float" office:value="22808.5">
                <text:p>22808.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5">
                <text:p>1.5</text:p>
              </table:table-cell>
              <table:table-cell office:value-type="float" office:value="22826.5">
                <text:p>22826.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5">
                <text:p>1.5</text:p>
              </table:table-cell>
              <table:table-cell office:value-type="float" office:value="22599">
                <text:p>2259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5">
                <text:p>1.5</text:p>
              </table:table-cell>
              <table:table-cell office:value-type="float" office:value="22462">
                <text:p>2246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5">
                <text:p>1.5</text:p>
              </table:table-cell>
              <table:table-cell office:value-type="float" office:value="22858.5">
                <text:p>22858.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5">
                <text:p>1.5</text:p>
              </table:table-cell>
              <table:table-cell office:value-type="float" office:value="24487.5">
                <text:p>24487.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5">
                <text:p>1.5</text:p>
              </table:table-cell>
              <table:table-cell office:value-type="float" office:value="25265">
                <text:p>2526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5">
                <text:p>1.5</text:p>
              </table:table-cell>
              <table:table-cell office:value-type="float" office:value="26094.5">
                <text:p>26094.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5">
                <text:p>1.5</text:p>
              </table:table-cell>
              <table:table-cell office:value-type="float" office:value="25925">
                <text:p>259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5">
                <text:p>1.5</text:p>
              </table:table-cell>
              <table:table-cell office:value-type="float" office:value="25086">
                <text:p>2508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5">
                <text:p>1.5</text:p>
              </table:table-cell>
              <table:table-cell office:value-type="float" office:value="20093">
                <text:p>2009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5">
                <text:p>1.5</text:p>
              </table:table-cell>
              <table:table-cell office:value-type="float" office:value="20162.5">
                <text:p>20162.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5">
                <text:p>1.5</text:p>
              </table:table-cell>
              <table:table-cell office:value-type="float" office:value="23805.5">
                <text:p>23805.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5">
                <text:p>1.5</text:p>
              </table:table-cell>
              <table:table-cell office:value-type="float" office:value="25835.5">
                <text:p>25835.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5">
                <text:p>1.5</text:p>
              </table:table-cell>
              <table:table-cell office:value-type="float" office:value="22121.5">
                <text:p>22121.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5">
                <text:p>1.5</text:p>
              </table:table-cell>
              <table:table-cell office:value-type="float" office:value="25244">
                <text:p>2524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5">
                <text:p>1.5</text:p>
              </table:table-cell>
              <table:table-cell office:value-type="float" office:value="24870">
                <text:p>2487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5">
                <text:p>1.5</text:p>
              </table:table-cell>
              <table:table-cell office:value-type="float" office:value="24633">
                <text:p>2463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5">
                <text:p>1.5</text:p>
              </table:table-cell>
              <table:table-cell office:value-type="float" office:value="25406">
                <text:p>2540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5">
                <text:p>1.5</text:p>
              </table:table-cell>
              <table:table-cell office:value-type="float" office:value="26063">
                <text:p>2606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5">
                <text:p>1.5</text:p>
              </table:table-cell>
              <table:table-cell office:value-type="float" office:value="29962.5">
                <text:p>29962.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5">
                <text:p>1.5</text:p>
              </table:table-cell>
              <table:table-cell office:value-type="float" office:value="23270">
                <text:p>2327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5">
                <text:p>1.5</text:p>
              </table:table-cell>
              <table:table-cell office:value-type="float" office:value="24172">
                <text:p>2417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5">
                <text:p>1.5</text:p>
              </table:table-cell>
              <table:table-cell office:value-type="float" office:value="28043">
                <text:p>2804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5">
                <text:p>1.5</text:p>
              </table:table-cell>
              <table:table-cell office:value-type="float" office:value="24649">
                <text:p>2464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5">
                <text:p>1.5</text:p>
              </table:table-cell>
              <table:table-cell office:value-type="float" office:value="21859">
                <text:p>2185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5">
                <text:p>1.5</text:p>
              </table:table-cell>
              <table:table-cell office:value-type="float" office:value="22905.5">
                <text:p>22905.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5">
                <text:p>1.5</text:p>
              </table:table-cell>
              <table:table-cell office:value-type="float" office:value="26573">
                <text:p>2657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5">
                <text:p>1.5</text:p>
              </table:table-cell>
              <table:table-cell office:value-type="float" office:value="25160">
                <text:p>2516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5">
                <text:p>1.5</text:p>
              </table:table-cell>
              <table:table-cell office:value-type="float" office:value="21944.5">
                <text:p>21944.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5">
                <text:p>1.5</text:p>
              </table:table-cell>
              <table:table-cell office:value-type="float" office:value="23053">
                <text:p>2305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5">
                <text:p>1.5</text:p>
              </table:table-cell>
              <table:table-cell office:value-type="float" office:value="29104">
                <text:p>2910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5">
                <text:p>1.5</text:p>
              </table:table-cell>
              <table:table-cell office:value-type="float" office:value="24340">
                <text:p>2434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5">
                <text:p>1.5</text:p>
              </table:table-cell>
              <table:table-cell office:value-type="float" office:value="25951">
                <text:p>2595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5">
                <text:p>1.5</text:p>
              </table:table-cell>
              <table:table-cell office:value-type="float" office:value="19362.5">
                <text:p>19362.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5">
                <text:p>1.5</text:p>
              </table:table-cell>
              <table:table-cell office:value-type="float" office:value="26537.5">
                <text:p>26537.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5">
                <text:p>1.5</text:p>
              </table:table-cell>
              <table:table-cell office:value-type="float" office:value="22176">
                <text:p>2217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5">
                <text:p>1.5</text:p>
              </table:table-cell>
              <table:table-cell office:value-type="float" office:value="20661">
                <text:p>2066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5">
                <text:p>1.5</text:p>
              </table:table-cell>
              <table:table-cell office:value-type="float" office:value="27014">
                <text:p>2701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5">
                <text:p>1.5</text:p>
              </table:table-cell>
              <table:table-cell office:value-type="float" office:value="24666.5">
                <text:p>24666.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5">
                <text:p>1.5</text:p>
              </table:table-cell>
              <table:table-cell office:value-type="float" office:value="24756.5">
                <text:p>24756.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5">
                <text:p>1.5</text:p>
              </table:table-cell>
              <table:table-cell office:value-type="float" office:value="24510">
                <text:p>2451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5">
                <text:p>1.5</text:p>
              </table:table-cell>
              <table:table-cell office:value-type="float" office:value="21402.5">
                <text:p>21402.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5">
                <text:p>1.5</text:p>
              </table:table-cell>
              <table:table-cell office:value-type="float" office:value="26447">
                <text:p>2644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5">
                <text:p>1.5</text:p>
              </table:table-cell>
              <table:table-cell office:value-type="float" office:value="22716">
                <text:p>2271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5">
                <text:p>1.5</text:p>
              </table:table-cell>
              <table:table-cell office:value-type="float" office:value="25333.5">
                <text:p>25333.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5">
                <text:p>1.5</text:p>
              </table:table-cell>
              <table:table-cell office:value-type="float" office:value="23257">
                <text:p>2325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5">
                <text:p>1.5</text:p>
              </table:table-cell>
              <table:table-cell office:value-type="float" office:value="21053">
                <text:p>2105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5">
                <text:p>1.5</text:p>
              </table:table-cell>
              <table:table-cell office:value-type="float" office:value="19704.5">
                <text:p>19704.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5">
                <text:p>1.5</text:p>
              </table:table-cell>
              <table:table-cell office:value-type="float" office:value="23837">
                <text:p>2383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5">
                <text:p>1.5</text:p>
              </table:table-cell>
              <table:table-cell office:value-type="float" office:value="19104">
                <text:p>1910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5">
                <text:p>1.5</text:p>
              </table:table-cell>
              <table:table-cell office:value-type="float" office:value="24706">
                <text:p>2470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5">
                <text:p>1.5</text:p>
              </table:table-cell>
              <table:table-cell office:value-type="float" office:value="24404.5">
                <text:p>24404.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5">
                <text:p>1.5</text:p>
              </table:table-cell>
              <table:table-cell office:value-type="float" office:value="27898.5">
                <text:p>27898.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5">
                <text:p>1.5</text:p>
              </table:table-cell>
              <table:table-cell office:value-type="float" office:value="21945.5">
                <text:p>21945.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5">
                <text:p>1.5</text:p>
              </table:table-cell>
              <table:table-cell office:value-type="float" office:value="20543.5">
                <text:p>20543.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5">
                <text:p>1.5</text:p>
              </table:table-cell>
              <table:table-cell office:value-type="float" office:value="27570.5">
                <text:p>27570.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5">
                <text:p>1.5</text:p>
              </table:table-cell>
              <table:table-cell office:value-type="float" office:value="24941">
                <text:p>2494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5">
                <text:p>1.5</text:p>
              </table:table-cell>
              <table:table-cell office:value-type="float" office:value="24115">
                <text:p>2411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5">
                <text:p>1.5</text:p>
              </table:table-cell>
              <table:table-cell office:value-type="float" office:value="25820.5">
                <text:p>25820.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5">
                <text:p>1.5</text:p>
              </table:table-cell>
              <table:table-cell office:value-type="float" office:value="19029.5">
                <text:p>19029.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5">
                <text:p>1.5</text:p>
              </table:table-cell>
              <table:table-cell office:value-type="float" office:value="20656">
                <text:p>2065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5">
                <text:p>1.5</text:p>
              </table:table-cell>
              <table:table-cell office:value-type="float" office:value="25610">
                <text:p>2561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5">
                <text:p>1.5</text:p>
              </table:table-cell>
              <table:table-cell office:value-type="float" office:value="21599.5">
                <text:p>21599.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5">
                <text:p>1.5</text:p>
              </table:table-cell>
              <table:table-cell office:value-type="float" office:value="26458.5">
                <text:p>26458.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5">
                <text:p>1.5</text:p>
              </table:table-cell>
              <table:table-cell office:value-type="float" office:value="20014.5">
                <text:p>20014.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5">
                <text:p>1.5</text:p>
              </table:table-cell>
              <table:table-cell office:value-type="float" office:value="25183.5">
                <text:p>25183.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5">
                <text:p>1.5</text:p>
              </table:table-cell>
              <table:table-cell office:value-type="float" office:value="19621.5">
                <text:p>19621.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5">
                <text:p>1.5</text:p>
              </table:table-cell>
              <table:table-cell office:value-type="float" office:value="23736.5">
                <text:p>23736.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5">
                <text:p>1.5</text:p>
              </table:table-cell>
              <table:table-cell office:value-type="float" office:value="25739.5">
                <text:p>25739.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5">
                <text:p>1.5</text:p>
              </table:table-cell>
              <table:table-cell office:value-type="float" office:value="21355">
                <text:p>2135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5">
                <text:p>1.5</text:p>
              </table:table-cell>
              <table:table-cell office:value-type="float" office:value="21734.5">
                <text:p>21734.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5">
                <text:p>1.5</text:p>
              </table:table-cell>
              <table:table-cell office:value-type="float" office:value="23116.5">
                <text:p>23116.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5">
                <text:p>1.5</text:p>
              </table:table-cell>
              <table:table-cell office:value-type="float" office:value="25575">
                <text:p>2557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5">
                <text:p>1.5</text:p>
              </table:table-cell>
              <table:table-cell office:value-type="float" office:value="24324.5">
                <text:p>24324.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5">
                <text:p>1.5</text:p>
              </table:table-cell>
              <table:table-cell office:value-type="float" office:value="25363.5">
                <text:p>25363.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5">
                <text:p>1.5</text:p>
              </table:table-cell>
              <table:table-cell office:value-type="float" office:value="28110.5">
                <text:p>28110.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5">
                <text:p>1.5</text:p>
              </table:table-cell>
              <table:table-cell office:value-type="float" office:value="30595.5">
                <text:p>30595.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5">
                <text:p>1.5</text:p>
              </table:table-cell>
              <table:table-cell office:value-type="float" office:value="24252">
                <text:p>2425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5">
                <text:p>1.5</text:p>
              </table:table-cell>
              <table:table-cell office:value-type="float" office:value="23863.5">
                <text:p>23863.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5">
                <text:p>1.5</text:p>
              </table:table-cell>
              <table:table-cell office:value-type="float" office:value="25872">
                <text:p>2587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5">
                <text:p>1.5</text:p>
              </table:table-cell>
              <table:table-cell office:value-type="float" office:value="23059">
                <text:p>2305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5">
                <text:p>1.5</text:p>
              </table:table-cell>
              <table:table-cell office:value-type="float" office:value="23109.5">
                <text:p>23109.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5">
                <text:p>1.5</text:p>
              </table:table-cell>
              <table:table-cell office:value-type="float" office:value="25960">
                <text:p>2596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5">
                <text:p>1.5</text:p>
              </table:table-cell>
              <table:table-cell office:value-type="float" office:value="23417.5">
                <text:p>23417.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5">
                <text:p>1.5</text:p>
              </table:table-cell>
              <table:table-cell office:value-type="float" office:value="21243">
                <text:p>2124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5">
                <text:p>1.5</text:p>
              </table:table-cell>
              <table:table-cell office:value-type="float" office:value="21395.5">
                <text:p>21395.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5">
                <text:p>1.5</text:p>
              </table:table-cell>
              <table:table-cell office:value-type="float" office:value="23940">
                <text:p>2394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5">
                <text:p>1.5</text:p>
              </table:table-cell>
              <table:table-cell office:value-type="float" office:value="30081.5">
                <text:p>30081.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5">
                <text:p>1.5</text:p>
              </table:table-cell>
              <table:table-cell office:value-type="float" office:value="28796">
                <text:p>2879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5">
                <text:p>1.5</text:p>
              </table:table-cell>
              <table:table-cell office:value-type="float" office:value="24886">
                <text:p>2488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5">
                <text:p>1.5</text:p>
              </table:table-cell>
              <table:table-cell office:value-type="float" office:value="29359">
                <text:p>2935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5">
                <text:p>1.5</text:p>
              </table:table-cell>
              <table:table-cell office:value-type="float" office:value="22910.5">
                <text:p>22910.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5">
                <text:p>1.5</text:p>
              </table:table-cell>
              <table:table-cell office:value-type="float" office:value="25906">
                <text:p>2590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5">
                <text:p>1.5</text:p>
              </table:table-cell>
              <table:table-cell office:value-type="float" office:value="20841">
                <text:p>2084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5">
                <text:p>1.5</text:p>
              </table:table-cell>
              <table:table-cell office:value-type="float" office:value="22959">
                <text:p>2295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5">
                <text:p>1.5</text:p>
              </table:table-cell>
              <table:table-cell office:value-type="float" office:value="24785">
                <text:p>2478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5">
                <text:p>1.5</text:p>
              </table:table-cell>
              <table:table-cell office:value-type="float" office:value="22512.5">
                <text:p>22512.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5">
                <text:p>1.5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5">
                <text:p>1.5</text:p>
              </table:table-cell>
              <table:table-cell office:value-type="float" office:value="23573">
                <text:p>2357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5">
                <text:p>1.5</text:p>
              </table:table-cell>
              <table:table-cell office:value-type="float" office:value="27004">
                <text:p>2700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5">
                <text:p>1.5</text:p>
              </table:table-cell>
              <table:table-cell office:value-type="float" office:value="26186.5">
                <text:p>26186.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5">
                <text:p>1.5</text:p>
              </table:table-cell>
              <table:table-cell office:value-type="float" office:value="20041.5">
                <text:p>20041.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5">
                <text:p>1.5</text:p>
              </table:table-cell>
              <table:table-cell office:value-type="float" office:value="25254">
                <text:p>2525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5">
                <text:p>1.5</text:p>
              </table:table-cell>
              <table:table-cell office:value-type="float" office:value="23276.5">
                <text:p>23276.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5">
                <text:p>1.5</text:p>
              </table:table-cell>
              <table:table-cell office:value-type="float" office:value="26142.5">
                <text:p>26142.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5">
                <text:p>1.5</text:p>
              </table:table-cell>
              <table:table-cell office:value-type="float" office:value="28975.5">
                <text:p>28975.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5">
                <text:p>1.5</text:p>
              </table:table-cell>
              <table:table-cell office:value-type="float" office:value="29092.5">
                <text:p>29092.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5">
                <text:p>1.5</text:p>
              </table:table-cell>
              <table:table-cell office:value-type="float" office:value="24196.5">
                <text:p>24196.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5">
                <text:p>1.5</text:p>
              </table:table-cell>
              <table:table-cell office:value-type="float" office:value="19509.5">
                <text:p>19509.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5">
                <text:p>1.5</text:p>
              </table:table-cell>
              <table:table-cell office:value-type="float" office:value="24611">
                <text:p>2461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5">
                <text:p>1.5</text:p>
              </table:table-cell>
              <table:table-cell office:value-type="float" office:value="25036">
                <text:p>2503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5">
                <text:p>1.5</text:p>
              </table:table-cell>
              <table:table-cell office:value-type="float" office:value="24512.5">
                <text:p>24512.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5">
                <text:p>1.5</text:p>
              </table:table-cell>
              <table:table-cell office:value-type="float" office:value="25262.5">
                <text:p>25262.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5">
                <text:p>1.5</text:p>
              </table:table-cell>
              <table:table-cell office:value-type="float" office:value="26613.5">
                <text:p>26613.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5">
                <text:p>1.5</text:p>
              </table:table-cell>
              <table:table-cell office:value-type="float" office:value="21066.5">
                <text:p>21066.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5">
                <text:p>1.5</text:p>
              </table:table-cell>
              <table:table-cell office:value-type="float" office:value="24188.5">
                <text:p>24188.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5">
                <text:p>1.5</text:p>
              </table:table-cell>
              <table:table-cell office:value-type="float" office:value="30107.5">
                <text:p>30107.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5">
                <text:p>1.5</text:p>
              </table:table-cell>
              <table:table-cell office:value-type="float" office:value="27420">
                <text:p>2742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5">
                <text:p>1.5</text:p>
              </table:table-cell>
              <table:table-cell office:value-type="float" office:value="25204">
                <text:p>2520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5">
                <text:p>1.5</text:p>
              </table:table-cell>
              <table:table-cell office:value-type="float" office:value="25519">
                <text:p>2551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5">
                <text:p>1.5</text:p>
              </table:table-cell>
              <table:table-cell office:value-type="float" office:value="24964">
                <text:p>2496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5">
                <text:p>1.5</text:p>
              </table:table-cell>
              <table:table-cell office:value-type="float" office:value="26337">
                <text:p>2633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5">
                <text:p>1.5</text:p>
              </table:table-cell>
              <table:table-cell office:value-type="float" office:value="21808.5">
                <text:p>21808.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5">
                <text:p>1.5</text:p>
              </table:table-cell>
              <table:table-cell office:value-type="float" office:value="22627.5">
                <text:p>22627.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5">
                <text:p>1.5</text:p>
              </table:table-cell>
              <table:table-cell office:value-type="float" office:value="20563.5">
                <text:p>20563.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5">
                <text:p>1.5</text:p>
              </table:table-cell>
              <table:table-cell office:value-type="float" office:value="26264.5">
                <text:p>26264.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5">
                <text:p>1.5</text:p>
              </table:table-cell>
              <table:table-cell office:value-type="float" office:value="22987">
                <text:p>2298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5">
                <text:p>1.5</text:p>
              </table:table-cell>
              <table:table-cell office:value-type="float" office:value="23417.5">
                <text:p>23417.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5">
                <text:p>1.5</text:p>
              </table:table-cell>
              <table:table-cell office:value-type="float" office:value="30207.5">
                <text:p>30207.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5">
                <text:p>1.5</text:p>
              </table:table-cell>
              <table:table-cell office:value-type="float" office:value="21543">
                <text:p>2154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5">
                <text:p>1.5</text:p>
              </table:table-cell>
              <table:table-cell office:value-type="float" office:value="27609">
                <text:p>2760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5">
                <text:p>1.5</text:p>
              </table:table-cell>
              <table:table-cell office:value-type="float" office:value="26963.5">
                <text:p>26963.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5">
                <text:p>1.5</text:p>
              </table:table-cell>
              <table:table-cell office:value-type="float" office:value="22005">
                <text:p>2200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5">
                <text:p>1.5</text:p>
              </table:table-cell>
              <table:table-cell office:value-type="float" office:value="24351">
                <text:p>2435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5">
                <text:p>1.5</text:p>
              </table:table-cell>
              <table:table-cell office:value-type="float" office:value="27461.5">
                <text:p>27461.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5">
                <text:p>1.5</text:p>
              </table:table-cell>
              <table:table-cell office:value-type="float" office:value="26299">
                <text:p>2629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5">
                <text:p>1.5</text:p>
              </table:table-cell>
              <table:table-cell office:value-type="float" office:value="23820">
                <text:p>2382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5">
                <text:p>1.5</text:p>
              </table:table-cell>
              <table:table-cell office:value-type="float" office:value="22956.5">
                <text:p>22956.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5">
                <text:p>1.5</text:p>
              </table:table-cell>
              <table:table-cell office:value-type="float" office:value="24964.5">
                <text:p>24964.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5">
                <text:p>1.5</text:p>
              </table:table-cell>
              <table:table-cell office:value-type="float" office:value="25640">
                <text:p>2564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5">
                <text:p>1.5</text:p>
              </table:table-cell>
              <table:table-cell office:value-type="float" office:value="24449">
                <text:p>2444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5">
                <text:p>1.5</text:p>
              </table:table-cell>
              <table:table-cell office:value-type="float" office:value="24773">
                <text:p>2477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5">
                <text:p>1.5</text:p>
              </table:table-cell>
              <table:table-cell office:value-type="float" office:value="27037.5">
                <text:p>27037.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5">
                <text:p>1.5</text:p>
              </table:table-cell>
              <table:table-cell office:value-type="float" office:value="20849.5">
                <text:p>20849.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5">
                <text:p>1.5</text:p>
              </table:table-cell>
              <table:table-cell office:value-type="float" office:value="26810">
                <text:p>2681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5">
                <text:p>1.5</text:p>
              </table:table-cell>
              <table:table-cell office:value-type="float" office:value="22210">
                <text:p>2221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5">
                <text:p>1.5</text:p>
              </table:table-cell>
              <table:table-cell office:value-type="float" office:value="26613.5">
                <text:p>26613.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5">
                <text:p>1.5</text:p>
              </table:table-cell>
              <table:table-cell office:value-type="float" office:value="23476">
                <text:p>2347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5">
                <text:p>1.5</text:p>
              </table:table-cell>
              <table:table-cell office:value-type="float" office:value="24415">
                <text:p>2441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5">
                <text:p>1.5</text:p>
              </table:table-cell>
              <table:table-cell office:value-type="float" office:value="25362">
                <text:p>2536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5">
                <text:p>1.5</text:p>
              </table:table-cell>
              <table:table-cell office:value-type="float" office:value="23635">
                <text:p>2363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5">
                <text:p>1.5</text:p>
              </table:table-cell>
              <table:table-cell office:value-type="float" office:value="24110">
                <text:p>2411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5">
                <text:p>1.5</text:p>
              </table:table-cell>
              <table:table-cell office:value-type="float" office:value="23902.5">
                <text:p>23902.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5">
                <text:p>1.5</text:p>
              </table:table-cell>
              <table:table-cell office:value-type="float" office:value="24154.5">
                <text:p>24154.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5">
                <text:p>1.5</text:p>
              </table:table-cell>
              <table:table-cell office:value-type="float" office:value="25086.5">
                <text:p>25086.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5">
                <text:p>1.5</text:p>
              </table:table-cell>
              <table:table-cell office:value-type="float" office:value="23479.5">
                <text:p>23479.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5">
                <text:p>1.5</text:p>
              </table:table-cell>
              <table:table-cell office:value-type="float" office:value="25371.5">
                <text:p>25371.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5">
                <text:p>1.5</text:p>
              </table:table-cell>
              <table:table-cell office:value-type="float" office:value="23571.5">
                <text:p>23571.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5">
                <text:p>1.5</text:p>
              </table:table-cell>
              <table:table-cell office:value-type="float" office:value="25452.5">
                <text:p>25452.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5">
                <text:p>1.5</text:p>
              </table:table-cell>
              <table:table-cell office:value-type="float" office:value="22951.5">
                <text:p>22951.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5">
                <text:p>1.5</text:p>
              </table:table-cell>
              <table:table-cell office:value-type="float" office:value="23823.5">
                <text:p>23823.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5">
                <text:p>1.5</text:p>
              </table:table-cell>
              <table:table-cell office:value-type="float" office:value="19294.5">
                <text:p>19294.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5">
                <text:p>1.5</text:p>
              </table:table-cell>
              <table:table-cell office:value-type="float" office:value="25428">
                <text:p>2542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5">
                <text:p>1.5</text:p>
              </table:table-cell>
              <table:table-cell office:value-type="float" office:value="26111">
                <text:p>2611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5">
                <text:p>1.5</text:p>
              </table:table-cell>
              <table:table-cell office:value-type="float" office:value="26852">
                <text:p>2685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5">
                <text:p>1.5</text:p>
              </table:table-cell>
              <table:table-cell office:value-type="float" office:value="24430">
                <text:p>2443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5">
                <text:p>1.5</text:p>
              </table:table-cell>
              <table:table-cell office:value-type="float" office:value="20269">
                <text:p>2026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5">
                <text:p>1.5</text:p>
              </table:table-cell>
              <table:table-cell office:value-type="float" office:value="27552">
                <text:p>2755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5">
                <text:p>1.5</text:p>
              </table:table-cell>
              <table:table-cell office:value-type="float" office:value="24019.5">
                <text:p>24019.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5">
                <text:p>1.5</text:p>
              </table:table-cell>
              <table:table-cell office:value-type="float" office:value="23948.5">
                <text:p>23948.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5">
                <text:p>1.5</text:p>
              </table:table-cell>
              <table:table-cell office:value-type="float" office:value="26308">
                <text:p>2630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5">
                <text:p>1.5</text:p>
              </table:table-cell>
              <table:table-cell office:value-type="float" office:value="25815">
                <text:p>2581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5">
                <text:p>1.5</text:p>
              </table:table-cell>
              <table:table-cell office:value-type="float" office:value="23792.5">
                <text:p>23792.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5">
                <text:p>1.5</text:p>
              </table:table-cell>
              <table:table-cell office:value-type="float" office:value="25170">
                <text:p>2517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5">
                <text:p>1.5</text:p>
              </table:table-cell>
              <table:table-cell office:value-type="float" office:value="28795">
                <text:p>2879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5">
                <text:p>1.5</text:p>
              </table:table-cell>
              <table:table-cell office:value-type="float" office:value="25035">
                <text:p>2503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5">
                <text:p>1.5</text:p>
              </table:table-cell>
              <table:table-cell office:value-type="float" office:value="27582">
                <text:p>2758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5">
                <text:p>1.5</text:p>
              </table:table-cell>
              <table:table-cell office:value-type="float" office:value="21098.5">
                <text:p>21098.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5">
                <text:p>1.5</text:p>
              </table:table-cell>
              <table:table-cell office:value-type="float" office:value="23257.5">
                <text:p>23257.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5">
                <text:p>1.5</text:p>
              </table:table-cell>
              <table:table-cell office:value-type="float" office:value="25404.5">
                <text:p>25404.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5">
                <text:p>1.5</text:p>
              </table:table-cell>
              <table:table-cell office:value-type="float" office:value="25122">
                <text:p>2512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5">
                <text:p>1.5</text:p>
              </table:table-cell>
              <table:table-cell office:value-type="float" office:value="22757.5">
                <text:p>22757.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5">
                <text:p>1.5</text:p>
              </table:table-cell>
              <table:table-cell office:value-type="float" office:value="25216.5">
                <text:p>25216.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5">
                <text:p>1.5</text:p>
              </table:table-cell>
              <table:table-cell office:value-type="float" office:value="24169.5">
                <text:p>24169.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5">
                <text:p>1.5</text:p>
              </table:table-cell>
              <table:table-cell office:value-type="float" office:value="21434.5">
                <text:p>21434.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5">
                <text:p>1.5</text:p>
              </table:table-cell>
              <table:table-cell office:value-type="float" office:value="22641.5">
                <text:p>22641.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5">
                <text:p>1.5</text:p>
              </table:table-cell>
              <table:table-cell office:value-type="float" office:value="21307.5">
                <text:p>21307.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5">
                <text:p>1.5</text:p>
              </table:table-cell>
              <table:table-cell office:value-type="float" office:value="22063.5">
                <text:p>22063.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5">
                <text:p>1.5</text:p>
              </table:table-cell>
              <table:table-cell office:value-type="float" office:value="22481">
                <text:p>2248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5">
                <text:p>1.5</text:p>
              </table:table-cell>
              <table:table-cell office:value-type="float" office:value="23737.5">
                <text:p>23737.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5">
                <text:p>1.5</text:p>
              </table:table-cell>
              <table:table-cell office:value-type="float" office:value="20394.5">
                <text:p>20394.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5">
                <text:p>1.5</text:p>
              </table:table-cell>
              <table:table-cell office:value-type="float" office:value="24284">
                <text:p>2428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5">
                <text:p>1.5</text:p>
              </table:table-cell>
              <table:table-cell office:value-type="float" office:value="22214.5">
                <text:p>22214.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5">
                <text:p>1.5</text:p>
              </table:table-cell>
              <table:table-cell office:value-type="float" office:value="25081.5">
                <text:p>25081.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5">
                <text:p>1.5</text:p>
              </table:table-cell>
              <table:table-cell office:value-type="float" office:value="25846">
                <text:p>2584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5">
                <text:p>1.5</text:p>
              </table:table-cell>
              <table:table-cell office:value-type="float" office:value="24864">
                <text:p>2486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5">
                <text:p>1.5</text:p>
              </table:table-cell>
              <table:table-cell office:value-type="float" office:value="22515">
                <text:p>2251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5">
                <text:p>1.5</text:p>
              </table:table-cell>
              <table:table-cell office:value-type="float" office:value="27070">
                <text:p>2707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5">
                <text:p>1.5</text:p>
              </table:table-cell>
              <table:table-cell office:value-type="float" office:value="22805">
                <text:p>2280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5">
                <text:p>1.5</text:p>
              </table:table-cell>
              <table:table-cell office:value-type="float" office:value="28236">
                <text:p>2823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5">
                <text:p>1.5</text:p>
              </table:table-cell>
              <table:table-cell office:value-type="float" office:value="24686">
                <text:p>2468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5">
                <text:p>1.5</text:p>
              </table:table-cell>
              <table:table-cell office:value-type="float" office:value="23253.5">
                <text:p>23253.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5">
                <text:p>1.5</text:p>
              </table:table-cell>
              <table:table-cell office:value-type="float" office:value="27094.5">
                <text:p>27094.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">
                <text:p>2</text:p>
              </table:table-cell>
              <table:table-cell office:value-type="float" office:value="27615.5">
                <text:p>27615.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">
                <text:p>2</text:p>
              </table:table-cell>
              <table:table-cell office:value-type="float" office:value="23360.5">
                <text:p>23360.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">
                <text:p>2</text:p>
              </table:table-cell>
              <table:table-cell office:value-type="float" office:value="28928.5">
                <text:p>28928.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">
                <text:p>2</text:p>
              </table:table-cell>
              <table:table-cell office:value-type="float" office:value="23435">
                <text:p>2343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">
                <text:p>2</text:p>
              </table:table-cell>
              <table:table-cell office:value-type="float" office:value="21213.5">
                <text:p>21213.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">
                <text:p>2</text:p>
              </table:table-cell>
              <table:table-cell office:value-type="float" office:value="22378">
                <text:p>2237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">
                <text:p>2</text:p>
              </table:table-cell>
              <table:table-cell office:value-type="float" office:value="22122">
                <text:p>2212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">
                <text:p>2</text:p>
              </table:table-cell>
              <table:table-cell office:value-type="float" office:value="25460.5">
                <text:p>25460.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">
                <text:p>2</text:p>
              </table:table-cell>
              <table:table-cell office:value-type="float" office:value="26143">
                <text:p>2614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">
                <text:p>2</text:p>
              </table:table-cell>
              <table:table-cell office:value-type="float" office:value="18070.5">
                <text:p>18070.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">
                <text:p>2</text:p>
              </table:table-cell>
              <table:table-cell office:value-type="float" office:value="24148">
                <text:p>2414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">
                <text:p>2</text:p>
              </table:table-cell>
              <table:table-cell office:value-type="float" office:value="25579.5">
                <text:p>25579.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">
                <text:p>2</text:p>
              </table:table-cell>
              <table:table-cell office:value-type="float" office:value="23663">
                <text:p>2366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">
                <text:p>2</text:p>
              </table:table-cell>
              <table:table-cell office:value-type="float" office:value="26098.5">
                <text:p>26098.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">
                <text:p>2</text:p>
              </table:table-cell>
              <table:table-cell office:value-type="float" office:value="27691">
                <text:p>2769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">
                <text:p>2</text:p>
              </table:table-cell>
              <table:table-cell office:value-type="float" office:value="25184.5">
                <text:p>25184.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">
                <text:p>2</text:p>
              </table:table-cell>
              <table:table-cell office:value-type="float" office:value="19841">
                <text:p>1984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">
                <text:p>2</text:p>
              </table:table-cell>
              <table:table-cell office:value-type="float" office:value="28647">
                <text:p>2864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">
                <text:p>2</text:p>
              </table:table-cell>
              <table:table-cell office:value-type="float" office:value="20738">
                <text:p>2073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">
                <text:p>2</text:p>
              </table:table-cell>
              <table:table-cell office:value-type="float" office:value="22449">
                <text:p>2244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">
                <text:p>2</text:p>
              </table:table-cell>
              <table:table-cell office:value-type="float" office:value="24086">
                <text:p>2408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">
                <text:p>2</text:p>
              </table:table-cell>
              <table:table-cell office:value-type="float" office:value="25826">
                <text:p>2582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">
                <text:p>2</text:p>
              </table:table-cell>
              <table:table-cell office:value-type="float" office:value="24457.5">
                <text:p>24457.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">
                <text:p>2</text:p>
              </table:table-cell>
              <table:table-cell office:value-type="float" office:value="23855">
                <text:p>2385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">
                <text:p>2</text:p>
              </table:table-cell>
              <table:table-cell office:value-type="float" office:value="22735.5">
                <text:p>22735.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">
                <text:p>2</text:p>
              </table:table-cell>
              <table:table-cell office:value-type="float" office:value="25955.5">
                <text:p>25955.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">
                <text:p>2</text:p>
              </table:table-cell>
              <table:table-cell office:value-type="float" office:value="27103.5">
                <text:p>27103.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">
                <text:p>2</text:p>
              </table:table-cell>
              <table:table-cell office:value-type="float" office:value="22661.5">
                <text:p>22661.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">
                <text:p>2</text:p>
              </table:table-cell>
              <table:table-cell office:value-type="float" office:value="27363">
                <text:p>2736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">
                <text:p>2</text:p>
              </table:table-cell>
              <table:table-cell office:value-type="float" office:value="23098.5">
                <text:p>23098.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">
                <text:p>2</text:p>
              </table:table-cell>
              <table:table-cell office:value-type="float" office:value="22524.5">
                <text:p>22524.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">
                <text:p>2</text:p>
              </table:table-cell>
              <table:table-cell office:value-type="float" office:value="21752.5">
                <text:p>21752.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">
                <text:p>2</text:p>
              </table:table-cell>
              <table:table-cell office:value-type="float" office:value="24798.5">
                <text:p>24798.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">
                <text:p>2</text:p>
              </table:table-cell>
              <table:table-cell office:value-type="float" office:value="26479.5">
                <text:p>26479.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">
                <text:p>2</text:p>
              </table:table-cell>
              <table:table-cell office:value-type="float" office:value="28883.5">
                <text:p>28883.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">
                <text:p>2</text:p>
              </table:table-cell>
              <table:table-cell office:value-type="float" office:value="23214.5">
                <text:p>23214.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">
                <text:p>2</text:p>
              </table:table-cell>
              <table:table-cell office:value-type="float" office:value="27790.5">
                <text:p>27790.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">
                <text:p>2</text:p>
              </table:table-cell>
              <table:table-cell office:value-type="float" office:value="27328.5">
                <text:p>27328.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">
                <text:p>2</text:p>
              </table:table-cell>
              <table:table-cell office:value-type="float" office:value="26099.5">
                <text:p>26099.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">
                <text:p>2</text:p>
              </table:table-cell>
              <table:table-cell office:value-type="float" office:value="24466">
                <text:p>2446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">
                <text:p>2</text:p>
              </table:table-cell>
              <table:table-cell office:value-type="float" office:value="25952">
                <text:p>2595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">
                <text:p>2</text:p>
              </table:table-cell>
              <table:table-cell office:value-type="float" office:value="28207">
                <text:p>2820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">
                <text:p>2</text:p>
              </table:table-cell>
              <table:table-cell office:value-type="float" office:value="27288">
                <text:p>2728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">
                <text:p>2</text:p>
              </table:table-cell>
              <table:table-cell office:value-type="float" office:value="25342">
                <text:p>2534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">
                <text:p>2</text:p>
              </table:table-cell>
              <table:table-cell office:value-type="float" office:value="24512.5">
                <text:p>24512.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">
                <text:p>2</text:p>
              </table:table-cell>
              <table:table-cell office:value-type="float" office:value="22341">
                <text:p>2234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">
                <text:p>2</text:p>
              </table:table-cell>
              <table:table-cell office:value-type="float" office:value="20943.5">
                <text:p>20943.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">
                <text:p>2</text:p>
              </table:table-cell>
              <table:table-cell office:value-type="float" office:value="24145.5">
                <text:p>24145.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">
                <text:p>2</text:p>
              </table:table-cell>
              <table:table-cell office:value-type="float" office:value="25203.5">
                <text:p>25203.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">
                <text:p>2</text:p>
              </table:table-cell>
              <table:table-cell office:value-type="float" office:value="25313.5">
                <text:p>25313.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">
                <text:p>2</text:p>
              </table:table-cell>
              <table:table-cell office:value-type="float" office:value="19126">
                <text:p>1912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">
                <text:p>2</text:p>
              </table:table-cell>
              <table:table-cell office:value-type="float" office:value="25662">
                <text:p>2566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">
                <text:p>2</text:p>
              </table:table-cell>
              <table:table-cell office:value-type="float" office:value="24184.5">
                <text:p>24184.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">
                <text:p>2</text:p>
              </table:table-cell>
              <table:table-cell office:value-type="float" office:value="28334">
                <text:p>2833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">
                <text:p>2</text:p>
              </table:table-cell>
              <table:table-cell office:value-type="float" office:value="21129.5">
                <text:p>21129.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">
                <text:p>2</text:p>
              </table:table-cell>
              <table:table-cell office:value-type="float" office:value="27459">
                <text:p>2745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">
                <text:p>2</text:p>
              </table:table-cell>
              <table:table-cell office:value-type="float" office:value="24382.5">
                <text:p>24382.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">
                <text:p>2</text:p>
              </table:table-cell>
              <table:table-cell office:value-type="float" office:value="25490">
                <text:p>2549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">
                <text:p>2</text:p>
              </table:table-cell>
              <table:table-cell office:value-type="float" office:value="26873.5">
                <text:p>26873.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">
                <text:p>2</text:p>
              </table:table-cell>
              <table:table-cell office:value-type="float" office:value="23563.5">
                <text:p>23563.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">
                <text:p>2</text:p>
              </table:table-cell>
              <table:table-cell office:value-type="float" office:value="22379">
                <text:p>2237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">
                <text:p>2</text:p>
              </table:table-cell>
              <table:table-cell office:value-type="float" office:value="27040.5">
                <text:p>27040.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">
                <text:p>2</text:p>
              </table:table-cell>
              <table:table-cell office:value-type="float" office:value="20139">
                <text:p>2013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">
                <text:p>2</text:p>
              </table:table-cell>
              <table:table-cell office:value-type="float" office:value="26305">
                <text:p>2630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">
                <text:p>2</text:p>
              </table:table-cell>
              <table:table-cell office:value-type="float" office:value="29123.5">
                <text:p>29123.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">
                <text:p>2</text:p>
              </table:table-cell>
              <table:table-cell office:value-type="float" office:value="21344.5">
                <text:p>21344.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">
                <text:p>2</text:p>
              </table:table-cell>
              <table:table-cell office:value-type="float" office:value="24101">
                <text:p>2410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">
                <text:p>2</text:p>
              </table:table-cell>
              <table:table-cell office:value-type="float" office:value="26758.5">
                <text:p>26758.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">
                <text:p>2</text:p>
              </table:table-cell>
              <table:table-cell office:value-type="float" office:value="22684.5">
                <text:p>22684.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">
                <text:p>2</text:p>
              </table:table-cell>
              <table:table-cell office:value-type="float" office:value="23736">
                <text:p>2373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">
                <text:p>2</text:p>
              </table:table-cell>
              <table:table-cell office:value-type="float" office:value="25998">
                <text:p>2599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">
                <text:p>2</text:p>
              </table:table-cell>
              <table:table-cell office:value-type="float" office:value="25522">
                <text:p>2552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">
                <text:p>2</text:p>
              </table:table-cell>
              <table:table-cell office:value-type="float" office:value="25389">
                <text:p>2538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">
                <text:p>2</text:p>
              </table:table-cell>
              <table:table-cell office:value-type="float" office:value="23405.5">
                <text:p>23405.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">
                <text:p>2</text:p>
              </table:table-cell>
              <table:table-cell office:value-type="float" office:value="25067">
                <text:p>2506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">
                <text:p>2</text:p>
              </table:table-cell>
              <table:table-cell office:value-type="float" office:value="24045.5">
                <text:p>24045.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">
                <text:p>2</text:p>
              </table:table-cell>
              <table:table-cell office:value-type="float" office:value="23381.5">
                <text:p>23381.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">
                <text:p>2</text:p>
              </table:table-cell>
              <table:table-cell office:value-type="float" office:value="29114">
                <text:p>2911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">
                <text:p>2</text:p>
              </table:table-cell>
              <table:table-cell office:value-type="float" office:value="25709">
                <text:p>2570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">
                <text:p>2</text:p>
              </table:table-cell>
              <table:table-cell office:value-type="float" office:value="23851">
                <text:p>2385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">
                <text:p>2</text:p>
              </table:table-cell>
              <table:table-cell office:value-type="float" office:value="23760.5">
                <text:p>23760.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">
                <text:p>2</text:p>
              </table:table-cell>
              <table:table-cell office:value-type="float" office:value="24756.5">
                <text:p>24756.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">
                <text:p>2</text:p>
              </table:table-cell>
              <table:table-cell office:value-type="float" office:value="27114.5">
                <text:p>27114.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">
                <text:p>2</text:p>
              </table:table-cell>
              <table:table-cell office:value-type="float" office:value="26723.5">
                <text:p>26723.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">
                <text:p>2</text:p>
              </table:table-cell>
              <table:table-cell office:value-type="float" office:value="21723">
                <text:p>2172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">
                <text:p>2</text:p>
              </table:table-cell>
              <table:table-cell office:value-type="float" office:value="25196.5">
                <text:p>25196.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">
                <text:p>2</text:p>
              </table:table-cell>
              <table:table-cell office:value-type="float" office:value="18852.5">
                <text:p>18852.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">
                <text:p>2</text:p>
              </table:table-cell>
              <table:table-cell office:value-type="float" office:value="25350">
                <text:p>2535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">
                <text:p>2</text:p>
              </table:table-cell>
              <table:table-cell office:value-type="float" office:value="30699.5">
                <text:p>30699.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">
                <text:p>2</text:p>
              </table:table-cell>
              <table:table-cell office:value-type="float" office:value="22329">
                <text:p>2232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">
                <text:p>2</text:p>
              </table:table-cell>
              <table:table-cell office:value-type="float" office:value="24792.5">
                <text:p>24792.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">
                <text:p>2</text:p>
              </table:table-cell>
              <table:table-cell office:value-type="float" office:value="23465.5">
                <text:p>23465.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">
                <text:p>2</text:p>
              </table:table-cell>
              <table:table-cell office:value-type="float" office:value="26266.5">
                <text:p>26266.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">
                <text:p>2</text:p>
              </table:table-cell>
              <table:table-cell office:value-type="float" office:value="20606.5">
                <text:p>20606.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">
                <text:p>2</text:p>
              </table:table-cell>
              <table:table-cell office:value-type="float" office:value="33390.5">
                <text:p>33390.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">
                <text:p>2</text:p>
              </table:table-cell>
              <table:table-cell office:value-type="float" office:value="22297">
                <text:p>2229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">
                <text:p>2</text:p>
              </table:table-cell>
              <table:table-cell office:value-type="float" office:value="22823">
                <text:p>2282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">
                <text:p>2</text:p>
              </table:table-cell>
              <table:table-cell office:value-type="float" office:value="27300.5">
                <text:p>27300.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">
                <text:p>2</text:p>
              </table:table-cell>
              <table:table-cell office:value-type="float" office:value="22900">
                <text:p>2290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">
                <text:p>2</text:p>
              </table:table-cell>
              <table:table-cell office:value-type="float" office:value="29266.5">
                <text:p>29266.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">
                <text:p>2</text:p>
              </table:table-cell>
              <table:table-cell office:value-type="float" office:value="24537.5">
                <text:p>24537.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">
                <text:p>2</text:p>
              </table:table-cell>
              <table:table-cell office:value-type="float" office:value="23989.5">
                <text:p>23989.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">
                <text:p>2</text:p>
              </table:table-cell>
              <table:table-cell office:value-type="float" office:value="21285.5">
                <text:p>21285.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">
                <text:p>2</text:p>
              </table:table-cell>
              <table:table-cell office:value-type="float" office:value="27260">
                <text:p>2726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">
                <text:p>2</text:p>
              </table:table-cell>
              <table:table-cell office:value-type="float" office:value="28271">
                <text:p>2827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">
                <text:p>2</text:p>
              </table:table-cell>
              <table:table-cell office:value-type="float" office:value="21971.5">
                <text:p>21971.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">
                <text:p>2</text:p>
              </table:table-cell>
              <table:table-cell office:value-type="float" office:value="22178.5">
                <text:p>22178.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">
                <text:p>2</text:p>
              </table:table-cell>
              <table:table-cell office:value-type="float" office:value="26413">
                <text:p>2641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">
                <text:p>2</text:p>
              </table:table-cell>
              <table:table-cell office:value-type="float" office:value="24629">
                <text:p>2462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">
                <text:p>2</text:p>
              </table:table-cell>
              <table:table-cell office:value-type="float" office:value="22909.5">
                <text:p>22909.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">
                <text:p>2</text:p>
              </table:table-cell>
              <table:table-cell office:value-type="float" office:value="26848">
                <text:p>2684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">
                <text:p>2</text:p>
              </table:table-cell>
              <table:table-cell office:value-type="float" office:value="27062">
                <text:p>2706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">
                <text:p>2</text:p>
              </table:table-cell>
              <table:table-cell office:value-type="float" office:value="22082">
                <text:p>2208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">
                <text:p>2</text:p>
              </table:table-cell>
              <table:table-cell office:value-type="float" office:value="25587">
                <text:p>2558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">
                <text:p>2</text:p>
              </table:table-cell>
              <table:table-cell office:value-type="float" office:value="26199">
                <text:p>2619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">
                <text:p>2</text:p>
              </table:table-cell>
              <table:table-cell office:value-type="float" office:value="25888">
                <text:p>2588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">
                <text:p>2</text:p>
              </table:table-cell>
              <table:table-cell office:value-type="float" office:value="25006">
                <text:p>2500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">
                <text:p>2</text:p>
              </table:table-cell>
              <table:table-cell office:value-type="float" office:value="26525">
                <text:p>2652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">
                <text:p>2</text:p>
              </table:table-cell>
              <table:table-cell office:value-type="float" office:value="24977.5">
                <text:p>24977.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">
                <text:p>2</text:p>
              </table:table-cell>
              <table:table-cell office:value-type="float" office:value="27721.5">
                <text:p>27721.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">
                <text:p>2</text:p>
              </table:table-cell>
              <table:table-cell office:value-type="float" office:value="23242.5">
                <text:p>23242.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">
                <text:p>2</text:p>
              </table:table-cell>
              <table:table-cell office:value-type="float" office:value="26408.5">
                <text:p>26408.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">
                <text:p>2</text:p>
              </table:table-cell>
              <table:table-cell office:value-type="float" office:value="21789">
                <text:p>2178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">
                <text:p>2</text:p>
              </table:table-cell>
              <table:table-cell office:value-type="float" office:value="23802">
                <text:p>2380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">
                <text:p>2</text:p>
              </table:table-cell>
              <table:table-cell office:value-type="float" office:value="27377">
                <text:p>2737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">
                <text:p>2</text:p>
              </table:table-cell>
              <table:table-cell office:value-type="float" office:value="26423.5">
                <text:p>26423.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">
                <text:p>2</text:p>
              </table:table-cell>
              <table:table-cell office:value-type="float" office:value="30074">
                <text:p>3007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">
                <text:p>2</text:p>
              </table:table-cell>
              <table:table-cell office:value-type="float" office:value="30356.5">
                <text:p>30356.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">
                <text:p>2</text:p>
              </table:table-cell>
              <table:table-cell office:value-type="float" office:value="22956.5">
                <text:p>22956.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">
                <text:p>2</text:p>
              </table:table-cell>
              <table:table-cell office:value-type="float" office:value="27646">
                <text:p>2764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">
                <text:p>2</text:p>
              </table:table-cell>
              <table:table-cell office:value-type="float" office:value="26891">
                <text:p>2689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">
                <text:p>2</text:p>
              </table:table-cell>
              <table:table-cell office:value-type="float" office:value="26891">
                <text:p>2689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">
                <text:p>2</text:p>
              </table:table-cell>
              <table:table-cell office:value-type="float" office:value="25052.5">
                <text:p>25052.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">
                <text:p>2</text:p>
              </table:table-cell>
              <table:table-cell office:value-type="float" office:value="25102">
                <text:p>2510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">
                <text:p>2</text:p>
              </table:table-cell>
              <table:table-cell office:value-type="float" office:value="23273.5">
                <text:p>23273.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">
                <text:p>2</text:p>
              </table:table-cell>
              <table:table-cell office:value-type="float" office:value="30742">
                <text:p>3074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">
                <text:p>2</text:p>
              </table:table-cell>
              <table:table-cell office:value-type="float" office:value="23272">
                <text:p>2327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">
                <text:p>2</text:p>
              </table:table-cell>
              <table:table-cell office:value-type="float" office:value="23432">
                <text:p>2343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">
                <text:p>2</text:p>
              </table:table-cell>
              <table:table-cell office:value-type="float" office:value="26199">
                <text:p>2619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">
                <text:p>2</text:p>
              </table:table-cell>
              <table:table-cell office:value-type="float" office:value="27371">
                <text:p>2737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">
                <text:p>2</text:p>
              </table:table-cell>
              <table:table-cell office:value-type="float" office:value="23062">
                <text:p>2306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">
                <text:p>2</text:p>
              </table:table-cell>
              <table:table-cell office:value-type="float" office:value="28039.5">
                <text:p>28039.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">
                <text:p>2</text:p>
              </table:table-cell>
              <table:table-cell office:value-type="float" office:value="26743.5">
                <text:p>26743.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">
                <text:p>2</text:p>
              </table:table-cell>
              <table:table-cell office:value-type="float" office:value="22906.5">
                <text:p>22906.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">
                <text:p>2</text:p>
              </table:table-cell>
              <table:table-cell office:value-type="float" office:value="25132">
                <text:p>2513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">
                <text:p>2</text:p>
              </table:table-cell>
              <table:table-cell office:value-type="float" office:value="23902.5">
                <text:p>23902.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">
                <text:p>2</text:p>
              </table:table-cell>
              <table:table-cell office:value-type="float" office:value="22128.5">
                <text:p>22128.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">
                <text:p>2</text:p>
              </table:table-cell>
              <table:table-cell office:value-type="float" office:value="24348">
                <text:p>2434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">
                <text:p>2</text:p>
              </table:table-cell>
              <table:table-cell office:value-type="float" office:value="23202.5">
                <text:p>23202.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">
                <text:p>2</text:p>
              </table:table-cell>
              <table:table-cell office:value-type="float" office:value="23765.5">
                <text:p>23765.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">
                <text:p>2</text:p>
              </table:table-cell>
              <table:table-cell office:value-type="float" office:value="23597.5">
                <text:p>23597.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">
                <text:p>2</text:p>
              </table:table-cell>
              <table:table-cell office:value-type="float" office:value="22718">
                <text:p>2271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">
                <text:p>2</text:p>
              </table:table-cell>
              <table:table-cell office:value-type="float" office:value="27787">
                <text:p>2778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">
                <text:p>2</text:p>
              </table:table-cell>
              <table:table-cell office:value-type="float" office:value="26993">
                <text:p>2699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">
                <text:p>2</text:p>
              </table:table-cell>
              <table:table-cell office:value-type="float" office:value="30061">
                <text:p>3006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">
                <text:p>2</text:p>
              </table:table-cell>
              <table:table-cell office:value-type="float" office:value="25925.5">
                <text:p>25925.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">
                <text:p>2</text:p>
              </table:table-cell>
              <table:table-cell office:value-type="float" office:value="24602.5">
                <text:p>24602.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">
                <text:p>2</text:p>
              </table:table-cell>
              <table:table-cell office:value-type="float" office:value="29312.5">
                <text:p>29312.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">
                <text:p>2</text:p>
              </table:table-cell>
              <table:table-cell office:value-type="float" office:value="25328.5">
                <text:p>25328.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">
                <text:p>2</text:p>
              </table:table-cell>
              <table:table-cell office:value-type="float" office:value="22863.5">
                <text:p>22863.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">
                <text:p>2</text:p>
              </table:table-cell>
              <table:table-cell office:value-type="float" office:value="25588.5">
                <text:p>25588.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">
                <text:p>2</text:p>
              </table:table-cell>
              <table:table-cell office:value-type="float" office:value="23100">
                <text:p>2310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">
                <text:p>2</text:p>
              </table:table-cell>
              <table:table-cell office:value-type="float" office:value="22386">
                <text:p>2238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">
                <text:p>2</text:p>
              </table:table-cell>
              <table:table-cell office:value-type="float" office:value="21869.5">
                <text:p>21869.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">
                <text:p>2</text:p>
              </table:table-cell>
              <table:table-cell office:value-type="float" office:value="24693">
                <text:p>2469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">
                <text:p>2</text:p>
              </table:table-cell>
              <table:table-cell office:value-type="float" office:value="20677">
                <text:p>2067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">
                <text:p>2</text:p>
              </table:table-cell>
              <table:table-cell office:value-type="float" office:value="26374.5">
                <text:p>26374.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">
                <text:p>2</text:p>
              </table:table-cell>
              <table:table-cell office:value-type="float" office:value="23767.5">
                <text:p>23767.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">
                <text:p>2</text:p>
              </table:table-cell>
              <table:table-cell office:value-type="float" office:value="23970">
                <text:p>2397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">
                <text:p>2</text:p>
              </table:table-cell>
              <table:table-cell office:value-type="float" office:value="26305.5">
                <text:p>26305.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">
                <text:p>2</text:p>
              </table:table-cell>
              <table:table-cell office:value-type="float" office:value="24417.5">
                <text:p>24417.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">
                <text:p>2</text:p>
              </table:table-cell>
              <table:table-cell office:value-type="float" office:value="27653.5">
                <text:p>27653.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">
                <text:p>2</text:p>
              </table:table-cell>
              <table:table-cell office:value-type="float" office:value="22602">
                <text:p>2260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">
                <text:p>2</text:p>
              </table:table-cell>
              <table:table-cell office:value-type="float" office:value="22019">
                <text:p>2201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">
                <text:p>2</text:p>
              </table:table-cell>
              <table:table-cell office:value-type="float" office:value="23517">
                <text:p>2351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">
                <text:p>2</text:p>
              </table:table-cell>
              <table:table-cell office:value-type="float" office:value="23661">
                <text:p>2366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">
                <text:p>2</text:p>
              </table:table-cell>
              <table:table-cell office:value-type="float" office:value="26782.5">
                <text:p>26782.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">
                <text:p>2</text:p>
              </table:table-cell>
              <table:table-cell office:value-type="float" office:value="25252">
                <text:p>2525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">
                <text:p>2</text:p>
              </table:table-cell>
              <table:table-cell office:value-type="float" office:value="26923.5">
                <text:p>26923.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">
                <text:p>2</text:p>
              </table:table-cell>
              <table:table-cell office:value-type="float" office:value="22908">
                <text:p>2290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">
                <text:p>2</text:p>
              </table:table-cell>
              <table:table-cell office:value-type="float" office:value="24885.5">
                <text:p>24885.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">
                <text:p>2</text:p>
              </table:table-cell>
              <table:table-cell office:value-type="float" office:value="28763">
                <text:p>2876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">
                <text:p>2</text:p>
              </table:table-cell>
              <table:table-cell office:value-type="float" office:value="24972.5">
                <text:p>24972.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">
                <text:p>2</text:p>
              </table:table-cell>
              <table:table-cell office:value-type="float" office:value="24568.5">
                <text:p>24568.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">
                <text:p>2</text:p>
              </table:table-cell>
              <table:table-cell office:value-type="float" office:value="28965.5">
                <text:p>28965.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">
                <text:p>2</text:p>
              </table:table-cell>
              <table:table-cell office:value-type="float" office:value="26005.5">
                <text:p>26005.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">
                <text:p>2</text:p>
              </table:table-cell>
              <table:table-cell office:value-type="float" office:value="24402">
                <text:p>2440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">
                <text:p>2</text:p>
              </table:table-cell>
              <table:table-cell office:value-type="float" office:value="25675">
                <text:p>2567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">
                <text:p>2</text:p>
              </table:table-cell>
              <table:table-cell office:value-type="float" office:value="20343">
                <text:p>2034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">
                <text:p>2</text:p>
              </table:table-cell>
              <table:table-cell office:value-type="float" office:value="24799.5">
                <text:p>24799.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">
                <text:p>2</text:p>
              </table:table-cell>
              <table:table-cell office:value-type="float" office:value="22590">
                <text:p>2259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">
                <text:p>2</text:p>
              </table:table-cell>
              <table:table-cell office:value-type="float" office:value="26162.5">
                <text:p>26162.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">
                <text:p>2</text:p>
              </table:table-cell>
              <table:table-cell office:value-type="float" office:value="20420">
                <text:p>2042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">
                <text:p>2</text:p>
              </table:table-cell>
              <table:table-cell office:value-type="float" office:value="26012.5">
                <text:p>26012.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">
                <text:p>2</text:p>
              </table:table-cell>
              <table:table-cell office:value-type="float" office:value="27183">
                <text:p>2718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">
                <text:p>2</text:p>
              </table:table-cell>
              <table:table-cell office:value-type="float" office:value="27721">
                <text:p>2772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">
                <text:p>2</text:p>
              </table:table-cell>
              <table:table-cell office:value-type="float" office:value="18316">
                <text:p>1831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">
                <text:p>2</text:p>
              </table:table-cell>
              <table:table-cell office:value-type="float" office:value="27504">
                <text:p>2750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">
                <text:p>2</text:p>
              </table:table-cell>
              <table:table-cell office:value-type="float" office:value="25468">
                <text:p>2546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">
                <text:p>2</text:p>
              </table:table-cell>
              <table:table-cell office:value-type="float" office:value="27960.5">
                <text:p>27960.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">
                <text:p>2</text:p>
              </table:table-cell>
              <table:table-cell office:value-type="float" office:value="23516">
                <text:p>2351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">
                <text:p>2</text:p>
              </table:table-cell>
              <table:table-cell office:value-type="float" office:value="24056">
                <text:p>2405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">
                <text:p>2</text:p>
              </table:table-cell>
              <table:table-cell office:value-type="float" office:value="23901.5">
                <text:p>23901.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">
                <text:p>2</text:p>
              </table:table-cell>
              <table:table-cell office:value-type="float" office:value="27697">
                <text:p>2769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">
                <text:p>2</text:p>
              </table:table-cell>
              <table:table-cell office:value-type="float" office:value="25616">
                <text:p>2561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">
                <text:p>2</text:p>
              </table:table-cell>
              <table:table-cell office:value-type="float" office:value="24716">
                <text:p>2471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">
                <text:p>2</text:p>
              </table:table-cell>
              <table:table-cell office:value-type="float" office:value="23210">
                <text:p>2321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">
                <text:p>2</text:p>
              </table:table-cell>
              <table:table-cell office:value-type="float" office:value="22967.5">
                <text:p>22967.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">
                <text:p>2</text:p>
              </table:table-cell>
              <table:table-cell office:value-type="float" office:value="24801">
                <text:p>2480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">
                <text:p>2</text:p>
              </table:table-cell>
              <table:table-cell office:value-type="float" office:value="26375.5">
                <text:p>26375.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">
                <text:p>2</text:p>
              </table:table-cell>
              <table:table-cell office:value-type="float" office:value="22281.5">
                <text:p>22281.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">
                <text:p>2</text:p>
              </table:table-cell>
              <table:table-cell office:value-type="float" office:value="21671">
                <text:p>2167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">
                <text:p>2</text:p>
              </table:table-cell>
              <table:table-cell office:value-type="float" office:value="29456.5">
                <text:p>29456.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">
                <text:p>2</text:p>
              </table:table-cell>
              <table:table-cell office:value-type="float" office:value="24922.5">
                <text:p>24922.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">
                <text:p>2</text:p>
              </table:table-cell>
              <table:table-cell office:value-type="float" office:value="25410.5">
                <text:p>25410.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">
                <text:p>2</text:p>
              </table:table-cell>
              <table:table-cell office:value-type="float" office:value="20980">
                <text:p>2098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">
                <text:p>2</text:p>
              </table:table-cell>
              <table:table-cell office:value-type="float" office:value="24987.5">
                <text:p>24987.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">
                <text:p>2</text:p>
              </table:table-cell>
              <table:table-cell office:value-type="float" office:value="25445">
                <text:p>2544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">
                <text:p>2</text:p>
              </table:table-cell>
              <table:table-cell office:value-type="float" office:value="20925.5">
                <text:p>20925.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">
                <text:p>2</text:p>
              </table:table-cell>
              <table:table-cell office:value-type="float" office:value="27564.5">
                <text:p>27564.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">
                <text:p>2</text:p>
              </table:table-cell>
              <table:table-cell office:value-type="float" office:value="26019.5">
                <text:p>26019.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">
                <text:p>2</text:p>
              </table:table-cell>
              <table:table-cell office:value-type="float" office:value="25460.5">
                <text:p>25460.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">
                <text:p>2</text:p>
              </table:table-cell>
              <table:table-cell office:value-type="float" office:value="25722.5">
                <text:p>25722.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">
                <text:p>2</text:p>
              </table:table-cell>
              <table:table-cell office:value-type="float" office:value="28450.5">
                <text:p>28450.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">
                <text:p>2</text:p>
              </table:table-cell>
              <table:table-cell office:value-type="float" office:value="24548.5">
                <text:p>24548.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">
                <text:p>2</text:p>
              </table:table-cell>
              <table:table-cell office:value-type="float" office:value="24295.5">
                <text:p>24295.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">
                <text:p>2</text:p>
              </table:table-cell>
              <table:table-cell office:value-type="float" office:value="22703.5">
                <text:p>22703.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">
                <text:p>2</text:p>
              </table:table-cell>
              <table:table-cell office:value-type="float" office:value="20059.5">
                <text:p>20059.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">
                <text:p>2</text:p>
              </table:table-cell>
              <table:table-cell office:value-type="float" office:value="22939">
                <text:p>2293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">
                <text:p>2</text:p>
              </table:table-cell>
              <table:table-cell office:value-type="float" office:value="29292.5">
                <text:p>29292.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">
                <text:p>2</text:p>
              </table:table-cell>
              <table:table-cell office:value-type="float" office:value="23238">
                <text:p>2323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">
                <text:p>2</text:p>
              </table:table-cell>
              <table:table-cell office:value-type="float" office:value="27983.5">
                <text:p>27983.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">
                <text:p>2</text:p>
              </table:table-cell>
              <table:table-cell office:value-type="float" office:value="24882.5">
                <text:p>24882.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">
                <text:p>2</text:p>
              </table:table-cell>
              <table:table-cell office:value-type="float" office:value="25578">
                <text:p>2557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">
                <text:p>2</text:p>
              </table:table-cell>
              <table:table-cell office:value-type="float" office:value="24211.5">
                <text:p>24211.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">
                <text:p>2</text:p>
              </table:table-cell>
              <table:table-cell office:value-type="float" office:value="24250">
                <text:p>2425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">
                <text:p>2</text:p>
              </table:table-cell>
              <table:table-cell office:value-type="float" office:value="26370">
                <text:p>2637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">
                <text:p>2</text:p>
              </table:table-cell>
              <table:table-cell office:value-type="float" office:value="20335.5">
                <text:p>20335.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">
                <text:p>2</text:p>
              </table:table-cell>
              <table:table-cell office:value-type="float" office:value="25617.5">
                <text:p>25617.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">
                <text:p>2</text:p>
              </table:table-cell>
              <table:table-cell office:value-type="float" office:value="27460">
                <text:p>2746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">
                <text:p>2</text:p>
              </table:table-cell>
              <table:table-cell office:value-type="float" office:value="21501">
                <text:p>2150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">
                <text:p>2</text:p>
              </table:table-cell>
              <table:table-cell office:value-type="float" office:value="20867">
                <text:p>2086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">
                <text:p>2</text:p>
              </table:table-cell>
              <table:table-cell office:value-type="float" office:value="28221">
                <text:p>2822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">
                <text:p>2</text:p>
              </table:table-cell>
              <table:table-cell office:value-type="float" office:value="24438.5">
                <text:p>24438.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">
                <text:p>2</text:p>
              </table:table-cell>
              <table:table-cell office:value-type="float" office:value="27381">
                <text:p>2738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">
                <text:p>2</text:p>
              </table:table-cell>
              <table:table-cell office:value-type="float" office:value="23607">
                <text:p>2360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">
                <text:p>2</text:p>
              </table:table-cell>
              <table:table-cell office:value-type="float" office:value="24203">
                <text:p>2420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">
                <text:p>2</text:p>
              </table:table-cell>
              <table:table-cell office:value-type="float" office:value="24962">
                <text:p>2496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">
                <text:p>2</text:p>
              </table:table-cell>
              <table:table-cell office:value-type="float" office:value="24615.5">
                <text:p>24615.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">
                <text:p>2</text:p>
              </table:table-cell>
              <table:table-cell office:value-type="float" office:value="27569">
                <text:p>2756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.5">
                <text:p>2.5</text:p>
              </table:table-cell>
              <table:table-cell office:value-type="float" office:value="22073.5">
                <text:p>22073.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.5">
                <text:p>2.5</text:p>
              </table:table-cell>
              <table:table-cell office:value-type="float" office:value="27134">
                <text:p>2713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.5">
                <text:p>2.5</text:p>
              </table:table-cell>
              <table:table-cell office:value-type="float" office:value="24390">
                <text:p>2439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.5">
                <text:p>2.5</text:p>
              </table:table-cell>
              <table:table-cell office:value-type="float" office:value="22878">
                <text:p>2287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.5">
                <text:p>2.5</text:p>
              </table:table-cell>
              <table:table-cell office:value-type="float" office:value="27505">
                <text:p>2750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.5">
                <text:p>2.5</text:p>
              </table:table-cell>
              <table:table-cell office:value-type="float" office:value="21767.5">
                <text:p>21767.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.5">
                <text:p>2.5</text:p>
              </table:table-cell>
              <table:table-cell office:value-type="float" office:value="24307">
                <text:p>2430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.5">
                <text:p>2.5</text:p>
              </table:table-cell>
              <table:table-cell office:value-type="float" office:value="16387.5">
                <text:p>16387.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.5">
                <text:p>2.5</text:p>
              </table:table-cell>
              <table:table-cell office:value-type="float" office:value="25575">
                <text:p>2557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.5">
                <text:p>2.5</text:p>
              </table:table-cell>
              <table:table-cell office:value-type="float" office:value="29778">
                <text:p>2977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.5">
                <text:p>2.5</text:p>
              </table:table-cell>
              <table:table-cell office:value-type="float" office:value="24611">
                <text:p>2461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.5">
                <text:p>2.5</text:p>
              </table:table-cell>
              <table:table-cell office:value-type="float" office:value="23489">
                <text:p>2348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.5">
                <text:p>2.5</text:p>
              </table:table-cell>
              <table:table-cell office:value-type="float" office:value="24064">
                <text:p>2406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.5">
                <text:p>2.5</text:p>
              </table:table-cell>
              <table:table-cell office:value-type="float" office:value="22329.5">
                <text:p>22329.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.5">
                <text:p>2.5</text:p>
              </table:table-cell>
              <table:table-cell office:value-type="float" office:value="26183.5">
                <text:p>26183.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.5">
                <text:p>2.5</text:p>
              </table:table-cell>
              <table:table-cell office:value-type="float" office:value="25492.5">
                <text:p>25492.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.5">
                <text:p>2.5</text:p>
              </table:table-cell>
              <table:table-cell office:value-type="float" office:value="26311">
                <text:p>2631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.5">
                <text:p>2.5</text:p>
              </table:table-cell>
              <table:table-cell office:value-type="float" office:value="28650.5">
                <text:p>28650.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.5">
                <text:p>2.5</text:p>
              </table:table-cell>
              <table:table-cell office:value-type="float" office:value="26934">
                <text:p>2693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.5">
                <text:p>2.5</text:p>
              </table:table-cell>
              <table:table-cell office:value-type="float" office:value="26011">
                <text:p>2601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.5">
                <text:p>2.5</text:p>
              </table:table-cell>
              <table:table-cell office:value-type="float" office:value="21963">
                <text:p>2196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.5">
                <text:p>2.5</text:p>
              </table:table-cell>
              <table:table-cell office:value-type="float" office:value="27099">
                <text:p>2709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.5">
                <text:p>2.5</text:p>
              </table:table-cell>
              <table:table-cell office:value-type="float" office:value="20617">
                <text:p>2061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.5">
                <text:p>2.5</text:p>
              </table:table-cell>
              <table:table-cell office:value-type="float" office:value="26088">
                <text:p>2608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.5">
                <text:p>2.5</text:p>
              </table:table-cell>
              <table:table-cell office:value-type="float" office:value="24707.5">
                <text:p>24707.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.5">
                <text:p>2.5</text:p>
              </table:table-cell>
              <table:table-cell office:value-type="float" office:value="21745">
                <text:p>2174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.5">
                <text:p>2.5</text:p>
              </table:table-cell>
              <table:table-cell office:value-type="float" office:value="26091.5">
                <text:p>26091.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.5">
                <text:p>2.5</text:p>
              </table:table-cell>
              <table:table-cell office:value-type="float" office:value="27227">
                <text:p>2722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.5">
                <text:p>2.5</text:p>
              </table:table-cell>
              <table:table-cell office:value-type="float" office:value="28870.5">
                <text:p>28870.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.5">
                <text:p>2.5</text:p>
              </table:table-cell>
              <table:table-cell office:value-type="float" office:value="27729">
                <text:p>2772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.5">
                <text:p>2.5</text:p>
              </table:table-cell>
              <table:table-cell office:value-type="float" office:value="22499.5">
                <text:p>22499.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.5">
                <text:p>2.5</text:p>
              </table:table-cell>
              <table:table-cell office:value-type="float" office:value="27890">
                <text:p>2789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.5">
                <text:p>2.5</text:p>
              </table:table-cell>
              <table:table-cell office:value-type="float" office:value="24581.5">
                <text:p>24581.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.5">
                <text:p>2.5</text:p>
              </table:table-cell>
              <table:table-cell office:value-type="float" office:value="24905">
                <text:p>2490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.5">
                <text:p>2.5</text:p>
              </table:table-cell>
              <table:table-cell office:value-type="float" office:value="27205.5">
                <text:p>27205.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.5">
                <text:p>2.5</text:p>
              </table:table-cell>
              <table:table-cell office:value-type="float" office:value="20912.5">
                <text:p>20912.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.5">
                <text:p>2.5</text:p>
              </table:table-cell>
              <table:table-cell office:value-type="float" office:value="24974">
                <text:p>2497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.5">
                <text:p>2.5</text:p>
              </table:table-cell>
              <table:table-cell office:value-type="float" office:value="22658">
                <text:p>2265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.5">
                <text:p>2.5</text:p>
              </table:table-cell>
              <table:table-cell office:value-type="float" office:value="26738">
                <text:p>2673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.5">
                <text:p>2.5</text:p>
              </table:table-cell>
              <table:table-cell office:value-type="float" office:value="18457.5">
                <text:p>18457.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.5">
                <text:p>2.5</text:p>
              </table:table-cell>
              <table:table-cell office:value-type="float" office:value="24317.5">
                <text:p>24317.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.5">
                <text:p>2.5</text:p>
              </table:table-cell>
              <table:table-cell office:value-type="float" office:value="21672.5">
                <text:p>21672.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.5">
                <text:p>2.5</text:p>
              </table:table-cell>
              <table:table-cell office:value-type="float" office:value="23431.5">
                <text:p>23431.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.5">
                <text:p>2.5</text:p>
              </table:table-cell>
              <table:table-cell office:value-type="float" office:value="27970">
                <text:p>2797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.5">
                <text:p>2.5</text:p>
              </table:table-cell>
              <table:table-cell office:value-type="float" office:value="22712.5">
                <text:p>22712.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.5">
                <text:p>2.5</text:p>
              </table:table-cell>
              <table:table-cell office:value-type="float" office:value="25891.5">
                <text:p>25891.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.5">
                <text:p>2.5</text:p>
              </table:table-cell>
              <table:table-cell office:value-type="float" office:value="25878">
                <text:p>2587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.5">
                <text:p>2.5</text:p>
              </table:table-cell>
              <table:table-cell office:value-type="float" office:value="31525">
                <text:p>3152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.5">
                <text:p>2.5</text:p>
              </table:table-cell>
              <table:table-cell office:value-type="float" office:value="20506">
                <text:p>2050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.5">
                <text:p>2.5</text:p>
              </table:table-cell>
              <table:table-cell office:value-type="float" office:value="23548.5">
                <text:p>23548.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.5">
                <text:p>2.5</text:p>
              </table:table-cell>
              <table:table-cell office:value-type="float" office:value="27996">
                <text:p>2799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.5">
                <text:p>2.5</text:p>
              </table:table-cell>
              <table:table-cell office:value-type="float" office:value="22640.5">
                <text:p>22640.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.5">
                <text:p>2.5</text:p>
              </table:table-cell>
              <table:table-cell office:value-type="float" office:value="24119">
                <text:p>2411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.5">
                <text:p>2.5</text:p>
              </table:table-cell>
              <table:table-cell office:value-type="float" office:value="22300">
                <text:p>2230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.5">
                <text:p>2.5</text:p>
              </table:table-cell>
              <table:table-cell office:value-type="float" office:value="25655.5">
                <text:p>25655.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.5">
                <text:p>2.5</text:p>
              </table:table-cell>
              <table:table-cell office:value-type="float" office:value="24019.5">
                <text:p>24019.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.5">
                <text:p>2.5</text:p>
              </table:table-cell>
              <table:table-cell office:value-type="float" office:value="20768.5">
                <text:p>20768.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.5">
                <text:p>2.5</text:p>
              </table:table-cell>
              <table:table-cell office:value-type="float" office:value="24700">
                <text:p>2470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.5">
                <text:p>2.5</text:p>
              </table:table-cell>
              <table:table-cell office:value-type="float" office:value="26216.5">
                <text:p>26216.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.5">
                <text:p>2.5</text:p>
              </table:table-cell>
              <table:table-cell office:value-type="float" office:value="25230">
                <text:p>2523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.5">
                <text:p>2.5</text:p>
              </table:table-cell>
              <table:table-cell office:value-type="float" office:value="27046">
                <text:p>2704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.5">
                <text:p>2.5</text:p>
              </table:table-cell>
              <table:table-cell office:value-type="float" office:value="27165">
                <text:p>2716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.5">
                <text:p>2.5</text:p>
              </table:table-cell>
              <table:table-cell office:value-type="float" office:value="22639">
                <text:p>2263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.5">
                <text:p>2.5</text:p>
              </table:table-cell>
              <table:table-cell office:value-type="float" office:value="25528.5">
                <text:p>25528.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.5">
                <text:p>2.5</text:p>
              </table:table-cell>
              <table:table-cell office:value-type="float" office:value="20563.5">
                <text:p>20563.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.5">
                <text:p>2.5</text:p>
              </table:table-cell>
              <table:table-cell office:value-type="float" office:value="28520">
                <text:p>2852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.5">
                <text:p>2.5</text:p>
              </table:table-cell>
              <table:table-cell office:value-type="float" office:value="23144.5">
                <text:p>23144.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.5">
                <text:p>2.5</text:p>
              </table:table-cell>
              <table:table-cell office:value-type="float" office:value="24604">
                <text:p>2460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.5">
                <text:p>2.5</text:p>
              </table:table-cell>
              <table:table-cell office:value-type="float" office:value="25334">
                <text:p>2533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.5">
                <text:p>2.5</text:p>
              </table:table-cell>
              <table:table-cell office:value-type="float" office:value="26149">
                <text:p>2614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.5">
                <text:p>2.5</text:p>
              </table:table-cell>
              <table:table-cell office:value-type="float" office:value="23043.5">
                <text:p>23043.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.5">
                <text:p>2.5</text:p>
              </table:table-cell>
              <table:table-cell office:value-type="float" office:value="28060.5">
                <text:p>28060.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.5">
                <text:p>2.5</text:p>
              </table:table-cell>
              <table:table-cell office:value-type="float" office:value="28000.5">
                <text:p>28000.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.5">
                <text:p>2.5</text:p>
              </table:table-cell>
              <table:table-cell office:value-type="float" office:value="24417.5">
                <text:p>24417.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.5">
                <text:p>2.5</text:p>
              </table:table-cell>
              <table:table-cell office:value-type="float" office:value="29093.5">
                <text:p>29093.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.5">
                <text:p>2.5</text:p>
              </table:table-cell>
              <table:table-cell office:value-type="float" office:value="25073.5">
                <text:p>25073.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.5">
                <text:p>2.5</text:p>
              </table:table-cell>
              <table:table-cell office:value-type="float" office:value="20774.5">
                <text:p>20774.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.5">
                <text:p>2.5</text:p>
              </table:table-cell>
              <table:table-cell office:value-type="float" office:value="23007.5">
                <text:p>23007.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.5">
                <text:p>2.5</text:p>
              </table:table-cell>
              <table:table-cell office:value-type="float" office:value="27288">
                <text:p>2728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.5">
                <text:p>2.5</text:p>
              </table:table-cell>
              <table:table-cell office:value-type="float" office:value="24590">
                <text:p>2459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.5">
                <text:p>2.5</text:p>
              </table:table-cell>
              <table:table-cell office:value-type="float" office:value="27797.5">
                <text:p>27797.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.5">
                <text:p>2.5</text:p>
              </table:table-cell>
              <table:table-cell office:value-type="float" office:value="24153">
                <text:p>2415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.5">
                <text:p>2.5</text:p>
              </table:table-cell>
              <table:table-cell office:value-type="float" office:value="24574.5">
                <text:p>24574.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.5">
                <text:p>2.5</text:p>
              </table:table-cell>
              <table:table-cell office:value-type="float" office:value="23548">
                <text:p>2354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.5">
                <text:p>2.5</text:p>
              </table:table-cell>
              <table:table-cell office:value-type="float" office:value="26215.5">
                <text:p>26215.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.5">
                <text:p>2.5</text:p>
              </table:table-cell>
              <table:table-cell office:value-type="float" office:value="19731.5">
                <text:p>19731.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.5">
                <text:p>2.5</text:p>
              </table:table-cell>
              <table:table-cell office:value-type="float" office:value="26078">
                <text:p>2607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.5">
                <text:p>2.5</text:p>
              </table:table-cell>
              <table:table-cell office:value-type="float" office:value="25676">
                <text:p>2567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.5">
                <text:p>2.5</text:p>
              </table:table-cell>
              <table:table-cell office:value-type="float" office:value="29134.5">
                <text:p>29134.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.5">
                <text:p>2.5</text:p>
              </table:table-cell>
              <table:table-cell office:value-type="float" office:value="25448.5">
                <text:p>25448.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.5">
                <text:p>2.5</text:p>
              </table:table-cell>
              <table:table-cell office:value-type="float" office:value="22276">
                <text:p>2227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.5">
                <text:p>2.5</text:p>
              </table:table-cell>
              <table:table-cell office:value-type="float" office:value="23275">
                <text:p>2327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.5">
                <text:p>2.5</text:p>
              </table:table-cell>
              <table:table-cell office:value-type="float" office:value="25832">
                <text:p>2583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.5">
                <text:p>2.5</text:p>
              </table:table-cell>
              <table:table-cell office:value-type="float" office:value="25807.5">
                <text:p>25807.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.5">
                <text:p>2.5</text:p>
              </table:table-cell>
              <table:table-cell office:value-type="float" office:value="23115">
                <text:p>2311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.5">
                <text:p>2.5</text:p>
              </table:table-cell>
              <table:table-cell office:value-type="float" office:value="22414">
                <text:p>2241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.5">
                <text:p>2.5</text:p>
              </table:table-cell>
              <table:table-cell office:value-type="float" office:value="19487.5">
                <text:p>19487.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.5">
                <text:p>2.5</text:p>
              </table:table-cell>
              <table:table-cell office:value-type="float" office:value="26102.5">
                <text:p>26102.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.5">
                <text:p>2.5</text:p>
              </table:table-cell>
              <table:table-cell office:value-type="float" office:value="23496.5">
                <text:p>23496.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.5">
                <text:p>2.5</text:p>
              </table:table-cell>
              <table:table-cell office:value-type="float" office:value="28777.5">
                <text:p>28777.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.5">
                <text:p>2.5</text:p>
              </table:table-cell>
              <table:table-cell office:value-type="float" office:value="26114.5">
                <text:p>26114.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.5">
                <text:p>2.5</text:p>
              </table:table-cell>
              <table:table-cell office:value-type="float" office:value="29868.5">
                <text:p>29868.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.5">
                <text:p>2.5</text:p>
              </table:table-cell>
              <table:table-cell office:value-type="float" office:value="29134.5">
                <text:p>29134.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.5">
                <text:p>2.5</text:p>
              </table:table-cell>
              <table:table-cell office:value-type="float" office:value="20336.5">
                <text:p>20336.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.5">
                <text:p>2.5</text:p>
              </table:table-cell>
              <table:table-cell office:value-type="float" office:value="24920">
                <text:p>2492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.5">
                <text:p>2.5</text:p>
              </table:table-cell>
              <table:table-cell office:value-type="float" office:value="23684">
                <text:p>2368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.5">
                <text:p>2.5</text:p>
              </table:table-cell>
              <table:table-cell office:value-type="float" office:value="23129.5">
                <text:p>23129.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.5">
                <text:p>2.5</text:p>
              </table:table-cell>
              <table:table-cell office:value-type="float" office:value="21588.5">
                <text:p>21588.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.5">
                <text:p>2.5</text:p>
              </table:table-cell>
              <table:table-cell office:value-type="float" office:value="25592.5">
                <text:p>25592.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.5">
                <text:p>2.5</text:p>
              </table:table-cell>
              <table:table-cell office:value-type="float" office:value="20331.5">
                <text:p>20331.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.5">
                <text:p>2.5</text:p>
              </table:table-cell>
              <table:table-cell office:value-type="float" office:value="24304">
                <text:p>2430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.5">
                <text:p>2.5</text:p>
              </table:table-cell>
              <table:table-cell office:value-type="float" office:value="29398.5">
                <text:p>29398.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.5">
                <text:p>2.5</text:p>
              </table:table-cell>
              <table:table-cell office:value-type="float" office:value="26478">
                <text:p>2647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.5">
                <text:p>2.5</text:p>
              </table:table-cell>
              <table:table-cell office:value-type="float" office:value="26941">
                <text:p>2694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.5">
                <text:p>2.5</text:p>
              </table:table-cell>
              <table:table-cell office:value-type="float" office:value="24072">
                <text:p>2407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.5">
                <text:p>2.5</text:p>
              </table:table-cell>
              <table:table-cell office:value-type="float" office:value="23618.5">
                <text:p>23618.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.5">
                <text:p>2.5</text:p>
              </table:table-cell>
              <table:table-cell office:value-type="float" office:value="25001">
                <text:p>2500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.5">
                <text:p>2.5</text:p>
              </table:table-cell>
              <table:table-cell office:value-type="float" office:value="23764.5">
                <text:p>23764.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.5">
                <text:p>2.5</text:p>
              </table:table-cell>
              <table:table-cell office:value-type="float" office:value="24117">
                <text:p>2411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.5">
                <text:p>2.5</text:p>
              </table:table-cell>
              <table:table-cell office:value-type="float" office:value="21434">
                <text:p>2143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.5">
                <text:p>2.5</text:p>
              </table:table-cell>
              <table:table-cell office:value-type="float" office:value="22811.5">
                <text:p>22811.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.5">
                <text:p>2.5</text:p>
              </table:table-cell>
              <table:table-cell office:value-type="float" office:value="22296">
                <text:p>2229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.5">
                <text:p>2.5</text:p>
              </table:table-cell>
              <table:table-cell office:value-type="float" office:value="28392">
                <text:p>2839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.5">
                <text:p>2.5</text:p>
              </table:table-cell>
              <table:table-cell office:value-type="float" office:value="22274">
                <text:p>2227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.5">
                <text:p>2.5</text:p>
              </table:table-cell>
              <table:table-cell office:value-type="float" office:value="25165">
                <text:p>2516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.5">
                <text:p>2.5</text:p>
              </table:table-cell>
              <table:table-cell office:value-type="float" office:value="25167.5">
                <text:p>25167.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.5">
                <text:p>2.5</text:p>
              </table:table-cell>
              <table:table-cell office:value-type="float" office:value="23761">
                <text:p>2376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.5">
                <text:p>2.5</text:p>
              </table:table-cell>
              <table:table-cell office:value-type="float" office:value="23840.5">
                <text:p>23840.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.5">
                <text:p>2.5</text:p>
              </table:table-cell>
              <table:table-cell office:value-type="float" office:value="25993">
                <text:p>2599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.5">
                <text:p>2.5</text:p>
              </table:table-cell>
              <table:table-cell office:value-type="float" office:value="24959.5">
                <text:p>24959.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.5">
                <text:p>2.5</text:p>
              </table:table-cell>
              <table:table-cell office:value-type="float" office:value="25214">
                <text:p>2521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.5">
                <text:p>2.5</text:p>
              </table:table-cell>
              <table:table-cell office:value-type="float" office:value="25112">
                <text:p>2511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.5">
                <text:p>2.5</text:p>
              </table:table-cell>
              <table:table-cell office:value-type="float" office:value="23335.5">
                <text:p>23335.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.5">
                <text:p>2.5</text:p>
              </table:table-cell>
              <table:table-cell office:value-type="float" office:value="24382.5">
                <text:p>24382.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.5">
                <text:p>2.5</text:p>
              </table:table-cell>
              <table:table-cell office:value-type="float" office:value="26742">
                <text:p>2674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.5">
                <text:p>2.5</text:p>
              </table:table-cell>
              <table:table-cell office:value-type="float" office:value="21464.5">
                <text:p>21464.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.5">
                <text:p>2.5</text:p>
              </table:table-cell>
              <table:table-cell office:value-type="float" office:value="28355.5">
                <text:p>28355.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.5">
                <text:p>2.5</text:p>
              </table:table-cell>
              <table:table-cell office:value-type="float" office:value="24080.5">
                <text:p>24080.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.5">
                <text:p>2.5</text:p>
              </table:table-cell>
              <table:table-cell office:value-type="float" office:value="23520">
                <text:p>2352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.5">
                <text:p>2.5</text:p>
              </table:table-cell>
              <table:table-cell office:value-type="float" office:value="27495">
                <text:p>2749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.5">
                <text:p>2.5</text:p>
              </table:table-cell>
              <table:table-cell office:value-type="float" office:value="24765">
                <text:p>2476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.5">
                <text:p>2.5</text:p>
              </table:table-cell>
              <table:table-cell office:value-type="float" office:value="22755">
                <text:p>2275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.5">
                <text:p>2.5</text:p>
              </table:table-cell>
              <table:table-cell office:value-type="float" office:value="25169.5">
                <text:p>25169.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.5">
                <text:p>2.5</text:p>
              </table:table-cell>
              <table:table-cell office:value-type="float" office:value="22353">
                <text:p>2235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.5">
                <text:p>2.5</text:p>
              </table:table-cell>
              <table:table-cell office:value-type="float" office:value="27096.5">
                <text:p>27096.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.5">
                <text:p>2.5</text:p>
              </table:table-cell>
              <table:table-cell office:value-type="float" office:value="25078.5">
                <text:p>25078.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.5">
                <text:p>2.5</text:p>
              </table:table-cell>
              <table:table-cell office:value-type="float" office:value="22441">
                <text:p>2244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.5">
                <text:p>2.5</text:p>
              </table:table-cell>
              <table:table-cell office:value-type="float" office:value="28912">
                <text:p>2891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.5">
                <text:p>2.5</text:p>
              </table:table-cell>
              <table:table-cell office:value-type="float" office:value="23070.5">
                <text:p>23070.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.5">
                <text:p>2.5</text:p>
              </table:table-cell>
              <table:table-cell office:value-type="float" office:value="25299">
                <text:p>2529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.5">
                <text:p>2.5</text:p>
              </table:table-cell>
              <table:table-cell office:value-type="float" office:value="24331.5">
                <text:p>24331.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.5">
                <text:p>2.5</text:p>
              </table:table-cell>
              <table:table-cell office:value-type="float" office:value="26371.5">
                <text:p>26371.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.5">
                <text:p>2.5</text:p>
              </table:table-cell>
              <table:table-cell office:value-type="float" office:value="26839">
                <text:p>2683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.5">
                <text:p>2.5</text:p>
              </table:table-cell>
              <table:table-cell office:value-type="float" office:value="24798">
                <text:p>2479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.5">
                <text:p>2.5</text:p>
              </table:table-cell>
              <table:table-cell office:value-type="float" office:value="25617">
                <text:p>2561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.5">
                <text:p>2.5</text:p>
              </table:table-cell>
              <table:table-cell office:value-type="float" office:value="24568.5">
                <text:p>24568.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.5">
                <text:p>2.5</text:p>
              </table:table-cell>
              <table:table-cell office:value-type="float" office:value="24369">
                <text:p>2436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.5">
                <text:p>2.5</text:p>
              </table:table-cell>
              <table:table-cell office:value-type="float" office:value="27245.5">
                <text:p>27245.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.5">
                <text:p>2.5</text:p>
              </table:table-cell>
              <table:table-cell office:value-type="float" office:value="29426">
                <text:p>2942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.5">
                <text:p>2.5</text:p>
              </table:table-cell>
              <table:table-cell office:value-type="float" office:value="21279.5">
                <text:p>21279.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.5">
                <text:p>2.5</text:p>
              </table:table-cell>
              <table:table-cell office:value-type="float" office:value="26537.5">
                <text:p>26537.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.5">
                <text:p>2.5</text:p>
              </table:table-cell>
              <table:table-cell office:value-type="float" office:value="26197">
                <text:p>2619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.5">
                <text:p>2.5</text:p>
              </table:table-cell>
              <table:table-cell office:value-type="float" office:value="26802.5">
                <text:p>26802.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.5">
                <text:p>2.5</text:p>
              </table:table-cell>
              <table:table-cell office:value-type="float" office:value="30302">
                <text:p>3030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.5">
                <text:p>2.5</text:p>
              </table:table-cell>
              <table:table-cell office:value-type="float" office:value="23931">
                <text:p>2393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.5">
                <text:p>2.5</text:p>
              </table:table-cell>
              <table:table-cell office:value-type="float" office:value="26357">
                <text:p>2635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.5">
                <text:p>2.5</text:p>
              </table:table-cell>
              <table:table-cell office:value-type="float" office:value="21236.5">
                <text:p>21236.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.5">
                <text:p>2.5</text:p>
              </table:table-cell>
              <table:table-cell office:value-type="float" office:value="25107">
                <text:p>2510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.5">
                <text:p>2.5</text:p>
              </table:table-cell>
              <table:table-cell office:value-type="float" office:value="22800">
                <text:p>2280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.5">
                <text:p>2.5</text:p>
              </table:table-cell>
              <table:table-cell office:value-type="float" office:value="19945.5">
                <text:p>19945.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.5">
                <text:p>2.5</text:p>
              </table:table-cell>
              <table:table-cell office:value-type="float" office:value="25698.5">
                <text:p>25698.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.5">
                <text:p>2.5</text:p>
              </table:table-cell>
              <table:table-cell office:value-type="float" office:value="28973">
                <text:p>2897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.5">
                <text:p>2.5</text:p>
              </table:table-cell>
              <table:table-cell office:value-type="float" office:value="24687.5">
                <text:p>24687.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.5">
                <text:p>2.5</text:p>
              </table:table-cell>
              <table:table-cell office:value-type="float" office:value="24917.5">
                <text:p>24917.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.5">
                <text:p>2.5</text:p>
              </table:table-cell>
              <table:table-cell office:value-type="float" office:value="24216.5">
                <text:p>24216.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.5">
                <text:p>2.5</text:p>
              </table:table-cell>
              <table:table-cell office:value-type="float" office:value="23547">
                <text:p>2354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.5">
                <text:p>2.5</text:p>
              </table:table-cell>
              <table:table-cell office:value-type="float" office:value="23665.5">
                <text:p>23665.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.5">
                <text:p>2.5</text:p>
              </table:table-cell>
              <table:table-cell office:value-type="float" office:value="23398.5">
                <text:p>23398.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.5">
                <text:p>2.5</text:p>
              </table:table-cell>
              <table:table-cell office:value-type="float" office:value="21020">
                <text:p>2102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.5">
                <text:p>2.5</text:p>
              </table:table-cell>
              <table:table-cell office:value-type="float" office:value="26914">
                <text:p>2691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.5">
                <text:p>2.5</text:p>
              </table:table-cell>
              <table:table-cell office:value-type="float" office:value="25796">
                <text:p>2579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.5">
                <text:p>2.5</text:p>
              </table:table-cell>
              <table:table-cell office:value-type="float" office:value="28002.5">
                <text:p>28002.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.5">
                <text:p>2.5</text:p>
              </table:table-cell>
              <table:table-cell office:value-type="float" office:value="23681">
                <text:p>2368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.5">
                <text:p>2.5</text:p>
              </table:table-cell>
              <table:table-cell office:value-type="float" office:value="29262">
                <text:p>2926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.5">
                <text:p>2.5</text:p>
              </table:table-cell>
              <table:table-cell office:value-type="float" office:value="26453">
                <text:p>2645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.5">
                <text:p>2.5</text:p>
              </table:table-cell>
              <table:table-cell office:value-type="float" office:value="24541.5">
                <text:p>24541.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.5">
                <text:p>2.5</text:p>
              </table:table-cell>
              <table:table-cell office:value-type="float" office:value="24931">
                <text:p>2493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.5">
                <text:p>2.5</text:p>
              </table:table-cell>
              <table:table-cell office:value-type="float" office:value="24821.5">
                <text:p>24821.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.5">
                <text:p>2.5</text:p>
              </table:table-cell>
              <table:table-cell office:value-type="float" office:value="27149">
                <text:p>2714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.5">
                <text:p>2.5</text:p>
              </table:table-cell>
              <table:table-cell office:value-type="float" office:value="27144.5">
                <text:p>27144.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.5">
                <text:p>2.5</text:p>
              </table:table-cell>
              <table:table-cell office:value-type="float" office:value="22698.5">
                <text:p>22698.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.5">
                <text:p>2.5</text:p>
              </table:table-cell>
              <table:table-cell office:value-type="float" office:value="25066.5">
                <text:p>25066.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.5">
                <text:p>2.5</text:p>
              </table:table-cell>
              <table:table-cell office:value-type="float" office:value="21394.5">
                <text:p>21394.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.5">
                <text:p>2.5</text:p>
              </table:table-cell>
              <table:table-cell office:value-type="float" office:value="27094.5">
                <text:p>27094.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.5">
                <text:p>2.5</text:p>
              </table:table-cell>
              <table:table-cell office:value-type="float" office:value="23538">
                <text:p>2353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.5">
                <text:p>2.5</text:p>
              </table:table-cell>
              <table:table-cell office:value-type="float" office:value="24736.5">
                <text:p>24736.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.5">
                <text:p>2.5</text:p>
              </table:table-cell>
              <table:table-cell office:value-type="float" office:value="21547.5">
                <text:p>21547.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.5">
                <text:p>2.5</text:p>
              </table:table-cell>
              <table:table-cell office:value-type="float" office:value="26949">
                <text:p>2694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.5">
                <text:p>2.5</text:p>
              </table:table-cell>
              <table:table-cell office:value-type="float" office:value="26736.5">
                <text:p>26736.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.5">
                <text:p>2.5</text:p>
              </table:table-cell>
              <table:table-cell office:value-type="float" office:value="26355">
                <text:p>2635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.5">
                <text:p>2.5</text:p>
              </table:table-cell>
              <table:table-cell office:value-type="float" office:value="24486">
                <text:p>2448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.5">
                <text:p>2.5</text:p>
              </table:table-cell>
              <table:table-cell office:value-type="float" office:value="25808">
                <text:p>2580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.5">
                <text:p>2.5</text:p>
              </table:table-cell>
              <table:table-cell office:value-type="float" office:value="21963">
                <text:p>2196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.5">
                <text:p>2.5</text:p>
              </table:table-cell>
              <table:table-cell office:value-type="float" office:value="23836.5">
                <text:p>23836.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.5">
                <text:p>2.5</text:p>
              </table:table-cell>
              <table:table-cell office:value-type="float" office:value="21378">
                <text:p>2137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.5">
                <text:p>2.5</text:p>
              </table:table-cell>
              <table:table-cell office:value-type="float" office:value="25800">
                <text:p>2580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.5">
                <text:p>2.5</text:p>
              </table:table-cell>
              <table:table-cell office:value-type="float" office:value="27247">
                <text:p>2724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.5">
                <text:p>2.5</text:p>
              </table:table-cell>
              <table:table-cell office:value-type="float" office:value="26028">
                <text:p>2602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.5">
                <text:p>2.5</text:p>
              </table:table-cell>
              <table:table-cell office:value-type="float" office:value="27122.5">
                <text:p>27122.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.5">
                <text:p>2.5</text:p>
              </table:table-cell>
              <table:table-cell office:value-type="float" office:value="25965">
                <text:p>2596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.5">
                <text:p>2.5</text:p>
              </table:table-cell>
              <table:table-cell office:value-type="float" office:value="19930.5">
                <text:p>19930.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.5">
                <text:p>2.5</text:p>
              </table:table-cell>
              <table:table-cell office:value-type="float" office:value="23190.5">
                <text:p>23190.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.5">
                <text:p>2.5</text:p>
              </table:table-cell>
              <table:table-cell office:value-type="float" office:value="24914.5">
                <text:p>24914.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.5">
                <text:p>2.5</text:p>
              </table:table-cell>
              <table:table-cell office:value-type="float" office:value="21686">
                <text:p>2168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.5">
                <text:p>2.5</text:p>
              </table:table-cell>
              <table:table-cell office:value-type="float" office:value="27694.5">
                <text:p>27694.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.5">
                <text:p>2.5</text:p>
              </table:table-cell>
              <table:table-cell office:value-type="float" office:value="26656.5">
                <text:p>26656.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.5">
                <text:p>2.5</text:p>
              </table:table-cell>
              <table:table-cell office:value-type="float" office:value="24588">
                <text:p>2458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.5">
                <text:p>2.5</text:p>
              </table:table-cell>
              <table:table-cell office:value-type="float" office:value="22785">
                <text:p>2278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.5">
                <text:p>2.5</text:p>
              </table:table-cell>
              <table:table-cell office:value-type="float" office:value="20965">
                <text:p>2096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.5">
                <text:p>2.5</text:p>
              </table:table-cell>
              <table:table-cell office:value-type="float" office:value="21840.5">
                <text:p>21840.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.5">
                <text:p>2.5</text:p>
              </table:table-cell>
              <table:table-cell office:value-type="float" office:value="27655">
                <text:p>2765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.5">
                <text:p>2.5</text:p>
              </table:table-cell>
              <table:table-cell office:value-type="float" office:value="26431.5">
                <text:p>26431.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.5">
                <text:p>2.5</text:p>
              </table:table-cell>
              <table:table-cell office:value-type="float" office:value="25875.5">
                <text:p>25875.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.5">
                <text:p>2.5</text:p>
              </table:table-cell>
              <table:table-cell office:value-type="float" office:value="24005">
                <text:p>2400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.5">
                <text:p>2.5</text:p>
              </table:table-cell>
              <table:table-cell office:value-type="float" office:value="24413">
                <text:p>2441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.5">
                <text:p>2.5</text:p>
              </table:table-cell>
              <table:table-cell office:value-type="float" office:value="23921.5">
                <text:p>23921.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.5">
                <text:p>2.5</text:p>
              </table:table-cell>
              <table:table-cell office:value-type="float" office:value="25607.5">
                <text:p>25607.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.5">
                <text:p>2.5</text:p>
              </table:table-cell>
              <table:table-cell office:value-type="float" office:value="22981">
                <text:p>2298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.5">
                <text:p>2.5</text:p>
              </table:table-cell>
              <table:table-cell office:value-type="float" office:value="25069">
                <text:p>2506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.5">
                <text:p>2.5</text:p>
              </table:table-cell>
              <table:table-cell office:value-type="float" office:value="26047">
                <text:p>2604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.5">
                <text:p>2.5</text:p>
              </table:table-cell>
              <table:table-cell office:value-type="float" office:value="26012">
                <text:p>2601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.5">
                <text:p>2.5</text:p>
              </table:table-cell>
              <table:table-cell office:value-type="float" office:value="27655.5">
                <text:p>27655.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.5">
                <text:p>2.5</text:p>
              </table:table-cell>
              <table:table-cell office:value-type="float" office:value="21503.5">
                <text:p>21503.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.5">
                <text:p>2.5</text:p>
              </table:table-cell>
              <table:table-cell office:value-type="float" office:value="25909">
                <text:p>2590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.5">
                <text:p>2.5</text:p>
              </table:table-cell>
              <table:table-cell office:value-type="float" office:value="29094">
                <text:p>2909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.5">
                <text:p>2.5</text:p>
              </table:table-cell>
              <table:table-cell office:value-type="float" office:value="24492.5">
                <text:p>24492.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.5">
                <text:p>2.5</text:p>
              </table:table-cell>
              <table:table-cell office:value-type="float" office:value="25233.5">
                <text:p>25233.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.5">
                <text:p>2.5</text:p>
              </table:table-cell>
              <table:table-cell office:value-type="float" office:value="27033">
                <text:p>2703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.5">
                <text:p>2.5</text:p>
              </table:table-cell>
              <table:table-cell office:value-type="float" office:value="28277">
                <text:p>2827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.5">
                <text:p>2.5</text:p>
              </table:table-cell>
              <table:table-cell office:value-type="float" office:value="25926">
                <text:p>2592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.5">
                <text:p>2.5</text:p>
              </table:table-cell>
              <table:table-cell office:value-type="float" office:value="28564">
                <text:p>2856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.5">
                <text:p>2.5</text:p>
              </table:table-cell>
              <table:table-cell office:value-type="float" office:value="26555">
                <text:p>2655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.5">
                <text:p>2.5</text:p>
              </table:table-cell>
              <table:table-cell office:value-type="float" office:value="23825">
                <text:p>2382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.5">
                <text:p>2.5</text:p>
              </table:table-cell>
              <table:table-cell office:value-type="float" office:value="24952.5">
                <text:p>24952.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.5">
                <text:p>2.5</text:p>
              </table:table-cell>
              <table:table-cell office:value-type="float" office:value="27667">
                <text:p>2766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.5">
                <text:p>2.5</text:p>
              </table:table-cell>
              <table:table-cell office:value-type="float" office:value="23692">
                <text:p>2369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.5">
                <text:p>2.5</text:p>
              </table:table-cell>
              <table:table-cell office:value-type="float" office:value="26212">
                <text:p>2621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.5">
                <text:p>2.5</text:p>
              </table:table-cell>
              <table:table-cell office:value-type="float" office:value="23099.5">
                <text:p>23099.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.5">
                <text:p>2.5</text:p>
              </table:table-cell>
              <table:table-cell office:value-type="float" office:value="19807">
                <text:p>1980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.5">
                <text:p>2.5</text:p>
              </table:table-cell>
              <table:table-cell office:value-type="float" office:value="28123.5">
                <text:p>28123.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3">
                <text:p>3</text:p>
              </table:table-cell>
              <table:table-cell office:value-type="float" office:value="29593.5">
                <text:p>29593.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3">
                <text:p>3</text:p>
              </table:table-cell>
              <table:table-cell office:value-type="float" office:value="29397.5">
                <text:p>29397.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3">
                <text:p>3</text:p>
              </table:table-cell>
              <table:table-cell office:value-type="float" office:value="22622">
                <text:p>2262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3">
                <text:p>3</text:p>
              </table:table-cell>
              <table:table-cell office:value-type="float" office:value="23194">
                <text:p>23194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3">
                <text:p>3</text:p>
              </table:table-cell>
              <table:table-cell office:value-type="float" office:value="27835">
                <text:p>2783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3">
                <text:p>3</text:p>
              </table:table-cell>
              <table:table-cell office:value-type="float" office:value="25206">
                <text:p>25206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3">
                <text:p>3</text:p>
              </table:table-cell>
              <table:table-cell office:value-type="float" office:value="22514">
                <text:p>22514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3">
                <text:p>3</text:p>
              </table:table-cell>
              <table:table-cell office:value-type="float" office:value="24963">
                <text:p>2496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3">
                <text:p>3</text:p>
              </table:table-cell>
              <table:table-cell office:value-type="float" office:value="29049">
                <text:p>2904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3">
                <text:p>3</text:p>
              </table:table-cell>
              <table:table-cell office:value-type="float" office:value="26248.5">
                <text:p>26248.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3">
                <text:p>3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3">
                <text:p>3</text:p>
              </table:table-cell>
              <table:table-cell office:value-type="float" office:value="24101.5">
                <text:p>24101.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3">
                <text:p>3</text:p>
              </table:table-cell>
              <table:table-cell office:value-type="float" office:value="24174.5">
                <text:p>24174.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3">
                <text:p>3</text:p>
              </table:table-cell>
              <table:table-cell office:value-type="float" office:value="27660.5">
                <text:p>27660.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3">
                <text:p>3</text:p>
              </table:table-cell>
              <table:table-cell office:value-type="float" office:value="25211">
                <text:p>2521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3">
                <text:p>3</text:p>
              </table:table-cell>
              <table:table-cell office:value-type="float" office:value="30766">
                <text:p>30766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3">
                <text:p>3</text:p>
              </table:table-cell>
              <table:table-cell office:value-type="float" office:value="24234.5">
                <text:p>24234.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3">
                <text:p>3</text:p>
              </table:table-cell>
              <table:table-cell office:value-type="float" office:value="25297">
                <text:p>25297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3">
                <text:p>3</text:p>
              </table:table-cell>
              <table:table-cell office:value-type="float" office:value="21939.5">
                <text:p>21939.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3">
                <text:p>3</text:p>
              </table:table-cell>
              <table:table-cell office:value-type="float" office:value="23844">
                <text:p>23844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3">
                <text:p>3</text:p>
              </table:table-cell>
              <table:table-cell office:value-type="float" office:value="27791">
                <text:p>2779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3">
                <text:p>3</text:p>
              </table:table-cell>
              <table:table-cell office:value-type="float" office:value="24706">
                <text:p>24706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3">
                <text:p>3</text:p>
              </table:table-cell>
              <table:table-cell office:value-type="float" office:value="24651">
                <text:p>2465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">
                <text:p>3</text:p>
              </table:table-cell>
              <table:table-cell office:value-type="float" office:value="23661">
                <text:p>2366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3">
                <text:p>3</text:p>
              </table:table-cell>
              <table:table-cell office:value-type="float" office:value="25650.5">
                <text:p>25650.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3">
                <text:p>3</text:p>
              </table:table-cell>
              <table:table-cell office:value-type="float" office:value="27562">
                <text:p>27562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3">
                <text:p>3</text:p>
              </table:table-cell>
              <table:table-cell office:value-type="float" office:value="26966.5">
                <text:p>26966.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3">
                <text:p>3</text:p>
              </table:table-cell>
              <table:table-cell office:value-type="float" office:value="24683.5">
                <text:p>24683.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3">
                <text:p>3</text:p>
              </table:table-cell>
              <table:table-cell office:value-type="float" office:value="29509.5">
                <text:p>29509.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3">
                <text:p>3</text:p>
              </table:table-cell>
              <table:table-cell office:value-type="float" office:value="24574.5">
                <text:p>24574.5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3">
                <text:p>3</text:p>
              </table:table-cell>
              <table:table-cell office:value-type="float" office:value="24149.5">
                <text:p>24149.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3">
                <text:p>3</text:p>
              </table:table-cell>
              <table:table-cell office:value-type="float" office:value="22626.5">
                <text:p>22626.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3">
                <text:p>3</text:p>
              </table:table-cell>
              <table:table-cell office:value-type="float" office:value="22116.5">
                <text:p>22116.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3">
                <text:p>3</text:p>
              </table:table-cell>
              <table:table-cell office:value-type="float" office:value="22431.5">
                <text:p>22431.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3">
                <text:p>3</text:p>
              </table:table-cell>
              <table:table-cell office:value-type="float" office:value="26805">
                <text:p>2680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3">
                <text:p>3</text:p>
              </table:table-cell>
              <table:table-cell office:value-type="float" office:value="21480">
                <text:p>21480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3">
                <text:p>3</text:p>
              </table:table-cell>
              <table:table-cell office:value-type="float" office:value="27074.5">
                <text:p>27074.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3">
                <text:p>3</text:p>
              </table:table-cell>
              <table:table-cell office:value-type="float" office:value="28848">
                <text:p>28848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3">
                <text:p>3</text:p>
              </table:table-cell>
              <table:table-cell office:value-type="float" office:value="25199">
                <text:p>25199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3">
                <text:p>3</text:p>
              </table:table-cell>
              <table:table-cell office:value-type="float" office:value="25928.5">
                <text:p>25928.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3">
                <text:p>3</text:p>
              </table:table-cell>
              <table:table-cell office:value-type="float" office:value="22308">
                <text:p>2230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3">
                <text:p>3</text:p>
              </table:table-cell>
              <table:table-cell office:value-type="float" office:value="23830.5">
                <text:p>23830.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3">
                <text:p>3</text:p>
              </table:table-cell>
              <table:table-cell office:value-type="float" office:value="24229.5">
                <text:p>24229.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3">
                <text:p>3</text:p>
              </table:table-cell>
              <table:table-cell office:value-type="float" office:value="25519">
                <text:p>25519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3">
                <text:p>3</text:p>
              </table:table-cell>
              <table:table-cell office:value-type="float" office:value="28348.5">
                <text:p>28348.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3">
                <text:p>3</text:p>
              </table:table-cell>
              <table:table-cell office:value-type="float" office:value="22909.5">
                <text:p>22909.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">
                <text:p>3</text:p>
              </table:table-cell>
              <table:table-cell office:value-type="float" office:value="24296">
                <text:p>24296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3">
                <text:p>3</text:p>
              </table:table-cell>
              <table:table-cell office:value-type="float" office:value="21786.5">
                <text:p>21786.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3">
                <text:p>3</text:p>
              </table:table-cell>
              <table:table-cell office:value-type="float" office:value="26246.5">
                <text:p>26246.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3">
                <text:p>3</text:p>
              </table:table-cell>
              <table:table-cell office:value-type="float" office:value="24244">
                <text:p>24244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3">
                <text:p>3</text:p>
              </table:table-cell>
              <table:table-cell office:value-type="float" office:value="21372.5">
                <text:p>21372.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3">
                <text:p>3</text:p>
              </table:table-cell>
              <table:table-cell office:value-type="float" office:value="29779.5">
                <text:p>29779.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3">
                <text:p>3</text:p>
              </table:table-cell>
              <table:table-cell office:value-type="float" office:value="27512.5">
                <text:p>27512.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3">
                <text:p>3</text:p>
              </table:table-cell>
              <table:table-cell office:value-type="float" office:value="25972.5">
                <text:p>25972.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3">
                <text:p>3</text:p>
              </table:table-cell>
              <table:table-cell office:value-type="float" office:value="25075.5">
                <text:p>25075.5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3">
                <text:p>3</text:p>
              </table:table-cell>
              <table:table-cell office:value-type="float" office:value="23369">
                <text:p>23369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3">
                <text:p>3</text:p>
              </table:table-cell>
              <table:table-cell office:value-type="float" office:value="26323.5">
                <text:p>26323.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3">
                <text:p>3</text:p>
              </table:table-cell>
              <table:table-cell office:value-type="float" office:value="26323">
                <text:p>26323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3">
                <text:p>3</text:p>
              </table:table-cell>
              <table:table-cell office:value-type="float" office:value="29318.5">
                <text:p>29318.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3">
                <text:p>3</text:p>
              </table:table-cell>
              <table:table-cell office:value-type="float" office:value="25310">
                <text:p>2531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3">
                <text:p>3</text:p>
              </table:table-cell>
              <table:table-cell office:value-type="float" office:value="27383">
                <text:p>27383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3">
                <text:p>3</text:p>
              </table:table-cell>
              <table:table-cell office:value-type="float" office:value="24648.5">
                <text:p>24648.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3">
                <text:p>3</text:p>
              </table:table-cell>
              <table:table-cell office:value-type="float" office:value="25716">
                <text:p>2571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3">
                <text:p>3</text:p>
              </table:table-cell>
              <table:table-cell office:value-type="float" office:value="26138.5">
                <text:p>26138.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3">
                <text:p>3</text:p>
              </table:table-cell>
              <table:table-cell office:value-type="float" office:value="24138">
                <text:p>24138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3">
                <text:p>3</text:p>
              </table:table-cell>
              <table:table-cell office:value-type="float" office:value="27658.5">
                <text:p>27658.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3">
                <text:p>3</text:p>
              </table:table-cell>
              <table:table-cell office:value-type="float" office:value="27993">
                <text:p>27993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3">
                <text:p>3</text:p>
              </table:table-cell>
              <table:table-cell office:value-type="float" office:value="24027">
                <text:p>24027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3">
                <text:p>3</text:p>
              </table:table-cell>
              <table:table-cell office:value-type="float" office:value="27345.5">
                <text:p>27345.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3">
                <text:p>3</text:p>
              </table:table-cell>
              <table:table-cell office:value-type="float" office:value="28531.5">
                <text:p>28531.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3">
                <text:p>3</text:p>
              </table:table-cell>
              <table:table-cell office:value-type="float" office:value="27288">
                <text:p>27288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3">
                <text:p>3</text:p>
              </table:table-cell>
              <table:table-cell office:value-type="float" office:value="22630.5">
                <text:p>22630.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3">
                <text:p>3</text:p>
              </table:table-cell>
              <table:table-cell office:value-type="float" office:value="29975">
                <text:p>29975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3">
                <text:p>3</text:p>
              </table:table-cell>
              <table:table-cell office:value-type="float" office:value="19031.5">
                <text:p>19031.5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3">
                <text:p>3</text:p>
              </table:table-cell>
              <table:table-cell office:value-type="float" office:value="24463.5">
                <text:p>24463.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3">
                <text:p>3</text:p>
              </table:table-cell>
              <table:table-cell office:value-type="float" office:value="25574">
                <text:p>25574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3">
                <text:p>3</text:p>
              </table:table-cell>
              <table:table-cell office:value-type="float" office:value="27618">
                <text:p>27618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3">
                <text:p>3</text:p>
              </table:table-cell>
              <table:table-cell office:value-type="float" office:value="25577.5">
                <text:p>25577.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3">
                <text:p>3</text:p>
              </table:table-cell>
              <table:table-cell office:value-type="float" office:value="29385">
                <text:p>2938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3">
                <text:p>3</text:p>
              </table:table-cell>
              <table:table-cell office:value-type="float" office:value="27826">
                <text:p>27826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3">
                <text:p>3</text:p>
              </table:table-cell>
              <table:table-cell office:value-type="float" office:value="25022.5">
                <text:p>25022.5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3">
                <text:p>3</text:p>
              </table:table-cell>
              <table:table-cell office:value-type="float" office:value="23675">
                <text:p>2367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3">
                <text:p>3</text:p>
              </table:table-cell>
              <table:table-cell office:value-type="float" office:value="23028.5">
                <text:p>23028.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3">
                <text:p>3</text:p>
              </table:table-cell>
              <table:table-cell office:value-type="float" office:value="27534.5">
                <text:p>27534.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3">
                <text:p>3</text:p>
              </table:table-cell>
              <table:table-cell office:value-type="float" office:value="27069.5">
                <text:p>27069.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3">
                <text:p>3</text:p>
              </table:table-cell>
              <table:table-cell office:value-type="float" office:value="25864.5">
                <text:p>25864.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3">
                <text:p>3</text:p>
              </table:table-cell>
              <table:table-cell office:value-type="float" office:value="25161.5">
                <text:p>25161.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3">
                <text:p>3</text:p>
              </table:table-cell>
              <table:table-cell office:value-type="float" office:value="25751.5">
                <text:p>25751.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3">
                <text:p>3</text:p>
              </table:table-cell>
              <table:table-cell office:value-type="float" office:value="29156.5">
                <text:p>29156.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3">
                <text:p>3</text:p>
              </table:table-cell>
              <table:table-cell office:value-type="float" office:value="26723">
                <text:p>26723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3">
                <text:p>3</text:p>
              </table:table-cell>
              <table:table-cell office:value-type="float" office:value="30330">
                <text:p>30330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3">
                <text:p>3</text:p>
              </table:table-cell>
              <table:table-cell office:value-type="float" office:value="24073">
                <text:p>24073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3">
                <text:p>3</text:p>
              </table:table-cell>
              <table:table-cell office:value-type="float" office:value="27741.5">
                <text:p>27741.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3">
                <text:p>3</text:p>
              </table:table-cell>
              <table:table-cell office:value-type="float" office:value="21591">
                <text:p>21591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3">
                <text:p>3</text:p>
              </table:table-cell>
              <table:table-cell office:value-type="float" office:value="22729.5">
                <text:p>22729.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3">
                <text:p>3</text:p>
              </table:table-cell>
              <table:table-cell office:value-type="float" office:value="23019">
                <text:p>23019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3">
                <text:p>3</text:p>
              </table:table-cell>
              <table:table-cell office:value-type="float" office:value="30001.5">
                <text:p>30001.5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3">
                <text:p>3</text:p>
              </table:table-cell>
              <table:table-cell office:value-type="float" office:value="26502">
                <text:p>26502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3">
                <text:p>3</text:p>
              </table:table-cell>
              <table:table-cell office:value-type="float" office:value="23094">
                <text:p>23094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3">
                <text:p>3</text:p>
              </table:table-cell>
              <table:table-cell office:value-type="float" office:value="28369.5">
                <text:p>28369.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3">
                <text:p>3</text:p>
              </table:table-cell>
              <table:table-cell office:value-type="float" office:value="21994.5">
                <text:p>21994.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3">
                <text:p>3</text:p>
              </table:table-cell>
              <table:table-cell office:value-type="float" office:value="24603.5">
                <text:p>24603.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3">
                <text:p>3</text:p>
              </table:table-cell>
              <table:table-cell office:value-type="float" office:value="23127.5">
                <text:p>23127.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3">
                <text:p>3</text:p>
              </table:table-cell>
              <table:table-cell office:value-type="float" office:value="28485.5">
                <text:p>28485.5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3">
                <text:p>3</text:p>
              </table:table-cell>
              <table:table-cell office:value-type="float" office:value="24815.5">
                <text:p>24815.5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3">
                <text:p>3</text:p>
              </table:table-cell>
              <table:table-cell office:value-type="float" office:value="31903">
                <text:p>31903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3">
                <text:p>3</text:p>
              </table:table-cell>
              <table:table-cell office:value-type="float" office:value="29545.5">
                <text:p>29545.5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3">
                <text:p>3</text:p>
              </table:table-cell>
              <table:table-cell office:value-type="float" office:value="21306">
                <text:p>21306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3">
                <text:p>3</text:p>
              </table:table-cell>
              <table:table-cell office:value-type="float" office:value="24250.5">
                <text:p>24250.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3">
                <text:p>3</text:p>
              </table:table-cell>
              <table:table-cell office:value-type="float" office:value="22239.5">
                <text:p>22239.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3">
                <text:p>3</text:p>
              </table:table-cell>
              <table:table-cell office:value-type="float" office:value="25401">
                <text:p>2540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3">
                <text:p>3</text:p>
              </table:table-cell>
              <table:table-cell office:value-type="float" office:value="23169.5">
                <text:p>23169.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3">
                <text:p>3</text:p>
              </table:table-cell>
              <table:table-cell office:value-type="float" office:value="22326">
                <text:p>22326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3">
                <text:p>3</text:p>
              </table:table-cell>
              <table:table-cell office:value-type="float" office:value="24073.5">
                <text:p>24073.5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3">
                <text:p>3</text:p>
              </table:table-cell>
              <table:table-cell office:value-type="float" office:value="22663.5">
                <text:p>22663.5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3">
                <text:p>3</text:p>
              </table:table-cell>
              <table:table-cell office:value-type="float" office:value="25052">
                <text:p>25052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3">
                <text:p>3</text:p>
              </table:table-cell>
              <table:table-cell office:value-type="float" office:value="23937">
                <text:p>23937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3">
                <text:p>3</text:p>
              </table:table-cell>
              <table:table-cell office:value-type="float" office:value="23624">
                <text:p>23624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3">
                <text:p>3</text:p>
              </table:table-cell>
              <table:table-cell office:value-type="float" office:value="26697.5">
                <text:p>26697.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3">
                <text:p>3</text:p>
              </table:table-cell>
              <table:table-cell office:value-type="float" office:value="21388">
                <text:p>21388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3">
                <text:p>3</text:p>
              </table:table-cell>
              <table:table-cell office:value-type="float" office:value="22577.5">
                <text:p>22577.5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3">
                <text:p>3</text:p>
              </table:table-cell>
              <table:table-cell office:value-type="float" office:value="24657.5">
                <text:p>24657.5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3">
                <text:p>3</text:p>
              </table:table-cell>
              <table:table-cell office:value-type="float" office:value="27389">
                <text:p>27389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3">
                <text:p>3</text:p>
              </table:table-cell>
              <table:table-cell office:value-type="float" office:value="23086.5">
                <text:p>23086.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3">
                <text:p>3</text:p>
              </table:table-cell>
              <table:table-cell office:value-type="float" office:value="26158">
                <text:p>26158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3">
                <text:p>3</text:p>
              </table:table-cell>
              <table:table-cell office:value-type="float" office:value="24780.5">
                <text:p>24780.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3">
                <text:p>3</text:p>
              </table:table-cell>
              <table:table-cell office:value-type="float" office:value="26897">
                <text:p>2689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3">
                <text:p>3</text:p>
              </table:table-cell>
              <table:table-cell office:value-type="float" office:value="23946">
                <text:p>23946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3">
                <text:p>3</text:p>
              </table:table-cell>
              <table:table-cell office:value-type="float" office:value="25280">
                <text:p>25280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3">
                <text:p>3</text:p>
              </table:table-cell>
              <table:table-cell office:value-type="float" office:value="23112">
                <text:p>23112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3">
                <text:p>3</text:p>
              </table:table-cell>
              <table:table-cell office:value-type="float" office:value="28115">
                <text:p>2811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3">
                <text:p>3</text:p>
              </table:table-cell>
              <table:table-cell office:value-type="float" office:value="25373">
                <text:p>25373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3">
                <text:p>3</text:p>
              </table:table-cell>
              <table:table-cell office:value-type="float" office:value="25861.5">
                <text:p>25861.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3">
                <text:p>3</text:p>
              </table:table-cell>
              <table:table-cell office:value-type="float" office:value="25937">
                <text:p>25937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3">
                <text:p>3</text:p>
              </table:table-cell>
              <table:table-cell office:value-type="float" office:value="33131.5">
                <text:p>33131.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3">
                <text:p>3</text:p>
              </table:table-cell>
              <table:table-cell office:value-type="float" office:value="21652">
                <text:p>21652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3">
                <text:p>3</text:p>
              </table:table-cell>
              <table:table-cell office:value-type="float" office:value="28146">
                <text:p>28146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3">
                <text:p>3</text:p>
              </table:table-cell>
              <table:table-cell office:value-type="float" office:value="23042.5">
                <text:p>23042.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3">
                <text:p>3</text:p>
              </table:table-cell>
              <table:table-cell office:value-type="float" office:value="29906.5">
                <text:p>29906.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3">
                <text:p>3</text:p>
              </table:table-cell>
              <table:table-cell office:value-type="float" office:value="26377.5">
                <text:p>26377.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3">
                <text:p>3</text:p>
              </table:table-cell>
              <table:table-cell office:value-type="float" office:value="23690">
                <text:p>23690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3">
                <text:p>3</text:p>
              </table:table-cell>
              <table:table-cell office:value-type="float" office:value="32396">
                <text:p>32396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3">
                <text:p>3</text:p>
              </table:table-cell>
              <table:table-cell office:value-type="float" office:value="23057.5">
                <text:p>23057.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3">
                <text:p>3</text:p>
              </table:table-cell>
              <table:table-cell office:value-type="float" office:value="24784.5">
                <text:p>24784.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3">
                <text:p>3</text:p>
              </table:table-cell>
              <table:table-cell office:value-type="float" office:value="26201">
                <text:p>26201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3">
                <text:p>3</text:p>
              </table:table-cell>
              <table:table-cell office:value-type="float" office:value="27624">
                <text:p>27624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3">
                <text:p>3</text:p>
              </table:table-cell>
              <table:table-cell office:value-type="float" office:value="22847.5">
                <text:p>22847.5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3">
                <text:p>3</text:p>
              </table:table-cell>
              <table:table-cell office:value-type="float" office:value="32121">
                <text:p>32121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3">
                <text:p>3</text:p>
              </table:table-cell>
              <table:table-cell office:value-type="float" office:value="29117">
                <text:p>29117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3">
                <text:p>3</text:p>
              </table:table-cell>
              <table:table-cell office:value-type="float" office:value="25924">
                <text:p>25924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3">
                <text:p>3</text:p>
              </table:table-cell>
              <table:table-cell office:value-type="float" office:value="27620">
                <text:p>27620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3">
                <text:p>3</text:p>
              </table:table-cell>
              <table:table-cell office:value-type="float" office:value="26929.5">
                <text:p>26929.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3">
                <text:p>3</text:p>
              </table:table-cell>
              <table:table-cell office:value-type="float" office:value="28089.5">
                <text:p>28089.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3">
                <text:p>3</text:p>
              </table:table-cell>
              <table:table-cell office:value-type="float" office:value="26560.5">
                <text:p>26560.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3">
                <text:p>3</text:p>
              </table:table-cell>
              <table:table-cell office:value-type="float" office:value="23799">
                <text:p>23799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3">
                <text:p>3</text:p>
              </table:table-cell>
              <table:table-cell office:value-type="float" office:value="26175.5">
                <text:p>26175.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3">
                <text:p>3</text:p>
              </table:table-cell>
              <table:table-cell office:value-type="float" office:value="23612.5">
                <text:p>23612.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3">
                <text:p>3</text:p>
              </table:table-cell>
              <table:table-cell office:value-type="float" office:value="23765.5">
                <text:p>23765.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3">
                <text:p>3</text:p>
              </table:table-cell>
              <table:table-cell office:value-type="float" office:value="27679.5">
                <text:p>27679.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3">
                <text:p>3</text:p>
              </table:table-cell>
              <table:table-cell office:value-type="float" office:value="30065">
                <text:p>3006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3">
                <text:p>3</text:p>
              </table:table-cell>
              <table:table-cell office:value-type="float" office:value="22755.5">
                <text:p>22755.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3">
                <text:p>3</text:p>
              </table:table-cell>
              <table:table-cell office:value-type="float" office:value="20856">
                <text:p>20856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3">
                <text:p>3</text:p>
              </table:table-cell>
              <table:table-cell office:value-type="float" office:value="25479">
                <text:p>25479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3">
                <text:p>3</text:p>
              </table:table-cell>
              <table:table-cell office:value-type="float" office:value="20963">
                <text:p>20963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3">
                <text:p>3</text:p>
              </table:table-cell>
              <table:table-cell office:value-type="float" office:value="29047">
                <text:p>29047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3">
                <text:p>3</text:p>
              </table:table-cell>
              <table:table-cell office:value-type="float" office:value="28111">
                <text:p>28111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3">
                <text:p>3</text:p>
              </table:table-cell>
              <table:table-cell office:value-type="float" office:value="23645.5">
                <text:p>23645.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3">
                <text:p>3</text:p>
              </table:table-cell>
              <table:table-cell office:value-type="float" office:value="26314">
                <text:p>26314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3">
                <text:p>3</text:p>
              </table:table-cell>
              <table:table-cell office:value-type="float" office:value="30743.5">
                <text:p>30743.5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3">
                <text:p>3</text:p>
              </table:table-cell>
              <table:table-cell office:value-type="float" office:value="27101">
                <text:p>27101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3">
                <text:p>3</text:p>
              </table:table-cell>
              <table:table-cell office:value-type="float" office:value="24946">
                <text:p>24946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3">
                <text:p>3</text:p>
              </table:table-cell>
              <table:table-cell office:value-type="float" office:value="25909.5">
                <text:p>25909.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3">
                <text:p>3</text:p>
              </table:table-cell>
              <table:table-cell office:value-type="float" office:value="24959.5">
                <text:p>24959.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3">
                <text:p>3</text:p>
              </table:table-cell>
              <table:table-cell office:value-type="float" office:value="26418.5">
                <text:p>26418.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3">
                <text:p>3</text:p>
              </table:table-cell>
              <table:table-cell office:value-type="float" office:value="27891">
                <text:p>2789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3">
                <text:p>3</text:p>
              </table:table-cell>
              <table:table-cell office:value-type="float" office:value="23903.5">
                <text:p>23903.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3">
                <text:p>3</text:p>
              </table:table-cell>
              <table:table-cell office:value-type="float" office:value="20873.5">
                <text:p>20873.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3">
                <text:p>3</text:p>
              </table:table-cell>
              <table:table-cell office:value-type="float" office:value="25302.5">
                <text:p>25302.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3">
                <text:p>3</text:p>
              </table:table-cell>
              <table:table-cell office:value-type="float" office:value="31561">
                <text:p>31561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3">
                <text:p>3</text:p>
              </table:table-cell>
              <table:table-cell office:value-type="float" office:value="21954.5">
                <text:p>21954.5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3">
                <text:p>3</text:p>
              </table:table-cell>
              <table:table-cell office:value-type="float" office:value="24693.5">
                <text:p>24693.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3">
                <text:p>3</text:p>
              </table:table-cell>
              <table:table-cell office:value-type="float" office:value="28509.5">
                <text:p>28509.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3">
                <text:p>3</text:p>
              </table:table-cell>
              <table:table-cell office:value-type="float" office:value="23103.5">
                <text:p>23103.5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3">
                <text:p>3</text:p>
              </table:table-cell>
              <table:table-cell office:value-type="float" office:value="27800.5">
                <text:p>27800.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3">
                <text:p>3</text:p>
              </table:table-cell>
              <table:table-cell office:value-type="float" office:value="21301.5">
                <text:p>21301.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3">
                <text:p>3</text:p>
              </table:table-cell>
              <table:table-cell office:value-type="float" office:value="25717.5">
                <text:p>25717.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3">
                <text:p>3</text:p>
              </table:table-cell>
              <table:table-cell office:value-type="float" office:value="21853">
                <text:p>21853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3">
                <text:p>3</text:p>
              </table:table-cell>
              <table:table-cell office:value-type="float" office:value="24080">
                <text:p>24080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3">
                <text:p>3</text:p>
              </table:table-cell>
              <table:table-cell office:value-type="float" office:value="25254.5">
                <text:p>25254.5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3">
                <text:p>3</text:p>
              </table:table-cell>
              <table:table-cell office:value-type="float" office:value="23056.5">
                <text:p>23056.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3">
                <text:p>3</text:p>
              </table:table-cell>
              <table:table-cell office:value-type="float" office:value="29997">
                <text:p>29997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3">
                <text:p>3</text:p>
              </table:table-cell>
              <table:table-cell office:value-type="float" office:value="26603">
                <text:p>26603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3">
                <text:p>3</text:p>
              </table:table-cell>
              <table:table-cell office:value-type="float" office:value="25440">
                <text:p>25440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3">
                <text:p>3</text:p>
              </table:table-cell>
              <table:table-cell office:value-type="float" office:value="25260.5">
                <text:p>25260.5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3">
                <text:p>3</text:p>
              </table:table-cell>
              <table:table-cell office:value-type="float" office:value="21492">
                <text:p>21492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3">
                <text:p>3</text:p>
              </table:table-cell>
              <table:table-cell office:value-type="float" office:value="26246.5">
                <text:p>26246.5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3">
                <text:p>3</text:p>
              </table:table-cell>
              <table:table-cell office:value-type="float" office:value="27600.5">
                <text:p>27600.5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3">
                <text:p>3</text:p>
              </table:table-cell>
              <table:table-cell office:value-type="float" office:value="24144.5">
                <text:p>24144.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3">
                <text:p>3</text:p>
              </table:table-cell>
              <table:table-cell office:value-type="float" office:value="25129">
                <text:p>25129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3">
                <text:p>3</text:p>
              </table:table-cell>
              <table:table-cell office:value-type="float" office:value="25284">
                <text:p>25284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3">
                <text:p>3</text:p>
              </table:table-cell>
              <table:table-cell office:value-type="float" office:value="25320">
                <text:p>25320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3">
                <text:p>3</text:p>
              </table:table-cell>
              <table:table-cell office:value-type="float" office:value="22661.5">
                <text:p>22661.5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3">
                <text:p>3</text:p>
              </table:table-cell>
              <table:table-cell office:value-type="float" office:value="25541">
                <text:p>25541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3">
                <text:p>3</text:p>
              </table:table-cell>
              <table:table-cell office:value-type="float" office:value="23449">
                <text:p>23449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3">
                <text:p>3</text:p>
              </table:table-cell>
              <table:table-cell office:value-type="float" office:value="25603.5">
                <text:p>25603.5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3">
                <text:p>3</text:p>
              </table:table-cell>
              <table:table-cell office:value-type="float" office:value="24502">
                <text:p>24502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3">
                <text:p>3</text:p>
              </table:table-cell>
              <table:table-cell office:value-type="float" office:value="24934.5">
                <text:p>24934.5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3">
                <text:p>3</text:p>
              </table:table-cell>
              <table:table-cell office:value-type="float" office:value="24219">
                <text:p>24219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3">
                <text:p>3</text:p>
              </table:table-cell>
              <table:table-cell office:value-type="float" office:value="29572.5">
                <text:p>29572.5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3">
                <text:p>3</text:p>
              </table:table-cell>
              <table:table-cell office:value-type="float" office:value="25059.5">
                <text:p>25059.5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3">
                <text:p>3</text:p>
              </table:table-cell>
              <table:table-cell office:value-type="float" office:value="27227">
                <text:p>27227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3">
                <text:p>3</text:p>
              </table:table-cell>
              <table:table-cell office:value-type="float" office:value="22775.5">
                <text:p>22775.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3">
                <text:p>3</text:p>
              </table:table-cell>
              <table:table-cell office:value-type="float" office:value="22757">
                <text:p>22757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3">
                <text:p>3</text:p>
              </table:table-cell>
              <table:table-cell office:value-type="float" office:value="26986">
                <text:p>26986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3">
                <text:p>3</text:p>
              </table:table-cell>
              <table:table-cell office:value-type="float" office:value="24689.5">
                <text:p>24689.5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3">
                <text:p>3</text:p>
              </table:table-cell>
              <table:table-cell office:value-type="float" office:value="23606.5">
                <text:p>23606.5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3">
                <text:p>3</text:p>
              </table:table-cell>
              <table:table-cell office:value-type="float" office:value="24495.5">
                <text:p>24495.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3">
                <text:p>3</text:p>
              </table:table-cell>
              <table:table-cell office:value-type="float" office:value="23404.5">
                <text:p>23404.5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3">
                <text:p>3</text:p>
              </table:table-cell>
              <table:table-cell office:value-type="float" office:value="23804.5">
                <text:p>23804.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3">
                <text:p>3</text:p>
              </table:table-cell>
              <table:table-cell office:value-type="float" office:value="29764">
                <text:p>29764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3">
                <text:p>3</text:p>
              </table:table-cell>
              <table:table-cell office:value-type="float" office:value="23358">
                <text:p>23358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3">
                <text:p>3</text:p>
              </table:table-cell>
              <table:table-cell office:value-type="float" office:value="25101">
                <text:p>25101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3">
                <text:p>3</text:p>
              </table:table-cell>
              <table:table-cell office:value-type="float" office:value="24418.5">
                <text:p>24418.5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3">
                <text:p>3</text:p>
              </table:table-cell>
              <table:table-cell office:value-type="float" office:value="26933.5">
                <text:p>26933.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3">
                <text:p>3</text:p>
              </table:table-cell>
              <table:table-cell office:value-type="float" office:value="27625">
                <text:p>27625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3">
                <text:p>3</text:p>
              </table:table-cell>
              <table:table-cell office:value-type="float" office:value="21036.5">
                <text:p>21036.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3">
                <text:p>3</text:p>
              </table:table-cell>
              <table:table-cell office:value-type="float" office:value="28329.5">
                <text:p>28329.5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3">
                <text:p>3</text:p>
              </table:table-cell>
              <table:table-cell office:value-type="float" office:value="19634">
                <text:p>19634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3">
                <text:p>3</text:p>
              </table:table-cell>
              <table:table-cell office:value-type="float" office:value="24586.5">
                <text:p>24586.5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3">
                <text:p>3</text:p>
              </table:table-cell>
              <table:table-cell office:value-type="float" office:value="25536">
                <text:p>25536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3">
                <text:p>3</text:p>
              </table:table-cell>
              <table:table-cell office:value-type="float" office:value="27398.5">
                <text:p>27398.5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3">
                <text:p>3</text:p>
              </table:table-cell>
              <table:table-cell office:value-type="float" office:value="21933.5">
                <text:p>21933.5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3">
                <text:p>3</text:p>
              </table:table-cell>
              <table:table-cell office:value-type="float" office:value="27310">
                <text:p>27310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3">
                <text:p>3</text:p>
              </table:table-cell>
              <table:table-cell office:value-type="float" office:value="22236">
                <text:p>22236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3">
                <text:p>3</text:p>
              </table:table-cell>
              <table:table-cell office:value-type="float" office:value="29311">
                <text:p>29311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3">
                <text:p>3</text:p>
              </table:table-cell>
              <table:table-cell office:value-type="float" office:value="24995.5">
                <text:p>24995.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3">
                <text:p>3</text:p>
              </table:table-cell>
              <table:table-cell office:value-type="float" office:value="24093.5">
                <text:p>24093.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3">
                <text:p>3</text:p>
              </table:table-cell>
              <table:table-cell office:value-type="float" office:value="17279.5">
                <text:p>17279.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3">
                <text:p>3</text:p>
              </table:table-cell>
              <table:table-cell office:value-type="float" office:value="22524">
                <text:p>22524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3">
                <text:p>3</text:p>
              </table:table-cell>
              <table:table-cell office:value-type="float" office:value="20584.5">
                <text:p>20584.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3">
                <text:p>3</text:p>
              </table:table-cell>
              <table:table-cell office:value-type="float" office:value="27481.5">
                <text:p>27481.5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3">
                <text:p>3</text:p>
              </table:table-cell>
              <table:table-cell office:value-type="float" office:value="24962">
                <text:p>24962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3">
                <text:p>3</text:p>
              </table:table-cell>
              <table:table-cell office:value-type="float" office:value="21108">
                <text:p>21108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3">
                <text:p>3</text:p>
              </table:table-cell>
              <table:table-cell office:value-type="float" office:value="22387.5">
                <text:p>22387.5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3">
                <text:p>3</text:p>
              </table:table-cell>
              <table:table-cell office:value-type="float" office:value="20036.5">
                <text:p>20036.5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3">
                <text:p>3</text:p>
              </table:table-cell>
              <table:table-cell office:value-type="float" office:value="23692">
                <text:p>23692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3">
                <text:p>3</text:p>
              </table:table-cell>
              <table:table-cell office:value-type="float" office:value="22260">
                <text:p>22260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3">
                <text:p>3</text:p>
              </table:table-cell>
              <table:table-cell office:value-type="float" office:value="27744">
                <text:p>27744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3">
                <text:p>3</text:p>
              </table:table-cell>
              <table:table-cell office:value-type="float" office:value="21518.5">
                <text:p>21518.5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3">
                <text:p>3</text:p>
              </table:table-cell>
              <table:table-cell office:value-type="float" office:value="27027">
                <text:p>27027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3.5">
                <text:p>3.5</text:p>
              </table:table-cell>
              <table:table-cell office:value-type="float" office:value="23423">
                <text:p>23423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3.5">
                <text:p>3.5</text:p>
              </table:table-cell>
              <table:table-cell office:value-type="float" office:value="21865">
                <text:p>21865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3.5">
                <text:p>3.5</text:p>
              </table:table-cell>
              <table:table-cell office:value-type="float" office:value="24103">
                <text:p>24103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3.5">
                <text:p>3.5</text:p>
              </table:table-cell>
              <table:table-cell office:value-type="float" office:value="23951.5">
                <text:p>23951.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3.5">
                <text:p>3.5</text:p>
              </table:table-cell>
              <table:table-cell office:value-type="float" office:value="26276.5">
                <text:p>26276.5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3.5">
                <text:p>3.5</text:p>
              </table:table-cell>
              <table:table-cell office:value-type="float" office:value="24978.5">
                <text:p>24978.5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3.5">
                <text:p>3.5</text:p>
              </table:table-cell>
              <table:table-cell office:value-type="float" office:value="21651.5">
                <text:p>21651.5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3.5">
                <text:p>3.5</text:p>
              </table:table-cell>
              <table:table-cell office:value-type="float" office:value="24858.5">
                <text:p>24858.5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3.5">
                <text:p>3.5</text:p>
              </table:table-cell>
              <table:table-cell office:value-type="float" office:value="22990.5">
                <text:p>22990.5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3.5">
                <text:p>3.5</text:p>
              </table:table-cell>
              <table:table-cell office:value-type="float" office:value="25915">
                <text:p>25915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3.5">
                <text:p>3.5</text:p>
              </table:table-cell>
              <table:table-cell office:value-type="float" office:value="25173.5">
                <text:p>25173.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3.5">
                <text:p>3.5</text:p>
              </table:table-cell>
              <table:table-cell office:value-type="float" office:value="30479">
                <text:p>30479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3.5">
                <text:p>3.5</text:p>
              </table:table-cell>
              <table:table-cell office:value-type="float" office:value="22965.5">
                <text:p>22965.5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3.5">
                <text:p>3.5</text:p>
              </table:table-cell>
              <table:table-cell office:value-type="float" office:value="24318.5">
                <text:p>24318.5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3.5">
                <text:p>3.5</text:p>
              </table:table-cell>
              <table:table-cell office:value-type="float" office:value="23947">
                <text:p>23947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3.5">
                <text:p>3.5</text:p>
              </table:table-cell>
              <table:table-cell office:value-type="float" office:value="23754.5">
                <text:p>23754.5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3.5">
                <text:p>3.5</text:p>
              </table:table-cell>
              <table:table-cell office:value-type="float" office:value="22245.5">
                <text:p>22245.5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3.5">
                <text:p>3.5</text:p>
              </table:table-cell>
              <table:table-cell office:value-type="float" office:value="24465">
                <text:p>2446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3.5">
                <text:p>3.5</text:p>
              </table:table-cell>
              <table:table-cell office:value-type="float" office:value="25470">
                <text:p>2547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3.5">
                <text:p>3.5</text:p>
              </table:table-cell>
              <table:table-cell office:value-type="float" office:value="25503">
                <text:p>25503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3.5">
                <text:p>3.5</text:p>
              </table:table-cell>
              <table:table-cell office:value-type="float" office:value="25946">
                <text:p>25946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3.5">
                <text:p>3.5</text:p>
              </table:table-cell>
              <table:table-cell office:value-type="float" office:value="24740.5">
                <text:p>24740.5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3.5">
                <text:p>3.5</text:p>
              </table:table-cell>
              <table:table-cell office:value-type="float" office:value="23006">
                <text:p>23006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3.5">
                <text:p>3.5</text:p>
              </table:table-cell>
              <table:table-cell office:value-type="float" office:value="25103.5">
                <text:p>25103.5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3.5">
                <text:p>3.5</text:p>
              </table:table-cell>
              <table:table-cell office:value-type="float" office:value="25386">
                <text:p>25386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3.5">
                <text:p>3.5</text:p>
              </table:table-cell>
              <table:table-cell office:value-type="float" office:value="24378.5">
                <text:p>24378.5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3.5">
                <text:p>3.5</text:p>
              </table:table-cell>
              <table:table-cell office:value-type="float" office:value="24689.5">
                <text:p>24689.5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3.5">
                <text:p>3.5</text:p>
              </table:table-cell>
              <table:table-cell office:value-type="float" office:value="23559.5">
                <text:p>23559.5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3.5">
                <text:p>3.5</text:p>
              </table:table-cell>
              <table:table-cell office:value-type="float" office:value="28400.5">
                <text:p>28400.5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3.5">
                <text:p>3.5</text:p>
              </table:table-cell>
              <table:table-cell office:value-type="float" office:value="26848">
                <text:p>26848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3.5">
                <text:p>3.5</text:p>
              </table:table-cell>
              <table:table-cell office:value-type="float" office:value="27242.5">
                <text:p>27242.5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3.5">
                <text:p>3.5</text:p>
              </table:table-cell>
              <table:table-cell office:value-type="float" office:value="23518">
                <text:p>23518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3.5">
                <text:p>3.5</text:p>
              </table:table-cell>
              <table:table-cell office:value-type="float" office:value="25173.5">
                <text:p>25173.5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3.5">
                <text:p>3.5</text:p>
              </table:table-cell>
              <table:table-cell office:value-type="float" office:value="30928">
                <text:p>30928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3.5">
                <text:p>3.5</text:p>
              </table:table-cell>
              <table:table-cell office:value-type="float" office:value="27706">
                <text:p>27706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3.5">
                <text:p>3.5</text:p>
              </table:table-cell>
              <table:table-cell office:value-type="float" office:value="26483">
                <text:p>26483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3.5">
                <text:p>3.5</text:p>
              </table:table-cell>
              <table:table-cell office:value-type="float" office:value="24119">
                <text:p>24119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3.5">
                <text:p>3.5</text:p>
              </table:table-cell>
              <table:table-cell office:value-type="float" office:value="22395">
                <text:p>22395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3.5">
                <text:p>3.5</text:p>
              </table:table-cell>
              <table:table-cell office:value-type="float" office:value="28778.5">
                <text:p>28778.5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3.5">
                <text:p>3.5</text:p>
              </table:table-cell>
              <table:table-cell office:value-type="float" office:value="22303.5">
                <text:p>22303.5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3.5">
                <text:p>3.5</text:p>
              </table:table-cell>
              <table:table-cell office:value-type="float" office:value="27868.5">
                <text:p>27868.5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3.5">
                <text:p>3.5</text:p>
              </table:table-cell>
              <table:table-cell office:value-type="float" office:value="22074">
                <text:p>22074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3.5">
                <text:p>3.5</text:p>
              </table:table-cell>
              <table:table-cell office:value-type="float" office:value="27832.5">
                <text:p>27832.5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3.5">
                <text:p>3.5</text:p>
              </table:table-cell>
              <table:table-cell office:value-type="float" office:value="30360">
                <text:p>30360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3.5">
                <text:p>3.5</text:p>
              </table:table-cell>
              <table:table-cell office:value-type="float" office:value="30887">
                <text:p>30887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3.5">
                <text:p>3.5</text:p>
              </table:table-cell>
              <table:table-cell office:value-type="float" office:value="25132">
                <text:p>25132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3.5">
                <text:p>3.5</text:p>
              </table:table-cell>
              <table:table-cell office:value-type="float" office:value="25606.5">
                <text:p>25606.5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3.5">
                <text:p>3.5</text:p>
              </table:table-cell>
              <table:table-cell office:value-type="float" office:value="27047">
                <text:p>27047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3.5">
                <text:p>3.5</text:p>
              </table:table-cell>
              <table:table-cell office:value-type="float" office:value="24846.5">
                <text:p>24846.5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3.5">
                <text:p>3.5</text:p>
              </table:table-cell>
              <table:table-cell office:value-type="float" office:value="26312.5">
                <text:p>26312.5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3.5">
                <text:p>3.5</text:p>
              </table:table-cell>
              <table:table-cell office:value-type="float" office:value="25150.5">
                <text:p>25150.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3.5">
                <text:p>3.5</text:p>
              </table:table-cell>
              <table:table-cell office:value-type="float" office:value="25544">
                <text:p>25544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3.5">
                <text:p>3.5</text:p>
              </table:table-cell>
              <table:table-cell office:value-type="float" office:value="22418.5">
                <text:p>22418.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3.5">
                <text:p>3.5</text:p>
              </table:table-cell>
              <table:table-cell office:value-type="float" office:value="26757">
                <text:p>26757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3.5">
                <text:p>3.5</text:p>
              </table:table-cell>
              <table:table-cell office:value-type="float" office:value="22909">
                <text:p>22909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3.5">
                <text:p>3.5</text:p>
              </table:table-cell>
              <table:table-cell office:value-type="float" office:value="21990.5">
                <text:p>21990.5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3.5">
                <text:p>3.5</text:p>
              </table:table-cell>
              <table:table-cell office:value-type="float" office:value="29077.5">
                <text:p>29077.5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3.5">
                <text:p>3.5</text:p>
              </table:table-cell>
              <table:table-cell office:value-type="float" office:value="26666">
                <text:p>26666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3.5">
                <text:p>3.5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3.5">
                <text:p>3.5</text:p>
              </table:table-cell>
              <table:table-cell office:value-type="float" office:value="21706.5">
                <text:p>21706.5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3.5">
                <text:p>3.5</text:p>
              </table:table-cell>
              <table:table-cell office:value-type="float" office:value="27693.5">
                <text:p>27693.5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3.5">
                <text:p>3.5</text:p>
              </table:table-cell>
              <table:table-cell office:value-type="float" office:value="26077.5">
                <text:p>26077.5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3.5">
                <text:p>3.5</text:p>
              </table:table-cell>
              <table:table-cell office:value-type="float" office:value="23176">
                <text:p>23176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3.5">
                <text:p>3.5</text:p>
              </table:table-cell>
              <table:table-cell office:value-type="float" office:value="29234">
                <text:p>29234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3.5">
                <text:p>3.5</text:p>
              </table:table-cell>
              <table:table-cell office:value-type="float" office:value="28550">
                <text:p>28550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3.5">
                <text:p>3.5</text:p>
              </table:table-cell>
              <table:table-cell office:value-type="float" office:value="29092.5">
                <text:p>29092.5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3.5">
                <text:p>3.5</text:p>
              </table:table-cell>
              <table:table-cell office:value-type="float" office:value="26892.5">
                <text:p>26892.5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3.5">
                <text:p>3.5</text:p>
              </table:table-cell>
              <table:table-cell office:value-type="float" office:value="30851">
                <text:p>30851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3.5">
                <text:p>3.5</text:p>
              </table:table-cell>
              <table:table-cell office:value-type="float" office:value="23735.5">
                <text:p>23735.5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3.5">
                <text:p>3.5</text:p>
              </table:table-cell>
              <table:table-cell office:value-type="float" office:value="25067.5">
                <text:p>25067.5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3.5">
                <text:p>3.5</text:p>
              </table:table-cell>
              <table:table-cell office:value-type="float" office:value="23983">
                <text:p>23983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3.5">
                <text:p>3.5</text:p>
              </table:table-cell>
              <table:table-cell office:value-type="float" office:value="20300.5">
                <text:p>20300.5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3.5">
                <text:p>3.5</text:p>
              </table:table-cell>
              <table:table-cell office:value-type="float" office:value="30342">
                <text:p>30342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3.5">
                <text:p>3.5</text:p>
              </table:table-cell>
              <table:table-cell office:value-type="float" office:value="28946">
                <text:p>28946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3.5">
                <text:p>3.5</text:p>
              </table:table-cell>
              <table:table-cell office:value-type="float" office:value="26019.5">
                <text:p>26019.5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3.5">
                <text:p>3.5</text:p>
              </table:table-cell>
              <table:table-cell office:value-type="float" office:value="24047">
                <text:p>24047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3.5">
                <text:p>3.5</text:p>
              </table:table-cell>
              <table:table-cell office:value-type="float" office:value="24803">
                <text:p>24803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3.5">
                <text:p>3.5</text:p>
              </table:table-cell>
              <table:table-cell office:value-type="float" office:value="29367">
                <text:p>29367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3.5">
                <text:p>3.5</text:p>
              </table:table-cell>
              <table:table-cell office:value-type="float" office:value="19287">
                <text:p>19287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3.5">
                <text:p>3.5</text:p>
              </table:table-cell>
              <table:table-cell office:value-type="float" office:value="25861">
                <text:p>25861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3.5">
                <text:p>3.5</text:p>
              </table:table-cell>
              <table:table-cell office:value-type="float" office:value="21666.5">
                <text:p>21666.5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3.5">
                <text:p>3.5</text:p>
              </table:table-cell>
              <table:table-cell office:value-type="float" office:value="28028">
                <text:p>28028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3.5">
                <text:p>3.5</text:p>
              </table:table-cell>
              <table:table-cell office:value-type="float" office:value="26911">
                <text:p>26911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3.5">
                <text:p>3.5</text:p>
              </table:table-cell>
              <table:table-cell office:value-type="float" office:value="23009">
                <text:p>23009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3.5">
                <text:p>3.5</text:p>
              </table:table-cell>
              <table:table-cell office:value-type="float" office:value="27703.5">
                <text:p>27703.5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3.5">
                <text:p>3.5</text:p>
              </table:table-cell>
              <table:table-cell office:value-type="float" office:value="22883">
                <text:p>22883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3.5">
                <text:p>3.5</text:p>
              </table:table-cell>
              <table:table-cell office:value-type="float" office:value="23010.5">
                <text:p>23010.5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3.5">
                <text:p>3.5</text:p>
              </table:table-cell>
              <table:table-cell office:value-type="float" office:value="25436.5">
                <text:p>25436.5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3.5">
                <text:p>3.5</text:p>
              </table:table-cell>
              <table:table-cell office:value-type="float" office:value="24102">
                <text:p>24102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3.5">
                <text:p>3.5</text:p>
              </table:table-cell>
              <table:table-cell office:value-type="float" office:value="26382.5">
                <text:p>26382.5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3.5">
                <text:p>3.5</text:p>
              </table:table-cell>
              <table:table-cell office:value-type="float" office:value="27737">
                <text:p>27737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3.5">
                <text:p>3.5</text:p>
              </table:table-cell>
              <table:table-cell office:value-type="float" office:value="23523.5">
                <text:p>23523.5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3.5">
                <text:p>3.5</text:p>
              </table:table-cell>
              <table:table-cell office:value-type="float" office:value="26333.5">
                <text:p>26333.5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3.5">
                <text:p>3.5</text:p>
              </table:table-cell>
              <table:table-cell office:value-type="float" office:value="26557">
                <text:p>26557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3.5">
                <text:p>3.5</text:p>
              </table:table-cell>
              <table:table-cell office:value-type="float" office:value="27045">
                <text:p>27045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3.5">
                <text:p>3.5</text:p>
              </table:table-cell>
              <table:table-cell office:value-type="float" office:value="22441">
                <text:p>22441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3.5">
                <text:p>3.5</text:p>
              </table:table-cell>
              <table:table-cell office:value-type="float" office:value="25550">
                <text:p>25550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3.5">
                <text:p>3.5</text:p>
              </table:table-cell>
              <table:table-cell office:value-type="float" office:value="29005.5">
                <text:p>29005.5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3.5">
                <text:p>3.5</text:p>
              </table:table-cell>
              <table:table-cell office:value-type="float" office:value="24021.5">
                <text:p>24021.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3.5">
                <text:p>3.5</text:p>
              </table:table-cell>
              <table:table-cell office:value-type="float" office:value="23195">
                <text:p>23195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3.5">
                <text:p>3.5</text:p>
              </table:table-cell>
              <table:table-cell office:value-type="float" office:value="21706">
                <text:p>21706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3.5">
                <text:p>3.5</text:p>
              </table:table-cell>
              <table:table-cell office:value-type="float" office:value="26632">
                <text:p>26632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3.5">
                <text:p>3.5</text:p>
              </table:table-cell>
              <table:table-cell office:value-type="float" office:value="25808.5">
                <text:p>25808.5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3.5">
                <text:p>3.5</text:p>
              </table:table-cell>
              <table:table-cell office:value-type="float" office:value="26585.5">
                <text:p>26585.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3.5">
                <text:p>3.5</text:p>
              </table:table-cell>
              <table:table-cell office:value-type="float" office:value="23622.5">
                <text:p>23622.5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3.5">
                <text:p>3.5</text:p>
              </table:table-cell>
              <table:table-cell office:value-type="float" office:value="24937.5">
                <text:p>24937.5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3.5">
                <text:p>3.5</text:p>
              </table:table-cell>
              <table:table-cell office:value-type="float" office:value="24951">
                <text:p>24951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3.5">
                <text:p>3.5</text:p>
              </table:table-cell>
              <table:table-cell office:value-type="float" office:value="26446">
                <text:p>26446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3.5">
                <text:p>3.5</text:p>
              </table:table-cell>
              <table:table-cell office:value-type="float" office:value="27713.5">
                <text:p>27713.5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3.5">
                <text:p>3.5</text:p>
              </table:table-cell>
              <table:table-cell office:value-type="float" office:value="24706">
                <text:p>24706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3.5">
                <text:p>3.5</text:p>
              </table:table-cell>
              <table:table-cell office:value-type="float" office:value="20971">
                <text:p>20971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3.5">
                <text:p>3.5</text:p>
              </table:table-cell>
              <table:table-cell office:value-type="float" office:value="22527.5">
                <text:p>22527.5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3.5">
                <text:p>3.5</text:p>
              </table:table-cell>
              <table:table-cell office:value-type="float" office:value="32350.5">
                <text:p>32350.5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3.5">
                <text:p>3.5</text:p>
              </table:table-cell>
              <table:table-cell office:value-type="float" office:value="24037.5">
                <text:p>24037.5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3.5">
                <text:p>3.5</text:p>
              </table:table-cell>
              <table:table-cell office:value-type="float" office:value="29280">
                <text:p>29280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3.5">
                <text:p>3.5</text:p>
              </table:table-cell>
              <table:table-cell office:value-type="float" office:value="25143">
                <text:p>25143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3.5">
                <text:p>3.5</text:p>
              </table:table-cell>
              <table:table-cell office:value-type="float" office:value="25485.5">
                <text:p>25485.5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3.5">
                <text:p>3.5</text:p>
              </table:table-cell>
              <table:table-cell office:value-type="float" office:value="21055">
                <text:p>21055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3.5">
                <text:p>3.5</text:p>
              </table:table-cell>
              <table:table-cell office:value-type="float" office:value="25588.5">
                <text:p>25588.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3.5">
                <text:p>3.5</text:p>
              </table:table-cell>
              <table:table-cell office:value-type="float" office:value="21735.5">
                <text:p>21735.5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3.5">
                <text:p>3.5</text:p>
              </table:table-cell>
              <table:table-cell office:value-type="float" office:value="26773">
                <text:p>26773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3.5">
                <text:p>3.5</text:p>
              </table:table-cell>
              <table:table-cell office:value-type="float" office:value="26714.5">
                <text:p>26714.5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3.5">
                <text:p>3.5</text:p>
              </table:table-cell>
              <table:table-cell office:value-type="float" office:value="23276.5">
                <text:p>23276.5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3.5">
                <text:p>3.5</text:p>
              </table:table-cell>
              <table:table-cell office:value-type="float" office:value="21733.5">
                <text:p>21733.5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3.5">
                <text:p>3.5</text:p>
              </table:table-cell>
              <table:table-cell office:value-type="float" office:value="22421">
                <text:p>22421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3.5">
                <text:p>3.5</text:p>
              </table:table-cell>
              <table:table-cell office:value-type="float" office:value="23006">
                <text:p>23006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3.5">
                <text:p>3.5</text:p>
              </table:table-cell>
              <table:table-cell office:value-type="float" office:value="25055">
                <text:p>25055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3.5">
                <text:p>3.5</text:p>
              </table:table-cell>
              <table:table-cell office:value-type="float" office:value="23205">
                <text:p>23205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3.5">
                <text:p>3.5</text:p>
              </table:table-cell>
              <table:table-cell office:value-type="float" office:value="25045.5">
                <text:p>25045.5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3.5">
                <text:p>3.5</text:p>
              </table:table-cell>
              <table:table-cell office:value-type="float" office:value="24098">
                <text:p>24098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3.5">
                <text:p>3.5</text:p>
              </table:table-cell>
              <table:table-cell office:value-type="float" office:value="27488">
                <text:p>27488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3.5">
                <text:p>3.5</text:p>
              </table:table-cell>
              <table:table-cell office:value-type="float" office:value="28250">
                <text:p>28250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3.5">
                <text:p>3.5</text:p>
              </table:table-cell>
              <table:table-cell office:value-type="float" office:value="21874">
                <text:p>21874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3.5">
                <text:p>3.5</text:p>
              </table:table-cell>
              <table:table-cell office:value-type="float" office:value="23652">
                <text:p>23652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3.5">
                <text:p>3.5</text:p>
              </table:table-cell>
              <table:table-cell office:value-type="float" office:value="20603">
                <text:p>20603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3.5">
                <text:p>3.5</text:p>
              </table:table-cell>
              <table:table-cell office:value-type="float" office:value="25302.5">
                <text:p>25302.5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3.5">
                <text:p>3.5</text:p>
              </table:table-cell>
              <table:table-cell office:value-type="float" office:value="26566.5">
                <text:p>26566.5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3.5">
                <text:p>3.5</text:p>
              </table:table-cell>
              <table:table-cell office:value-type="float" office:value="28489">
                <text:p>28489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3.5">
                <text:p>3.5</text:p>
              </table:table-cell>
              <table:table-cell office:value-type="float" office:value="25426">
                <text:p>25426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3.5">
                <text:p>3.5</text:p>
              </table:table-cell>
              <table:table-cell office:value-type="float" office:value="30689.5">
                <text:p>30689.5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3.5">
                <text:p>3.5</text:p>
              </table:table-cell>
              <table:table-cell office:value-type="float" office:value="24011">
                <text:p>24011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3.5">
                <text:p>3.5</text:p>
              </table:table-cell>
              <table:table-cell office:value-type="float" office:value="25125">
                <text:p>25125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3.5">
                <text:p>3.5</text:p>
              </table:table-cell>
              <table:table-cell office:value-type="float" office:value="25552.5">
                <text:p>25552.5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3.5">
                <text:p>3.5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3.5">
                <text:p>3.5</text:p>
              </table:table-cell>
              <table:table-cell office:value-type="float" office:value="23927">
                <text:p>23927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3.5">
                <text:p>3.5</text:p>
              </table:table-cell>
              <table:table-cell office:value-type="float" office:value="25854.5">
                <text:p>25854.5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3.5">
                <text:p>3.5</text:p>
              </table:table-cell>
              <table:table-cell office:value-type="float" office:value="22966.5">
                <text:p>22966.5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3.5">
                <text:p>3.5</text:p>
              </table:table-cell>
              <table:table-cell office:value-type="float" office:value="26305">
                <text:p>26305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3.5">
                <text:p>3.5</text:p>
              </table:table-cell>
              <table:table-cell office:value-type="float" office:value="20376">
                <text:p>20376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3.5">
                <text:p>3.5</text:p>
              </table:table-cell>
              <table:table-cell office:value-type="float" office:value="27239">
                <text:p>27239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3.5">
                <text:p>3.5</text:p>
              </table:table-cell>
              <table:table-cell office:value-type="float" office:value="24214.5">
                <text:p>24214.5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3.5">
                <text:p>3.5</text:p>
              </table:table-cell>
              <table:table-cell office:value-type="float" office:value="26765.5">
                <text:p>26765.5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3.5">
                <text:p>3.5</text:p>
              </table:table-cell>
              <table:table-cell office:value-type="float" office:value="22786.5">
                <text:p>22786.5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3.5">
                <text:p>3.5</text:p>
              </table:table-cell>
              <table:table-cell office:value-type="float" office:value="27282.5">
                <text:p>27282.5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3.5">
                <text:p>3.5</text:p>
              </table:table-cell>
              <table:table-cell office:value-type="float" office:value="24240.5">
                <text:p>24240.5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3.5">
                <text:p>3.5</text:p>
              </table:table-cell>
              <table:table-cell office:value-type="float" office:value="25872">
                <text:p>25872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3.5">
                <text:p>3.5</text:p>
              </table:table-cell>
              <table:table-cell office:value-type="float" office:value="24864">
                <text:p>24864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3.5">
                <text:p>3.5</text:p>
              </table:table-cell>
              <table:table-cell office:value-type="float" office:value="24207">
                <text:p>24207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3.5">
                <text:p>3.5</text:p>
              </table:table-cell>
              <table:table-cell office:value-type="float" office:value="24148">
                <text:p>24148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3.5">
                <text:p>3.5</text:p>
              </table:table-cell>
              <table:table-cell office:value-type="float" office:value="23072.5">
                <text:p>23072.5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3.5">
                <text:p>3.5</text:p>
              </table:table-cell>
              <table:table-cell office:value-type="float" office:value="25603">
                <text:p>25603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3.5">
                <text:p>3.5</text:p>
              </table:table-cell>
              <table:table-cell office:value-type="float" office:value="30634">
                <text:p>30634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3.5">
                <text:p>3.5</text:p>
              </table:table-cell>
              <table:table-cell office:value-type="float" office:value="25878">
                <text:p>25878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3.5">
                <text:p>3.5</text:p>
              </table:table-cell>
              <table:table-cell office:value-type="float" office:value="25766">
                <text:p>25766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3.5">
                <text:p>3.5</text:p>
              </table:table-cell>
              <table:table-cell office:value-type="float" office:value="25939">
                <text:p>25939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3.5">
                <text:p>3.5</text:p>
              </table:table-cell>
              <table:table-cell office:value-type="float" office:value="27972">
                <text:p>27972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3.5">
                <text:p>3.5</text:p>
              </table:table-cell>
              <table:table-cell office:value-type="float" office:value="26329">
                <text:p>26329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3.5">
                <text:p>3.5</text:p>
              </table:table-cell>
              <table:table-cell office:value-type="float" office:value="20638">
                <text:p>20638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3.5">
                <text:p>3.5</text:p>
              </table:table-cell>
              <table:table-cell office:value-type="float" office:value="25106">
                <text:p>25106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3.5">
                <text:p>3.5</text:p>
              </table:table-cell>
              <table:table-cell office:value-type="float" office:value="25742.5">
                <text:p>25742.5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3.5">
                <text:p>3.5</text:p>
              </table:table-cell>
              <table:table-cell office:value-type="float" office:value="29125.5">
                <text:p>29125.5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3.5">
                <text:p>3.5</text:p>
              </table:table-cell>
              <table:table-cell office:value-type="float" office:value="25968">
                <text:p>25968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3.5">
                <text:p>3.5</text:p>
              </table:table-cell>
              <table:table-cell office:value-type="float" office:value="27542">
                <text:p>27542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3.5">
                <text:p>3.5</text:p>
              </table:table-cell>
              <table:table-cell office:value-type="float" office:value="27514.5">
                <text:p>27514.5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3.5">
                <text:p>3.5</text:p>
              </table:table-cell>
              <table:table-cell office:value-type="float" office:value="26579">
                <text:p>26579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3.5">
                <text:p>3.5</text:p>
              </table:table-cell>
              <table:table-cell office:value-type="float" office:value="20096">
                <text:p>20096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3.5">
                <text:p>3.5</text:p>
              </table:table-cell>
              <table:table-cell office:value-type="float" office:value="22630">
                <text:p>22630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3.5">
                <text:p>3.5</text:p>
              </table:table-cell>
              <table:table-cell office:value-type="float" office:value="30038">
                <text:p>30038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3.5">
                <text:p>3.5</text:p>
              </table:table-cell>
              <table:table-cell office:value-type="float" office:value="23571.5">
                <text:p>23571.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3.5">
                <text:p>3.5</text:p>
              </table:table-cell>
              <table:table-cell office:value-type="float" office:value="23805.5">
                <text:p>23805.5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3.5">
                <text:p>3.5</text:p>
              </table:table-cell>
              <table:table-cell office:value-type="float" office:value="29826.5">
                <text:p>29826.5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3.5">
                <text:p>3.5</text:p>
              </table:table-cell>
              <table:table-cell office:value-type="float" office:value="23677.5">
                <text:p>23677.5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3.5">
                <text:p>3.5</text:p>
              </table:table-cell>
              <table:table-cell office:value-type="float" office:value="23414.5">
                <text:p>23414.5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3.5">
                <text:p>3.5</text:p>
              </table:table-cell>
              <table:table-cell office:value-type="float" office:value="28043.5">
                <text:p>28043.5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3.5">
                <text:p>3.5</text:p>
              </table:table-cell>
              <table:table-cell office:value-type="float" office:value="30405.5">
                <text:p>30405.5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3.5">
                <text:p>3.5</text:p>
              </table:table-cell>
              <table:table-cell office:value-type="float" office:value="25880.5">
                <text:p>25880.5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3.5">
                <text:p>3.5</text:p>
              </table:table-cell>
              <table:table-cell office:value-type="float" office:value="30616">
                <text:p>30616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3.5">
                <text:p>3.5</text:p>
              </table:table-cell>
              <table:table-cell office:value-type="float" office:value="26635">
                <text:p>2663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3.5">
                <text:p>3.5</text:p>
              </table:table-cell>
              <table:table-cell office:value-type="float" office:value="25009.5">
                <text:p>25009.5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3.5">
                <text:p>3.5</text:p>
              </table:table-cell>
              <table:table-cell office:value-type="float" office:value="27844">
                <text:p>27844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3.5">
                <text:p>3.5</text:p>
              </table:table-cell>
              <table:table-cell office:value-type="float" office:value="25476.5">
                <text:p>25476.5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3.5">
                <text:p>3.5</text:p>
              </table:table-cell>
              <table:table-cell office:value-type="float" office:value="24965.5">
                <text:p>24965.5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3.5">
                <text:p>3.5</text:p>
              </table:table-cell>
              <table:table-cell office:value-type="float" office:value="23669">
                <text:p>23669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3.5">
                <text:p>3.5</text:p>
              </table:table-cell>
              <table:table-cell office:value-type="float" office:value="26982.5">
                <text:p>26982.5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3.5">
                <text:p>3.5</text:p>
              </table:table-cell>
              <table:table-cell office:value-type="float" office:value="22515.5">
                <text:p>22515.5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3.5">
                <text:p>3.5</text:p>
              </table:table-cell>
              <table:table-cell office:value-type="float" office:value="26183">
                <text:p>26183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3.5">
                <text:p>3.5</text:p>
              </table:table-cell>
              <table:table-cell office:value-type="float" office:value="23784">
                <text:p>23784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3.5">
                <text:p>3.5</text:p>
              </table:table-cell>
              <table:table-cell office:value-type="float" office:value="27072.5">
                <text:p>27072.5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3.5">
                <text:p>3.5</text:p>
              </table:table-cell>
              <table:table-cell office:value-type="float" office:value="18329">
                <text:p>18329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3.5">
                <text:p>3.5</text:p>
              </table:table-cell>
              <table:table-cell office:value-type="float" office:value="27046.5">
                <text:p>27046.5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3.5">
                <text:p>3.5</text:p>
              </table:table-cell>
              <table:table-cell office:value-type="float" office:value="26147.5">
                <text:p>26147.5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3.5">
                <text:p>3.5</text:p>
              </table:table-cell>
              <table:table-cell office:value-type="float" office:value="20358.5">
                <text:p>20358.5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3.5">
                <text:p>3.5</text:p>
              </table:table-cell>
              <table:table-cell office:value-type="float" office:value="26576">
                <text:p>26576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3.5">
                <text:p>3.5</text:p>
              </table:table-cell>
              <table:table-cell office:value-type="float" office:value="21850.5">
                <text:p>21850.5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3.5">
                <text:p>3.5</text:p>
              </table:table-cell>
              <table:table-cell office:value-type="float" office:value="20064.5">
                <text:p>20064.5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3.5">
                <text:p>3.5</text:p>
              </table:table-cell>
              <table:table-cell office:value-type="float" office:value="27729">
                <text:p>27729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3.5">
                <text:p>3.5</text:p>
              </table:table-cell>
              <table:table-cell office:value-type="float" office:value="24189.5">
                <text:p>24189.5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3.5">
                <text:p>3.5</text:p>
              </table:table-cell>
              <table:table-cell office:value-type="float" office:value="26589.5">
                <text:p>26589.5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3.5">
                <text:p>3.5</text:p>
              </table:table-cell>
              <table:table-cell office:value-type="float" office:value="21674.5">
                <text:p>21674.5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3.5">
                <text:p>3.5</text:p>
              </table:table-cell>
              <table:table-cell office:value-type="float" office:value="23882.5">
                <text:p>23882.5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3.5">
                <text:p>3.5</text:p>
              </table:table-cell>
              <table:table-cell office:value-type="float" office:value="25725">
                <text:p>25725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3.5">
                <text:p>3.5</text:p>
              </table:table-cell>
              <table:table-cell office:value-type="float" office:value="24377.5">
                <text:p>24377.5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3.5">
                <text:p>3.5</text:p>
              </table:table-cell>
              <table:table-cell office:value-type="float" office:value="24354">
                <text:p>24354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3.5">
                <text:p>3.5</text:p>
              </table:table-cell>
              <table:table-cell office:value-type="float" office:value="25848">
                <text:p>25848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3.5">
                <text:p>3.5</text:p>
              </table:table-cell>
              <table:table-cell office:value-type="float" office:value="24367.5">
                <text:p>24367.5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3.5">
                <text:p>3.5</text:p>
              </table:table-cell>
              <table:table-cell office:value-type="float" office:value="29576.5">
                <text:p>29576.5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3.5">
                <text:p>3.5</text:p>
              </table:table-cell>
              <table:table-cell office:value-type="float" office:value="21592.5">
                <text:p>21592.5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3.5">
                <text:p>3.5</text:p>
              </table:table-cell>
              <table:table-cell office:value-type="float" office:value="24176.5">
                <text:p>24176.5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3.5">
                <text:p>3.5</text:p>
              </table:table-cell>
              <table:table-cell office:value-type="float" office:value="25609.5">
                <text:p>25609.5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3.5">
                <text:p>3.5</text:p>
              </table:table-cell>
              <table:table-cell office:value-type="float" office:value="29585.5">
                <text:p>29585.5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3.5">
                <text:p>3.5</text:p>
              </table:table-cell>
              <table:table-cell office:value-type="float" office:value="19719.5">
                <text:p>19719.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3.5">
                <text:p>3.5</text:p>
              </table:table-cell>
              <table:table-cell office:value-type="float" office:value="24158">
                <text:p>24158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3.5">
                <text:p>3.5</text:p>
              </table:table-cell>
              <table:table-cell office:value-type="float" office:value="27052">
                <text:p>27052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3.5">
                <text:p>3.5</text:p>
              </table:table-cell>
              <table:table-cell office:value-type="float" office:value="24665.5">
                <text:p>24665.5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3.5">
                <text:p>3.5</text:p>
              </table:table-cell>
              <table:table-cell office:value-type="float" office:value="27102.5">
                <text:p>27102.5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3.5">
                <text:p>3.5</text:p>
              </table:table-cell>
              <table:table-cell office:value-type="float" office:value="25587.5">
                <text:p>25587.5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3.5">
                <text:p>3.5</text:p>
              </table:table-cell>
              <table:table-cell office:value-type="float" office:value="26013">
                <text:p>26013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3.5">
                <text:p>3.5</text:p>
              </table:table-cell>
              <table:table-cell office:value-type="float" office:value="22401">
                <text:p>22401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3.5">
                <text:p>3.5</text:p>
              </table:table-cell>
              <table:table-cell office:value-type="float" office:value="27355.5">
                <text:p>27355.5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3.5">
                <text:p>3.5</text:p>
              </table:table-cell>
              <table:table-cell office:value-type="float" office:value="23936">
                <text:p>23936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3.5">
                <text:p>3.5</text:p>
              </table:table-cell>
              <table:table-cell office:value-type="float" office:value="24901">
                <text:p>24901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3.5">
                <text:p>3.5</text:p>
              </table:table-cell>
              <table:table-cell office:value-type="float" office:value="25954.5">
                <text:p>25954.5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3.5">
                <text:p>3.5</text:p>
              </table:table-cell>
              <table:table-cell office:value-type="float" office:value="24999.5">
                <text:p>24999.5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3.5">
                <text:p>3.5</text:p>
              </table:table-cell>
              <table:table-cell office:value-type="float" office:value="29590.5">
                <text:p>29590.5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3.5">
                <text:p>3.5</text:p>
              </table:table-cell>
              <table:table-cell office:value-type="float" office:value="24004.5">
                <text:p>24004.5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3.5">
                <text:p>3.5</text:p>
              </table:table-cell>
              <table:table-cell office:value-type="float" office:value="22947">
                <text:p>22947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3.5">
                <text:p>3.5</text:p>
              </table:table-cell>
              <table:table-cell office:value-type="float" office:value="22238.5">
                <text:p>22238.5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3.5">
                <text:p>3.5</text:p>
              </table:table-cell>
              <table:table-cell office:value-type="float" office:value="27627.5">
                <text:p>27627.5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3.5">
                <text:p>3.5</text:p>
              </table:table-cell>
              <table:table-cell office:value-type="float" office:value="25716.5">
                <text:p>25716.5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3.5">
                <text:p>3.5</text:p>
              </table:table-cell>
              <table:table-cell office:value-type="float" office:value="23727.5">
                <text:p>23727.5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3.5">
                <text:p>3.5</text:p>
              </table:table-cell>
              <table:table-cell office:value-type="float" office:value="23610.5">
                <text:p>23610.5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3.5">
                <text:p>3.5</text:p>
              </table:table-cell>
              <table:table-cell office:value-type="float" office:value="25250">
                <text:p>25250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3.5">
                <text:p>3.5</text:p>
              </table:table-cell>
              <table:table-cell office:value-type="float" office:value="25712.5">
                <text:p>25712.5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3.5">
                <text:p>3.5</text:p>
              </table:table-cell>
              <table:table-cell office:value-type="float" office:value="25626.5">
                <text:p>25626.5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3.5">
                <text:p>3.5</text:p>
              </table:table-cell>
              <table:table-cell office:value-type="float" office:value="24974.5">
                <text:p>24974.5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3.5">
                <text:p>3.5</text:p>
              </table:table-cell>
              <table:table-cell office:value-type="float" office:value="22079.5">
                <text:p>22079.5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3.5">
                <text:p>3.5</text:p>
              </table:table-cell>
              <table:table-cell office:value-type="float" office:value="22557">
                <text:p>22557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3.5">
                <text:p>3.5</text:p>
              </table:table-cell>
              <table:table-cell office:value-type="float" office:value="24923">
                <text:p>24923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3.5">
                <text:p>3.5</text:p>
              </table:table-cell>
              <table:table-cell office:value-type="float" office:value="29610.5">
                <text:p>29610.5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3.5">
                <text:p>3.5</text:p>
              </table:table-cell>
              <table:table-cell office:value-type="float" office:value="22608.5">
                <text:p>22608.5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4">
                <text:p>4</text:p>
              </table:table-cell>
              <table:table-cell office:value-type="float" office:value="27362">
                <text:p>27362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4">
                <text:p>4</text:p>
              </table:table-cell>
              <table:table-cell office:value-type="float" office:value="24244">
                <text:p>24244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4">
                <text:p>4</text:p>
              </table:table-cell>
              <table:table-cell office:value-type="float" office:value="26949">
                <text:p>26949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4">
                <text:p>4</text:p>
              </table:table-cell>
              <table:table-cell office:value-type="float" office:value="24952">
                <text:p>24952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4">
                <text:p>4</text:p>
              </table:table-cell>
              <table:table-cell office:value-type="float" office:value="29483">
                <text:p>29483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4">
                <text:p>4</text:p>
              </table:table-cell>
              <table:table-cell office:value-type="float" office:value="23952">
                <text:p>23952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4">
                <text:p>4</text:p>
              </table:table-cell>
              <table:table-cell office:value-type="float" office:value="23320">
                <text:p>23320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4">
                <text:p>4</text:p>
              </table:table-cell>
              <table:table-cell office:value-type="float" office:value="23924.5">
                <text:p>23924.5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4">
                <text:p>4</text:p>
              </table:table-cell>
              <table:table-cell office:value-type="float" office:value="23310">
                <text:p>23310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4">
                <text:p>4</text:p>
              </table:table-cell>
              <table:table-cell office:value-type="float" office:value="20755">
                <text:p>20755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4">
                <text:p>4</text:p>
              </table:table-cell>
              <table:table-cell office:value-type="float" office:value="22751.5">
                <text:p>22751.5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4">
                <text:p>4</text:p>
              </table:table-cell>
              <table:table-cell office:value-type="float" office:value="26229.5">
                <text:p>26229.5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4">
                <text:p>4</text:p>
              </table:table-cell>
              <table:table-cell office:value-type="float" office:value="23382">
                <text:p>23382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4">
                <text:p>4</text:p>
              </table:table-cell>
              <table:table-cell office:value-type="float" office:value="28655">
                <text:p>28655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4">
                <text:p>4</text:p>
              </table:table-cell>
              <table:table-cell office:value-type="float" office:value="25257.5">
                <text:p>25257.5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4">
                <text:p>4</text:p>
              </table:table-cell>
              <table:table-cell office:value-type="float" office:value="25406.5">
                <text:p>25406.5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4">
                <text:p>4</text:p>
              </table:table-cell>
              <table:table-cell office:value-type="float" office:value="27199.5">
                <text:p>27199.5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4">
                <text:p>4</text:p>
              </table:table-cell>
              <table:table-cell office:value-type="float" office:value="27739">
                <text:p>27739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4">
                <text:p>4</text:p>
              </table:table-cell>
              <table:table-cell office:value-type="float" office:value="25870">
                <text:p>25870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4">
                <text:p>4</text:p>
              </table:table-cell>
              <table:table-cell office:value-type="float" office:value="27923">
                <text:p>27923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4">
                <text:p>4</text:p>
              </table:table-cell>
              <table:table-cell office:value-type="float" office:value="26467.5">
                <text:p>26467.5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4">
                <text:p>4</text:p>
              </table:table-cell>
              <table:table-cell office:value-type="float" office:value="30003.5">
                <text:p>30003.5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4">
                <text:p>4</text:p>
              </table:table-cell>
              <table:table-cell office:value-type="float" office:value="25083.5">
                <text:p>25083.5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4">
                <text:p>4</text:p>
              </table:table-cell>
              <table:table-cell office:value-type="float" office:value="27686">
                <text:p>27686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4">
                <text:p>4</text:p>
              </table:table-cell>
              <table:table-cell office:value-type="float" office:value="24265.5">
                <text:p>24265.5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4">
                <text:p>4</text:p>
              </table:table-cell>
              <table:table-cell office:value-type="float" office:value="28687.5">
                <text:p>28687.5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4">
                <text:p>4</text:p>
              </table:table-cell>
              <table:table-cell office:value-type="float" office:value="22479.5">
                <text:p>22479.5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4">
                <text:p>4</text:p>
              </table:table-cell>
              <table:table-cell office:value-type="float" office:value="24732.5">
                <text:p>24732.5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4">
                <text:p>4</text:p>
              </table:table-cell>
              <table:table-cell office:value-type="float" office:value="25575">
                <text:p>25575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4">
                <text:p>4</text:p>
              </table:table-cell>
              <table:table-cell office:value-type="float" office:value="24924">
                <text:p>24924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4">
                <text:p>4</text:p>
              </table:table-cell>
              <table:table-cell office:value-type="float" office:value="28189.5">
                <text:p>28189.5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4">
                <text:p>4</text:p>
              </table:table-cell>
              <table:table-cell office:value-type="float" office:value="25554.5">
                <text:p>25554.5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4">
                <text:p>4</text:p>
              </table:table-cell>
              <table:table-cell office:value-type="float" office:value="25102.5">
                <text:p>25102.5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4">
                <text:p>4</text:p>
              </table:table-cell>
              <table:table-cell office:value-type="float" office:value="23181">
                <text:p>23181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4">
                <text:p>4</text:p>
              </table:table-cell>
              <table:table-cell office:value-type="float" office:value="25806.5">
                <text:p>25806.5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4">
                <text:p>4</text:p>
              </table:table-cell>
              <table:table-cell office:value-type="float" office:value="21857.5">
                <text:p>21857.5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4">
                <text:p>4</text:p>
              </table:table-cell>
              <table:table-cell office:value-type="float" office:value="23220.5">
                <text:p>23220.5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4">
                <text:p>4</text:p>
              </table:table-cell>
              <table:table-cell office:value-type="float" office:value="26940.5">
                <text:p>26940.5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4">
                <text:p>4</text:p>
              </table:table-cell>
              <table:table-cell office:value-type="float" office:value="24084.5">
                <text:p>24084.5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4">
                <text:p>4</text:p>
              </table:table-cell>
              <table:table-cell office:value-type="float" office:value="27351.5">
                <text:p>27351.5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4">
                <text:p>4</text:p>
              </table:table-cell>
              <table:table-cell office:value-type="float" office:value="24341">
                <text:p>24341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4">
                <text:p>4</text:p>
              </table:table-cell>
              <table:table-cell office:value-type="float" office:value="23219">
                <text:p>23219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4">
                <text:p>4</text:p>
              </table:table-cell>
              <table:table-cell office:value-type="float" office:value="28582">
                <text:p>28582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4">
                <text:p>4</text:p>
              </table:table-cell>
              <table:table-cell office:value-type="float" office:value="27669">
                <text:p>27669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4">
                <text:p>4</text:p>
              </table:table-cell>
              <table:table-cell office:value-type="float" office:value="26885">
                <text:p>26885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4">
                <text:p>4</text:p>
              </table:table-cell>
              <table:table-cell office:value-type="float" office:value="19701">
                <text:p>19701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4">
                <text:p>4</text:p>
              </table:table-cell>
              <table:table-cell office:value-type="float" office:value="21751">
                <text:p>21751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4">
                <text:p>4</text:p>
              </table:table-cell>
              <table:table-cell office:value-type="float" office:value="24266">
                <text:p>24266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4">
                <text:p>4</text:p>
              </table:table-cell>
              <table:table-cell office:value-type="float" office:value="25042.5">
                <text:p>25042.5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4">
                <text:p>4</text:p>
              </table:table-cell>
              <table:table-cell office:value-type="float" office:value="25532.5">
                <text:p>25532.5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4">
                <text:p>4</text:p>
              </table:table-cell>
              <table:table-cell office:value-type="float" office:value="24453">
                <text:p>24453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4">
                <text:p>4</text:p>
              </table:table-cell>
              <table:table-cell office:value-type="float" office:value="24713">
                <text:p>24713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4">
                <text:p>4</text:p>
              </table:table-cell>
              <table:table-cell office:value-type="float" office:value="25961.5">
                <text:p>25961.5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4">
                <text:p>4</text:p>
              </table:table-cell>
              <table:table-cell office:value-type="float" office:value="23554.5">
                <text:p>23554.5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4">
                <text:p>4</text:p>
              </table:table-cell>
              <table:table-cell office:value-type="float" office:value="22399.5">
                <text:p>22399.5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4">
                <text:p>4</text:p>
              </table:table-cell>
              <table:table-cell office:value-type="float" office:value="22524">
                <text:p>22524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4">
                <text:p>4</text:p>
              </table:table-cell>
              <table:table-cell office:value-type="float" office:value="24337">
                <text:p>24337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4">
                <text:p>4</text:p>
              </table:table-cell>
              <table:table-cell office:value-type="float" office:value="22163.5">
                <text:p>22163.5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4">
                <text:p>4</text:p>
              </table:table-cell>
              <table:table-cell office:value-type="float" office:value="27713">
                <text:p>27713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4">
                <text:p>4</text:p>
              </table:table-cell>
              <table:table-cell office:value-type="float" office:value="27241">
                <text:p>27241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4">
                <text:p>4</text:p>
              </table:table-cell>
              <table:table-cell office:value-type="float" office:value="25809">
                <text:p>25809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4">
                <text:p>4</text:p>
              </table:table-cell>
              <table:table-cell office:value-type="float" office:value="29626.5">
                <text:p>29626.5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4">
                <text:p>4</text:p>
              </table:table-cell>
              <table:table-cell office:value-type="float" office:value="26485.5">
                <text:p>26485.5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4">
                <text:p>4</text:p>
              </table:table-cell>
              <table:table-cell office:value-type="float" office:value="29178">
                <text:p>29178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4">
                <text:p>4</text:p>
              </table:table-cell>
              <table:table-cell office:value-type="float" office:value="24298">
                <text:p>24298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4">
                <text:p>4</text:p>
              </table:table-cell>
              <table:table-cell office:value-type="float" office:value="25067.5">
                <text:p>25067.5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4">
                <text:p>4</text:p>
              </table:table-cell>
              <table:table-cell office:value-type="float" office:value="29986">
                <text:p>29986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4">
                <text:p>4</text:p>
              </table:table-cell>
              <table:table-cell office:value-type="float" office:value="25531.5">
                <text:p>25531.5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4">
                <text:p>4</text:p>
              </table:table-cell>
              <table:table-cell office:value-type="float" office:value="24289">
                <text:p>24289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4">
                <text:p>4</text:p>
              </table:table-cell>
              <table:table-cell office:value-type="float" office:value="23454">
                <text:p>23454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4">
                <text:p>4</text:p>
              </table:table-cell>
              <table:table-cell office:value-type="float" office:value="28712">
                <text:p>28712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4">
                <text:p>4</text:p>
              </table:table-cell>
              <table:table-cell office:value-type="float" office:value="22814.5">
                <text:p>22814.5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4">
                <text:p>4</text:p>
              </table:table-cell>
              <table:table-cell office:value-type="float" office:value="24972">
                <text:p>24972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4">
                <text:p>4</text:p>
              </table:table-cell>
              <table:table-cell office:value-type="float" office:value="21856">
                <text:p>21856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4">
                <text:p>4</text:p>
              </table:table-cell>
              <table:table-cell office:value-type="float" office:value="24061.5">
                <text:p>24061.5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4">
                <text:p>4</text:p>
              </table:table-cell>
              <table:table-cell office:value-type="float" office:value="24813">
                <text:p>24813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4">
                <text:p>4</text:p>
              </table:table-cell>
              <table:table-cell office:value-type="float" office:value="26667.5">
                <text:p>26667.5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4">
                <text:p>4</text:p>
              </table:table-cell>
              <table:table-cell office:value-type="float" office:value="23393.5">
                <text:p>23393.5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4">
                <text:p>4</text:p>
              </table:table-cell>
              <table:table-cell office:value-type="float" office:value="26702.5">
                <text:p>26702.5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4">
                <text:p>4</text:p>
              </table:table-cell>
              <table:table-cell office:value-type="float" office:value="25742.5">
                <text:p>25742.5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4">
                <text:p>4</text:p>
              </table:table-cell>
              <table:table-cell office:value-type="float" office:value="24692">
                <text:p>24692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4">
                <text:p>4</text:p>
              </table:table-cell>
              <table:table-cell office:value-type="float" office:value="23847">
                <text:p>23847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4">
                <text:p>4</text:p>
              </table:table-cell>
              <table:table-cell office:value-type="float" office:value="23228.5">
                <text:p>23228.5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4">
                <text:p>4</text:p>
              </table:table-cell>
              <table:table-cell office:value-type="float" office:value="23429.5">
                <text:p>23429.5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4">
                <text:p>4</text:p>
              </table:table-cell>
              <table:table-cell office:value-type="float" office:value="27253.5">
                <text:p>27253.5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4">
                <text:p>4</text:p>
              </table:table-cell>
              <table:table-cell office:value-type="float" office:value="27158">
                <text:p>27158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4">
                <text:p>4</text:p>
              </table:table-cell>
              <table:table-cell office:value-type="float" office:value="24729">
                <text:p>24729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4">
                <text:p>4</text:p>
              </table:table-cell>
              <table:table-cell office:value-type="float" office:value="27341">
                <text:p>27341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4">
                <text:p>4</text:p>
              </table:table-cell>
              <table:table-cell office:value-type="float" office:value="25015.5">
                <text:p>25015.5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4">
                <text:p>4</text:p>
              </table:table-cell>
              <table:table-cell office:value-type="float" office:value="27727">
                <text:p>27727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4">
                <text:p>4</text:p>
              </table:table-cell>
              <table:table-cell office:value-type="float" office:value="21308.5">
                <text:p>21308.5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4">
                <text:p>4</text:p>
              </table:table-cell>
              <table:table-cell office:value-type="float" office:value="22296.5">
                <text:p>22296.5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4">
                <text:p>4</text:p>
              </table:table-cell>
              <table:table-cell office:value-type="float" office:value="22811">
                <text:p>22811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4">
                <text:p>4</text:p>
              </table:table-cell>
              <table:table-cell office:value-type="float" office:value="30773">
                <text:p>30773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4">
                <text:p>4</text:p>
              </table:table-cell>
              <table:table-cell office:value-type="float" office:value="27945.5">
                <text:p>27945.5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4">
                <text:p>4</text:p>
              </table:table-cell>
              <table:table-cell office:value-type="float" office:value="25778.5">
                <text:p>25778.5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4">
                <text:p>4</text:p>
              </table:table-cell>
              <table:table-cell office:value-type="float" office:value="21199.5">
                <text:p>21199.5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4">
                <text:p>4</text:p>
              </table:table-cell>
              <table:table-cell office:value-type="float" office:value="24825">
                <text:p>24825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4">
                <text:p>4</text:p>
              </table:table-cell>
              <table:table-cell office:value-type="float" office:value="29969">
                <text:p>29969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4">
                <text:p>4</text:p>
              </table:table-cell>
              <table:table-cell office:value-type="float" office:value="25113.5">
                <text:p>25113.5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4">
                <text:p>4</text:p>
              </table:table-cell>
              <table:table-cell office:value-type="float" office:value="27510.5">
                <text:p>27510.5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4">
                <text:p>4</text:p>
              </table:table-cell>
              <table:table-cell office:value-type="float" office:value="23100.5">
                <text:p>23100.5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4">
                <text:p>4</text:p>
              </table:table-cell>
              <table:table-cell office:value-type="float" office:value="25909.5">
                <text:p>25909.5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4">
                <text:p>4</text:p>
              </table:table-cell>
              <table:table-cell office:value-type="float" office:value="26716">
                <text:p>26716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4">
                <text:p>4</text:p>
              </table:table-cell>
              <table:table-cell office:value-type="float" office:value="22905.5">
                <text:p>22905.5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4">
                <text:p>4</text:p>
              </table:table-cell>
              <table:table-cell office:value-type="float" office:value="25073">
                <text:p>25073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4">
                <text:p>4</text:p>
              </table:table-cell>
              <table:table-cell office:value-type="float" office:value="21373">
                <text:p>21373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4">
                <text:p>4</text:p>
              </table:table-cell>
              <table:table-cell office:value-type="float" office:value="20227.5">
                <text:p>20227.5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4">
                <text:p>4</text:p>
              </table:table-cell>
              <table:table-cell office:value-type="float" office:value="25572">
                <text:p>25572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4">
                <text:p>4</text:p>
              </table:table-cell>
              <table:table-cell office:value-type="float" office:value="25461">
                <text:p>25461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4">
                <text:p>4</text:p>
              </table:table-cell>
              <table:table-cell office:value-type="float" office:value="26768.5">
                <text:p>26768.5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4">
                <text:p>4</text:p>
              </table:table-cell>
              <table:table-cell office:value-type="float" office:value="26351">
                <text:p>26351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4">
                <text:p>4</text:p>
              </table:table-cell>
              <table:table-cell office:value-type="float" office:value="25705">
                <text:p>25705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4">
                <text:p>4</text:p>
              </table:table-cell>
              <table:table-cell office:value-type="float" office:value="29296.5">
                <text:p>29296.5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4">
                <text:p>4</text:p>
              </table:table-cell>
              <table:table-cell office:value-type="float" office:value="23661">
                <text:p>23661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4">
                <text:p>4</text:p>
              </table:table-cell>
              <table:table-cell office:value-type="float" office:value="22969.5">
                <text:p>22969.5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4">
                <text:p>4</text:p>
              </table:table-cell>
              <table:table-cell office:value-type="float" office:value="24832">
                <text:p>24832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4">
                <text:p>4</text:p>
              </table:table-cell>
              <table:table-cell office:value-type="float" office:value="25546.5">
                <text:p>25546.5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4">
                <text:p>4</text:p>
              </table:table-cell>
              <table:table-cell office:value-type="float" office:value="24055.5">
                <text:p>24055.5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4">
                <text:p>4</text:p>
              </table:table-cell>
              <table:table-cell office:value-type="float" office:value="28676.5">
                <text:p>28676.5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4">
                <text:p>4</text:p>
              </table:table-cell>
              <table:table-cell office:value-type="float" office:value="26469.5">
                <text:p>26469.5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4">
                <text:p>4</text:p>
              </table:table-cell>
              <table:table-cell office:value-type="float" office:value="27423.5">
                <text:p>27423.5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4">
                <text:p>4</text:p>
              </table:table-cell>
              <table:table-cell office:value-type="float" office:value="21118">
                <text:p>21118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4">
                <text:p>4</text:p>
              </table:table-cell>
              <table:table-cell office:value-type="float" office:value="28257.5">
                <text:p>28257.5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4">
                <text:p>4</text:p>
              </table:table-cell>
              <table:table-cell office:value-type="float" office:value="20586">
                <text:p>20586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4">
                <text:p>4</text:p>
              </table:table-cell>
              <table:table-cell office:value-type="float" office:value="24294">
                <text:p>24294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4">
                <text:p>4</text:p>
              </table:table-cell>
              <table:table-cell office:value-type="float" office:value="30694.5">
                <text:p>30694.5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4">
                <text:p>4</text:p>
              </table:table-cell>
              <table:table-cell office:value-type="float" office:value="22676.5">
                <text:p>22676.5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4">
                <text:p>4</text:p>
              </table:table-cell>
              <table:table-cell office:value-type="float" office:value="28008.5">
                <text:p>28008.5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4">
                <text:p>4</text:p>
              </table:table-cell>
              <table:table-cell office:value-type="float" office:value="21630.5">
                <text:p>21630.5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4">
                <text:p>4</text:p>
              </table:table-cell>
              <table:table-cell office:value-type="float" office:value="26876.5">
                <text:p>26876.5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4">
                <text:p>4</text:p>
              </table:table-cell>
              <table:table-cell office:value-type="float" office:value="28423.5">
                <text:p>28423.5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4">
                <text:p>4</text:p>
              </table:table-cell>
              <table:table-cell office:value-type="float" office:value="27494.5">
                <text:p>27494.5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4">
                <text:p>4</text:p>
              </table:table-cell>
              <table:table-cell office:value-type="float" office:value="23803">
                <text:p>23803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4">
                <text:p>4</text:p>
              </table:table-cell>
              <table:table-cell office:value-type="float" office:value="25480">
                <text:p>25480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4">
                <text:p>4</text:p>
              </table:table-cell>
              <table:table-cell office:value-type="float" office:value="24190.5">
                <text:p>24190.5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4">
                <text:p>4</text:p>
              </table:table-cell>
              <table:table-cell office:value-type="float" office:value="27280.5">
                <text:p>27280.5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4">
                <text:p>4</text:p>
              </table:table-cell>
              <table:table-cell office:value-type="float" office:value="27050">
                <text:p>27050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4">
                <text:p>4</text:p>
              </table:table-cell>
              <table:table-cell office:value-type="float" office:value="27187.5">
                <text:p>27187.5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4">
                <text:p>4</text:p>
              </table:table-cell>
              <table:table-cell office:value-type="float" office:value="25403.5">
                <text:p>25403.5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4">
                <text:p>4</text:p>
              </table:table-cell>
              <table:table-cell office:value-type="float" office:value="23737.5">
                <text:p>23737.5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4">
                <text:p>4</text:p>
              </table:table-cell>
              <table:table-cell office:value-type="float" office:value="26512">
                <text:p>26512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4">
                <text:p>4</text:p>
              </table:table-cell>
              <table:table-cell office:value-type="float" office:value="26752.5">
                <text:p>26752.5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4">
                <text:p>4</text:p>
              </table:table-cell>
              <table:table-cell office:value-type="float" office:value="25921">
                <text:p>25921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4">
                <text:p>4</text:p>
              </table:table-cell>
              <table:table-cell office:value-type="float" office:value="23287.5">
                <text:p>23287.5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4">
                <text:p>4</text:p>
              </table:table-cell>
              <table:table-cell office:value-type="float" office:value="28560.5">
                <text:p>28560.5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4">
                <text:p>4</text:p>
              </table:table-cell>
              <table:table-cell office:value-type="float" office:value="33293.5">
                <text:p>33293.5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4">
                <text:p>4</text:p>
              </table:table-cell>
              <table:table-cell office:value-type="float" office:value="26065">
                <text:p>26065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4">
                <text:p>4</text:p>
              </table:table-cell>
              <table:table-cell office:value-type="float" office:value="22902.5">
                <text:p>22902.5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4">
                <text:p>4</text:p>
              </table:table-cell>
              <table:table-cell office:value-type="float" office:value="22863.5">
                <text:p>22863.5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4">
                <text:p>4</text:p>
              </table:table-cell>
              <table:table-cell office:value-type="float" office:value="27845.5">
                <text:p>27845.5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4">
                <text:p>4</text:p>
              </table:table-cell>
              <table:table-cell office:value-type="float" office:value="22381">
                <text:p>22381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4">
                <text:p>4</text:p>
              </table:table-cell>
              <table:table-cell office:value-type="float" office:value="24936.5">
                <text:p>24936.5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4">
                <text:p>4</text:p>
              </table:table-cell>
              <table:table-cell office:value-type="float" office:value="25374.5">
                <text:p>25374.5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4">
                <text:p>4</text:p>
              </table:table-cell>
              <table:table-cell office:value-type="float" office:value="24451.5">
                <text:p>24451.5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4">
                <text:p>4</text:p>
              </table:table-cell>
              <table:table-cell office:value-type="float" office:value="27198">
                <text:p>27198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4">
                <text:p>4</text:p>
              </table:table-cell>
              <table:table-cell office:value-type="float" office:value="23895">
                <text:p>23895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4">
                <text:p>4</text:p>
              </table:table-cell>
              <table:table-cell office:value-type="float" office:value="28156">
                <text:p>28156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4">
                <text:p>4</text:p>
              </table:table-cell>
              <table:table-cell office:value-type="float" office:value="21608.5">
                <text:p>21608.5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4">
                <text:p>4</text:p>
              </table:table-cell>
              <table:table-cell office:value-type="float" office:value="26308">
                <text:p>26308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4">
                <text:p>4</text:p>
              </table:table-cell>
              <table:table-cell office:value-type="float" office:value="27982.5">
                <text:p>27982.5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4">
                <text:p>4</text:p>
              </table:table-cell>
              <table:table-cell office:value-type="float" office:value="26469.5">
                <text:p>26469.5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4">
                <text:p>4</text:p>
              </table:table-cell>
              <table:table-cell office:value-type="float" office:value="27038">
                <text:p>27038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4">
                <text:p>4</text:p>
              </table:table-cell>
              <table:table-cell office:value-type="float" office:value="26138">
                <text:p>26138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4">
                <text:p>4</text:p>
              </table:table-cell>
              <table:table-cell office:value-type="float" office:value="24872.5">
                <text:p>24872.5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4">
                <text:p>4</text:p>
              </table:table-cell>
              <table:table-cell office:value-type="float" office:value="26080.5">
                <text:p>26080.5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4">
                <text:p>4</text:p>
              </table:table-cell>
              <table:table-cell office:value-type="float" office:value="27966">
                <text:p>27966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4">
                <text:p>4</text:p>
              </table:table-cell>
              <table:table-cell office:value-type="float" office:value="26011">
                <text:p>26011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4">
                <text:p>4</text:p>
              </table:table-cell>
              <table:table-cell office:value-type="float" office:value="28862.5">
                <text:p>28862.5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4">
                <text:p>4</text:p>
              </table:table-cell>
              <table:table-cell office:value-type="float" office:value="24204">
                <text:p>24204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4">
                <text:p>4</text:p>
              </table:table-cell>
              <table:table-cell office:value-type="float" office:value="26118.5">
                <text:p>26118.5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4">
                <text:p>4</text:p>
              </table:table-cell>
              <table:table-cell office:value-type="float" office:value="27328">
                <text:p>27328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4">
                <text:p>4</text:p>
              </table:table-cell>
              <table:table-cell office:value-type="float" office:value="26385">
                <text:p>26385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4">
                <text:p>4</text:p>
              </table:table-cell>
              <table:table-cell office:value-type="float" office:value="23852">
                <text:p>23852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4">
                <text:p>4</text:p>
              </table:table-cell>
              <table:table-cell office:value-type="float" office:value="26605">
                <text:p>26605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4">
                <text:p>4</text:p>
              </table:table-cell>
              <table:table-cell office:value-type="float" office:value="29617">
                <text:p>29617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4">
                <text:p>4</text:p>
              </table:table-cell>
              <table:table-cell office:value-type="float" office:value="29542.5">
                <text:p>29542.5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4">
                <text:p>4</text:p>
              </table:table-cell>
              <table:table-cell office:value-type="float" office:value="23212.5">
                <text:p>23212.5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4">
                <text:p>4</text:p>
              </table:table-cell>
              <table:table-cell office:value-type="float" office:value="25344.5">
                <text:p>25344.5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4">
                <text:p>4</text:p>
              </table:table-cell>
              <table:table-cell office:value-type="float" office:value="26461.5">
                <text:p>26461.5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4">
                <text:p>4</text:p>
              </table:table-cell>
              <table:table-cell office:value-type="float" office:value="26262.5">
                <text:p>26262.5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4">
                <text:p>4</text:p>
              </table:table-cell>
              <table:table-cell office:value-type="float" office:value="24199.5">
                <text:p>24199.5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4">
                <text:p>4</text:p>
              </table:table-cell>
              <table:table-cell office:value-type="float" office:value="26761.5">
                <text:p>26761.5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4">
                <text:p>4</text:p>
              </table:table-cell>
              <table:table-cell office:value-type="float" office:value="26873.5">
                <text:p>26873.5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4">
                <text:p>4</text:p>
              </table:table-cell>
              <table:table-cell office:value-type="float" office:value="23254.5">
                <text:p>23254.5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4">
                <text:p>4</text:p>
              </table:table-cell>
              <table:table-cell office:value-type="float" office:value="26301.5">
                <text:p>26301.5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4">
                <text:p>4</text:p>
              </table:table-cell>
              <table:table-cell office:value-type="float" office:value="28973">
                <text:p>28973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4">
                <text:p>4</text:p>
              </table:table-cell>
              <table:table-cell office:value-type="float" office:value="27422.5">
                <text:p>27422.5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4">
                <text:p>4</text:p>
              </table:table-cell>
              <table:table-cell office:value-type="float" office:value="21790.5">
                <text:p>21790.5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4">
                <text:p>4</text:p>
              </table:table-cell>
              <table:table-cell office:value-type="float" office:value="22843.5">
                <text:p>22843.5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4">
                <text:p>4</text:p>
              </table:table-cell>
              <table:table-cell office:value-type="float" office:value="25129">
                <text:p>25129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4">
                <text:p>4</text:p>
              </table:table-cell>
              <table:table-cell office:value-type="float" office:value="22366">
                <text:p>22366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4">
                <text:p>4</text:p>
              </table:table-cell>
              <table:table-cell office:value-type="float" office:value="24798">
                <text:p>24798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4">
                <text:p>4</text:p>
              </table:table-cell>
              <table:table-cell office:value-type="float" office:value="24348.5">
                <text:p>24348.5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4">
                <text:p>4</text:p>
              </table:table-cell>
              <table:table-cell office:value-type="float" office:value="24484.5">
                <text:p>24484.5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4">
                <text:p>4</text:p>
              </table:table-cell>
              <table:table-cell office:value-type="float" office:value="25841">
                <text:p>25841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4">
                <text:p>4</text:p>
              </table:table-cell>
              <table:table-cell office:value-type="float" office:value="24586">
                <text:p>24586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4">
                <text:p>4</text:p>
              </table:table-cell>
              <table:table-cell office:value-type="float" office:value="28638.5">
                <text:p>28638.5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4">
                <text:p>4</text:p>
              </table:table-cell>
              <table:table-cell office:value-type="float" office:value="21916.5">
                <text:p>21916.5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4">
                <text:p>4</text:p>
              </table:table-cell>
              <table:table-cell office:value-type="float" office:value="25779">
                <text:p>25779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4">
                <text:p>4</text:p>
              </table:table-cell>
              <table:table-cell office:value-type="float" office:value="29894.5">
                <text:p>29894.5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4">
                <text:p>4</text:p>
              </table:table-cell>
              <table:table-cell office:value-type="float" office:value="25871.5">
                <text:p>25871.5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4">
                <text:p>4</text:p>
              </table:table-cell>
              <table:table-cell office:value-type="float" office:value="25181">
                <text:p>25181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4">
                <text:p>4</text:p>
              </table:table-cell>
              <table:table-cell office:value-type="float" office:value="28004">
                <text:p>28004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4">
                <text:p>4</text:p>
              </table:table-cell>
              <table:table-cell office:value-type="float" office:value="31008.5">
                <text:p>31008.5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4">
                <text:p>4</text:p>
              </table:table-cell>
              <table:table-cell office:value-type="float" office:value="24151.5">
                <text:p>24151.5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4">
                <text:p>4</text:p>
              </table:table-cell>
              <table:table-cell office:value-type="float" office:value="25746">
                <text:p>25746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4">
                <text:p>4</text:p>
              </table:table-cell>
              <table:table-cell office:value-type="float" office:value="23644.5">
                <text:p>23644.5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4">
                <text:p>4</text:p>
              </table:table-cell>
              <table:table-cell office:value-type="float" office:value="24089.5">
                <text:p>24089.5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4">
                <text:p>4</text:p>
              </table:table-cell>
              <table:table-cell office:value-type="float" office:value="22928">
                <text:p>22928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4">
                <text:p>4</text:p>
              </table:table-cell>
              <table:table-cell office:value-type="float" office:value="24921.5">
                <text:p>24921.5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4">
                <text:p>4</text:p>
              </table:table-cell>
              <table:table-cell office:value-type="float" office:value="24252.5">
                <text:p>24252.5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4">
                <text:p>4</text:p>
              </table:table-cell>
              <table:table-cell office:value-type="float" office:value="27181.5">
                <text:p>27181.5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4">
                <text:p>4</text:p>
              </table:table-cell>
              <table:table-cell office:value-type="float" office:value="24629">
                <text:p>24629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4">
                <text:p>4</text:p>
              </table:table-cell>
              <table:table-cell office:value-type="float" office:value="25645">
                <text:p>25645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4">
                <text:p>4</text:p>
              </table:table-cell>
              <table:table-cell office:value-type="float" office:value="22516">
                <text:p>22516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4">
                <text:p>4</text:p>
              </table:table-cell>
              <table:table-cell office:value-type="float" office:value="27097.5">
                <text:p>27097.5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4">
                <text:p>4</text:p>
              </table:table-cell>
              <table:table-cell office:value-type="float" office:value="24313">
                <text:p>24313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4">
                <text:p>4</text:p>
              </table:table-cell>
              <table:table-cell office:value-type="float" office:value="24227.5">
                <text:p>24227.5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4">
                <text:p>4</text:p>
              </table:table-cell>
              <table:table-cell office:value-type="float" office:value="27412">
                <text:p>27412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4">
                <text:p>4</text:p>
              </table:table-cell>
              <table:table-cell office:value-type="float" office:value="27292.5">
                <text:p>27292.5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4">
                <text:p>4</text:p>
              </table:table-cell>
              <table:table-cell office:value-type="float" office:value="21060">
                <text:p>21060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4">
                <text:p>4</text:p>
              </table:table-cell>
              <table:table-cell office:value-type="float" office:value="23042">
                <text:p>23042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4">
                <text:p>4</text:p>
              </table:table-cell>
              <table:table-cell office:value-type="float" office:value="28672">
                <text:p>28672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4">
                <text:p>4</text:p>
              </table:table-cell>
              <table:table-cell office:value-type="float" office:value="23552.5">
                <text:p>23552.5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4">
                <text:p>4</text:p>
              </table:table-cell>
              <table:table-cell office:value-type="float" office:value="21586.5">
                <text:p>21586.5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4">
                <text:p>4</text:p>
              </table:table-cell>
              <table:table-cell office:value-type="float" office:value="21245.5">
                <text:p>21245.5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4">
                <text:p>4</text:p>
              </table:table-cell>
              <table:table-cell office:value-type="float" office:value="25434">
                <text:p>25434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4">
                <text:p>4</text:p>
              </table:table-cell>
              <table:table-cell office:value-type="float" office:value="23776.5">
                <text:p>23776.5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4">
                <text:p>4</text:p>
              </table:table-cell>
              <table:table-cell office:value-type="float" office:value="25770.5">
                <text:p>25770.5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4">
                <text:p>4</text:p>
              </table:table-cell>
              <table:table-cell office:value-type="float" office:value="24572">
                <text:p>24572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4">
                <text:p>4</text:p>
              </table:table-cell>
              <table:table-cell office:value-type="float" office:value="25193">
                <text:p>25193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4">
                <text:p>4</text:p>
              </table:table-cell>
              <table:table-cell office:value-type="float" office:value="27709">
                <text:p>27709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4">
                <text:p>4</text:p>
              </table:table-cell>
              <table:table-cell office:value-type="float" office:value="25726">
                <text:p>25726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4">
                <text:p>4</text:p>
              </table:table-cell>
              <table:table-cell office:value-type="float" office:value="26705.5">
                <text:p>26705.5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4">
                <text:p>4</text:p>
              </table:table-cell>
              <table:table-cell office:value-type="float" office:value="23781.5">
                <text:p>23781.5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4">
                <text:p>4</text:p>
              </table:table-cell>
              <table:table-cell office:value-type="float" office:value="23508.5">
                <text:p>23508.5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4">
                <text:p>4</text:p>
              </table:table-cell>
              <table:table-cell office:value-type="float" office:value="30722.5">
                <text:p>30722.5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4">
                <text:p>4</text:p>
              </table:table-cell>
              <table:table-cell office:value-type="float" office:value="25049">
                <text:p>25049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4">
                <text:p>4</text:p>
              </table:table-cell>
              <table:table-cell office:value-type="float" office:value="26843">
                <text:p>26843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4">
                <text:p>4</text:p>
              </table:table-cell>
              <table:table-cell office:value-type="float" office:value="27807.5">
                <text:p>27807.5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4">
                <text:p>4</text:p>
              </table:table-cell>
              <table:table-cell office:value-type="float" office:value="25784">
                <text:p>25784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4">
                <text:p>4</text:p>
              </table:table-cell>
              <table:table-cell office:value-type="float" office:value="26652.5">
                <text:p>26652.5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4">
                <text:p>4</text:p>
              </table:table-cell>
              <table:table-cell office:value-type="float" office:value="25614">
                <text:p>25614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4">
                <text:p>4</text:p>
              </table:table-cell>
              <table:table-cell office:value-type="float" office:value="25002.5">
                <text:p>25002.5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4">
                <text:p>4</text:p>
              </table:table-cell>
              <table:table-cell office:value-type="float" office:value="25926.5">
                <text:p>25926.5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4">
                <text:p>4</text:p>
              </table:table-cell>
              <table:table-cell office:value-type="float" office:value="25604">
                <text:p>25604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4">
                <text:p>4</text:p>
              </table:table-cell>
              <table:table-cell office:value-type="float" office:value="29770.5">
                <text:p>29770.5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4">
                <text:p>4</text:p>
              </table:table-cell>
              <table:table-cell office:value-type="float" office:value="23390">
                <text:p>23390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4">
                <text:p>4</text:p>
              </table:table-cell>
              <table:table-cell office:value-type="float" office:value="24375.5">
                <text:p>24375.5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4.5">
                <text:p>4.5</text:p>
              </table:table-cell>
              <table:table-cell office:value-type="float" office:value="21546.5">
                <text:p>21546.5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4.5">
                <text:p>4.5</text:p>
              </table:table-cell>
              <table:table-cell office:value-type="float" office:value="22303">
                <text:p>22303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4.5">
                <text:p>4.5</text:p>
              </table:table-cell>
              <table:table-cell office:value-type="float" office:value="23030.5">
                <text:p>23030.5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4.5">
                <text:p>4.5</text:p>
              </table:table-cell>
              <table:table-cell office:value-type="float" office:value="28578.5">
                <text:p>28578.5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4.5">
                <text:p>4.5</text:p>
              </table:table-cell>
              <table:table-cell office:value-type="float" office:value="29550">
                <text:p>29550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4.5">
                <text:p>4.5</text:p>
              </table:table-cell>
              <table:table-cell office:value-type="float" office:value="28025.5">
                <text:p>28025.5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4.5">
                <text:p>4.5</text:p>
              </table:table-cell>
              <table:table-cell office:value-type="float" office:value="24608.5">
                <text:p>24608.5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4.5">
                <text:p>4.5</text:p>
              </table:table-cell>
              <table:table-cell office:value-type="float" office:value="25158.5">
                <text:p>25158.5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4.5">
                <text:p>4.5</text:p>
              </table:table-cell>
              <table:table-cell office:value-type="float" office:value="26939.5">
                <text:p>26939.5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4.5">
                <text:p>4.5</text:p>
              </table:table-cell>
              <table:table-cell office:value-type="float" office:value="26163.5">
                <text:p>26163.5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4.5">
                <text:p>4.5</text:p>
              </table:table-cell>
              <table:table-cell office:value-type="float" office:value="27014">
                <text:p>27014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4.5">
                <text:p>4.5</text:p>
              </table:table-cell>
              <table:table-cell office:value-type="float" office:value="27192.5">
                <text:p>27192.5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4.5">
                <text:p>4.5</text:p>
              </table:table-cell>
              <table:table-cell office:value-type="float" office:value="24373">
                <text:p>24373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4.5">
                <text:p>4.5</text:p>
              </table:table-cell>
              <table:table-cell office:value-type="float" office:value="21917">
                <text:p>21917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4.5">
                <text:p>4.5</text:p>
              </table:table-cell>
              <table:table-cell office:value-type="float" office:value="27596.5">
                <text:p>27596.5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4.5">
                <text:p>4.5</text:p>
              </table:table-cell>
              <table:table-cell office:value-type="float" office:value="25711">
                <text:p>25711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4.5">
                <text:p>4.5</text:p>
              </table:table-cell>
              <table:table-cell office:value-type="float" office:value="19912">
                <text:p>19912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4.5">
                <text:p>4.5</text:p>
              </table:table-cell>
              <table:table-cell office:value-type="float" office:value="21668">
                <text:p>21668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4.5">
                <text:p>4.5</text:p>
              </table:table-cell>
              <table:table-cell office:value-type="float" office:value="28261.5">
                <text:p>28261.5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4.5">
                <text:p>4.5</text:p>
              </table:table-cell>
              <table:table-cell office:value-type="float" office:value="25446.5">
                <text:p>25446.5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4.5">
                <text:p>4.5</text:p>
              </table:table-cell>
              <table:table-cell office:value-type="float" office:value="24885.5">
                <text:p>24885.5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4.5">
                <text:p>4.5</text:p>
              </table:table-cell>
              <table:table-cell office:value-type="float" office:value="24486.5">
                <text:p>24486.5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4.5">
                <text:p>4.5</text:p>
              </table:table-cell>
              <table:table-cell office:value-type="float" office:value="26095">
                <text:p>26095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4.5">
                <text:p>4.5</text:p>
              </table:table-cell>
              <table:table-cell office:value-type="float" office:value="21576.5">
                <text:p>21576.5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4.5">
                <text:p>4.5</text:p>
              </table:table-cell>
              <table:table-cell office:value-type="float" office:value="27121.5">
                <text:p>27121.5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4.5">
                <text:p>4.5</text:p>
              </table:table-cell>
              <table:table-cell office:value-type="float" office:value="23116.5">
                <text:p>23116.5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4.5">
                <text:p>4.5</text:p>
              </table:table-cell>
              <table:table-cell office:value-type="float" office:value="21405">
                <text:p>21405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4.5">
                <text:p>4.5</text:p>
              </table:table-cell>
              <table:table-cell office:value-type="float" office:value="27724">
                <text:p>27724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4.5">
                <text:p>4.5</text:p>
              </table:table-cell>
              <table:table-cell office:value-type="float" office:value="24271.5">
                <text:p>24271.5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4.5">
                <text:p>4.5</text:p>
              </table:table-cell>
              <table:table-cell office:value-type="float" office:value="29239">
                <text:p>29239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4.5">
                <text:p>4.5</text:p>
              </table:table-cell>
              <table:table-cell office:value-type="float" office:value="23595">
                <text:p>23595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4.5">
                <text:p>4.5</text:p>
              </table:table-cell>
              <table:table-cell office:value-type="float" office:value="26872.5">
                <text:p>26872.5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4.5">
                <text:p>4.5</text:p>
              </table:table-cell>
              <table:table-cell office:value-type="float" office:value="26707">
                <text:p>26707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4.5">
                <text:p>4.5</text:p>
              </table:table-cell>
              <table:table-cell office:value-type="float" office:value="25364.5">
                <text:p>25364.5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4.5">
                <text:p>4.5</text:p>
              </table:table-cell>
              <table:table-cell office:value-type="float" office:value="25562">
                <text:p>25562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4.5">
                <text:p>4.5</text:p>
              </table:table-cell>
              <table:table-cell office:value-type="float" office:value="25256.5">
                <text:p>25256.5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4.5">
                <text:p>4.5</text:p>
              </table:table-cell>
              <table:table-cell office:value-type="float" office:value="22949.5">
                <text:p>22949.5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4.5">
                <text:p>4.5</text:p>
              </table:table-cell>
              <table:table-cell office:value-type="float" office:value="22769">
                <text:p>22769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4.5">
                <text:p>4.5</text:p>
              </table:table-cell>
              <table:table-cell office:value-type="float" office:value="30477">
                <text:p>30477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4.5">
                <text:p>4.5</text:p>
              </table:table-cell>
              <table:table-cell office:value-type="float" office:value="22959">
                <text:p>22959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4.5">
                <text:p>4.5</text:p>
              </table:table-cell>
              <table:table-cell office:value-type="float" office:value="26377">
                <text:p>26377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4.5">
                <text:p>4.5</text:p>
              </table:table-cell>
              <table:table-cell office:value-type="float" office:value="22979">
                <text:p>22979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4.5">
                <text:p>4.5</text:p>
              </table:table-cell>
              <table:table-cell office:value-type="float" office:value="25875.5">
                <text:p>25875.5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4.5">
                <text:p>4.5</text:p>
              </table:table-cell>
              <table:table-cell office:value-type="float" office:value="23483">
                <text:p>23483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4.5">
                <text:p>4.5</text:p>
              </table:table-cell>
              <table:table-cell office:value-type="float" office:value="24792.5">
                <text:p>24792.5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4.5">
                <text:p>4.5</text:p>
              </table:table-cell>
              <table:table-cell office:value-type="float" office:value="23678.5">
                <text:p>23678.5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4.5">
                <text:p>4.5</text:p>
              </table:table-cell>
              <table:table-cell office:value-type="float" office:value="28771">
                <text:p>28771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4.5">
                <text:p>4.5</text:p>
              </table:table-cell>
              <table:table-cell office:value-type="float" office:value="28528.5">
                <text:p>28528.5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4.5">
                <text:p>4.5</text:p>
              </table:table-cell>
              <table:table-cell office:value-type="float" office:value="25741.5">
                <text:p>25741.5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4.5">
                <text:p>4.5</text:p>
              </table:table-cell>
              <table:table-cell office:value-type="float" office:value="24328.5">
                <text:p>24328.5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4.5">
                <text:p>4.5</text:p>
              </table:table-cell>
              <table:table-cell office:value-type="float" office:value="26619">
                <text:p>26619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4.5">
                <text:p>4.5</text:p>
              </table:table-cell>
              <table:table-cell office:value-type="float" office:value="24005">
                <text:p>24005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4.5">
                <text:p>4.5</text:p>
              </table:table-cell>
              <table:table-cell office:value-type="float" office:value="25588">
                <text:p>25588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4.5">
                <text:p>4.5</text:p>
              </table:table-cell>
              <table:table-cell office:value-type="float" office:value="26909.5">
                <text:p>26909.5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4.5">
                <text:p>4.5</text:p>
              </table:table-cell>
              <table:table-cell office:value-type="float" office:value="25865">
                <text:p>25865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4.5">
                <text:p>4.5</text:p>
              </table:table-cell>
              <table:table-cell office:value-type="float" office:value="25757.5">
                <text:p>25757.5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4.5">
                <text:p>4.5</text:p>
              </table:table-cell>
              <table:table-cell office:value-type="float" office:value="22026.5">
                <text:p>22026.5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4.5">
                <text:p>4.5</text:p>
              </table:table-cell>
              <table:table-cell office:value-type="float" office:value="29192.5">
                <text:p>29192.5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4.5">
                <text:p>4.5</text:p>
              </table:table-cell>
              <table:table-cell office:value-type="float" office:value="26790.5">
                <text:p>26790.5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4.5">
                <text:p>4.5</text:p>
              </table:table-cell>
              <table:table-cell office:value-type="float" office:value="28875.5">
                <text:p>28875.5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4.5">
                <text:p>4.5</text:p>
              </table:table-cell>
              <table:table-cell office:value-type="float" office:value="26616.5">
                <text:p>26616.5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4.5">
                <text:p>4.5</text:p>
              </table:table-cell>
              <table:table-cell office:value-type="float" office:value="26390.5">
                <text:p>26390.5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4.5">
                <text:p>4.5</text:p>
              </table:table-cell>
              <table:table-cell office:value-type="float" office:value="24448">
                <text:p>24448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4.5">
                <text:p>4.5</text:p>
              </table:table-cell>
              <table:table-cell office:value-type="float" office:value="25676">
                <text:p>25676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4.5">
                <text:p>4.5</text:p>
              </table:table-cell>
              <table:table-cell office:value-type="float" office:value="28531">
                <text:p>28531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4.5">
                <text:p>4.5</text:p>
              </table:table-cell>
              <table:table-cell office:value-type="float" office:value="23584">
                <text:p>23584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4.5">
                <text:p>4.5</text:p>
              </table:table-cell>
              <table:table-cell office:value-type="float" office:value="25184.5">
                <text:p>25184.5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4.5">
                <text:p>4.5</text:p>
              </table:table-cell>
              <table:table-cell office:value-type="float" office:value="23138.5">
                <text:p>23138.5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4.5">
                <text:p>4.5</text:p>
              </table:table-cell>
              <table:table-cell office:value-type="float" office:value="23067">
                <text:p>23067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4.5">
                <text:p>4.5</text:p>
              </table:table-cell>
              <table:table-cell office:value-type="float" office:value="23608">
                <text:p>23608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4.5">
                <text:p>4.5</text:p>
              </table:table-cell>
              <table:table-cell office:value-type="float" office:value="23035.5">
                <text:p>23035.5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4.5">
                <text:p>4.5</text:p>
              </table:table-cell>
              <table:table-cell office:value-type="float" office:value="24470.5">
                <text:p>24470.5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4.5">
                <text:p>4.5</text:p>
              </table:table-cell>
              <table:table-cell office:value-type="float" office:value="24661.5">
                <text:p>24661.5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4.5">
                <text:p>4.5</text:p>
              </table:table-cell>
              <table:table-cell office:value-type="float" office:value="26241">
                <text:p>26241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4.5">
                <text:p>4.5</text:p>
              </table:table-cell>
              <table:table-cell office:value-type="float" office:value="23411">
                <text:p>23411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4.5">
                <text:p>4.5</text:p>
              </table:table-cell>
              <table:table-cell office:value-type="float" office:value="27055.5">
                <text:p>27055.5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4.5">
                <text:p>4.5</text:p>
              </table:table-cell>
              <table:table-cell office:value-type="float" office:value="23353.5">
                <text:p>23353.5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4.5">
                <text:p>4.5</text:p>
              </table:table-cell>
              <table:table-cell office:value-type="float" office:value="26384">
                <text:p>26384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4.5">
                <text:p>4.5</text:p>
              </table:table-cell>
              <table:table-cell office:value-type="float" office:value="23576">
                <text:p>23576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4.5">
                <text:p>4.5</text:p>
              </table:table-cell>
              <table:table-cell office:value-type="float" office:value="30188">
                <text:p>30188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4.5">
                <text:p>4.5</text:p>
              </table:table-cell>
              <table:table-cell office:value-type="float" office:value="27746.5">
                <text:p>27746.5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4.5">
                <text:p>4.5</text:p>
              </table:table-cell>
              <table:table-cell office:value-type="float" office:value="26421">
                <text:p>26421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4.5">
                <text:p>4.5</text:p>
              </table:table-cell>
              <table:table-cell office:value-type="float" office:value="22583.5">
                <text:p>22583.5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4.5">
                <text:p>4.5</text:p>
              </table:table-cell>
              <table:table-cell office:value-type="float" office:value="31422.5">
                <text:p>31422.5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4.5">
                <text:p>4.5</text:p>
              </table:table-cell>
              <table:table-cell office:value-type="float" office:value="21319.5">
                <text:p>21319.5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4.5">
                <text:p>4.5</text:p>
              </table:table-cell>
              <table:table-cell office:value-type="float" office:value="27640">
                <text:p>27640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4.5">
                <text:p>4.5</text:p>
              </table:table-cell>
              <table:table-cell office:value-type="float" office:value="30603.5">
                <text:p>30603.5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4.5">
                <text:p>4.5</text:p>
              </table:table-cell>
              <table:table-cell office:value-type="float" office:value="29428.5">
                <text:p>29428.5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4.5">
                <text:p>4.5</text:p>
              </table:table-cell>
              <table:table-cell office:value-type="float" office:value="25394.5">
                <text:p>25394.5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4.5">
                <text:p>4.5</text:p>
              </table:table-cell>
              <table:table-cell office:value-type="float" office:value="27892">
                <text:p>27892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4.5">
                <text:p>4.5</text:p>
              </table:table-cell>
              <table:table-cell office:value-type="float" office:value="26456.5">
                <text:p>26456.5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4.5">
                <text:p>4.5</text:p>
              </table:table-cell>
              <table:table-cell office:value-type="float" office:value="29053">
                <text:p>29053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4.5">
                <text:p>4.5</text:p>
              </table:table-cell>
              <table:table-cell office:value-type="float" office:value="22757">
                <text:p>22757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4.5">
                <text:p>4.5</text:p>
              </table:table-cell>
              <table:table-cell office:value-type="float" office:value="25873.5">
                <text:p>25873.5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4.5">
                <text:p>4.5</text:p>
              </table:table-cell>
              <table:table-cell office:value-type="float" office:value="22224">
                <text:p>22224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4.5">
                <text:p>4.5</text:p>
              </table:table-cell>
              <table:table-cell office:value-type="float" office:value="26949.5">
                <text:p>26949.5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4.5">
                <text:p>4.5</text:p>
              </table:table-cell>
              <table:table-cell office:value-type="float" office:value="22094.5">
                <text:p>22094.5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4.5">
                <text:p>4.5</text:p>
              </table:table-cell>
              <table:table-cell office:value-type="float" office:value="23758">
                <text:p>23758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4.5">
                <text:p>4.5</text:p>
              </table:table-cell>
              <table:table-cell office:value-type="float" office:value="26340.5">
                <text:p>26340.5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4.5">
                <text:p>4.5</text:p>
              </table:table-cell>
              <table:table-cell office:value-type="float" office:value="22791">
                <text:p>22791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4.5">
                <text:p>4.5</text:p>
              </table:table-cell>
              <table:table-cell office:value-type="float" office:value="24582.5">
                <text:p>24582.5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4.5">
                <text:p>4.5</text:p>
              </table:table-cell>
              <table:table-cell office:value-type="float" office:value="25498">
                <text:p>25498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4.5">
                <text:p>4.5</text:p>
              </table:table-cell>
              <table:table-cell office:value-type="float" office:value="26038">
                <text:p>26038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4.5">
                <text:p>4.5</text:p>
              </table:table-cell>
              <table:table-cell office:value-type="float" office:value="22356">
                <text:p>22356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4.5">
                <text:p>4.5</text:p>
              </table:table-cell>
              <table:table-cell office:value-type="float" office:value="22570.5">
                <text:p>22570.5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4.5">
                <text:p>4.5</text:p>
              </table:table-cell>
              <table:table-cell office:value-type="float" office:value="24683.5">
                <text:p>24683.5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4.5">
                <text:p>4.5</text:p>
              </table:table-cell>
              <table:table-cell office:value-type="float" office:value="23319">
                <text:p>23319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4.5">
                <text:p>4.5</text:p>
              </table:table-cell>
              <table:table-cell office:value-type="float" office:value="25821">
                <text:p>25821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4.5">
                <text:p>4.5</text:p>
              </table:table-cell>
              <table:table-cell office:value-type="float" office:value="23479">
                <text:p>23479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4.5">
                <text:p>4.5</text:p>
              </table:table-cell>
              <table:table-cell office:value-type="float" office:value="22351.5">
                <text:p>22351.5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4.5">
                <text:p>4.5</text:p>
              </table:table-cell>
              <table:table-cell office:value-type="float" office:value="26748">
                <text:p>26748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4.5">
                <text:p>4.5</text:p>
              </table:table-cell>
              <table:table-cell office:value-type="float" office:value="22559">
                <text:p>22559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4.5">
                <text:p>4.5</text:p>
              </table:table-cell>
              <table:table-cell office:value-type="float" office:value="27679.5">
                <text:p>27679.5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4.5">
                <text:p>4.5</text:p>
              </table:table-cell>
              <table:table-cell office:value-type="float" office:value="27668.5">
                <text:p>27668.5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4.5">
                <text:p>4.5</text:p>
              </table:table-cell>
              <table:table-cell office:value-type="float" office:value="26372">
                <text:p>26372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4.5">
                <text:p>4.5</text:p>
              </table:table-cell>
              <table:table-cell office:value-type="float" office:value="25832">
                <text:p>25832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4.5">
                <text:p>4.5</text:p>
              </table:table-cell>
              <table:table-cell office:value-type="float" office:value="24048.5">
                <text:p>24048.5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4.5">
                <text:p>4.5</text:p>
              </table:table-cell>
              <table:table-cell office:value-type="float" office:value="26355.5">
                <text:p>26355.5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4.5">
                <text:p>4.5</text:p>
              </table:table-cell>
              <table:table-cell office:value-type="float" office:value="27171.5">
                <text:p>27171.5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4.5">
                <text:p>4.5</text:p>
              </table:table-cell>
              <table:table-cell office:value-type="float" office:value="25415">
                <text:p>25415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4.5">
                <text:p>4.5</text:p>
              </table:table-cell>
              <table:table-cell office:value-type="float" office:value="24091.5">
                <text:p>24091.5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4.5">
                <text:p>4.5</text:p>
              </table:table-cell>
              <table:table-cell office:value-type="float" office:value="26915.5">
                <text:p>26915.5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4.5">
                <text:p>4.5</text:p>
              </table:table-cell>
              <table:table-cell office:value-type="float" office:value="23430.5">
                <text:p>23430.5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4.5">
                <text:p>4.5</text:p>
              </table:table-cell>
              <table:table-cell office:value-type="float" office:value="25508">
                <text:p>25508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4.5">
                <text:p>4.5</text:p>
              </table:table-cell>
              <table:table-cell office:value-type="float" office:value="26356.5">
                <text:p>26356.5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4.5">
                <text:p>4.5</text:p>
              </table:table-cell>
              <table:table-cell office:value-type="float" office:value="22359">
                <text:p>22359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4.5">
                <text:p>4.5</text:p>
              </table:table-cell>
              <table:table-cell office:value-type="float" office:value="22940">
                <text:p>22940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4.5">
                <text:p>4.5</text:p>
              </table:table-cell>
              <table:table-cell office:value-type="float" office:value="26942">
                <text:p>26942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4.5">
                <text:p>4.5</text:p>
              </table:table-cell>
              <table:table-cell office:value-type="float" office:value="29974.5">
                <text:p>29974.5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4.5">
                <text:p>4.5</text:p>
              </table:table-cell>
              <table:table-cell office:value-type="float" office:value="20775.5">
                <text:p>20775.5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4.5">
                <text:p>4.5</text:p>
              </table:table-cell>
              <table:table-cell office:value-type="float" office:value="23337.5">
                <text:p>23337.5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4.5">
                <text:p>4.5</text:p>
              </table:table-cell>
              <table:table-cell office:value-type="float" office:value="24437.5">
                <text:p>24437.5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4.5">
                <text:p>4.5</text:p>
              </table:table-cell>
              <table:table-cell office:value-type="float" office:value="25452.5">
                <text:p>25452.5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4.5">
                <text:p>4.5</text:p>
              </table:table-cell>
              <table:table-cell office:value-type="float" office:value="25165.5">
                <text:p>25165.5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4.5">
                <text:p>4.5</text:p>
              </table:table-cell>
              <table:table-cell office:value-type="float" office:value="30451.5">
                <text:p>30451.5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4.5">
                <text:p>4.5</text:p>
              </table:table-cell>
              <table:table-cell office:value-type="float" office:value="20263.5">
                <text:p>20263.5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4.5">
                <text:p>4.5</text:p>
              </table:table-cell>
              <table:table-cell office:value-type="float" office:value="28009.5">
                <text:p>28009.5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4.5">
                <text:p>4.5</text:p>
              </table:table-cell>
              <table:table-cell office:value-type="float" office:value="28017">
                <text:p>28017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4.5">
                <text:p>4.5</text:p>
              </table:table-cell>
              <table:table-cell office:value-type="float" office:value="24890.5">
                <text:p>24890.5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4.5">
                <text:p>4.5</text:p>
              </table:table-cell>
              <table:table-cell office:value-type="float" office:value="26555">
                <text:p>26555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4.5">
                <text:p>4.5</text:p>
              </table:table-cell>
              <table:table-cell office:value-type="float" office:value="25270.5">
                <text:p>25270.5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4.5">
                <text:p>4.5</text:p>
              </table:table-cell>
              <table:table-cell office:value-type="float" office:value="24940">
                <text:p>24940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4.5">
                <text:p>4.5</text:p>
              </table:table-cell>
              <table:table-cell office:value-type="float" office:value="24807.5">
                <text:p>24807.5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4.5">
                <text:p>4.5</text:p>
              </table:table-cell>
              <table:table-cell office:value-type="float" office:value="25738">
                <text:p>25738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4.5">
                <text:p>4.5</text:p>
              </table:table-cell>
              <table:table-cell office:value-type="float" office:value="23073.5">
                <text:p>23073.5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4.5">
                <text:p>4.5</text:p>
              </table:table-cell>
              <table:table-cell office:value-type="float" office:value="25560">
                <text:p>25560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4.5">
                <text:p>4.5</text:p>
              </table:table-cell>
              <table:table-cell office:value-type="float" office:value="19889">
                <text:p>19889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4.5">
                <text:p>4.5</text:p>
              </table:table-cell>
              <table:table-cell office:value-type="float" office:value="24289.5">
                <text:p>24289.5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4.5">
                <text:p>4.5</text:p>
              </table:table-cell>
              <table:table-cell office:value-type="float" office:value="26791">
                <text:p>26791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4.5">
                <text:p>4.5</text:p>
              </table:table-cell>
              <table:table-cell office:value-type="float" office:value="25686">
                <text:p>25686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4.5">
                <text:p>4.5</text:p>
              </table:table-cell>
              <table:table-cell office:value-type="float" office:value="27790.5">
                <text:p>27790.5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4.5">
                <text:p>4.5</text:p>
              </table:table-cell>
              <table:table-cell office:value-type="float" office:value="29916.5">
                <text:p>29916.5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4.5">
                <text:p>4.5</text:p>
              </table:table-cell>
              <table:table-cell office:value-type="float" office:value="30224.5">
                <text:p>30224.5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4.5">
                <text:p>4.5</text:p>
              </table:table-cell>
              <table:table-cell office:value-type="float" office:value="22525.5">
                <text:p>22525.5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4.5">
                <text:p>4.5</text:p>
              </table:table-cell>
              <table:table-cell office:value-type="float" office:value="25756.5">
                <text:p>25756.5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4.5">
                <text:p>4.5</text:p>
              </table:table-cell>
              <table:table-cell office:value-type="float" office:value="22449">
                <text:p>22449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4.5">
                <text:p>4.5</text:p>
              </table:table-cell>
              <table:table-cell office:value-type="float" office:value="25554">
                <text:p>25554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4.5">
                <text:p>4.5</text:p>
              </table:table-cell>
              <table:table-cell office:value-type="float" office:value="27355">
                <text:p>27355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4.5">
                <text:p>4.5</text:p>
              </table:table-cell>
              <table:table-cell office:value-type="float" office:value="31129.5">
                <text:p>31129.5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4.5">
                <text:p>4.5</text:p>
              </table:table-cell>
              <table:table-cell office:value-type="float" office:value="28105">
                <text:p>28105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4.5">
                <text:p>4.5</text:p>
              </table:table-cell>
              <table:table-cell office:value-type="float" office:value="24798">
                <text:p>24798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4.5">
                <text:p>4.5</text:p>
              </table:table-cell>
              <table:table-cell office:value-type="float" office:value="25176.5">
                <text:p>25176.5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4.5">
                <text:p>4.5</text:p>
              </table:table-cell>
              <table:table-cell office:value-type="float" office:value="25192.5">
                <text:p>25192.5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4.5">
                <text:p>4.5</text:p>
              </table:table-cell>
              <table:table-cell office:value-type="float" office:value="20368.5">
                <text:p>20368.5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4.5">
                <text:p>4.5</text:p>
              </table:table-cell>
              <table:table-cell office:value-type="float" office:value="20312.5">
                <text:p>20312.5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4.5">
                <text:p>4.5</text:p>
              </table:table-cell>
              <table:table-cell office:value-type="float" office:value="23985.5">
                <text:p>23985.5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4.5">
                <text:p>4.5</text:p>
              </table:table-cell>
              <table:table-cell office:value-type="float" office:value="24944">
                <text:p>24944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4.5">
                <text:p>4.5</text:p>
              </table:table-cell>
              <table:table-cell office:value-type="float" office:value="23761.5">
                <text:p>23761.5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4.5">
                <text:p>4.5</text:p>
              </table:table-cell>
              <table:table-cell office:value-type="float" office:value="21769">
                <text:p>21769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4.5">
                <text:p>4.5</text:p>
              </table:table-cell>
              <table:table-cell office:value-type="float" office:value="25779">
                <text:p>25779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4.5">
                <text:p>4.5</text:p>
              </table:table-cell>
              <table:table-cell office:value-type="float" office:value="20581.5">
                <text:p>20581.5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4.5">
                <text:p>4.5</text:p>
              </table:table-cell>
              <table:table-cell office:value-type="float" office:value="28082.5">
                <text:p>28082.5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4.5">
                <text:p>4.5</text:p>
              </table:table-cell>
              <table:table-cell office:value-type="float" office:value="26512">
                <text:p>26512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4.5">
                <text:p>4.5</text:p>
              </table:table-cell>
              <table:table-cell office:value-type="float" office:value="24038">
                <text:p>24038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4.5">
                <text:p>4.5</text:p>
              </table:table-cell>
              <table:table-cell office:value-type="float" office:value="27621">
                <text:p>27621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4.5">
                <text:p>4.5</text:p>
              </table:table-cell>
              <table:table-cell office:value-type="float" office:value="24877">
                <text:p>24877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4.5">
                <text:p>4.5</text:p>
              </table:table-cell>
              <table:table-cell office:value-type="float" office:value="21737.5">
                <text:p>21737.5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4.5">
                <text:p>4.5</text:p>
              </table:table-cell>
              <table:table-cell office:value-type="float" office:value="26602">
                <text:p>26602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4.5">
                <text:p>4.5</text:p>
              </table:table-cell>
              <table:table-cell office:value-type="float" office:value="21619.5">
                <text:p>21619.5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4.5">
                <text:p>4.5</text:p>
              </table:table-cell>
              <table:table-cell office:value-type="float" office:value="25249">
                <text:p>25249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4.5">
                <text:p>4.5</text:p>
              </table:table-cell>
              <table:table-cell office:value-type="float" office:value="25347">
                <text:p>25347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4.5">
                <text:p>4.5</text:p>
              </table:table-cell>
              <table:table-cell office:value-type="float" office:value="24940">
                <text:p>24940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4.5">
                <text:p>4.5</text:p>
              </table:table-cell>
              <table:table-cell office:value-type="float" office:value="24897">
                <text:p>24897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4.5">
                <text:p>4.5</text:p>
              </table:table-cell>
              <table:table-cell office:value-type="float" office:value="25113">
                <text:p>25113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4.5">
                <text:p>4.5</text:p>
              </table:table-cell>
              <table:table-cell office:value-type="float" office:value="23491">
                <text:p>23491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4.5">
                <text:p>4.5</text:p>
              </table:table-cell>
              <table:table-cell office:value-type="float" office:value="27431">
                <text:p>27431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4.5">
                <text:p>4.5</text:p>
              </table:table-cell>
              <table:table-cell office:value-type="float" office:value="25770.5">
                <text:p>25770.5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4.5">
                <text:p>4.5</text:p>
              </table:table-cell>
              <table:table-cell office:value-type="float" office:value="25889.5">
                <text:p>25889.5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4.5">
                <text:p>4.5</text:p>
              </table:table-cell>
              <table:table-cell office:value-type="float" office:value="25206">
                <text:p>25206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4.5">
                <text:p>4.5</text:p>
              </table:table-cell>
              <table:table-cell office:value-type="float" office:value="23408">
                <text:p>23408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4.5">
                <text:p>4.5</text:p>
              </table:table-cell>
              <table:table-cell office:value-type="float" office:value="26205.5">
                <text:p>26205.5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4.5">
                <text:p>4.5</text:p>
              </table:table-cell>
              <table:table-cell office:value-type="float" office:value="25343.5">
                <text:p>25343.5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4.5">
                <text:p>4.5</text:p>
              </table:table-cell>
              <table:table-cell office:value-type="float" office:value="24402">
                <text:p>24402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4.5">
                <text:p>4.5</text:p>
              </table:table-cell>
              <table:table-cell office:value-type="float" office:value="24372">
                <text:p>24372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4.5">
                <text:p>4.5</text:p>
              </table:table-cell>
              <table:table-cell office:value-type="float" office:value="27911.5">
                <text:p>27911.5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4.5">
                <text:p>4.5</text:p>
              </table:table-cell>
              <table:table-cell office:value-type="float" office:value="27218">
                <text:p>27218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4.5">
                <text:p>4.5</text:p>
              </table:table-cell>
              <table:table-cell office:value-type="float" office:value="25303">
                <text:p>25303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4.5">
                <text:p>4.5</text:p>
              </table:table-cell>
              <table:table-cell office:value-type="float" office:value="28144">
                <text:p>28144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4.5">
                <text:p>4.5</text:p>
              </table:table-cell>
              <table:table-cell office:value-type="float" office:value="25465.5">
                <text:p>25465.5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4.5">
                <text:p>4.5</text:p>
              </table:table-cell>
              <table:table-cell office:value-type="float" office:value="23561.5">
                <text:p>23561.5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4.5">
                <text:p>4.5</text:p>
              </table:table-cell>
              <table:table-cell office:value-type="float" office:value="26741">
                <text:p>26741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4.5">
                <text:p>4.5</text:p>
              </table:table-cell>
              <table:table-cell office:value-type="float" office:value="22406">
                <text:p>22406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4.5">
                <text:p>4.5</text:p>
              </table:table-cell>
              <table:table-cell office:value-type="float" office:value="25431">
                <text:p>25431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4.5">
                <text:p>4.5</text:p>
              </table:table-cell>
              <table:table-cell office:value-type="float" office:value="30491.5">
                <text:p>30491.5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4.5">
                <text:p>4.5</text:p>
              </table:table-cell>
              <table:table-cell office:value-type="float" office:value="26135.5">
                <text:p>26135.5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4.5">
                <text:p>4.5</text:p>
              </table:table-cell>
              <table:table-cell office:value-type="float" office:value="28246">
                <text:p>28246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4.5">
                <text:p>4.5</text:p>
              </table:table-cell>
              <table:table-cell office:value-type="float" office:value="26198.5">
                <text:p>26198.5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4.5">
                <text:p>4.5</text:p>
              </table:table-cell>
              <table:table-cell office:value-type="float" office:value="26739.5">
                <text:p>26739.5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4.5">
                <text:p>4.5</text:p>
              </table:table-cell>
              <table:table-cell office:value-type="float" office:value="24561.5">
                <text:p>24561.5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4.5">
                <text:p>4.5</text:p>
              </table:table-cell>
              <table:table-cell office:value-type="float" office:value="25935.5">
                <text:p>25935.5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4.5">
                <text:p>4.5</text:p>
              </table:table-cell>
              <table:table-cell office:value-type="float" office:value="27562">
                <text:p>27562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4.5">
                <text:p>4.5</text:p>
              </table:table-cell>
              <table:table-cell office:value-type="float" office:value="25566">
                <text:p>25566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4.5">
                <text:p>4.5</text:p>
              </table:table-cell>
              <table:table-cell office:value-type="float" office:value="23606">
                <text:p>23606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4.5">
                <text:p>4.5</text:p>
              </table:table-cell>
              <table:table-cell office:value-type="float" office:value="22068.5">
                <text:p>22068.5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4.5">
                <text:p>4.5</text:p>
              </table:table-cell>
              <table:table-cell office:value-type="float" office:value="21762.5">
                <text:p>21762.5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4.5">
                <text:p>4.5</text:p>
              </table:table-cell>
              <table:table-cell office:value-type="float" office:value="26182">
                <text:p>26182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4.5">
                <text:p>4.5</text:p>
              </table:table-cell>
              <table:table-cell office:value-type="float" office:value="25655">
                <text:p>25655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4.5">
                <text:p>4.5</text:p>
              </table:table-cell>
              <table:table-cell office:value-type="float" office:value="27614">
                <text:p>27614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4.5">
                <text:p>4.5</text:p>
              </table:table-cell>
              <table:table-cell office:value-type="float" office:value="29555">
                <text:p>29555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4.5">
                <text:p>4.5</text:p>
              </table:table-cell>
              <table:table-cell office:value-type="float" office:value="25689">
                <text:p>25689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4.5">
                <text:p>4.5</text:p>
              </table:table-cell>
              <table:table-cell office:value-type="float" office:value="28394.5">
                <text:p>28394.5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4.5">
                <text:p>4.5</text:p>
              </table:table-cell>
              <table:table-cell office:value-type="float" office:value="28403">
                <text:p>28403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4.5">
                <text:p>4.5</text:p>
              </table:table-cell>
              <table:table-cell office:value-type="float" office:value="28656">
                <text:p>28656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4.5">
                <text:p>4.5</text:p>
              </table:table-cell>
              <table:table-cell office:value-type="float" office:value="25634">
                <text:p>25634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4.5">
                <text:p>4.5</text:p>
              </table:table-cell>
              <table:table-cell office:value-type="float" office:value="25878.5">
                <text:p>25878.5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4.5">
                <text:p>4.5</text:p>
              </table:table-cell>
              <table:table-cell office:value-type="float" office:value="22654">
                <text:p>22654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4.5">
                <text:p>4.5</text:p>
              </table:table-cell>
              <table:table-cell office:value-type="float" office:value="23389.5">
                <text:p>23389.5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4.5">
                <text:p>4.5</text:p>
              </table:table-cell>
              <table:table-cell office:value-type="float" office:value="27735.5">
                <text:p>27735.5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4.5">
                <text:p>4.5</text:p>
              </table:table-cell>
              <table:table-cell office:value-type="float" office:value="23165.5">
                <text:p>23165.5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4.5">
                <text:p>4.5</text:p>
              </table:table-cell>
              <table:table-cell office:value-type="float" office:value="24888">
                <text:p>24888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4.5">
                <text:p>4.5</text:p>
              </table:table-cell>
              <table:table-cell office:value-type="float" office:value="29323.5">
                <text:p>29323.5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4.5">
                <text:p>4.5</text:p>
              </table:table-cell>
              <table:table-cell office:value-type="float" office:value="26292">
                <text:p>26292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4.5">
                <text:p>4.5</text:p>
              </table:table-cell>
              <table:table-cell office:value-type="float" office:value="25885.5">
                <text:p>25885.5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4.5">
                <text:p>4.5</text:p>
              </table:table-cell>
              <table:table-cell office:value-type="float" office:value="21050.5">
                <text:p>21050.5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4.5">
                <text:p>4.5</text:p>
              </table:table-cell>
              <table:table-cell office:value-type="float" office:value="25956.5">
                <text:p>25956.5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4.5">
                <text:p>4.5</text:p>
              </table:table-cell>
              <table:table-cell office:value-type="float" office:value="27125">
                <text:p>27125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4.5">
                <text:p>4.5</text:p>
              </table:table-cell>
              <table:table-cell office:value-type="float" office:value="25917.5">
                <text:p>25917.5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4.5">
                <text:p>4.5</text:p>
              </table:table-cell>
              <table:table-cell office:value-type="float" office:value="25059">
                <text:p>25059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4.5">
                <text:p>4.5</text:p>
              </table:table-cell>
              <table:table-cell office:value-type="float" office:value="24159">
                <text:p>24159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4.5">
                <text:p>4.5</text:p>
              </table:table-cell>
              <table:table-cell office:value-type="float" office:value="24738.5">
                <text:p>24738.5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4.5">
                <text:p>4.5</text:p>
              </table:table-cell>
              <table:table-cell office:value-type="float" office:value="23043">
                <text:p>23043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4.5">
                <text:p>4.5</text:p>
              </table:table-cell>
              <table:table-cell office:value-type="float" office:value="26333">
                <text:p>26333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4.5">
                <text:p>4.5</text:p>
              </table:table-cell>
              <table:table-cell office:value-type="float" office:value="27875.5">
                <text:p>27875.5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4.5">
                <text:p>4.5</text:p>
              </table:table-cell>
              <table:table-cell office:value-type="float" office:value="27237.5">
                <text:p>27237.5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4.5">
                <text:p>4.5</text:p>
              </table:table-cell>
              <table:table-cell office:value-type="float" office:value="24990">
                <text:p>24990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4.5">
                <text:p>4.5</text:p>
              </table:table-cell>
              <table:table-cell office:value-type="float" office:value="27119">
                <text:p>27119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4.5">
                <text:p>4.5</text:p>
              </table:table-cell>
              <table:table-cell office:value-type="float" office:value="27606.5">
                <text:p>27606.5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4.5">
                <text:p>4.5</text:p>
              </table:table-cell>
              <table:table-cell office:value-type="float" office:value="27949">
                <text:p>27949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4.5">
                <text:p>4.5</text:p>
              </table:table-cell>
              <table:table-cell office:value-type="float" office:value="25466">
                <text:p>25466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4.5">
                <text:p>4.5</text:p>
              </table:table-cell>
              <table:table-cell office:value-type="float" office:value="23061.5">
                <text:p>23061.5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5">
                <text:p>5</text:p>
              </table:table-cell>
              <table:table-cell office:value-type="float" office:value="23423">
                <text:p>23423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5">
                <text:p>5</text:p>
              </table:table-cell>
              <table:table-cell office:value-type="float" office:value="28246">
                <text:p>28246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5">
                <text:p>5</text:p>
              </table:table-cell>
              <table:table-cell office:value-type="float" office:value="29083.5">
                <text:p>29083.5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5">
                <text:p>5</text:p>
              </table:table-cell>
              <table:table-cell office:value-type="float" office:value="24502">
                <text:p>24502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5">
                <text:p>5</text:p>
              </table:table-cell>
              <table:table-cell office:value-type="float" office:value="27107">
                <text:p>27107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5">
                <text:p>5</text:p>
              </table:table-cell>
              <table:table-cell office:value-type="float" office:value="23576">
                <text:p>23576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5">
                <text:p>5</text:p>
              </table:table-cell>
              <table:table-cell office:value-type="float" office:value="25563.5">
                <text:p>25563.5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5">
                <text:p>5</text:p>
              </table:table-cell>
              <table:table-cell office:value-type="float" office:value="25180">
                <text:p>25180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5">
                <text:p>5</text:p>
              </table:table-cell>
              <table:table-cell office:value-type="float" office:value="23938">
                <text:p>23938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5">
                <text:p>5</text:p>
              </table:table-cell>
              <table:table-cell office:value-type="float" office:value="24590">
                <text:p>24590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5">
                <text:p>5</text:p>
              </table:table-cell>
              <table:table-cell office:value-type="float" office:value="21360">
                <text:p>21360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5">
                <text:p>5</text:p>
              </table:table-cell>
              <table:table-cell office:value-type="float" office:value="23681">
                <text:p>23681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5">
                <text:p>5</text:p>
              </table:table-cell>
              <table:table-cell office:value-type="float" office:value="26928">
                <text:p>26928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5">
                <text:p>5</text:p>
              </table:table-cell>
              <table:table-cell office:value-type="float" office:value="28602">
                <text:p>28602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5">
                <text:p>5</text:p>
              </table:table-cell>
              <table:table-cell office:value-type="float" office:value="28134">
                <text:p>28134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5">
                <text:p>5</text:p>
              </table:table-cell>
              <table:table-cell office:value-type="float" office:value="25554">
                <text:p>25554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5">
                <text:p>5</text:p>
              </table:table-cell>
              <table:table-cell office:value-type="float" office:value="24364.5">
                <text:p>24364.5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5">
                <text:p>5</text:p>
              </table:table-cell>
              <table:table-cell office:value-type="float" office:value="24996.5">
                <text:p>24996.5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5">
                <text:p>5</text:p>
              </table:table-cell>
              <table:table-cell office:value-type="float" office:value="25673">
                <text:p>25673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5">
                <text:p>5</text:p>
              </table:table-cell>
              <table:table-cell office:value-type="float" office:value="31032.5">
                <text:p>31032.5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5">
                <text:p>5</text:p>
              </table:table-cell>
              <table:table-cell office:value-type="float" office:value="23689">
                <text:p>23689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5">
                <text:p>5</text:p>
              </table:table-cell>
              <table:table-cell office:value-type="float" office:value="27624.5">
                <text:p>27624.5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5">
                <text:p>5</text:p>
              </table:table-cell>
              <table:table-cell office:value-type="float" office:value="24361">
                <text:p>24361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5">
                <text:p>5</text:p>
              </table:table-cell>
              <table:table-cell office:value-type="float" office:value="19376.5">
                <text:p>19376.5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5">
                <text:p>5</text:p>
              </table:table-cell>
              <table:table-cell office:value-type="float" office:value="25958">
                <text:p>25958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5">
                <text:p>5</text:p>
              </table:table-cell>
              <table:table-cell office:value-type="float" office:value="25978.5">
                <text:p>25978.5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5">
                <text:p>5</text:p>
              </table:table-cell>
              <table:table-cell office:value-type="float" office:value="25216.5">
                <text:p>25216.5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5">
                <text:p>5</text:p>
              </table:table-cell>
              <table:table-cell office:value-type="float" office:value="24178">
                <text:p>24178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5">
                <text:p>5</text:p>
              </table:table-cell>
              <table:table-cell office:value-type="float" office:value="25318.5">
                <text:p>25318.5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5">
                <text:p>5</text:p>
              </table:table-cell>
              <table:table-cell office:value-type="float" office:value="25983">
                <text:p>25983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5">
                <text:p>5</text:p>
              </table:table-cell>
              <table:table-cell office:value-type="float" office:value="28931.5">
                <text:p>28931.5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5">
                <text:p>5</text:p>
              </table:table-cell>
              <table:table-cell office:value-type="float" office:value="24097">
                <text:p>24097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5">
                <text:p>5</text:p>
              </table:table-cell>
              <table:table-cell office:value-type="float" office:value="22732">
                <text:p>22732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5">
                <text:p>5</text:p>
              </table:table-cell>
              <table:table-cell office:value-type="float" office:value="24500">
                <text:p>24500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5">
                <text:p>5</text:p>
              </table:table-cell>
              <table:table-cell office:value-type="float" office:value="28807">
                <text:p>28807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5">
                <text:p>5</text:p>
              </table:table-cell>
              <table:table-cell office:value-type="float" office:value="21921">
                <text:p>21921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5">
                <text:p>5</text:p>
              </table:table-cell>
              <table:table-cell office:value-type="float" office:value="26831.5">
                <text:p>26831.5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5">
                <text:p>5</text:p>
              </table:table-cell>
              <table:table-cell office:value-type="float" office:value="24142">
                <text:p>24142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5">
                <text:p>5</text:p>
              </table:table-cell>
              <table:table-cell office:value-type="float" office:value="25305">
                <text:p>25305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5">
                <text:p>5</text:p>
              </table:table-cell>
              <table:table-cell office:value-type="float" office:value="26984.5">
                <text:p>26984.5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5">
                <text:p>5</text:p>
              </table:table-cell>
              <table:table-cell office:value-type="float" office:value="24446">
                <text:p>24446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5">
                <text:p>5</text:p>
              </table:table-cell>
              <table:table-cell office:value-type="float" office:value="25838">
                <text:p>25838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5">
                <text:p>5</text:p>
              </table:table-cell>
              <table:table-cell office:value-type="float" office:value="25746">
                <text:p>25746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5">
                <text:p>5</text:p>
              </table:table-cell>
              <table:table-cell office:value-type="float" office:value="26060">
                <text:p>26060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5">
                <text:p>5</text:p>
              </table:table-cell>
              <table:table-cell office:value-type="float" office:value="27418.5">
                <text:p>27418.5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5">
                <text:p>5</text:p>
              </table:table-cell>
              <table:table-cell office:value-type="float" office:value="25104.5">
                <text:p>25104.5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5">
                <text:p>5</text:p>
              </table:table-cell>
              <table:table-cell office:value-type="float" office:value="26959">
                <text:p>26959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5">
                <text:p>5</text:p>
              </table:table-cell>
              <table:table-cell office:value-type="float" office:value="26730">
                <text:p>26730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5">
                <text:p>5</text:p>
              </table:table-cell>
              <table:table-cell office:value-type="float" office:value="24560.5">
                <text:p>24560.5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5">
                <text:p>5</text:p>
              </table:table-cell>
              <table:table-cell office:value-type="float" office:value="26731.5">
                <text:p>26731.5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5">
                <text:p>5</text:p>
              </table:table-cell>
              <table:table-cell office:value-type="float" office:value="23581">
                <text:p>23581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5">
                <text:p>5</text:p>
              </table:table-cell>
              <table:table-cell office:value-type="float" office:value="28643.5">
                <text:p>28643.5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5">
                <text:p>5</text:p>
              </table:table-cell>
              <table:table-cell office:value-type="float" office:value="21152.5">
                <text:p>21152.5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5">
                <text:p>5</text:p>
              </table:table-cell>
              <table:table-cell office:value-type="float" office:value="29988.5">
                <text:p>29988.5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5">
                <text:p>5</text:p>
              </table:table-cell>
              <table:table-cell office:value-type="float" office:value="26190.5">
                <text:p>26190.5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5">
                <text:p>5</text:p>
              </table:table-cell>
              <table:table-cell office:value-type="float" office:value="26927.5">
                <text:p>26927.5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5">
                <text:p>5</text:p>
              </table:table-cell>
              <table:table-cell office:value-type="float" office:value="24990.5">
                <text:p>24990.5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5">
                <text:p>5</text:p>
              </table:table-cell>
              <table:table-cell office:value-type="float" office:value="21304">
                <text:p>21304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5">
                <text:p>5</text:p>
              </table:table-cell>
              <table:table-cell office:value-type="float" office:value="28352.5">
                <text:p>28352.5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5">
                <text:p>5</text:p>
              </table:table-cell>
              <table:table-cell office:value-type="float" office:value="26230.5">
                <text:p>26230.5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5">
                <text:p>5</text:p>
              </table:table-cell>
              <table:table-cell office:value-type="float" office:value="26218">
                <text:p>26218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5">
                <text:p>5</text:p>
              </table:table-cell>
              <table:table-cell office:value-type="float" office:value="24679.5">
                <text:p>24679.5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5">
                <text:p>5</text:p>
              </table:table-cell>
              <table:table-cell office:value-type="float" office:value="24949.5">
                <text:p>24949.5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5">
                <text:p>5</text:p>
              </table:table-cell>
              <table:table-cell office:value-type="float" office:value="26217.5">
                <text:p>26217.5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5">
                <text:p>5</text:p>
              </table:table-cell>
              <table:table-cell office:value-type="float" office:value="27143.5">
                <text:p>27143.5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5">
                <text:p>5</text:p>
              </table:table-cell>
              <table:table-cell office:value-type="float" office:value="24480.5">
                <text:p>24480.5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5">
                <text:p>5</text:p>
              </table:table-cell>
              <table:table-cell office:value-type="float" office:value="20674.5">
                <text:p>20674.5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5">
                <text:p>5</text:p>
              </table:table-cell>
              <table:table-cell office:value-type="float" office:value="29644">
                <text:p>29644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5">
                <text:p>5</text:p>
              </table:table-cell>
              <table:table-cell office:value-type="float" office:value="25905.5">
                <text:p>25905.5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5">
                <text:p>5</text:p>
              </table:table-cell>
              <table:table-cell office:value-type="float" office:value="22640.5">
                <text:p>22640.5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5">
                <text:p>5</text:p>
              </table:table-cell>
              <table:table-cell office:value-type="float" office:value="21738.5">
                <text:p>21738.5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5">
                <text:p>5</text:p>
              </table:table-cell>
              <table:table-cell office:value-type="float" office:value="25344.5">
                <text:p>25344.5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5">
                <text:p>5</text:p>
              </table:table-cell>
              <table:table-cell office:value-type="float" office:value="28658">
                <text:p>28658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5">
                <text:p>5</text:p>
              </table:table-cell>
              <table:table-cell office:value-type="float" office:value="26561.5">
                <text:p>26561.5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5">
                <text:p>5</text:p>
              </table:table-cell>
              <table:table-cell office:value-type="float" office:value="21998">
                <text:p>21998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5">
                <text:p>5</text:p>
              </table:table-cell>
              <table:table-cell office:value-type="float" office:value="32970.5">
                <text:p>32970.5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5">
                <text:p>5</text:p>
              </table:table-cell>
              <table:table-cell office:value-type="float" office:value="24330">
                <text:p>24330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5">
                <text:p>5</text:p>
              </table:table-cell>
              <table:table-cell office:value-type="float" office:value="26755">
                <text:p>26755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5">
                <text:p>5</text:p>
              </table:table-cell>
              <table:table-cell office:value-type="float" office:value="28859.5">
                <text:p>28859.5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5">
                <text:p>5</text:p>
              </table:table-cell>
              <table:table-cell office:value-type="float" office:value="26564.5">
                <text:p>26564.5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5">
                <text:p>5</text:p>
              </table:table-cell>
              <table:table-cell office:value-type="float" office:value="30378.5">
                <text:p>30378.5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5">
                <text:p>5</text:p>
              </table:table-cell>
              <table:table-cell office:value-type="float" office:value="28819">
                <text:p>28819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5">
                <text:p>5</text:p>
              </table:table-cell>
              <table:table-cell office:value-type="float" office:value="25032.5">
                <text:p>25032.5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5">
                <text:p>5</text:p>
              </table:table-cell>
              <table:table-cell office:value-type="float" office:value="21334">
                <text:p>21334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5">
                <text:p>5</text:p>
              </table:table-cell>
              <table:table-cell office:value-type="float" office:value="26870">
                <text:p>26870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5">
                <text:p>5</text:p>
              </table:table-cell>
              <table:table-cell office:value-type="float" office:value="27904">
                <text:p>27904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5">
                <text:p>5</text:p>
              </table:table-cell>
              <table:table-cell office:value-type="float" office:value="19666.5">
                <text:p>19666.5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5">
                <text:p>5</text:p>
              </table:table-cell>
              <table:table-cell office:value-type="float" office:value="24816.5">
                <text:p>24816.5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5">
                <text:p>5</text:p>
              </table:table-cell>
              <table:table-cell office:value-type="float" office:value="32144.5">
                <text:p>32144.5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5">
                <text:p>5</text:p>
              </table:table-cell>
              <table:table-cell office:value-type="float" office:value="24144.5">
                <text:p>24144.5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5">
                <text:p>5</text:p>
              </table:table-cell>
              <table:table-cell office:value-type="float" office:value="30211.5">
                <text:p>30211.5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5">
                <text:p>5</text:p>
              </table:table-cell>
              <table:table-cell office:value-type="float" office:value="27582.5">
                <text:p>27582.5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5">
                <text:p>5</text:p>
              </table:table-cell>
              <table:table-cell office:value-type="float" office:value="24220">
                <text:p>24220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5">
                <text:p>5</text:p>
              </table:table-cell>
              <table:table-cell office:value-type="float" office:value="23892.5">
                <text:p>23892.5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5">
                <text:p>5</text:p>
              </table:table-cell>
              <table:table-cell office:value-type="float" office:value="21934">
                <text:p>21934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5">
                <text:p>5</text:p>
              </table:table-cell>
              <table:table-cell office:value-type="float" office:value="26894.5">
                <text:p>26894.5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5">
                <text:p>5</text:p>
              </table:table-cell>
              <table:table-cell office:value-type="float" office:value="27641.5">
                <text:p>27641.5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5">
                <text:p>5</text:p>
              </table:table-cell>
              <table:table-cell office:value-type="float" office:value="26363">
                <text:p>26363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5">
                <text:p>5</text:p>
              </table:table-cell>
              <table:table-cell office:value-type="float" office:value="26142.5">
                <text:p>26142.5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5">
                <text:p>5</text:p>
              </table:table-cell>
              <table:table-cell office:value-type="float" office:value="21907.5">
                <text:p>21907.5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5">
                <text:p>5</text:p>
              </table:table-cell>
              <table:table-cell office:value-type="float" office:value="28229.5">
                <text:p>28229.5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5">
                <text:p>5</text:p>
              </table:table-cell>
              <table:table-cell office:value-type="float" office:value="24344">
                <text:p>24344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5">
                <text:p>5</text:p>
              </table:table-cell>
              <table:table-cell office:value-type="float" office:value="25691.5">
                <text:p>25691.5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5">
                <text:p>5</text:p>
              </table:table-cell>
              <table:table-cell office:value-type="float" office:value="28390">
                <text:p>28390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5">
                <text:p>5</text:p>
              </table:table-cell>
              <table:table-cell office:value-type="float" office:value="20776">
                <text:p>20776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5">
                <text:p>5</text:p>
              </table:table-cell>
              <table:table-cell office:value-type="float" office:value="24832.5">
                <text:p>24832.5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5">
                <text:p>5</text:p>
              </table:table-cell>
              <table:table-cell office:value-type="float" office:value="27019">
                <text:p>27019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5">
                <text:p>5</text:p>
              </table:table-cell>
              <table:table-cell office:value-type="float" office:value="25693.5">
                <text:p>25693.5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5">
                <text:p>5</text:p>
              </table:table-cell>
              <table:table-cell office:value-type="float" office:value="25844.5">
                <text:p>25844.5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5">
                <text:p>5</text:p>
              </table:table-cell>
              <table:table-cell office:value-type="float" office:value="27019">
                <text:p>27019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5">
                <text:p>5</text:p>
              </table:table-cell>
              <table:table-cell office:value-type="float" office:value="23007">
                <text:p>23007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5">
                <text:p>5</text:p>
              </table:table-cell>
              <table:table-cell office:value-type="float" office:value="24491.5">
                <text:p>24491.5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5">
                <text:p>5</text:p>
              </table:table-cell>
              <table:table-cell office:value-type="float" office:value="26150.5">
                <text:p>26150.5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5">
                <text:p>5</text:p>
              </table:table-cell>
              <table:table-cell office:value-type="float" office:value="27283">
                <text:p>27283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5">
                <text:p>5</text:p>
              </table:table-cell>
              <table:table-cell office:value-type="float" office:value="23629">
                <text:p>23629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5">
                <text:p>5</text:p>
              </table:table-cell>
              <table:table-cell office:value-type="float" office:value="24430">
                <text:p>24430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5">
                <text:p>5</text:p>
              </table:table-cell>
              <table:table-cell office:value-type="float" office:value="24260.5">
                <text:p>24260.5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5">
                <text:p>5</text:p>
              </table:table-cell>
              <table:table-cell office:value-type="float" office:value="28410.5">
                <text:p>28410.5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5">
                <text:p>5</text:p>
              </table:table-cell>
              <table:table-cell office:value-type="float" office:value="26291.5">
                <text:p>26291.5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5">
                <text:p>5</text:p>
              </table:table-cell>
              <table:table-cell office:value-type="float" office:value="27139">
                <text:p>27139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5">
                <text:p>5</text:p>
              </table:table-cell>
              <table:table-cell office:value-type="float" office:value="24254.5">
                <text:p>24254.5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5">
                <text:p>5</text:p>
              </table:table-cell>
              <table:table-cell office:value-type="float" office:value="21381.5">
                <text:p>21381.5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5">
                <text:p>5</text:p>
              </table:table-cell>
              <table:table-cell office:value-type="float" office:value="26615">
                <text:p>26615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5">
                <text:p>5</text:p>
              </table:table-cell>
              <table:table-cell office:value-type="float" office:value="24632">
                <text:p>24632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5">
                <text:p>5</text:p>
              </table:table-cell>
              <table:table-cell office:value-type="float" office:value="22867">
                <text:p>22867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5">
                <text:p>5</text:p>
              </table:table-cell>
              <table:table-cell office:value-type="float" office:value="23878.5">
                <text:p>23878.5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5">
                <text:p>5</text:p>
              </table:table-cell>
              <table:table-cell office:value-type="float" office:value="26021.5">
                <text:p>26021.5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5">
                <text:p>5</text:p>
              </table:table-cell>
              <table:table-cell office:value-type="float" office:value="25891.5">
                <text:p>25891.5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5">
                <text:p>5</text:p>
              </table:table-cell>
              <table:table-cell office:value-type="float" office:value="21867">
                <text:p>21867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5">
                <text:p>5</text:p>
              </table:table-cell>
              <table:table-cell office:value-type="float" office:value="23801.5">
                <text:p>23801.5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5">
                <text:p>5</text:p>
              </table:table-cell>
              <table:table-cell office:value-type="float" office:value="27999.5">
                <text:p>27999.5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5">
                <text:p>5</text:p>
              </table:table-cell>
              <table:table-cell office:value-type="float" office:value="26408">
                <text:p>26408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5">
                <text:p>5</text:p>
              </table:table-cell>
              <table:table-cell office:value-type="float" office:value="27626.5">
                <text:p>27626.5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5">
                <text:p>5</text:p>
              </table:table-cell>
              <table:table-cell office:value-type="float" office:value="27993.5">
                <text:p>27993.5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5">
                <text:p>5</text:p>
              </table:table-cell>
              <table:table-cell office:value-type="float" office:value="28931">
                <text:p>28931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5">
                <text:p>5</text:p>
              </table:table-cell>
              <table:table-cell office:value-type="float" office:value="27924.5">
                <text:p>27924.5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5">
                <text:p>5</text:p>
              </table:table-cell>
              <table:table-cell office:value-type="float" office:value="21823">
                <text:p>21823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5">
                <text:p>5</text:p>
              </table:table-cell>
              <table:table-cell office:value-type="float" office:value="22749">
                <text:p>22749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5">
                <text:p>5</text:p>
              </table:table-cell>
              <table:table-cell office:value-type="float" office:value="25805.5">
                <text:p>25805.5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5">
                <text:p>5</text:p>
              </table:table-cell>
              <table:table-cell office:value-type="float" office:value="22062.5">
                <text:p>22062.5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5">
                <text:p>5</text:p>
              </table:table-cell>
              <table:table-cell office:value-type="float" office:value="19990.5">
                <text:p>19990.5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5">
                <text:p>5</text:p>
              </table:table-cell>
              <table:table-cell office:value-type="float" office:value="26669.5">
                <text:p>26669.5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5">
                <text:p>5</text:p>
              </table:table-cell>
              <table:table-cell office:value-type="float" office:value="30513">
                <text:p>30513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5">
                <text:p>5</text:p>
              </table:table-cell>
              <table:table-cell office:value-type="float" office:value="20697">
                <text:p>20697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5">
                <text:p>5</text:p>
              </table:table-cell>
              <table:table-cell office:value-type="float" office:value="24860">
                <text:p>24860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5">
                <text:p>5</text:p>
              </table:table-cell>
              <table:table-cell office:value-type="float" office:value="25012.5">
                <text:p>25012.5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5">
                <text:p>5</text:p>
              </table:table-cell>
              <table:table-cell office:value-type="float" office:value="26232">
                <text:p>26232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5">
                <text:p>5</text:p>
              </table:table-cell>
              <table:table-cell office:value-type="float" office:value="22708.5">
                <text:p>22708.5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5">
                <text:p>5</text:p>
              </table:table-cell>
              <table:table-cell office:value-type="float" office:value="28971.5">
                <text:p>28971.5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5">
                <text:p>5</text:p>
              </table:table-cell>
              <table:table-cell office:value-type="float" office:value="23474">
                <text:p>23474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5">
                <text:p>5</text:p>
              </table:table-cell>
              <table:table-cell office:value-type="float" office:value="22872.5">
                <text:p>22872.5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5">
                <text:p>5</text:p>
              </table:table-cell>
              <table:table-cell office:value-type="float" office:value="29084.5">
                <text:p>29084.5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5">
                <text:p>5</text:p>
              </table:table-cell>
              <table:table-cell office:value-type="float" office:value="27645">
                <text:p>27645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5">
                <text:p>5</text:p>
              </table:table-cell>
              <table:table-cell office:value-type="float" office:value="25540">
                <text:p>25540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5">
                <text:p>5</text:p>
              </table:table-cell>
              <table:table-cell office:value-type="float" office:value="22245">
                <text:p>22245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5">
                <text:p>5</text:p>
              </table:table-cell>
              <table:table-cell office:value-type="float" office:value="25229">
                <text:p>25229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5">
                <text:p>5</text:p>
              </table:table-cell>
              <table:table-cell office:value-type="float" office:value="20945.5">
                <text:p>20945.5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5">
                <text:p>5</text:p>
              </table:table-cell>
              <table:table-cell office:value-type="float" office:value="23461.5">
                <text:p>23461.5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5">
                <text:p>5</text:p>
              </table:table-cell>
              <table:table-cell office:value-type="float" office:value="25244">
                <text:p>25244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5">
                <text:p>5</text:p>
              </table:table-cell>
              <table:table-cell office:value-type="float" office:value="23679">
                <text:p>23679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5">
                <text:p>5</text:p>
              </table:table-cell>
              <table:table-cell office:value-type="float" office:value="29211.5">
                <text:p>29211.5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5">
                <text:p>5</text:p>
              </table:table-cell>
              <table:table-cell office:value-type="float" office:value="24811.5">
                <text:p>24811.5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5">
                <text:p>5</text:p>
              </table:table-cell>
              <table:table-cell office:value-type="float" office:value="25363.5">
                <text:p>25363.5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5">
                <text:p>5</text:p>
              </table:table-cell>
              <table:table-cell office:value-type="float" office:value="24647.5">
                <text:p>24647.5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5">
                <text:p>5</text:p>
              </table:table-cell>
              <table:table-cell office:value-type="float" office:value="28055">
                <text:p>28055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5">
                <text:p>5</text:p>
              </table:table-cell>
              <table:table-cell office:value-type="float" office:value="19656.5">
                <text:p>19656.5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5">
                <text:p>5</text:p>
              </table:table-cell>
              <table:table-cell office:value-type="float" office:value="25802.5">
                <text:p>25802.5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5">
                <text:p>5</text:p>
              </table:table-cell>
              <table:table-cell office:value-type="float" office:value="26507">
                <text:p>26507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5">
                <text:p>5</text:p>
              </table:table-cell>
              <table:table-cell office:value-type="float" office:value="24587">
                <text:p>24587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5">
                <text:p>5</text:p>
              </table:table-cell>
              <table:table-cell office:value-type="float" office:value="27354">
                <text:p>27354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5">
                <text:p>5</text:p>
              </table:table-cell>
              <table:table-cell office:value-type="float" office:value="29149">
                <text:p>29149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5">
                <text:p>5</text:p>
              </table:table-cell>
              <table:table-cell office:value-type="float" office:value="22371">
                <text:p>22371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5">
                <text:p>5</text:p>
              </table:table-cell>
              <table:table-cell office:value-type="float" office:value="29246.5">
                <text:p>29246.5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5">
                <text:p>5</text:p>
              </table:table-cell>
              <table:table-cell office:value-type="float" office:value="26092">
                <text:p>26092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5">
                <text:p>5</text:p>
              </table:table-cell>
              <table:table-cell office:value-type="float" office:value="22737">
                <text:p>22737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5">
                <text:p>5</text:p>
              </table:table-cell>
              <table:table-cell office:value-type="float" office:value="26967">
                <text:p>26967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5">
                <text:p>5</text:p>
              </table:table-cell>
              <table:table-cell office:value-type="float" office:value="27137.5">
                <text:p>27137.5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5">
                <text:p>5</text:p>
              </table:table-cell>
              <table:table-cell office:value-type="float" office:value="24340">
                <text:p>24340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5">
                <text:p>5</text:p>
              </table:table-cell>
              <table:table-cell office:value-type="float" office:value="32681">
                <text:p>32681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5">
                <text:p>5</text:p>
              </table:table-cell>
              <table:table-cell office:value-type="float" office:value="25632">
                <text:p>25632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5">
                <text:p>5</text:p>
              </table:table-cell>
              <table:table-cell office:value-type="float" office:value="28940.5">
                <text:p>28940.5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5">
                <text:p>5</text:p>
              </table:table-cell>
              <table:table-cell office:value-type="float" office:value="27053">
                <text:p>27053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5">
                <text:p>5</text:p>
              </table:table-cell>
              <table:table-cell office:value-type="float" office:value="27465">
                <text:p>27465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5">
                <text:p>5</text:p>
              </table:table-cell>
              <table:table-cell office:value-type="float" office:value="25590">
                <text:p>25590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5">
                <text:p>5</text:p>
              </table:table-cell>
              <table:table-cell office:value-type="float" office:value="28882.5">
                <text:p>28882.5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5">
                <text:p>5</text:p>
              </table:table-cell>
              <table:table-cell office:value-type="float" office:value="22127.5">
                <text:p>22127.5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5">
                <text:p>5</text:p>
              </table:table-cell>
              <table:table-cell office:value-type="float" office:value="21809">
                <text:p>21809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5">
                <text:p>5</text:p>
              </table:table-cell>
              <table:table-cell office:value-type="float" office:value="28033">
                <text:p>28033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5">
                <text:p>5</text:p>
              </table:table-cell>
              <table:table-cell office:value-type="float" office:value="26528">
                <text:p>26528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5">
                <text:p>5</text:p>
              </table:table-cell>
              <table:table-cell office:value-type="float" office:value="28325">
                <text:p>28325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5">
                <text:p>5</text:p>
              </table:table-cell>
              <table:table-cell office:value-type="float" office:value="23048.5">
                <text:p>23048.5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5">
                <text:p>5</text:p>
              </table:table-cell>
              <table:table-cell office:value-type="float" office:value="25555.5">
                <text:p>25555.5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5">
                <text:p>5</text:p>
              </table:table-cell>
              <table:table-cell office:value-type="float" office:value="27675">
                <text:p>27675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5">
                <text:p>5</text:p>
              </table:table-cell>
              <table:table-cell office:value-type="float" office:value="24352.5">
                <text:p>24352.5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5">
                <text:p>5</text:p>
              </table:table-cell>
              <table:table-cell office:value-type="float" office:value="24206">
                <text:p>24206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5">
                <text:p>5</text:p>
              </table:table-cell>
              <table:table-cell office:value-type="float" office:value="23878">
                <text:p>23878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5">
                <text:p>5</text:p>
              </table:table-cell>
              <table:table-cell office:value-type="float" office:value="27666.5">
                <text:p>27666.5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5">
                <text:p>5</text:p>
              </table:table-cell>
              <table:table-cell office:value-type="float" office:value="25821">
                <text:p>25821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5">
                <text:p>5</text:p>
              </table:table-cell>
              <table:table-cell office:value-type="float" office:value="21497">
                <text:p>21497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5">
                <text:p>5</text:p>
              </table:table-cell>
              <table:table-cell office:value-type="float" office:value="23790.5">
                <text:p>23790.5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5">
                <text:p>5</text:p>
              </table:table-cell>
              <table:table-cell office:value-type="float" office:value="24645.5">
                <text:p>24645.5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5">
                <text:p>5</text:p>
              </table:table-cell>
              <table:table-cell office:value-type="float" office:value="27940.5">
                <text:p>27940.5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5">
                <text:p>5</text:p>
              </table:table-cell>
              <table:table-cell office:value-type="float" office:value="23919">
                <text:p>23919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5">
                <text:p>5</text:p>
              </table:table-cell>
              <table:table-cell office:value-type="float" office:value="29122.5">
                <text:p>29122.5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5">
                <text:p>5</text:p>
              </table:table-cell>
              <table:table-cell office:value-type="float" office:value="23551.5">
                <text:p>23551.5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5">
                <text:p>5</text:p>
              </table:table-cell>
              <table:table-cell office:value-type="float" office:value="26286">
                <text:p>26286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5">
                <text:p>5</text:p>
              </table:table-cell>
              <table:table-cell office:value-type="float" office:value="26650">
                <text:p>26650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5">
                <text:p>5</text:p>
              </table:table-cell>
              <table:table-cell office:value-type="float" office:value="23172.5">
                <text:p>23172.5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5">
                <text:p>5</text:p>
              </table:table-cell>
              <table:table-cell office:value-type="float" office:value="28448.5">
                <text:p>28448.5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5">
                <text:p>5</text:p>
              </table:table-cell>
              <table:table-cell office:value-type="float" office:value="27850">
                <text:p>27850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5">
                <text:p>5</text:p>
              </table:table-cell>
              <table:table-cell office:value-type="float" office:value="21507">
                <text:p>21507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5">
                <text:p>5</text:p>
              </table:table-cell>
              <table:table-cell office:value-type="float" office:value="23600.5">
                <text:p>23600.5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5">
                <text:p>5</text:p>
              </table:table-cell>
              <table:table-cell office:value-type="float" office:value="20752.5">
                <text:p>20752.5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5">
                <text:p>5</text:p>
              </table:table-cell>
              <table:table-cell office:value-type="float" office:value="28084">
                <text:p>28084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5">
                <text:p>5</text:p>
              </table:table-cell>
              <table:table-cell office:value-type="float" office:value="29346.5">
                <text:p>29346.5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5">
                <text:p>5</text:p>
              </table:table-cell>
              <table:table-cell office:value-type="float" office:value="27965.5">
                <text:p>27965.5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5">
                <text:p>5</text:p>
              </table:table-cell>
              <table:table-cell office:value-type="float" office:value="27182">
                <text:p>27182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5">
                <text:p>5</text:p>
              </table:table-cell>
              <table:table-cell office:value-type="float" office:value="28451">
                <text:p>28451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5">
                <text:p>5</text:p>
              </table:table-cell>
              <table:table-cell office:value-type="float" office:value="26882">
                <text:p>26882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5">
                <text:p>5</text:p>
              </table:table-cell>
              <table:table-cell office:value-type="float" office:value="23445.5">
                <text:p>23445.5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5">
                <text:p>5</text:p>
              </table:table-cell>
              <table:table-cell office:value-type="float" office:value="27076">
                <text:p>27076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5">
                <text:p>5</text:p>
              </table:table-cell>
              <table:table-cell office:value-type="float" office:value="27047.5">
                <text:p>27047.5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5">
                <text:p>5</text:p>
              </table:table-cell>
              <table:table-cell office:value-type="float" office:value="26577">
                <text:p>26577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5">
                <text:p>5</text:p>
              </table:table-cell>
              <table:table-cell office:value-type="float" office:value="26843">
                <text:p>26843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5">
                <text:p>5</text:p>
              </table:table-cell>
              <table:table-cell office:value-type="float" office:value="28693.5">
                <text:p>28693.5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5">
                <text:p>5</text:p>
              </table:table-cell>
              <table:table-cell office:value-type="float" office:value="26996">
                <text:p>26996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5">
                <text:p>5</text:p>
              </table:table-cell>
              <table:table-cell office:value-type="float" office:value="20737">
                <text:p>20737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5">
                <text:p>5</text:p>
              </table:table-cell>
              <table:table-cell office:value-type="float" office:value="26883">
                <text:p>26883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5">
                <text:p>5</text:p>
              </table:table-cell>
              <table:table-cell office:value-type="float" office:value="22452">
                <text:p>22452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5">
                <text:p>5</text:p>
              </table:table-cell>
              <table:table-cell office:value-type="float" office:value="32122.5">
                <text:p>32122.5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5">
                <text:p>5</text:p>
              </table:table-cell>
              <table:table-cell office:value-type="float" office:value="25409.5">
                <text:p>25409.5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5">
                <text:p>5</text:p>
              </table:table-cell>
              <table:table-cell office:value-type="float" office:value="24930.5">
                <text:p>24930.5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5">
                <text:p>5</text:p>
              </table:table-cell>
              <table:table-cell office:value-type="float" office:value="29225.5">
                <text:p>29225.5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5">
                <text:p>5</text:p>
              </table:table-cell>
              <table:table-cell office:value-type="float" office:value="23647">
                <text:p>23647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5">
                <text:p>5</text:p>
              </table:table-cell>
              <table:table-cell office:value-type="float" office:value="28152.5">
                <text:p>28152.5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5">
                <text:p>5</text:p>
              </table:table-cell>
              <table:table-cell office:value-type="float" office:value="24945">
                <text:p>24945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5">
                <text:p>5</text:p>
              </table:table-cell>
              <table:table-cell office:value-type="float" office:value="19956">
                <text:p>19956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5">
                <text:p>5</text:p>
              </table:table-cell>
              <table:table-cell office:value-type="float" office:value="22899.5">
                <text:p>22899.5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5">
                <text:p>5</text:p>
              </table:table-cell>
              <table:table-cell office:value-type="float" office:value="24830">
                <text:p>24830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5">
                <text:p>5</text:p>
              </table:table-cell>
              <table:table-cell office:value-type="float" office:value="29459">
                <text:p>29459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5">
                <text:p>5</text:p>
              </table:table-cell>
              <table:table-cell office:value-type="float" office:value="25600.5">
                <text:p>25600.5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5">
                <text:p>5</text:p>
              </table:table-cell>
              <table:table-cell office:value-type="float" office:value="26413">
                <text:p>26413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5">
                <text:p>5</text:p>
              </table:table-cell>
              <table:table-cell office:value-type="float" office:value="26833">
                <text:p>26833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5">
                <text:p>5</text:p>
              </table:table-cell>
              <table:table-cell office:value-type="float" office:value="25207">
                <text:p>25207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5">
                <text:p>5</text:p>
              </table:table-cell>
              <table:table-cell office:value-type="float" office:value="29159">
                <text:p>29159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5">
                <text:p>5</text:p>
              </table:table-cell>
              <table:table-cell office:value-type="float" office:value="21244">
                <text:p>21244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5">
                <text:p>5</text:p>
              </table:table-cell>
              <table:table-cell office:value-type="float" office:value="24602.5">
                <text:p>24602.5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5">
                <text:p>5</text:p>
              </table:table-cell>
              <table:table-cell office:value-type="float" office:value="26389">
                <text:p>26389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5">
                <text:p>5</text:p>
              </table:table-cell>
              <table:table-cell office:value-type="float" office:value="23966">
                <text:p>23966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5">
                <text:p>5</text:p>
              </table:table-cell>
              <table:table-cell office:value-type="float" office:value="28023">
                <text:p>280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scatter" chart:style-name="ch1">
        <chart:legend chart:legend-position="end" svg:x="11.903cm" svg:y="3.955cm" style:legend-expansion="high" chart:style-name="ch2"/>
        <chart:plot-area chart:style-name="ch3" table:cell-range-address="Sheet1.A1:Sheet1.B2250" svg:x="0.769cm" svg:y="0.855cm" svg:width="10.496cm" svg:height="7.551cm">
          <chartooo:coordinate-region svg:x="1.946cm" svg:y="1.054cm" svg:width="9.079cm" svg:height="6.7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2250" chart:class="chart:scatter">
            <chart:domain table:cell-range-address="Sheet1.A1:Sheet1.A2250"/>
            <chart:regression-curve chart:style-name="ch7">
              <chart:equation chart:display-r-square="true" svg:x="2.304cm" svg:y="5.263cm"/>
            </chart:regression-curve>
            <chart:data-point chart:repeated="22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2250</svg:desc>
                </draw:g>
              </table:table-cell>
              <table:table-cell office:value-type="float" office:value="24684.5">
                <text:p>24684.5</text:p>
                <draw:g>
                  <svg:desc>Sheet1.B1:Sheet1.B2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1916">
                <text:p>219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9001">
                <text:p>29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5235">
                <text:p>252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4879">
                <text:p>248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7492.5">
                <text:p>2749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1070.5">
                <text:p>2107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3977">
                <text:p>239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5269">
                <text:p>252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2722">
                <text:p>227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4440">
                <text:p>244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4862.5">
                <text:p>24862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28923.5">
                <text:p>28923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25283">
                <text:p>252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24337">
                <text:p>243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26340">
                <text:p>263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22338.5">
                <text:p>22338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25050.5">
                <text:p>25050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23437">
                <text:p>234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25537">
                <text:p>255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5398.5">
                <text:p>25398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24333.5">
                <text:p>24333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25236">
                <text:p>252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26201">
                <text:p>262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23740">
                <text:p>237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24720">
                <text:p>247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24401.5">
                <text:p>24401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22071">
                <text:p>220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22828">
                <text:p>228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22410.5">
                <text:p>22410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22211">
                <text:p>222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25030">
                <text:p>250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24467">
                <text:p>244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23807">
                <text:p>238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22970">
                <text:p>2297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5673.5">
                <text:p>25673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20295.5">
                <text:p>20295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25008">
                <text:p>250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27315.5">
                <text:p>27315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22445">
                <text:p>224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22802.5">
                <text:p>22802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24634.5">
                <text:p>24634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27273">
                <text:p>272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21725">
                <text:p>217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28786.5">
                <text:p>28786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25514">
                <text:p>255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26868">
                <text:p>268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22876.5">
                <text:p>22876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26916">
                <text:p>269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23002.5">
                <text:p>23002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25929">
                <text:p>259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23675.5">
                <text:p>23675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24336.5">
                <text:p>24336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22476.5">
                <text:p>22476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23401.5">
                <text:p>23401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24150">
                <text:p>241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20610">
                <text:p>2061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24006.5">
                <text:p>24006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20187">
                <text:p>201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23113.5">
                <text:p>23113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24942">
                <text:p>249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25429.5">
                <text:p>25429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23771.5">
                <text:p>23771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19710">
                <text:p>1971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27575">
                <text:p>275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24487.5">
                <text:p>24487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23806">
                <text:p>238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27393">
                <text:p>273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27129">
                <text:p>271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25902.5">
                <text:p>25902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23107">
                <text:p>231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26191.5">
                <text:p>26191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23897.5">
                <text:p>23897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22699.5">
                <text:p>22699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25673">
                <text:p>256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22367">
                <text:p>223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24626">
                <text:p>246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18554.5">
                <text:p>18554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20647.5">
                <text:p>20647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23146.5">
                <text:p>23146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23222">
                <text:p>232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22465">
                <text:p>224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23801.5">
                <text:p>23801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26975.5">
                <text:p>26975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26233.5">
                <text:p>26233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21737.5">
                <text:p>21737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23786.5">
                <text:p>23786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21373.5">
                <text:p>21373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23226">
                <text:p>232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20312">
                <text:p>203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27578">
                <text:p>275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20707.5">
                <text:p>20707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31000">
                <text:p>310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24464.5">
                <text:p>24464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19288">
                <text:p>192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23520">
                <text:p>2352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26167.5">
                <text:p>26167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25178.5">
                <text:p>25178.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28552.5">
                <text:p>28552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15830">
                <text:p>1583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21717">
                <text:p>217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22248">
                <text:p>222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25778">
                <text:p>257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26814.5">
                <text:p>26814.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23358.5">
                <text:p>23358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26728.5">
                <text:p>26728.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22537">
                <text:p>2253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21082.5">
                <text:p>21082.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23979.5">
                <text:p>23979.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21766">
                <text:p>217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25074">
                <text:p>250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22148.5">
                <text:p>22148.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  <table:table-cell office:value-type="float" office:value="26472">
                <text:p>264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">
                <text:p>1</text:p>
              </table:table-cell>
              <table:table-cell office:value-type="float" office:value="28441.5">
                <text:p>28441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">
                <text:p>1</text:p>
              </table:table-cell>
              <table:table-cell office:value-type="float" office:value="22029.5">
                <text:p>22029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  <table:table-cell office:value-type="float" office:value="23729.5">
                <text:p>23729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">
                <text:p>1</text:p>
              </table:table-cell>
              <table:table-cell office:value-type="float" office:value="21401.5">
                <text:p>21401.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24589">
                <text:p>2458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">
                <text:p>1</text:p>
              </table:table-cell>
              <table:table-cell office:value-type="float" office:value="25104">
                <text:p>251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22553.5">
                <text:p>22553.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  <table:table-cell office:value-type="float" office:value="22257.5">
                <text:p>22257.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23557">
                <text:p>235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  <table:table-cell office:value-type="float" office:value="23892">
                <text:p>238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21877">
                <text:p>218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">
                <text:p>1</text:p>
              </table:table-cell>
              <table:table-cell office:value-type="float" office:value="22728.5">
                <text:p>22728.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">
                <text:p>1</text:p>
              </table:table-cell>
              <table:table-cell office:value-type="float" office:value="23053">
                <text:p>230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">
                <text:p>1</text:p>
              </table:table-cell>
              <table:table-cell office:value-type="float" office:value="21004">
                <text:p>210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21773">
                <text:p>217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  <table:table-cell office:value-type="float" office:value="24278.5">
                <text:p>24278.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23176">
                <text:p>2317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28075.5">
                <text:p>28075.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">
                <text:p>1</text:p>
              </table:table-cell>
              <table:table-cell office:value-type="float" office:value="23766">
                <text:p>2376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  <table:table-cell office:value-type="float" office:value="26626.5">
                <text:p>26626.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">
                <text:p>1</text:p>
              </table:table-cell>
              <table:table-cell office:value-type="float" office:value="20729">
                <text:p>2072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22021.5">
                <text:p>22021.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">
                <text:p>1</text:p>
              </table:table-cell>
              <table:table-cell office:value-type="float" office:value="25225">
                <text:p>252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  <table:table-cell office:value-type="float" office:value="23250">
                <text:p>2325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28182.5">
                <text:p>28182.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  <table:table-cell office:value-type="float" office:value="19992.5">
                <text:p>19992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31566">
                <text:p>315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  <table:table-cell office:value-type="float" office:value="22121.5">
                <text:p>22121.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">
                <text:p>1</text:p>
              </table:table-cell>
              <table:table-cell office:value-type="float" office:value="27233">
                <text:p>272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  <table:table-cell office:value-type="float" office:value="28002.5">
                <text:p>28002.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">
                <text:p>1</text:p>
              </table:table-cell>
              <table:table-cell office:value-type="float" office:value="23697.5">
                <text:p>23697.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  <table:table-cell office:value-type="float" office:value="22150.5">
                <text:p>22150.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22356.5">
                <text:p>22356.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  <table:table-cell office:value-type="float" office:value="23016.5">
                <text:p>23016.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  <table:table-cell office:value-type="float" office:value="21237">
                <text:p>2123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  <table:table-cell office:value-type="float" office:value="23825">
                <text:p>238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28215">
                <text:p>282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  <table:table-cell office:value-type="float" office:value="22019">
                <text:p>2201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  <table:table-cell office:value-type="float" office:value="25868.5">
                <text:p>25868.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">
                <text:p>1</text:p>
              </table:table-cell>
              <table:table-cell office:value-type="float" office:value="22784.5">
                <text:p>22784.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  <table:table-cell office:value-type="float" office:value="23514">
                <text:p>235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">
                <text:p>1</text:p>
              </table:table-cell>
              <table:table-cell office:value-type="float" office:value="22113.5">
                <text:p>22113.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">
                <text:p>1</text:p>
              </table:table-cell>
              <table:table-cell office:value-type="float" office:value="24213.5">
                <text:p>24213.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">
                <text:p>1</text:p>
              </table:table-cell>
              <table:table-cell office:value-type="float" office:value="22131.5">
                <text:p>22131.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  <table:table-cell office:value-type="float" office:value="25948">
                <text:p>2594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  <table:table-cell office:value-type="float" office:value="26104.5">
                <text:p>26104.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23214">
                <text:p>232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  <table:table-cell office:value-type="float" office:value="24846.5">
                <text:p>24846.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">
                <text:p>1</text:p>
              </table:table-cell>
              <table:table-cell office:value-type="float" office:value="19670">
                <text:p>1967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  <table:table-cell office:value-type="float" office:value="25235">
                <text:p>252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  <table:table-cell office:value-type="float" office:value="23749.5">
                <text:p>23749.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  <table:table-cell office:value-type="float" office:value="21466">
                <text:p>2146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  <table:table-cell office:value-type="float" office:value="23179.5">
                <text:p>23179.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  <table:table-cell office:value-type="float" office:value="21304">
                <text:p>2130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">
                <text:p>1</text:p>
              </table:table-cell>
              <table:table-cell office:value-type="float" office:value="26781">
                <text:p>2678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">
                <text:p>1</text:p>
              </table:table-cell>
              <table:table-cell office:value-type="float" office:value="25577.5">
                <text:p>25577.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24166">
                <text:p>2416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5113">
                <text:p>2511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">
                <text:p>1</text:p>
              </table:table-cell>
              <table:table-cell office:value-type="float" office:value="23914">
                <text:p>239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">
                <text:p>1</text:p>
              </table:table-cell>
              <table:table-cell office:value-type="float" office:value="26480.5">
                <text:p>26480.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">
                <text:p>1</text:p>
              </table:table-cell>
              <table:table-cell office:value-type="float" office:value="22545">
                <text:p>225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">
                <text:p>1</text:p>
              </table:table-cell>
              <table:table-cell office:value-type="float" office:value="24277">
                <text:p>2427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">
                <text:p>1</text:p>
              </table:table-cell>
              <table:table-cell office:value-type="float" office:value="25059">
                <text:p>2505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">
                <text:p>1</text:p>
              </table:table-cell>
              <table:table-cell office:value-type="float" office:value="24920">
                <text:p>2492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  <table:table-cell office:value-type="float" office:value="22815.5">
                <text:p>22815.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">
                <text:p>1</text:p>
              </table:table-cell>
              <table:table-cell office:value-type="float" office:value="29666.5">
                <text:p>29666.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22941">
                <text:p>2294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  <table:table-cell office:value-type="float" office:value="21495">
                <text:p>2149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  <table:table-cell office:value-type="float" office:value="24455.5">
                <text:p>24455.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  <table:table-cell office:value-type="float" office:value="26285">
                <text:p>2628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  <table:table-cell office:value-type="float" office:value="23173">
                <text:p>231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  <table:table-cell office:value-type="float" office:value="25596">
                <text:p>2559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">
                <text:p>1</text:p>
              </table:table-cell>
              <table:table-cell office:value-type="float" office:value="24144.5">
                <text:p>24144.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">
                <text:p>1</text:p>
              </table:table-cell>
              <table:table-cell office:value-type="float" office:value="26035.5">
                <text:p>26035.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  <table:table-cell office:value-type="float" office:value="23350.5">
                <text:p>23350.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">
                <text:p>1</text:p>
              </table:table-cell>
              <table:table-cell office:value-type="float" office:value="25029">
                <text:p>2502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25213.5">
                <text:p>25213.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  <table:table-cell office:value-type="float" office:value="26397.5">
                <text:p>26397.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">
                <text:p>1</text:p>
              </table:table-cell>
              <table:table-cell office:value-type="float" office:value="21094">
                <text:p>2109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">
                <text:p>1</text:p>
              </table:table-cell>
              <table:table-cell office:value-type="float" office:value="27187.5">
                <text:p>27187.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">
                <text:p>1</text:p>
              </table:table-cell>
              <table:table-cell office:value-type="float" office:value="23728">
                <text:p>2372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">
                <text:p>1</text:p>
              </table:table-cell>
              <table:table-cell office:value-type="float" office:value="28093.5">
                <text:p>28093.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">
                <text:p>1</text:p>
              </table:table-cell>
              <table:table-cell office:value-type="float" office:value="24570">
                <text:p>2457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">
                <text:p>1</text:p>
              </table:table-cell>
              <table:table-cell office:value-type="float" office:value="23537">
                <text:p>2353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">
                <text:p>1</text:p>
              </table:table-cell>
              <table:table-cell office:value-type="float" office:value="25921">
                <text:p>259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">
                <text:p>1</text:p>
              </table:table-cell>
              <table:table-cell office:value-type="float" office:value="21903">
                <text:p>2190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16932">
                <text:p>1693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23980">
                <text:p>2398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">
                <text:p>1</text:p>
              </table:table-cell>
              <table:table-cell office:value-type="float" office:value="23852.5">
                <text:p>23852.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">
                <text:p>1</text:p>
              </table:table-cell>
              <table:table-cell office:value-type="float" office:value="27722.5">
                <text:p>27722.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">
                <text:p>1</text:p>
              </table:table-cell>
              <table:table-cell office:value-type="float" office:value="21295.5">
                <text:p>21295.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  <table:table-cell office:value-type="float" office:value="21458.5">
                <text:p>21458.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">
                <text:p>1</text:p>
              </table:table-cell>
              <table:table-cell office:value-type="float" office:value="27833">
                <text:p>278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">
                <text:p>1</text:p>
              </table:table-cell>
              <table:table-cell office:value-type="float" office:value="27492">
                <text:p>2749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">
                <text:p>1</text:p>
              </table:table-cell>
              <table:table-cell office:value-type="float" office:value="26407">
                <text:p>2640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">
                <text:p>1</text:p>
              </table:table-cell>
              <table:table-cell office:value-type="float" office:value="25423.5">
                <text:p>25423.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">
                <text:p>1</text:p>
              </table:table-cell>
              <table:table-cell office:value-type="float" office:value="23289.5">
                <text:p>23289.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">
                <text:p>1</text:p>
              </table:table-cell>
              <table:table-cell office:value-type="float" office:value="21533">
                <text:p>2153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">
                <text:p>1</text:p>
              </table:table-cell>
              <table:table-cell office:value-type="float" office:value="30775">
                <text:p>307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">
                <text:p>1</text:p>
              </table:table-cell>
              <table:table-cell office:value-type="float" office:value="23847.5">
                <text:p>23847.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">
                <text:p>1</text:p>
              </table:table-cell>
              <table:table-cell office:value-type="float" office:value="26540.5">
                <text:p>26540.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">
                <text:p>1</text:p>
              </table:table-cell>
              <table:table-cell office:value-type="float" office:value="22580.5">
                <text:p>22580.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">
                <text:p>1</text:p>
              </table:table-cell>
              <table:table-cell office:value-type="float" office:value="22828.5">
                <text:p>22828.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">
                <text:p>1</text:p>
              </table:table-cell>
              <table:table-cell office:value-type="float" office:value="23901">
                <text:p>2390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">
                <text:p>1</text:p>
              </table:table-cell>
              <table:table-cell office:value-type="float" office:value="25707.5">
                <text:p>25707.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">
                <text:p>1</text:p>
              </table:table-cell>
              <table:table-cell office:value-type="float" office:value="28400.5">
                <text:p>28400.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">
                <text:p>1</text:p>
              </table:table-cell>
              <table:table-cell office:value-type="float" office:value="24352">
                <text:p>243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">
                <text:p>1</text:p>
              </table:table-cell>
              <table:table-cell office:value-type="float" office:value="20312.5">
                <text:p>20312.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">
                <text:p>1</text:p>
              </table:table-cell>
              <table:table-cell office:value-type="float" office:value="24532">
                <text:p>2453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  <table:table-cell office:value-type="float" office:value="23737">
                <text:p>2373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  <table:table-cell office:value-type="float" office:value="20046">
                <text:p>2004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">
                <text:p>1</text:p>
              </table:table-cell>
              <table:table-cell office:value-type="float" office:value="20653">
                <text:p>2065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">
                <text:p>1</text:p>
              </table:table-cell>
              <table:table-cell office:value-type="float" office:value="25071.5">
                <text:p>25071.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">
                <text:p>1</text:p>
              </table:table-cell>
              <table:table-cell office:value-type="float" office:value="23829">
                <text:p>2382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">
                <text:p>1</text:p>
              </table:table-cell>
              <table:table-cell office:value-type="float" office:value="24503.5">
                <text:p>24503.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">
                <text:p>1</text:p>
              </table:table-cell>
              <table:table-cell office:value-type="float" office:value="25271.5">
                <text:p>25271.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">
                <text:p>1</text:p>
              </table:table-cell>
              <table:table-cell office:value-type="float" office:value="23392.5">
                <text:p>23392.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">
                <text:p>1</text:p>
              </table:table-cell>
              <table:table-cell office:value-type="float" office:value="26239.5">
                <text:p>26239.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">
                <text:p>1</text:p>
              </table:table-cell>
              <table:table-cell office:value-type="float" office:value="22045.5">
                <text:p>22045.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">
                <text:p>1</text:p>
              </table:table-cell>
              <table:table-cell office:value-type="float" office:value="21621.5">
                <text:p>21621.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">
                <text:p>1</text:p>
              </table:table-cell>
              <table:table-cell office:value-type="float" office:value="22979.5">
                <text:p>22979.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">
                <text:p>1</text:p>
              </table:table-cell>
              <table:table-cell office:value-type="float" office:value="25005.5">
                <text:p>25005.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">
                <text:p>1</text:p>
              </table:table-cell>
              <table:table-cell office:value-type="float" office:value="22116.5">
                <text:p>22116.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">
                <text:p>1</text:p>
              </table:table-cell>
              <table:table-cell office:value-type="float" office:value="25689.5">
                <text:p>25689.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">
                <text:p>1</text:p>
              </table:table-cell>
              <table:table-cell office:value-type="float" office:value="25114.5">
                <text:p>25114.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">
                <text:p>1</text:p>
              </table:table-cell>
              <table:table-cell office:value-type="float" office:value="24660.5">
                <text:p>24660.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">
                <text:p>1</text:p>
              </table:table-cell>
              <table:table-cell office:value-type="float" office:value="23903">
                <text:p>2390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">
                <text:p>1</text:p>
              </table:table-cell>
              <table:table-cell office:value-type="float" office:value="22980.5">
                <text:p>22980.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">
                <text:p>1</text:p>
              </table:table-cell>
              <table:table-cell office:value-type="float" office:value="23659.5">
                <text:p>23659.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">
                <text:p>1</text:p>
              </table:table-cell>
              <table:table-cell office:value-type="float" office:value="27991">
                <text:p>2799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">
                <text:p>1</text:p>
              </table:table-cell>
              <table:table-cell office:value-type="float" office:value="25956.5">
                <text:p>25956.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">
                <text:p>1</text:p>
              </table:table-cell>
              <table:table-cell office:value-type="float" office:value="22532">
                <text:p>2253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">
                <text:p>1</text:p>
              </table:table-cell>
              <table:table-cell office:value-type="float" office:value="22537">
                <text:p>2253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">
                <text:p>1</text:p>
              </table:table-cell>
              <table:table-cell office:value-type="float" office:value="23560.5">
                <text:p>23560.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">
                <text:p>1</text:p>
              </table:table-cell>
              <table:table-cell office:value-type="float" office:value="22755.5">
                <text:p>22755.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">
                <text:p>1</text:p>
              </table:table-cell>
              <table:table-cell office:value-type="float" office:value="21095.5">
                <text:p>21095.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">
                <text:p>1</text:p>
              </table:table-cell>
              <table:table-cell office:value-type="float" office:value="25793">
                <text:p>2579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5">
                <text:p>1.5</text:p>
              </table:table-cell>
              <table:table-cell office:value-type="float" office:value="24275.5">
                <text:p>24275.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5">
                <text:p>1.5</text:p>
              </table:table-cell>
              <table:table-cell office:value-type="float" office:value="24451">
                <text:p>2445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5">
                <text:p>1.5</text:p>
              </table:table-cell>
              <table:table-cell office:value-type="float" office:value="23680">
                <text:p>2368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5">
                <text:p>1.5</text:p>
              </table:table-cell>
              <table:table-cell office:value-type="float" office:value="22748.5">
                <text:p>22748.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5">
                <text:p>1.5</text:p>
              </table:table-cell>
              <table:table-cell office:value-type="float" office:value="25976">
                <text:p>259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5">
                <text:p>1.5</text:p>
              </table:table-cell>
              <table:table-cell office:value-type="float" office:value="25641.5">
                <text:p>25641.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5">
                <text:p>1.5</text:p>
              </table:table-cell>
              <table:table-cell office:value-type="float" office:value="27451">
                <text:p>2745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5">
                <text:p>1.5</text:p>
              </table:table-cell>
              <table:table-cell office:value-type="float" office:value="24656">
                <text:p>2465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5">
                <text:p>1.5</text:p>
              </table:table-cell>
              <table:table-cell office:value-type="float" office:value="27569">
                <text:p>2756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5">
                <text:p>1.5</text:p>
              </table:table-cell>
              <table:table-cell office:value-type="float" office:value="26031">
                <text:p>2603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5">
                <text:p>1.5</text:p>
              </table:table-cell>
              <table:table-cell office:value-type="float" office:value="21626">
                <text:p>2162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5">
                <text:p>1.5</text:p>
              </table:table-cell>
              <table:table-cell office:value-type="float" office:value="27535">
                <text:p>2753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5">
                <text:p>1.5</text:p>
              </table:table-cell>
              <table:table-cell office:value-type="float" office:value="25881">
                <text:p>2588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5">
                <text:p>1.5</text:p>
              </table:table-cell>
              <table:table-cell office:value-type="float" office:value="21499">
                <text:p>2149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5">
                <text:p>1.5</text:p>
              </table:table-cell>
              <table:table-cell office:value-type="float" office:value="21858">
                <text:p>2185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5">
                <text:p>1.5</text:p>
              </table:table-cell>
              <table:table-cell office:value-type="float" office:value="23604.5">
                <text:p>23604.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5">
                <text:p>1.5</text:p>
              </table:table-cell>
              <table:table-cell office:value-type="float" office:value="23998.5">
                <text:p>23998.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5">
                <text:p>1.5</text:p>
              </table:table-cell>
              <table:table-cell office:value-type="float" office:value="24486.5">
                <text:p>24486.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5">
                <text:p>1.5</text:p>
              </table:table-cell>
              <table:table-cell office:value-type="float" office:value="20092.5">
                <text:p>20092.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5">
                <text:p>1.5</text:p>
              </table:table-cell>
              <table:table-cell office:value-type="float" office:value="26045.5">
                <text:p>26045.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5">
                <text:p>1.5</text:p>
              </table:table-cell>
              <table:table-cell office:value-type="float" office:value="25727">
                <text:p>2572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5">
                <text:p>1.5</text:p>
              </table:table-cell>
              <table:table-cell office:value-type="float" office:value="23009">
                <text:p>2300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5">
                <text:p>1.5</text:p>
              </table:table-cell>
              <table:table-cell office:value-type="float" office:value="26695">
                <text:p>2669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5">
                <text:p>1.5</text:p>
              </table:table-cell>
              <table:table-cell office:value-type="float" office:value="31237">
                <text:p>3123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5">
                <text:p>1.5</text:p>
              </table:table-cell>
              <table:table-cell office:value-type="float" office:value="24155">
                <text:p>2415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5">
                <text:p>1.5</text:p>
              </table:table-cell>
              <table:table-cell office:value-type="float" office:value="24868.5">
                <text:p>24868.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5">
                <text:p>1.5</text:p>
              </table:table-cell>
              <table:table-cell office:value-type="float" office:value="22131.5">
                <text:p>22131.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5">
                <text:p>1.5</text:p>
              </table:table-cell>
              <table:table-cell office:value-type="float" office:value="23986.5">
                <text:p>23986.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5">
                <text:p>1.5</text:p>
              </table:table-cell>
              <table:table-cell office:value-type="float" office:value="22759">
                <text:p>2275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5">
                <text:p>1.5</text:p>
              </table:table-cell>
              <table:table-cell office:value-type="float" office:value="27578">
                <text:p>2757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5">
                <text:p>1.5</text:p>
              </table:table-cell>
              <table:table-cell office:value-type="float" office:value="25557.5">
                <text:p>25557.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5">
                <text:p>1.5</text:p>
              </table:table-cell>
              <table:table-cell office:value-type="float" office:value="21402">
                <text:p>2140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5">
                <text:p>1.5</text:p>
              </table:table-cell>
              <table:table-cell office:value-type="float" office:value="22723">
                <text:p>2272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5">
                <text:p>1.5</text:p>
              </table:table-cell>
              <table:table-cell office:value-type="float" office:value="25065">
                <text:p>2506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5">
                <text:p>1.5</text:p>
              </table:table-cell>
              <table:table-cell office:value-type="float" office:value="25011.5">
                <text:p>25011.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5">
                <text:p>1.5</text:p>
              </table:table-cell>
              <table:table-cell office:value-type="float" office:value="25153.5">
                <text:p>25153.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5">
                <text:p>1.5</text:p>
              </table:table-cell>
              <table:table-cell office:value-type="float" office:value="19305">
                <text:p>1930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5">
                <text:p>1.5</text:p>
              </table:table-cell>
              <table:table-cell office:value-type="float" office:value="21417.5">
                <text:p>21417.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5">
                <text:p>1.5</text:p>
              </table:table-cell>
              <table:table-cell office:value-type="float" office:value="23714">
                <text:p>2371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5">
                <text:p>1.5</text:p>
              </table:table-cell>
              <table:table-cell office:value-type="float" office:value="20094">
                <text:p>2009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5">
                <text:p>1.5</text:p>
              </table:table-cell>
              <table:table-cell office:value-type="float" office:value="19397">
                <text:p>1939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5">
                <text:p>1.5</text:p>
              </table:table-cell>
              <table:table-cell office:value-type="float" office:value="27564">
                <text:p>2756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5">
                <text:p>1.5</text:p>
              </table:table-cell>
              <table:table-cell office:value-type="float" office:value="23951">
                <text:p>2395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5">
                <text:p>1.5</text:p>
              </table:table-cell>
              <table:table-cell office:value-type="float" office:value="19655.5">
                <text:p>19655.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5">
                <text:p>1.5</text:p>
              </table:table-cell>
              <table:table-cell office:value-type="float" office:value="29347">
                <text:p>2934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5">
                <text:p>1.5</text:p>
              </table:table-cell>
              <table:table-cell office:value-type="float" office:value="24742.5">
                <text:p>24742.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5">
                <text:p>1.5</text:p>
              </table:table-cell>
              <table:table-cell office:value-type="float" office:value="22808.5">
                <text:p>22808.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5">
                <text:p>1.5</text:p>
              </table:table-cell>
              <table:table-cell office:value-type="float" office:value="22826.5">
                <text:p>22826.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5">
                <text:p>1.5</text:p>
              </table:table-cell>
              <table:table-cell office:value-type="float" office:value="22599">
                <text:p>2259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5">
                <text:p>1.5</text:p>
              </table:table-cell>
              <table:table-cell office:value-type="float" office:value="22462">
                <text:p>2246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5">
                <text:p>1.5</text:p>
              </table:table-cell>
              <table:table-cell office:value-type="float" office:value="22858.5">
                <text:p>22858.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5">
                <text:p>1.5</text:p>
              </table:table-cell>
              <table:table-cell office:value-type="float" office:value="24487.5">
                <text:p>24487.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5">
                <text:p>1.5</text:p>
              </table:table-cell>
              <table:table-cell office:value-type="float" office:value="25265">
                <text:p>2526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5">
                <text:p>1.5</text:p>
              </table:table-cell>
              <table:table-cell office:value-type="float" office:value="26094.5">
                <text:p>26094.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5">
                <text:p>1.5</text:p>
              </table:table-cell>
              <table:table-cell office:value-type="float" office:value="25925">
                <text:p>259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5">
                <text:p>1.5</text:p>
              </table:table-cell>
              <table:table-cell office:value-type="float" office:value="25086">
                <text:p>2508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5">
                <text:p>1.5</text:p>
              </table:table-cell>
              <table:table-cell office:value-type="float" office:value="20093">
                <text:p>2009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5">
                <text:p>1.5</text:p>
              </table:table-cell>
              <table:table-cell office:value-type="float" office:value="20162.5">
                <text:p>20162.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5">
                <text:p>1.5</text:p>
              </table:table-cell>
              <table:table-cell office:value-type="float" office:value="23805.5">
                <text:p>23805.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5">
                <text:p>1.5</text:p>
              </table:table-cell>
              <table:table-cell office:value-type="float" office:value="25835.5">
                <text:p>25835.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5">
                <text:p>1.5</text:p>
              </table:table-cell>
              <table:table-cell office:value-type="float" office:value="22121.5">
                <text:p>22121.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5">
                <text:p>1.5</text:p>
              </table:table-cell>
              <table:table-cell office:value-type="float" office:value="25244">
                <text:p>2524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5">
                <text:p>1.5</text:p>
              </table:table-cell>
              <table:table-cell office:value-type="float" office:value="24870">
                <text:p>2487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5">
                <text:p>1.5</text:p>
              </table:table-cell>
              <table:table-cell office:value-type="float" office:value="24633">
                <text:p>2463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5">
                <text:p>1.5</text:p>
              </table:table-cell>
              <table:table-cell office:value-type="float" office:value="25406">
                <text:p>2540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5">
                <text:p>1.5</text:p>
              </table:table-cell>
              <table:table-cell office:value-type="float" office:value="26063">
                <text:p>2606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5">
                <text:p>1.5</text:p>
              </table:table-cell>
              <table:table-cell office:value-type="float" office:value="29962.5">
                <text:p>29962.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5">
                <text:p>1.5</text:p>
              </table:table-cell>
              <table:table-cell office:value-type="float" office:value="23270">
                <text:p>2327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5">
                <text:p>1.5</text:p>
              </table:table-cell>
              <table:table-cell office:value-type="float" office:value="24172">
                <text:p>2417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5">
                <text:p>1.5</text:p>
              </table:table-cell>
              <table:table-cell office:value-type="float" office:value="28043">
                <text:p>2804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5">
                <text:p>1.5</text:p>
              </table:table-cell>
              <table:table-cell office:value-type="float" office:value="24649">
                <text:p>2464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5">
                <text:p>1.5</text:p>
              </table:table-cell>
              <table:table-cell office:value-type="float" office:value="21859">
                <text:p>2185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5">
                <text:p>1.5</text:p>
              </table:table-cell>
              <table:table-cell office:value-type="float" office:value="22905.5">
                <text:p>22905.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5">
                <text:p>1.5</text:p>
              </table:table-cell>
              <table:table-cell office:value-type="float" office:value="26573">
                <text:p>2657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5">
                <text:p>1.5</text:p>
              </table:table-cell>
              <table:table-cell office:value-type="float" office:value="25160">
                <text:p>2516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5">
                <text:p>1.5</text:p>
              </table:table-cell>
              <table:table-cell office:value-type="float" office:value="21944.5">
                <text:p>21944.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5">
                <text:p>1.5</text:p>
              </table:table-cell>
              <table:table-cell office:value-type="float" office:value="23053">
                <text:p>2305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5">
                <text:p>1.5</text:p>
              </table:table-cell>
              <table:table-cell office:value-type="float" office:value="29104">
                <text:p>2910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5">
                <text:p>1.5</text:p>
              </table:table-cell>
              <table:table-cell office:value-type="float" office:value="24340">
                <text:p>2434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5">
                <text:p>1.5</text:p>
              </table:table-cell>
              <table:table-cell office:value-type="float" office:value="25951">
                <text:p>2595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5">
                <text:p>1.5</text:p>
              </table:table-cell>
              <table:table-cell office:value-type="float" office:value="19362.5">
                <text:p>19362.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5">
                <text:p>1.5</text:p>
              </table:table-cell>
              <table:table-cell office:value-type="float" office:value="26537.5">
                <text:p>26537.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5">
                <text:p>1.5</text:p>
              </table:table-cell>
              <table:table-cell office:value-type="float" office:value="22176">
                <text:p>2217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5">
                <text:p>1.5</text:p>
              </table:table-cell>
              <table:table-cell office:value-type="float" office:value="20661">
                <text:p>2066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5">
                <text:p>1.5</text:p>
              </table:table-cell>
              <table:table-cell office:value-type="float" office:value="27014">
                <text:p>2701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5">
                <text:p>1.5</text:p>
              </table:table-cell>
              <table:table-cell office:value-type="float" office:value="24666.5">
                <text:p>24666.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5">
                <text:p>1.5</text:p>
              </table:table-cell>
              <table:table-cell office:value-type="float" office:value="24756.5">
                <text:p>24756.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5">
                <text:p>1.5</text:p>
              </table:table-cell>
              <table:table-cell office:value-type="float" office:value="24510">
                <text:p>2451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5">
                <text:p>1.5</text:p>
              </table:table-cell>
              <table:table-cell office:value-type="float" office:value="21402.5">
                <text:p>21402.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5">
                <text:p>1.5</text:p>
              </table:table-cell>
              <table:table-cell office:value-type="float" office:value="26447">
                <text:p>2644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5">
                <text:p>1.5</text:p>
              </table:table-cell>
              <table:table-cell office:value-type="float" office:value="22716">
                <text:p>2271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5">
                <text:p>1.5</text:p>
              </table:table-cell>
              <table:table-cell office:value-type="float" office:value="25333.5">
                <text:p>25333.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5">
                <text:p>1.5</text:p>
              </table:table-cell>
              <table:table-cell office:value-type="float" office:value="23257">
                <text:p>2325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5">
                <text:p>1.5</text:p>
              </table:table-cell>
              <table:table-cell office:value-type="float" office:value="21053">
                <text:p>2105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5">
                <text:p>1.5</text:p>
              </table:table-cell>
              <table:table-cell office:value-type="float" office:value="19704.5">
                <text:p>19704.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5">
                <text:p>1.5</text:p>
              </table:table-cell>
              <table:table-cell office:value-type="float" office:value="23837">
                <text:p>2383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5">
                <text:p>1.5</text:p>
              </table:table-cell>
              <table:table-cell office:value-type="float" office:value="19104">
                <text:p>1910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5">
                <text:p>1.5</text:p>
              </table:table-cell>
              <table:table-cell office:value-type="float" office:value="24706">
                <text:p>2470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5">
                <text:p>1.5</text:p>
              </table:table-cell>
              <table:table-cell office:value-type="float" office:value="24404.5">
                <text:p>24404.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5">
                <text:p>1.5</text:p>
              </table:table-cell>
              <table:table-cell office:value-type="float" office:value="27898.5">
                <text:p>27898.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5">
                <text:p>1.5</text:p>
              </table:table-cell>
              <table:table-cell office:value-type="float" office:value="21945.5">
                <text:p>21945.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5">
                <text:p>1.5</text:p>
              </table:table-cell>
              <table:table-cell office:value-type="float" office:value="20543.5">
                <text:p>20543.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5">
                <text:p>1.5</text:p>
              </table:table-cell>
              <table:table-cell office:value-type="float" office:value="27570.5">
                <text:p>27570.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5">
                <text:p>1.5</text:p>
              </table:table-cell>
              <table:table-cell office:value-type="float" office:value="24941">
                <text:p>2494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5">
                <text:p>1.5</text:p>
              </table:table-cell>
              <table:table-cell office:value-type="float" office:value="24115">
                <text:p>2411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5">
                <text:p>1.5</text:p>
              </table:table-cell>
              <table:table-cell office:value-type="float" office:value="25820.5">
                <text:p>25820.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5">
                <text:p>1.5</text:p>
              </table:table-cell>
              <table:table-cell office:value-type="float" office:value="19029.5">
                <text:p>19029.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5">
                <text:p>1.5</text:p>
              </table:table-cell>
              <table:table-cell office:value-type="float" office:value="20656">
                <text:p>2065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5">
                <text:p>1.5</text:p>
              </table:table-cell>
              <table:table-cell office:value-type="float" office:value="25610">
                <text:p>2561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5">
                <text:p>1.5</text:p>
              </table:table-cell>
              <table:table-cell office:value-type="float" office:value="21599.5">
                <text:p>21599.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5">
                <text:p>1.5</text:p>
              </table:table-cell>
              <table:table-cell office:value-type="float" office:value="26458.5">
                <text:p>26458.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5">
                <text:p>1.5</text:p>
              </table:table-cell>
              <table:table-cell office:value-type="float" office:value="20014.5">
                <text:p>20014.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5">
                <text:p>1.5</text:p>
              </table:table-cell>
              <table:table-cell office:value-type="float" office:value="25183.5">
                <text:p>25183.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5">
                <text:p>1.5</text:p>
              </table:table-cell>
              <table:table-cell office:value-type="float" office:value="19621.5">
                <text:p>19621.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5">
                <text:p>1.5</text:p>
              </table:table-cell>
              <table:table-cell office:value-type="float" office:value="23736.5">
                <text:p>23736.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5">
                <text:p>1.5</text:p>
              </table:table-cell>
              <table:table-cell office:value-type="float" office:value="25739.5">
                <text:p>25739.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5">
                <text:p>1.5</text:p>
              </table:table-cell>
              <table:table-cell office:value-type="float" office:value="21355">
                <text:p>2135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5">
                <text:p>1.5</text:p>
              </table:table-cell>
              <table:table-cell office:value-type="float" office:value="21734.5">
                <text:p>21734.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5">
                <text:p>1.5</text:p>
              </table:table-cell>
              <table:table-cell office:value-type="float" office:value="23116.5">
                <text:p>23116.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5">
                <text:p>1.5</text:p>
              </table:table-cell>
              <table:table-cell office:value-type="float" office:value="25575">
                <text:p>2557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5">
                <text:p>1.5</text:p>
              </table:table-cell>
              <table:table-cell office:value-type="float" office:value="24324.5">
                <text:p>24324.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5">
                <text:p>1.5</text:p>
              </table:table-cell>
              <table:table-cell office:value-type="float" office:value="25363.5">
                <text:p>25363.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5">
                <text:p>1.5</text:p>
              </table:table-cell>
              <table:table-cell office:value-type="float" office:value="28110.5">
                <text:p>28110.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5">
                <text:p>1.5</text:p>
              </table:table-cell>
              <table:table-cell office:value-type="float" office:value="30595.5">
                <text:p>30595.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5">
                <text:p>1.5</text:p>
              </table:table-cell>
              <table:table-cell office:value-type="float" office:value="24252">
                <text:p>2425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5">
                <text:p>1.5</text:p>
              </table:table-cell>
              <table:table-cell office:value-type="float" office:value="23863.5">
                <text:p>23863.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5">
                <text:p>1.5</text:p>
              </table:table-cell>
              <table:table-cell office:value-type="float" office:value="25872">
                <text:p>2587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5">
                <text:p>1.5</text:p>
              </table:table-cell>
              <table:table-cell office:value-type="float" office:value="23059">
                <text:p>2305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5">
                <text:p>1.5</text:p>
              </table:table-cell>
              <table:table-cell office:value-type="float" office:value="23109.5">
                <text:p>23109.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5">
                <text:p>1.5</text:p>
              </table:table-cell>
              <table:table-cell office:value-type="float" office:value="25960">
                <text:p>2596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5">
                <text:p>1.5</text:p>
              </table:table-cell>
              <table:table-cell office:value-type="float" office:value="23417.5">
                <text:p>23417.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5">
                <text:p>1.5</text:p>
              </table:table-cell>
              <table:table-cell office:value-type="float" office:value="21243">
                <text:p>2124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5">
                <text:p>1.5</text:p>
              </table:table-cell>
              <table:table-cell office:value-type="float" office:value="21395.5">
                <text:p>21395.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5">
                <text:p>1.5</text:p>
              </table:table-cell>
              <table:table-cell office:value-type="float" office:value="23940">
                <text:p>2394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5">
                <text:p>1.5</text:p>
              </table:table-cell>
              <table:table-cell office:value-type="float" office:value="30081.5">
                <text:p>30081.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5">
                <text:p>1.5</text:p>
              </table:table-cell>
              <table:table-cell office:value-type="float" office:value="28796">
                <text:p>2879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5">
                <text:p>1.5</text:p>
              </table:table-cell>
              <table:table-cell office:value-type="float" office:value="24886">
                <text:p>2488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5">
                <text:p>1.5</text:p>
              </table:table-cell>
              <table:table-cell office:value-type="float" office:value="29359">
                <text:p>2935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5">
                <text:p>1.5</text:p>
              </table:table-cell>
              <table:table-cell office:value-type="float" office:value="22910.5">
                <text:p>22910.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5">
                <text:p>1.5</text:p>
              </table:table-cell>
              <table:table-cell office:value-type="float" office:value="25906">
                <text:p>2590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5">
                <text:p>1.5</text:p>
              </table:table-cell>
              <table:table-cell office:value-type="float" office:value="20841">
                <text:p>2084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5">
                <text:p>1.5</text:p>
              </table:table-cell>
              <table:table-cell office:value-type="float" office:value="22959">
                <text:p>2295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5">
                <text:p>1.5</text:p>
              </table:table-cell>
              <table:table-cell office:value-type="float" office:value="24785">
                <text:p>2478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5">
                <text:p>1.5</text:p>
              </table:table-cell>
              <table:table-cell office:value-type="float" office:value="22512.5">
                <text:p>22512.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5">
                <text:p>1.5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5">
                <text:p>1.5</text:p>
              </table:table-cell>
              <table:table-cell office:value-type="float" office:value="23573">
                <text:p>2357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5">
                <text:p>1.5</text:p>
              </table:table-cell>
              <table:table-cell office:value-type="float" office:value="27004">
                <text:p>2700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5">
                <text:p>1.5</text:p>
              </table:table-cell>
              <table:table-cell office:value-type="float" office:value="26186.5">
                <text:p>26186.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5">
                <text:p>1.5</text:p>
              </table:table-cell>
              <table:table-cell office:value-type="float" office:value="20041.5">
                <text:p>20041.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5">
                <text:p>1.5</text:p>
              </table:table-cell>
              <table:table-cell office:value-type="float" office:value="25254">
                <text:p>2525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5">
                <text:p>1.5</text:p>
              </table:table-cell>
              <table:table-cell office:value-type="float" office:value="23276.5">
                <text:p>23276.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5">
                <text:p>1.5</text:p>
              </table:table-cell>
              <table:table-cell office:value-type="float" office:value="26142.5">
                <text:p>26142.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5">
                <text:p>1.5</text:p>
              </table:table-cell>
              <table:table-cell office:value-type="float" office:value="28975.5">
                <text:p>28975.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5">
                <text:p>1.5</text:p>
              </table:table-cell>
              <table:table-cell office:value-type="float" office:value="29092.5">
                <text:p>29092.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5">
                <text:p>1.5</text:p>
              </table:table-cell>
              <table:table-cell office:value-type="float" office:value="24196.5">
                <text:p>24196.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5">
                <text:p>1.5</text:p>
              </table:table-cell>
              <table:table-cell office:value-type="float" office:value="19509.5">
                <text:p>19509.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5">
                <text:p>1.5</text:p>
              </table:table-cell>
              <table:table-cell office:value-type="float" office:value="24611">
                <text:p>2461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5">
                <text:p>1.5</text:p>
              </table:table-cell>
              <table:table-cell office:value-type="float" office:value="25036">
                <text:p>2503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5">
                <text:p>1.5</text:p>
              </table:table-cell>
              <table:table-cell office:value-type="float" office:value="24512.5">
                <text:p>24512.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5">
                <text:p>1.5</text:p>
              </table:table-cell>
              <table:table-cell office:value-type="float" office:value="25262.5">
                <text:p>25262.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5">
                <text:p>1.5</text:p>
              </table:table-cell>
              <table:table-cell office:value-type="float" office:value="26613.5">
                <text:p>26613.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5">
                <text:p>1.5</text:p>
              </table:table-cell>
              <table:table-cell office:value-type="float" office:value="21066.5">
                <text:p>21066.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5">
                <text:p>1.5</text:p>
              </table:table-cell>
              <table:table-cell office:value-type="float" office:value="24188.5">
                <text:p>24188.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5">
                <text:p>1.5</text:p>
              </table:table-cell>
              <table:table-cell office:value-type="float" office:value="30107.5">
                <text:p>30107.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5">
                <text:p>1.5</text:p>
              </table:table-cell>
              <table:table-cell office:value-type="float" office:value="27420">
                <text:p>2742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5">
                <text:p>1.5</text:p>
              </table:table-cell>
              <table:table-cell office:value-type="float" office:value="25204">
                <text:p>2520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5">
                <text:p>1.5</text:p>
              </table:table-cell>
              <table:table-cell office:value-type="float" office:value="25519">
                <text:p>2551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5">
                <text:p>1.5</text:p>
              </table:table-cell>
              <table:table-cell office:value-type="float" office:value="24964">
                <text:p>2496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5">
                <text:p>1.5</text:p>
              </table:table-cell>
              <table:table-cell office:value-type="float" office:value="26337">
                <text:p>2633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5">
                <text:p>1.5</text:p>
              </table:table-cell>
              <table:table-cell office:value-type="float" office:value="21808.5">
                <text:p>21808.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5">
                <text:p>1.5</text:p>
              </table:table-cell>
              <table:table-cell office:value-type="float" office:value="22627.5">
                <text:p>22627.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5">
                <text:p>1.5</text:p>
              </table:table-cell>
              <table:table-cell office:value-type="float" office:value="20563.5">
                <text:p>20563.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5">
                <text:p>1.5</text:p>
              </table:table-cell>
              <table:table-cell office:value-type="float" office:value="26264.5">
                <text:p>26264.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5">
                <text:p>1.5</text:p>
              </table:table-cell>
              <table:table-cell office:value-type="float" office:value="22987">
                <text:p>2298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5">
                <text:p>1.5</text:p>
              </table:table-cell>
              <table:table-cell office:value-type="float" office:value="23417.5">
                <text:p>23417.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5">
                <text:p>1.5</text:p>
              </table:table-cell>
              <table:table-cell office:value-type="float" office:value="30207.5">
                <text:p>30207.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5">
                <text:p>1.5</text:p>
              </table:table-cell>
              <table:table-cell office:value-type="float" office:value="21543">
                <text:p>2154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5">
                <text:p>1.5</text:p>
              </table:table-cell>
              <table:table-cell office:value-type="float" office:value="27609">
                <text:p>2760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5">
                <text:p>1.5</text:p>
              </table:table-cell>
              <table:table-cell office:value-type="float" office:value="26963.5">
                <text:p>26963.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5">
                <text:p>1.5</text:p>
              </table:table-cell>
              <table:table-cell office:value-type="float" office:value="22005">
                <text:p>2200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5">
                <text:p>1.5</text:p>
              </table:table-cell>
              <table:table-cell office:value-type="float" office:value="24351">
                <text:p>2435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5">
                <text:p>1.5</text:p>
              </table:table-cell>
              <table:table-cell office:value-type="float" office:value="27461.5">
                <text:p>27461.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5">
                <text:p>1.5</text:p>
              </table:table-cell>
              <table:table-cell office:value-type="float" office:value="26299">
                <text:p>2629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5">
                <text:p>1.5</text:p>
              </table:table-cell>
              <table:table-cell office:value-type="float" office:value="23820">
                <text:p>2382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5">
                <text:p>1.5</text:p>
              </table:table-cell>
              <table:table-cell office:value-type="float" office:value="22956.5">
                <text:p>22956.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5">
                <text:p>1.5</text:p>
              </table:table-cell>
              <table:table-cell office:value-type="float" office:value="24964.5">
                <text:p>24964.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5">
                <text:p>1.5</text:p>
              </table:table-cell>
              <table:table-cell office:value-type="float" office:value="25640">
                <text:p>2564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5">
                <text:p>1.5</text:p>
              </table:table-cell>
              <table:table-cell office:value-type="float" office:value="24449">
                <text:p>2444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5">
                <text:p>1.5</text:p>
              </table:table-cell>
              <table:table-cell office:value-type="float" office:value="24773">
                <text:p>2477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5">
                <text:p>1.5</text:p>
              </table:table-cell>
              <table:table-cell office:value-type="float" office:value="27037.5">
                <text:p>27037.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5">
                <text:p>1.5</text:p>
              </table:table-cell>
              <table:table-cell office:value-type="float" office:value="20849.5">
                <text:p>20849.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5">
                <text:p>1.5</text:p>
              </table:table-cell>
              <table:table-cell office:value-type="float" office:value="26810">
                <text:p>2681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5">
                <text:p>1.5</text:p>
              </table:table-cell>
              <table:table-cell office:value-type="float" office:value="22210">
                <text:p>2221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5">
                <text:p>1.5</text:p>
              </table:table-cell>
              <table:table-cell office:value-type="float" office:value="26613.5">
                <text:p>26613.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5">
                <text:p>1.5</text:p>
              </table:table-cell>
              <table:table-cell office:value-type="float" office:value="23476">
                <text:p>2347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5">
                <text:p>1.5</text:p>
              </table:table-cell>
              <table:table-cell office:value-type="float" office:value="24415">
                <text:p>2441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5">
                <text:p>1.5</text:p>
              </table:table-cell>
              <table:table-cell office:value-type="float" office:value="25362">
                <text:p>2536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5">
                <text:p>1.5</text:p>
              </table:table-cell>
              <table:table-cell office:value-type="float" office:value="23635">
                <text:p>2363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5">
                <text:p>1.5</text:p>
              </table:table-cell>
              <table:table-cell office:value-type="float" office:value="24110">
                <text:p>2411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5">
                <text:p>1.5</text:p>
              </table:table-cell>
              <table:table-cell office:value-type="float" office:value="23902.5">
                <text:p>23902.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5">
                <text:p>1.5</text:p>
              </table:table-cell>
              <table:table-cell office:value-type="float" office:value="24154.5">
                <text:p>24154.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5">
                <text:p>1.5</text:p>
              </table:table-cell>
              <table:table-cell office:value-type="float" office:value="25086.5">
                <text:p>25086.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5">
                <text:p>1.5</text:p>
              </table:table-cell>
              <table:table-cell office:value-type="float" office:value="23479.5">
                <text:p>23479.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5">
                <text:p>1.5</text:p>
              </table:table-cell>
              <table:table-cell office:value-type="float" office:value="25371.5">
                <text:p>25371.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5">
                <text:p>1.5</text:p>
              </table:table-cell>
              <table:table-cell office:value-type="float" office:value="23571.5">
                <text:p>23571.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5">
                <text:p>1.5</text:p>
              </table:table-cell>
              <table:table-cell office:value-type="float" office:value="25452.5">
                <text:p>25452.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5">
                <text:p>1.5</text:p>
              </table:table-cell>
              <table:table-cell office:value-type="float" office:value="22951.5">
                <text:p>22951.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5">
                <text:p>1.5</text:p>
              </table:table-cell>
              <table:table-cell office:value-type="float" office:value="23823.5">
                <text:p>23823.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5">
                <text:p>1.5</text:p>
              </table:table-cell>
              <table:table-cell office:value-type="float" office:value="19294.5">
                <text:p>19294.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5">
                <text:p>1.5</text:p>
              </table:table-cell>
              <table:table-cell office:value-type="float" office:value="25428">
                <text:p>2542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5">
                <text:p>1.5</text:p>
              </table:table-cell>
              <table:table-cell office:value-type="float" office:value="26111">
                <text:p>2611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5">
                <text:p>1.5</text:p>
              </table:table-cell>
              <table:table-cell office:value-type="float" office:value="26852">
                <text:p>2685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5">
                <text:p>1.5</text:p>
              </table:table-cell>
              <table:table-cell office:value-type="float" office:value="24430">
                <text:p>2443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5">
                <text:p>1.5</text:p>
              </table:table-cell>
              <table:table-cell office:value-type="float" office:value="20269">
                <text:p>2026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5">
                <text:p>1.5</text:p>
              </table:table-cell>
              <table:table-cell office:value-type="float" office:value="27552">
                <text:p>2755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5">
                <text:p>1.5</text:p>
              </table:table-cell>
              <table:table-cell office:value-type="float" office:value="24019.5">
                <text:p>24019.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5">
                <text:p>1.5</text:p>
              </table:table-cell>
              <table:table-cell office:value-type="float" office:value="23948.5">
                <text:p>23948.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5">
                <text:p>1.5</text:p>
              </table:table-cell>
              <table:table-cell office:value-type="float" office:value="26308">
                <text:p>2630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5">
                <text:p>1.5</text:p>
              </table:table-cell>
              <table:table-cell office:value-type="float" office:value="25815">
                <text:p>2581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5">
                <text:p>1.5</text:p>
              </table:table-cell>
              <table:table-cell office:value-type="float" office:value="23792.5">
                <text:p>23792.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5">
                <text:p>1.5</text:p>
              </table:table-cell>
              <table:table-cell office:value-type="float" office:value="25170">
                <text:p>2517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5">
                <text:p>1.5</text:p>
              </table:table-cell>
              <table:table-cell office:value-type="float" office:value="28795">
                <text:p>2879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5">
                <text:p>1.5</text:p>
              </table:table-cell>
              <table:table-cell office:value-type="float" office:value="25035">
                <text:p>2503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5">
                <text:p>1.5</text:p>
              </table:table-cell>
              <table:table-cell office:value-type="float" office:value="27582">
                <text:p>2758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5">
                <text:p>1.5</text:p>
              </table:table-cell>
              <table:table-cell office:value-type="float" office:value="21098.5">
                <text:p>21098.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5">
                <text:p>1.5</text:p>
              </table:table-cell>
              <table:table-cell office:value-type="float" office:value="23257.5">
                <text:p>23257.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5">
                <text:p>1.5</text:p>
              </table:table-cell>
              <table:table-cell office:value-type="float" office:value="25404.5">
                <text:p>25404.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5">
                <text:p>1.5</text:p>
              </table:table-cell>
              <table:table-cell office:value-type="float" office:value="25122">
                <text:p>2512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5">
                <text:p>1.5</text:p>
              </table:table-cell>
              <table:table-cell office:value-type="float" office:value="22757.5">
                <text:p>22757.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5">
                <text:p>1.5</text:p>
              </table:table-cell>
              <table:table-cell office:value-type="float" office:value="25216.5">
                <text:p>25216.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5">
                <text:p>1.5</text:p>
              </table:table-cell>
              <table:table-cell office:value-type="float" office:value="24169.5">
                <text:p>24169.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5">
                <text:p>1.5</text:p>
              </table:table-cell>
              <table:table-cell office:value-type="float" office:value="21434.5">
                <text:p>21434.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5">
                <text:p>1.5</text:p>
              </table:table-cell>
              <table:table-cell office:value-type="float" office:value="22641.5">
                <text:p>22641.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5">
                <text:p>1.5</text:p>
              </table:table-cell>
              <table:table-cell office:value-type="float" office:value="21307.5">
                <text:p>21307.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5">
                <text:p>1.5</text:p>
              </table:table-cell>
              <table:table-cell office:value-type="float" office:value="22063.5">
                <text:p>22063.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5">
                <text:p>1.5</text:p>
              </table:table-cell>
              <table:table-cell office:value-type="float" office:value="22481">
                <text:p>2248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5">
                <text:p>1.5</text:p>
              </table:table-cell>
              <table:table-cell office:value-type="float" office:value="23737.5">
                <text:p>23737.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5">
                <text:p>1.5</text:p>
              </table:table-cell>
              <table:table-cell office:value-type="float" office:value="20394.5">
                <text:p>20394.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5">
                <text:p>1.5</text:p>
              </table:table-cell>
              <table:table-cell office:value-type="float" office:value="24284">
                <text:p>2428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5">
                <text:p>1.5</text:p>
              </table:table-cell>
              <table:table-cell office:value-type="float" office:value="22214.5">
                <text:p>22214.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5">
                <text:p>1.5</text:p>
              </table:table-cell>
              <table:table-cell office:value-type="float" office:value="25081.5">
                <text:p>25081.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5">
                <text:p>1.5</text:p>
              </table:table-cell>
              <table:table-cell office:value-type="float" office:value="25846">
                <text:p>2584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5">
                <text:p>1.5</text:p>
              </table:table-cell>
              <table:table-cell office:value-type="float" office:value="24864">
                <text:p>2486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5">
                <text:p>1.5</text:p>
              </table:table-cell>
              <table:table-cell office:value-type="float" office:value="22515">
                <text:p>2251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5">
                <text:p>1.5</text:p>
              </table:table-cell>
              <table:table-cell office:value-type="float" office:value="27070">
                <text:p>2707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5">
                <text:p>1.5</text:p>
              </table:table-cell>
              <table:table-cell office:value-type="float" office:value="22805">
                <text:p>2280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5">
                <text:p>1.5</text:p>
              </table:table-cell>
              <table:table-cell office:value-type="float" office:value="28236">
                <text:p>2823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5">
                <text:p>1.5</text:p>
              </table:table-cell>
              <table:table-cell office:value-type="float" office:value="24686">
                <text:p>2468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5">
                <text:p>1.5</text:p>
              </table:table-cell>
              <table:table-cell office:value-type="float" office:value="23253.5">
                <text:p>23253.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5">
                <text:p>1.5</text:p>
              </table:table-cell>
              <table:table-cell office:value-type="float" office:value="27094.5">
                <text:p>27094.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">
                <text:p>2</text:p>
              </table:table-cell>
              <table:table-cell office:value-type="float" office:value="27615.5">
                <text:p>27615.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">
                <text:p>2</text:p>
              </table:table-cell>
              <table:table-cell office:value-type="float" office:value="23360.5">
                <text:p>23360.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">
                <text:p>2</text:p>
              </table:table-cell>
              <table:table-cell office:value-type="float" office:value="28928.5">
                <text:p>28928.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">
                <text:p>2</text:p>
              </table:table-cell>
              <table:table-cell office:value-type="float" office:value="23435">
                <text:p>2343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">
                <text:p>2</text:p>
              </table:table-cell>
              <table:table-cell office:value-type="float" office:value="21213.5">
                <text:p>21213.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">
                <text:p>2</text:p>
              </table:table-cell>
              <table:table-cell office:value-type="float" office:value="22378">
                <text:p>2237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">
                <text:p>2</text:p>
              </table:table-cell>
              <table:table-cell office:value-type="float" office:value="22122">
                <text:p>2212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">
                <text:p>2</text:p>
              </table:table-cell>
              <table:table-cell office:value-type="float" office:value="25460.5">
                <text:p>25460.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">
                <text:p>2</text:p>
              </table:table-cell>
              <table:table-cell office:value-type="float" office:value="26143">
                <text:p>2614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">
                <text:p>2</text:p>
              </table:table-cell>
              <table:table-cell office:value-type="float" office:value="18070.5">
                <text:p>18070.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">
                <text:p>2</text:p>
              </table:table-cell>
              <table:table-cell office:value-type="float" office:value="24148">
                <text:p>2414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">
                <text:p>2</text:p>
              </table:table-cell>
              <table:table-cell office:value-type="float" office:value="25579.5">
                <text:p>25579.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">
                <text:p>2</text:p>
              </table:table-cell>
              <table:table-cell office:value-type="float" office:value="23663">
                <text:p>2366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">
                <text:p>2</text:p>
              </table:table-cell>
              <table:table-cell office:value-type="float" office:value="26098.5">
                <text:p>26098.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">
                <text:p>2</text:p>
              </table:table-cell>
              <table:table-cell office:value-type="float" office:value="27691">
                <text:p>2769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">
                <text:p>2</text:p>
              </table:table-cell>
              <table:table-cell office:value-type="float" office:value="25184.5">
                <text:p>25184.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">
                <text:p>2</text:p>
              </table:table-cell>
              <table:table-cell office:value-type="float" office:value="19841">
                <text:p>1984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">
                <text:p>2</text:p>
              </table:table-cell>
              <table:table-cell office:value-type="float" office:value="28647">
                <text:p>2864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">
                <text:p>2</text:p>
              </table:table-cell>
              <table:table-cell office:value-type="float" office:value="20738">
                <text:p>2073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">
                <text:p>2</text:p>
              </table:table-cell>
              <table:table-cell office:value-type="float" office:value="22449">
                <text:p>2244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">
                <text:p>2</text:p>
              </table:table-cell>
              <table:table-cell office:value-type="float" office:value="24086">
                <text:p>2408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">
                <text:p>2</text:p>
              </table:table-cell>
              <table:table-cell office:value-type="float" office:value="25826">
                <text:p>2582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">
                <text:p>2</text:p>
              </table:table-cell>
              <table:table-cell office:value-type="float" office:value="24457.5">
                <text:p>24457.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">
                <text:p>2</text:p>
              </table:table-cell>
              <table:table-cell office:value-type="float" office:value="23855">
                <text:p>2385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">
                <text:p>2</text:p>
              </table:table-cell>
              <table:table-cell office:value-type="float" office:value="22735.5">
                <text:p>22735.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">
                <text:p>2</text:p>
              </table:table-cell>
              <table:table-cell office:value-type="float" office:value="25955.5">
                <text:p>25955.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">
                <text:p>2</text:p>
              </table:table-cell>
              <table:table-cell office:value-type="float" office:value="27103.5">
                <text:p>27103.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">
                <text:p>2</text:p>
              </table:table-cell>
              <table:table-cell office:value-type="float" office:value="22661.5">
                <text:p>22661.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">
                <text:p>2</text:p>
              </table:table-cell>
              <table:table-cell office:value-type="float" office:value="27363">
                <text:p>2736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">
                <text:p>2</text:p>
              </table:table-cell>
              <table:table-cell office:value-type="float" office:value="23098.5">
                <text:p>23098.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">
                <text:p>2</text:p>
              </table:table-cell>
              <table:table-cell office:value-type="float" office:value="22524.5">
                <text:p>22524.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">
                <text:p>2</text:p>
              </table:table-cell>
              <table:table-cell office:value-type="float" office:value="21752.5">
                <text:p>21752.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">
                <text:p>2</text:p>
              </table:table-cell>
              <table:table-cell office:value-type="float" office:value="24798.5">
                <text:p>24798.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">
                <text:p>2</text:p>
              </table:table-cell>
              <table:table-cell office:value-type="float" office:value="26479.5">
                <text:p>26479.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">
                <text:p>2</text:p>
              </table:table-cell>
              <table:table-cell office:value-type="float" office:value="28883.5">
                <text:p>28883.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">
                <text:p>2</text:p>
              </table:table-cell>
              <table:table-cell office:value-type="float" office:value="23214.5">
                <text:p>23214.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">
                <text:p>2</text:p>
              </table:table-cell>
              <table:table-cell office:value-type="float" office:value="27790.5">
                <text:p>27790.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">
                <text:p>2</text:p>
              </table:table-cell>
              <table:table-cell office:value-type="float" office:value="27328.5">
                <text:p>27328.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">
                <text:p>2</text:p>
              </table:table-cell>
              <table:table-cell office:value-type="float" office:value="26099.5">
                <text:p>26099.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">
                <text:p>2</text:p>
              </table:table-cell>
              <table:table-cell office:value-type="float" office:value="24466">
                <text:p>2446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">
                <text:p>2</text:p>
              </table:table-cell>
              <table:table-cell office:value-type="float" office:value="25952">
                <text:p>2595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">
                <text:p>2</text:p>
              </table:table-cell>
              <table:table-cell office:value-type="float" office:value="28207">
                <text:p>2820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">
                <text:p>2</text:p>
              </table:table-cell>
              <table:table-cell office:value-type="float" office:value="27288">
                <text:p>2728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">
                <text:p>2</text:p>
              </table:table-cell>
              <table:table-cell office:value-type="float" office:value="25342">
                <text:p>2534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">
                <text:p>2</text:p>
              </table:table-cell>
              <table:table-cell office:value-type="float" office:value="24512.5">
                <text:p>24512.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">
                <text:p>2</text:p>
              </table:table-cell>
              <table:table-cell office:value-type="float" office:value="22341">
                <text:p>2234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">
                <text:p>2</text:p>
              </table:table-cell>
              <table:table-cell office:value-type="float" office:value="20943.5">
                <text:p>20943.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">
                <text:p>2</text:p>
              </table:table-cell>
              <table:table-cell office:value-type="float" office:value="24145.5">
                <text:p>24145.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">
                <text:p>2</text:p>
              </table:table-cell>
              <table:table-cell office:value-type="float" office:value="25203.5">
                <text:p>25203.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">
                <text:p>2</text:p>
              </table:table-cell>
              <table:table-cell office:value-type="float" office:value="25313.5">
                <text:p>25313.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">
                <text:p>2</text:p>
              </table:table-cell>
              <table:table-cell office:value-type="float" office:value="19126">
                <text:p>1912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">
                <text:p>2</text:p>
              </table:table-cell>
              <table:table-cell office:value-type="float" office:value="25662">
                <text:p>2566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">
                <text:p>2</text:p>
              </table:table-cell>
              <table:table-cell office:value-type="float" office:value="24184.5">
                <text:p>24184.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">
                <text:p>2</text:p>
              </table:table-cell>
              <table:table-cell office:value-type="float" office:value="28334">
                <text:p>2833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">
                <text:p>2</text:p>
              </table:table-cell>
              <table:table-cell office:value-type="float" office:value="21129.5">
                <text:p>21129.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">
                <text:p>2</text:p>
              </table:table-cell>
              <table:table-cell office:value-type="float" office:value="27459">
                <text:p>2745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">
                <text:p>2</text:p>
              </table:table-cell>
              <table:table-cell office:value-type="float" office:value="24382.5">
                <text:p>24382.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">
                <text:p>2</text:p>
              </table:table-cell>
              <table:table-cell office:value-type="float" office:value="25490">
                <text:p>2549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">
                <text:p>2</text:p>
              </table:table-cell>
              <table:table-cell office:value-type="float" office:value="26873.5">
                <text:p>26873.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">
                <text:p>2</text:p>
              </table:table-cell>
              <table:table-cell office:value-type="float" office:value="23563.5">
                <text:p>23563.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">
                <text:p>2</text:p>
              </table:table-cell>
              <table:table-cell office:value-type="float" office:value="22379">
                <text:p>2237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">
                <text:p>2</text:p>
              </table:table-cell>
              <table:table-cell office:value-type="float" office:value="27040.5">
                <text:p>27040.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">
                <text:p>2</text:p>
              </table:table-cell>
              <table:table-cell office:value-type="float" office:value="20139">
                <text:p>2013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">
                <text:p>2</text:p>
              </table:table-cell>
              <table:table-cell office:value-type="float" office:value="26305">
                <text:p>2630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">
                <text:p>2</text:p>
              </table:table-cell>
              <table:table-cell office:value-type="float" office:value="29123.5">
                <text:p>29123.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">
                <text:p>2</text:p>
              </table:table-cell>
              <table:table-cell office:value-type="float" office:value="21344.5">
                <text:p>21344.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">
                <text:p>2</text:p>
              </table:table-cell>
              <table:table-cell office:value-type="float" office:value="24101">
                <text:p>2410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">
                <text:p>2</text:p>
              </table:table-cell>
              <table:table-cell office:value-type="float" office:value="26758.5">
                <text:p>26758.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">
                <text:p>2</text:p>
              </table:table-cell>
              <table:table-cell office:value-type="float" office:value="22684.5">
                <text:p>22684.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">
                <text:p>2</text:p>
              </table:table-cell>
              <table:table-cell office:value-type="float" office:value="23736">
                <text:p>2373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">
                <text:p>2</text:p>
              </table:table-cell>
              <table:table-cell office:value-type="float" office:value="25998">
                <text:p>2599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">
                <text:p>2</text:p>
              </table:table-cell>
              <table:table-cell office:value-type="float" office:value="25522">
                <text:p>2552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">
                <text:p>2</text:p>
              </table:table-cell>
              <table:table-cell office:value-type="float" office:value="25389">
                <text:p>2538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">
                <text:p>2</text:p>
              </table:table-cell>
              <table:table-cell office:value-type="float" office:value="23405.5">
                <text:p>23405.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">
                <text:p>2</text:p>
              </table:table-cell>
              <table:table-cell office:value-type="float" office:value="25067">
                <text:p>2506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">
                <text:p>2</text:p>
              </table:table-cell>
              <table:table-cell office:value-type="float" office:value="24045.5">
                <text:p>24045.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">
                <text:p>2</text:p>
              </table:table-cell>
              <table:table-cell office:value-type="float" office:value="23381.5">
                <text:p>23381.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">
                <text:p>2</text:p>
              </table:table-cell>
              <table:table-cell office:value-type="float" office:value="29114">
                <text:p>2911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">
                <text:p>2</text:p>
              </table:table-cell>
              <table:table-cell office:value-type="float" office:value="25709">
                <text:p>2570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">
                <text:p>2</text:p>
              </table:table-cell>
              <table:table-cell office:value-type="float" office:value="23851">
                <text:p>2385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">
                <text:p>2</text:p>
              </table:table-cell>
              <table:table-cell office:value-type="float" office:value="23760.5">
                <text:p>23760.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">
                <text:p>2</text:p>
              </table:table-cell>
              <table:table-cell office:value-type="float" office:value="24756.5">
                <text:p>24756.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">
                <text:p>2</text:p>
              </table:table-cell>
              <table:table-cell office:value-type="float" office:value="27114.5">
                <text:p>27114.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">
                <text:p>2</text:p>
              </table:table-cell>
              <table:table-cell office:value-type="float" office:value="26723.5">
                <text:p>26723.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">
                <text:p>2</text:p>
              </table:table-cell>
              <table:table-cell office:value-type="float" office:value="21723">
                <text:p>2172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">
                <text:p>2</text:p>
              </table:table-cell>
              <table:table-cell office:value-type="float" office:value="25196.5">
                <text:p>25196.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">
                <text:p>2</text:p>
              </table:table-cell>
              <table:table-cell office:value-type="float" office:value="18852.5">
                <text:p>18852.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">
                <text:p>2</text:p>
              </table:table-cell>
              <table:table-cell office:value-type="float" office:value="25350">
                <text:p>2535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">
                <text:p>2</text:p>
              </table:table-cell>
              <table:table-cell office:value-type="float" office:value="30699.5">
                <text:p>30699.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">
                <text:p>2</text:p>
              </table:table-cell>
              <table:table-cell office:value-type="float" office:value="22329">
                <text:p>2232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">
                <text:p>2</text:p>
              </table:table-cell>
              <table:table-cell office:value-type="float" office:value="24792.5">
                <text:p>24792.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">
                <text:p>2</text:p>
              </table:table-cell>
              <table:table-cell office:value-type="float" office:value="23465.5">
                <text:p>23465.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">
                <text:p>2</text:p>
              </table:table-cell>
              <table:table-cell office:value-type="float" office:value="26266.5">
                <text:p>26266.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">
                <text:p>2</text:p>
              </table:table-cell>
              <table:table-cell office:value-type="float" office:value="20606.5">
                <text:p>20606.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">
                <text:p>2</text:p>
              </table:table-cell>
              <table:table-cell office:value-type="float" office:value="33390.5">
                <text:p>33390.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">
                <text:p>2</text:p>
              </table:table-cell>
              <table:table-cell office:value-type="float" office:value="22297">
                <text:p>2229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">
                <text:p>2</text:p>
              </table:table-cell>
              <table:table-cell office:value-type="float" office:value="22823">
                <text:p>2282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">
                <text:p>2</text:p>
              </table:table-cell>
              <table:table-cell office:value-type="float" office:value="27300.5">
                <text:p>27300.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">
                <text:p>2</text:p>
              </table:table-cell>
              <table:table-cell office:value-type="float" office:value="22900">
                <text:p>2290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">
                <text:p>2</text:p>
              </table:table-cell>
              <table:table-cell office:value-type="float" office:value="29266.5">
                <text:p>29266.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">
                <text:p>2</text:p>
              </table:table-cell>
              <table:table-cell office:value-type="float" office:value="24537.5">
                <text:p>24537.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">
                <text:p>2</text:p>
              </table:table-cell>
              <table:table-cell office:value-type="float" office:value="23989.5">
                <text:p>23989.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">
                <text:p>2</text:p>
              </table:table-cell>
              <table:table-cell office:value-type="float" office:value="21285.5">
                <text:p>21285.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">
                <text:p>2</text:p>
              </table:table-cell>
              <table:table-cell office:value-type="float" office:value="27260">
                <text:p>2726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">
                <text:p>2</text:p>
              </table:table-cell>
              <table:table-cell office:value-type="float" office:value="28271">
                <text:p>2827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">
                <text:p>2</text:p>
              </table:table-cell>
              <table:table-cell office:value-type="float" office:value="21971.5">
                <text:p>21971.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">
                <text:p>2</text:p>
              </table:table-cell>
              <table:table-cell office:value-type="float" office:value="22178.5">
                <text:p>22178.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">
                <text:p>2</text:p>
              </table:table-cell>
              <table:table-cell office:value-type="float" office:value="26413">
                <text:p>2641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">
                <text:p>2</text:p>
              </table:table-cell>
              <table:table-cell office:value-type="float" office:value="24629">
                <text:p>2462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">
                <text:p>2</text:p>
              </table:table-cell>
              <table:table-cell office:value-type="float" office:value="22909.5">
                <text:p>22909.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">
                <text:p>2</text:p>
              </table:table-cell>
              <table:table-cell office:value-type="float" office:value="26848">
                <text:p>2684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">
                <text:p>2</text:p>
              </table:table-cell>
              <table:table-cell office:value-type="float" office:value="27062">
                <text:p>2706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">
                <text:p>2</text:p>
              </table:table-cell>
              <table:table-cell office:value-type="float" office:value="22082">
                <text:p>2208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">
                <text:p>2</text:p>
              </table:table-cell>
              <table:table-cell office:value-type="float" office:value="25587">
                <text:p>2558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">
                <text:p>2</text:p>
              </table:table-cell>
              <table:table-cell office:value-type="float" office:value="26199">
                <text:p>2619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">
                <text:p>2</text:p>
              </table:table-cell>
              <table:table-cell office:value-type="float" office:value="25888">
                <text:p>2588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">
                <text:p>2</text:p>
              </table:table-cell>
              <table:table-cell office:value-type="float" office:value="25006">
                <text:p>2500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">
                <text:p>2</text:p>
              </table:table-cell>
              <table:table-cell office:value-type="float" office:value="26525">
                <text:p>2652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">
                <text:p>2</text:p>
              </table:table-cell>
              <table:table-cell office:value-type="float" office:value="24977.5">
                <text:p>24977.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">
                <text:p>2</text:p>
              </table:table-cell>
              <table:table-cell office:value-type="float" office:value="27721.5">
                <text:p>27721.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">
                <text:p>2</text:p>
              </table:table-cell>
              <table:table-cell office:value-type="float" office:value="23242.5">
                <text:p>23242.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">
                <text:p>2</text:p>
              </table:table-cell>
              <table:table-cell office:value-type="float" office:value="26408.5">
                <text:p>26408.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">
                <text:p>2</text:p>
              </table:table-cell>
              <table:table-cell office:value-type="float" office:value="21789">
                <text:p>2178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">
                <text:p>2</text:p>
              </table:table-cell>
              <table:table-cell office:value-type="float" office:value="23802">
                <text:p>2380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">
                <text:p>2</text:p>
              </table:table-cell>
              <table:table-cell office:value-type="float" office:value="27377">
                <text:p>2737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">
                <text:p>2</text:p>
              </table:table-cell>
              <table:table-cell office:value-type="float" office:value="26423.5">
                <text:p>26423.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">
                <text:p>2</text:p>
              </table:table-cell>
              <table:table-cell office:value-type="float" office:value="30074">
                <text:p>3007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">
                <text:p>2</text:p>
              </table:table-cell>
              <table:table-cell office:value-type="float" office:value="30356.5">
                <text:p>30356.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">
                <text:p>2</text:p>
              </table:table-cell>
              <table:table-cell office:value-type="float" office:value="22956.5">
                <text:p>22956.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">
                <text:p>2</text:p>
              </table:table-cell>
              <table:table-cell office:value-type="float" office:value="27646">
                <text:p>2764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">
                <text:p>2</text:p>
              </table:table-cell>
              <table:table-cell office:value-type="float" office:value="26891">
                <text:p>2689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">
                <text:p>2</text:p>
              </table:table-cell>
              <table:table-cell office:value-type="float" office:value="26891">
                <text:p>2689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">
                <text:p>2</text:p>
              </table:table-cell>
              <table:table-cell office:value-type="float" office:value="25052.5">
                <text:p>25052.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">
                <text:p>2</text:p>
              </table:table-cell>
              <table:table-cell office:value-type="float" office:value="25102">
                <text:p>2510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">
                <text:p>2</text:p>
              </table:table-cell>
              <table:table-cell office:value-type="float" office:value="23273.5">
                <text:p>23273.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">
                <text:p>2</text:p>
              </table:table-cell>
              <table:table-cell office:value-type="float" office:value="30742">
                <text:p>3074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">
                <text:p>2</text:p>
              </table:table-cell>
              <table:table-cell office:value-type="float" office:value="23272">
                <text:p>2327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">
                <text:p>2</text:p>
              </table:table-cell>
              <table:table-cell office:value-type="float" office:value="23432">
                <text:p>2343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">
                <text:p>2</text:p>
              </table:table-cell>
              <table:table-cell office:value-type="float" office:value="26199">
                <text:p>2619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">
                <text:p>2</text:p>
              </table:table-cell>
              <table:table-cell office:value-type="float" office:value="27371">
                <text:p>2737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">
                <text:p>2</text:p>
              </table:table-cell>
              <table:table-cell office:value-type="float" office:value="23062">
                <text:p>2306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">
                <text:p>2</text:p>
              </table:table-cell>
              <table:table-cell office:value-type="float" office:value="28039.5">
                <text:p>28039.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">
                <text:p>2</text:p>
              </table:table-cell>
              <table:table-cell office:value-type="float" office:value="26743.5">
                <text:p>26743.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">
                <text:p>2</text:p>
              </table:table-cell>
              <table:table-cell office:value-type="float" office:value="22906.5">
                <text:p>22906.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">
                <text:p>2</text:p>
              </table:table-cell>
              <table:table-cell office:value-type="float" office:value="25132">
                <text:p>2513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">
                <text:p>2</text:p>
              </table:table-cell>
              <table:table-cell office:value-type="float" office:value="23902.5">
                <text:p>23902.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">
                <text:p>2</text:p>
              </table:table-cell>
              <table:table-cell office:value-type="float" office:value="22128.5">
                <text:p>22128.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">
                <text:p>2</text:p>
              </table:table-cell>
              <table:table-cell office:value-type="float" office:value="24348">
                <text:p>2434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">
                <text:p>2</text:p>
              </table:table-cell>
              <table:table-cell office:value-type="float" office:value="23202.5">
                <text:p>23202.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">
                <text:p>2</text:p>
              </table:table-cell>
              <table:table-cell office:value-type="float" office:value="23765.5">
                <text:p>23765.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">
                <text:p>2</text:p>
              </table:table-cell>
              <table:table-cell office:value-type="float" office:value="23597.5">
                <text:p>23597.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">
                <text:p>2</text:p>
              </table:table-cell>
              <table:table-cell office:value-type="float" office:value="22718">
                <text:p>2271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">
                <text:p>2</text:p>
              </table:table-cell>
              <table:table-cell office:value-type="float" office:value="27787">
                <text:p>2778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">
                <text:p>2</text:p>
              </table:table-cell>
              <table:table-cell office:value-type="float" office:value="26993">
                <text:p>2699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">
                <text:p>2</text:p>
              </table:table-cell>
              <table:table-cell office:value-type="float" office:value="30061">
                <text:p>3006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">
                <text:p>2</text:p>
              </table:table-cell>
              <table:table-cell office:value-type="float" office:value="25925.5">
                <text:p>25925.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">
                <text:p>2</text:p>
              </table:table-cell>
              <table:table-cell office:value-type="float" office:value="24602.5">
                <text:p>24602.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">
                <text:p>2</text:p>
              </table:table-cell>
              <table:table-cell office:value-type="float" office:value="29312.5">
                <text:p>29312.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">
                <text:p>2</text:p>
              </table:table-cell>
              <table:table-cell office:value-type="float" office:value="25328.5">
                <text:p>25328.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">
                <text:p>2</text:p>
              </table:table-cell>
              <table:table-cell office:value-type="float" office:value="22863.5">
                <text:p>22863.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">
                <text:p>2</text:p>
              </table:table-cell>
              <table:table-cell office:value-type="float" office:value="25588.5">
                <text:p>25588.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">
                <text:p>2</text:p>
              </table:table-cell>
              <table:table-cell office:value-type="float" office:value="23100">
                <text:p>2310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">
                <text:p>2</text:p>
              </table:table-cell>
              <table:table-cell office:value-type="float" office:value="22386">
                <text:p>2238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">
                <text:p>2</text:p>
              </table:table-cell>
              <table:table-cell office:value-type="float" office:value="21869.5">
                <text:p>21869.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">
                <text:p>2</text:p>
              </table:table-cell>
              <table:table-cell office:value-type="float" office:value="24693">
                <text:p>2469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">
                <text:p>2</text:p>
              </table:table-cell>
              <table:table-cell office:value-type="float" office:value="20677">
                <text:p>2067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">
                <text:p>2</text:p>
              </table:table-cell>
              <table:table-cell office:value-type="float" office:value="26374.5">
                <text:p>26374.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">
                <text:p>2</text:p>
              </table:table-cell>
              <table:table-cell office:value-type="float" office:value="23767.5">
                <text:p>23767.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">
                <text:p>2</text:p>
              </table:table-cell>
              <table:table-cell office:value-type="float" office:value="23970">
                <text:p>2397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">
                <text:p>2</text:p>
              </table:table-cell>
              <table:table-cell office:value-type="float" office:value="26305.5">
                <text:p>26305.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">
                <text:p>2</text:p>
              </table:table-cell>
              <table:table-cell office:value-type="float" office:value="24417.5">
                <text:p>24417.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">
                <text:p>2</text:p>
              </table:table-cell>
              <table:table-cell office:value-type="float" office:value="27653.5">
                <text:p>27653.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">
                <text:p>2</text:p>
              </table:table-cell>
              <table:table-cell office:value-type="float" office:value="22602">
                <text:p>2260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">
                <text:p>2</text:p>
              </table:table-cell>
              <table:table-cell office:value-type="float" office:value="22019">
                <text:p>2201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">
                <text:p>2</text:p>
              </table:table-cell>
              <table:table-cell office:value-type="float" office:value="23517">
                <text:p>2351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">
                <text:p>2</text:p>
              </table:table-cell>
              <table:table-cell office:value-type="float" office:value="23661">
                <text:p>2366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">
                <text:p>2</text:p>
              </table:table-cell>
              <table:table-cell office:value-type="float" office:value="26782.5">
                <text:p>26782.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">
                <text:p>2</text:p>
              </table:table-cell>
              <table:table-cell office:value-type="float" office:value="25252">
                <text:p>2525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">
                <text:p>2</text:p>
              </table:table-cell>
              <table:table-cell office:value-type="float" office:value="26923.5">
                <text:p>26923.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">
                <text:p>2</text:p>
              </table:table-cell>
              <table:table-cell office:value-type="float" office:value="22908">
                <text:p>2290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">
                <text:p>2</text:p>
              </table:table-cell>
              <table:table-cell office:value-type="float" office:value="24885.5">
                <text:p>24885.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">
                <text:p>2</text:p>
              </table:table-cell>
              <table:table-cell office:value-type="float" office:value="28763">
                <text:p>2876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">
                <text:p>2</text:p>
              </table:table-cell>
              <table:table-cell office:value-type="float" office:value="24972.5">
                <text:p>24972.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">
                <text:p>2</text:p>
              </table:table-cell>
              <table:table-cell office:value-type="float" office:value="24568.5">
                <text:p>24568.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">
                <text:p>2</text:p>
              </table:table-cell>
              <table:table-cell office:value-type="float" office:value="28965.5">
                <text:p>28965.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">
                <text:p>2</text:p>
              </table:table-cell>
              <table:table-cell office:value-type="float" office:value="26005.5">
                <text:p>26005.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">
                <text:p>2</text:p>
              </table:table-cell>
              <table:table-cell office:value-type="float" office:value="24402">
                <text:p>2440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">
                <text:p>2</text:p>
              </table:table-cell>
              <table:table-cell office:value-type="float" office:value="25675">
                <text:p>2567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">
                <text:p>2</text:p>
              </table:table-cell>
              <table:table-cell office:value-type="float" office:value="20343">
                <text:p>2034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">
                <text:p>2</text:p>
              </table:table-cell>
              <table:table-cell office:value-type="float" office:value="24799.5">
                <text:p>24799.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">
                <text:p>2</text:p>
              </table:table-cell>
              <table:table-cell office:value-type="float" office:value="22590">
                <text:p>2259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">
                <text:p>2</text:p>
              </table:table-cell>
              <table:table-cell office:value-type="float" office:value="26162.5">
                <text:p>26162.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">
                <text:p>2</text:p>
              </table:table-cell>
              <table:table-cell office:value-type="float" office:value="20420">
                <text:p>2042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">
                <text:p>2</text:p>
              </table:table-cell>
              <table:table-cell office:value-type="float" office:value="26012.5">
                <text:p>26012.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">
                <text:p>2</text:p>
              </table:table-cell>
              <table:table-cell office:value-type="float" office:value="27183">
                <text:p>2718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">
                <text:p>2</text:p>
              </table:table-cell>
              <table:table-cell office:value-type="float" office:value="27721">
                <text:p>2772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">
                <text:p>2</text:p>
              </table:table-cell>
              <table:table-cell office:value-type="float" office:value="18316">
                <text:p>1831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">
                <text:p>2</text:p>
              </table:table-cell>
              <table:table-cell office:value-type="float" office:value="27504">
                <text:p>2750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">
                <text:p>2</text:p>
              </table:table-cell>
              <table:table-cell office:value-type="float" office:value="25468">
                <text:p>2546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">
                <text:p>2</text:p>
              </table:table-cell>
              <table:table-cell office:value-type="float" office:value="27960.5">
                <text:p>27960.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">
                <text:p>2</text:p>
              </table:table-cell>
              <table:table-cell office:value-type="float" office:value="23516">
                <text:p>2351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">
                <text:p>2</text:p>
              </table:table-cell>
              <table:table-cell office:value-type="float" office:value="24056">
                <text:p>2405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">
                <text:p>2</text:p>
              </table:table-cell>
              <table:table-cell office:value-type="float" office:value="23901.5">
                <text:p>23901.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">
                <text:p>2</text:p>
              </table:table-cell>
              <table:table-cell office:value-type="float" office:value="27697">
                <text:p>2769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">
                <text:p>2</text:p>
              </table:table-cell>
              <table:table-cell office:value-type="float" office:value="25616">
                <text:p>2561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">
                <text:p>2</text:p>
              </table:table-cell>
              <table:table-cell office:value-type="float" office:value="24716">
                <text:p>2471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">
                <text:p>2</text:p>
              </table:table-cell>
              <table:table-cell office:value-type="float" office:value="23210">
                <text:p>2321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">
                <text:p>2</text:p>
              </table:table-cell>
              <table:table-cell office:value-type="float" office:value="22967.5">
                <text:p>22967.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">
                <text:p>2</text:p>
              </table:table-cell>
              <table:table-cell office:value-type="float" office:value="24801">
                <text:p>2480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">
                <text:p>2</text:p>
              </table:table-cell>
              <table:table-cell office:value-type="float" office:value="26375.5">
                <text:p>26375.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">
                <text:p>2</text:p>
              </table:table-cell>
              <table:table-cell office:value-type="float" office:value="22281.5">
                <text:p>22281.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">
                <text:p>2</text:p>
              </table:table-cell>
              <table:table-cell office:value-type="float" office:value="21671">
                <text:p>2167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">
                <text:p>2</text:p>
              </table:table-cell>
              <table:table-cell office:value-type="float" office:value="29456.5">
                <text:p>29456.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">
                <text:p>2</text:p>
              </table:table-cell>
              <table:table-cell office:value-type="float" office:value="24922.5">
                <text:p>24922.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">
                <text:p>2</text:p>
              </table:table-cell>
              <table:table-cell office:value-type="float" office:value="25410.5">
                <text:p>25410.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">
                <text:p>2</text:p>
              </table:table-cell>
              <table:table-cell office:value-type="float" office:value="20980">
                <text:p>2098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">
                <text:p>2</text:p>
              </table:table-cell>
              <table:table-cell office:value-type="float" office:value="24987.5">
                <text:p>24987.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">
                <text:p>2</text:p>
              </table:table-cell>
              <table:table-cell office:value-type="float" office:value="25445">
                <text:p>2544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">
                <text:p>2</text:p>
              </table:table-cell>
              <table:table-cell office:value-type="float" office:value="20925.5">
                <text:p>20925.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">
                <text:p>2</text:p>
              </table:table-cell>
              <table:table-cell office:value-type="float" office:value="27564.5">
                <text:p>27564.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">
                <text:p>2</text:p>
              </table:table-cell>
              <table:table-cell office:value-type="float" office:value="26019.5">
                <text:p>26019.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">
                <text:p>2</text:p>
              </table:table-cell>
              <table:table-cell office:value-type="float" office:value="25460.5">
                <text:p>25460.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">
                <text:p>2</text:p>
              </table:table-cell>
              <table:table-cell office:value-type="float" office:value="25722.5">
                <text:p>25722.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">
                <text:p>2</text:p>
              </table:table-cell>
              <table:table-cell office:value-type="float" office:value="28450.5">
                <text:p>28450.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">
                <text:p>2</text:p>
              </table:table-cell>
              <table:table-cell office:value-type="float" office:value="24548.5">
                <text:p>24548.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">
                <text:p>2</text:p>
              </table:table-cell>
              <table:table-cell office:value-type="float" office:value="24295.5">
                <text:p>24295.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">
                <text:p>2</text:p>
              </table:table-cell>
              <table:table-cell office:value-type="float" office:value="22703.5">
                <text:p>22703.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">
                <text:p>2</text:p>
              </table:table-cell>
              <table:table-cell office:value-type="float" office:value="20059.5">
                <text:p>20059.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">
                <text:p>2</text:p>
              </table:table-cell>
              <table:table-cell office:value-type="float" office:value="22939">
                <text:p>2293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">
                <text:p>2</text:p>
              </table:table-cell>
              <table:table-cell office:value-type="float" office:value="29292.5">
                <text:p>29292.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">
                <text:p>2</text:p>
              </table:table-cell>
              <table:table-cell office:value-type="float" office:value="23238">
                <text:p>2323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">
                <text:p>2</text:p>
              </table:table-cell>
              <table:table-cell office:value-type="float" office:value="27983.5">
                <text:p>27983.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">
                <text:p>2</text:p>
              </table:table-cell>
              <table:table-cell office:value-type="float" office:value="24882.5">
                <text:p>24882.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">
                <text:p>2</text:p>
              </table:table-cell>
              <table:table-cell office:value-type="float" office:value="25578">
                <text:p>2557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">
                <text:p>2</text:p>
              </table:table-cell>
              <table:table-cell office:value-type="float" office:value="24211.5">
                <text:p>24211.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">
                <text:p>2</text:p>
              </table:table-cell>
              <table:table-cell office:value-type="float" office:value="24250">
                <text:p>2425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">
                <text:p>2</text:p>
              </table:table-cell>
              <table:table-cell office:value-type="float" office:value="26370">
                <text:p>2637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">
                <text:p>2</text:p>
              </table:table-cell>
              <table:table-cell office:value-type="float" office:value="20335.5">
                <text:p>20335.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">
                <text:p>2</text:p>
              </table:table-cell>
              <table:table-cell office:value-type="float" office:value="25617.5">
                <text:p>25617.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">
                <text:p>2</text:p>
              </table:table-cell>
              <table:table-cell office:value-type="float" office:value="27460">
                <text:p>2746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">
                <text:p>2</text:p>
              </table:table-cell>
              <table:table-cell office:value-type="float" office:value="21501">
                <text:p>2150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">
                <text:p>2</text:p>
              </table:table-cell>
              <table:table-cell office:value-type="float" office:value="20867">
                <text:p>2086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">
                <text:p>2</text:p>
              </table:table-cell>
              <table:table-cell office:value-type="float" office:value="28221">
                <text:p>2822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">
                <text:p>2</text:p>
              </table:table-cell>
              <table:table-cell office:value-type="float" office:value="24438.5">
                <text:p>24438.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">
                <text:p>2</text:p>
              </table:table-cell>
              <table:table-cell office:value-type="float" office:value="27381">
                <text:p>2738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">
                <text:p>2</text:p>
              </table:table-cell>
              <table:table-cell office:value-type="float" office:value="23607">
                <text:p>2360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">
                <text:p>2</text:p>
              </table:table-cell>
              <table:table-cell office:value-type="float" office:value="24203">
                <text:p>2420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">
                <text:p>2</text:p>
              </table:table-cell>
              <table:table-cell office:value-type="float" office:value="24962">
                <text:p>2496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">
                <text:p>2</text:p>
              </table:table-cell>
              <table:table-cell office:value-type="float" office:value="24615.5">
                <text:p>24615.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">
                <text:p>2</text:p>
              </table:table-cell>
              <table:table-cell office:value-type="float" office:value="27569">
                <text:p>2756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.5">
                <text:p>2.5</text:p>
              </table:table-cell>
              <table:table-cell office:value-type="float" office:value="22073.5">
                <text:p>22073.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.5">
                <text:p>2.5</text:p>
              </table:table-cell>
              <table:table-cell office:value-type="float" office:value="27134">
                <text:p>2713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.5">
                <text:p>2.5</text:p>
              </table:table-cell>
              <table:table-cell office:value-type="float" office:value="24390">
                <text:p>2439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.5">
                <text:p>2.5</text:p>
              </table:table-cell>
              <table:table-cell office:value-type="float" office:value="22878">
                <text:p>2287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.5">
                <text:p>2.5</text:p>
              </table:table-cell>
              <table:table-cell office:value-type="float" office:value="27505">
                <text:p>2750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.5">
                <text:p>2.5</text:p>
              </table:table-cell>
              <table:table-cell office:value-type="float" office:value="21767.5">
                <text:p>21767.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.5">
                <text:p>2.5</text:p>
              </table:table-cell>
              <table:table-cell office:value-type="float" office:value="24307">
                <text:p>2430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.5">
                <text:p>2.5</text:p>
              </table:table-cell>
              <table:table-cell office:value-type="float" office:value="16387.5">
                <text:p>16387.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.5">
                <text:p>2.5</text:p>
              </table:table-cell>
              <table:table-cell office:value-type="float" office:value="25575">
                <text:p>2557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.5">
                <text:p>2.5</text:p>
              </table:table-cell>
              <table:table-cell office:value-type="float" office:value="29778">
                <text:p>2977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.5">
                <text:p>2.5</text:p>
              </table:table-cell>
              <table:table-cell office:value-type="float" office:value="24611">
                <text:p>2461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.5">
                <text:p>2.5</text:p>
              </table:table-cell>
              <table:table-cell office:value-type="float" office:value="23489">
                <text:p>2348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.5">
                <text:p>2.5</text:p>
              </table:table-cell>
              <table:table-cell office:value-type="float" office:value="24064">
                <text:p>2406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.5">
                <text:p>2.5</text:p>
              </table:table-cell>
              <table:table-cell office:value-type="float" office:value="22329.5">
                <text:p>22329.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.5">
                <text:p>2.5</text:p>
              </table:table-cell>
              <table:table-cell office:value-type="float" office:value="26183.5">
                <text:p>26183.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.5">
                <text:p>2.5</text:p>
              </table:table-cell>
              <table:table-cell office:value-type="float" office:value="25492.5">
                <text:p>25492.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.5">
                <text:p>2.5</text:p>
              </table:table-cell>
              <table:table-cell office:value-type="float" office:value="26311">
                <text:p>2631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.5">
                <text:p>2.5</text:p>
              </table:table-cell>
              <table:table-cell office:value-type="float" office:value="28650.5">
                <text:p>28650.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.5">
                <text:p>2.5</text:p>
              </table:table-cell>
              <table:table-cell office:value-type="float" office:value="26934">
                <text:p>2693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.5">
                <text:p>2.5</text:p>
              </table:table-cell>
              <table:table-cell office:value-type="float" office:value="26011">
                <text:p>2601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.5">
                <text:p>2.5</text:p>
              </table:table-cell>
              <table:table-cell office:value-type="float" office:value="21963">
                <text:p>2196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.5">
                <text:p>2.5</text:p>
              </table:table-cell>
              <table:table-cell office:value-type="float" office:value="27099">
                <text:p>2709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.5">
                <text:p>2.5</text:p>
              </table:table-cell>
              <table:table-cell office:value-type="float" office:value="20617">
                <text:p>2061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.5">
                <text:p>2.5</text:p>
              </table:table-cell>
              <table:table-cell office:value-type="float" office:value="26088">
                <text:p>2608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.5">
                <text:p>2.5</text:p>
              </table:table-cell>
              <table:table-cell office:value-type="float" office:value="24707.5">
                <text:p>24707.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.5">
                <text:p>2.5</text:p>
              </table:table-cell>
              <table:table-cell office:value-type="float" office:value="21745">
                <text:p>2174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.5">
                <text:p>2.5</text:p>
              </table:table-cell>
              <table:table-cell office:value-type="float" office:value="26091.5">
                <text:p>26091.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.5">
                <text:p>2.5</text:p>
              </table:table-cell>
              <table:table-cell office:value-type="float" office:value="27227">
                <text:p>2722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.5">
                <text:p>2.5</text:p>
              </table:table-cell>
              <table:table-cell office:value-type="float" office:value="28870.5">
                <text:p>28870.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.5">
                <text:p>2.5</text:p>
              </table:table-cell>
              <table:table-cell office:value-type="float" office:value="27729">
                <text:p>2772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.5">
                <text:p>2.5</text:p>
              </table:table-cell>
              <table:table-cell office:value-type="float" office:value="22499.5">
                <text:p>22499.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.5">
                <text:p>2.5</text:p>
              </table:table-cell>
              <table:table-cell office:value-type="float" office:value="27890">
                <text:p>2789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.5">
                <text:p>2.5</text:p>
              </table:table-cell>
              <table:table-cell office:value-type="float" office:value="24581.5">
                <text:p>24581.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.5">
                <text:p>2.5</text:p>
              </table:table-cell>
              <table:table-cell office:value-type="float" office:value="24905">
                <text:p>2490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.5">
                <text:p>2.5</text:p>
              </table:table-cell>
              <table:table-cell office:value-type="float" office:value="27205.5">
                <text:p>27205.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.5">
                <text:p>2.5</text:p>
              </table:table-cell>
              <table:table-cell office:value-type="float" office:value="20912.5">
                <text:p>20912.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.5">
                <text:p>2.5</text:p>
              </table:table-cell>
              <table:table-cell office:value-type="float" office:value="24974">
                <text:p>2497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.5">
                <text:p>2.5</text:p>
              </table:table-cell>
              <table:table-cell office:value-type="float" office:value="22658">
                <text:p>2265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.5">
                <text:p>2.5</text:p>
              </table:table-cell>
              <table:table-cell office:value-type="float" office:value="26738">
                <text:p>2673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.5">
                <text:p>2.5</text:p>
              </table:table-cell>
              <table:table-cell office:value-type="float" office:value="18457.5">
                <text:p>18457.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.5">
                <text:p>2.5</text:p>
              </table:table-cell>
              <table:table-cell office:value-type="float" office:value="24317.5">
                <text:p>24317.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.5">
                <text:p>2.5</text:p>
              </table:table-cell>
              <table:table-cell office:value-type="float" office:value="21672.5">
                <text:p>21672.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.5">
                <text:p>2.5</text:p>
              </table:table-cell>
              <table:table-cell office:value-type="float" office:value="23431.5">
                <text:p>23431.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.5">
                <text:p>2.5</text:p>
              </table:table-cell>
              <table:table-cell office:value-type="float" office:value="27970">
                <text:p>2797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.5">
                <text:p>2.5</text:p>
              </table:table-cell>
              <table:table-cell office:value-type="float" office:value="22712.5">
                <text:p>22712.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.5">
                <text:p>2.5</text:p>
              </table:table-cell>
              <table:table-cell office:value-type="float" office:value="25891.5">
                <text:p>25891.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.5">
                <text:p>2.5</text:p>
              </table:table-cell>
              <table:table-cell office:value-type="float" office:value="25878">
                <text:p>2587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.5">
                <text:p>2.5</text:p>
              </table:table-cell>
              <table:table-cell office:value-type="float" office:value="31525">
                <text:p>3152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.5">
                <text:p>2.5</text:p>
              </table:table-cell>
              <table:table-cell office:value-type="float" office:value="20506">
                <text:p>2050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.5">
                <text:p>2.5</text:p>
              </table:table-cell>
              <table:table-cell office:value-type="float" office:value="23548.5">
                <text:p>23548.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.5">
                <text:p>2.5</text:p>
              </table:table-cell>
              <table:table-cell office:value-type="float" office:value="27996">
                <text:p>2799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.5">
                <text:p>2.5</text:p>
              </table:table-cell>
              <table:table-cell office:value-type="float" office:value="22640.5">
                <text:p>22640.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.5">
                <text:p>2.5</text:p>
              </table:table-cell>
              <table:table-cell office:value-type="float" office:value="24119">
                <text:p>2411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.5">
                <text:p>2.5</text:p>
              </table:table-cell>
              <table:table-cell office:value-type="float" office:value="22300">
                <text:p>2230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.5">
                <text:p>2.5</text:p>
              </table:table-cell>
              <table:table-cell office:value-type="float" office:value="25655.5">
                <text:p>25655.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.5">
                <text:p>2.5</text:p>
              </table:table-cell>
              <table:table-cell office:value-type="float" office:value="24019.5">
                <text:p>24019.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.5">
                <text:p>2.5</text:p>
              </table:table-cell>
              <table:table-cell office:value-type="float" office:value="20768.5">
                <text:p>20768.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.5">
                <text:p>2.5</text:p>
              </table:table-cell>
              <table:table-cell office:value-type="float" office:value="24700">
                <text:p>2470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.5">
                <text:p>2.5</text:p>
              </table:table-cell>
              <table:table-cell office:value-type="float" office:value="26216.5">
                <text:p>26216.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.5">
                <text:p>2.5</text:p>
              </table:table-cell>
              <table:table-cell office:value-type="float" office:value="25230">
                <text:p>2523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.5">
                <text:p>2.5</text:p>
              </table:table-cell>
              <table:table-cell office:value-type="float" office:value="27046">
                <text:p>2704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.5">
                <text:p>2.5</text:p>
              </table:table-cell>
              <table:table-cell office:value-type="float" office:value="27165">
                <text:p>2716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.5">
                <text:p>2.5</text:p>
              </table:table-cell>
              <table:table-cell office:value-type="float" office:value="22639">
                <text:p>2263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.5">
                <text:p>2.5</text:p>
              </table:table-cell>
              <table:table-cell office:value-type="float" office:value="25528.5">
                <text:p>25528.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.5">
                <text:p>2.5</text:p>
              </table:table-cell>
              <table:table-cell office:value-type="float" office:value="20563.5">
                <text:p>20563.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.5">
                <text:p>2.5</text:p>
              </table:table-cell>
              <table:table-cell office:value-type="float" office:value="28520">
                <text:p>2852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.5">
                <text:p>2.5</text:p>
              </table:table-cell>
              <table:table-cell office:value-type="float" office:value="23144.5">
                <text:p>23144.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.5">
                <text:p>2.5</text:p>
              </table:table-cell>
              <table:table-cell office:value-type="float" office:value="24604">
                <text:p>2460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.5">
                <text:p>2.5</text:p>
              </table:table-cell>
              <table:table-cell office:value-type="float" office:value="25334">
                <text:p>2533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.5">
                <text:p>2.5</text:p>
              </table:table-cell>
              <table:table-cell office:value-type="float" office:value="26149">
                <text:p>2614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.5">
                <text:p>2.5</text:p>
              </table:table-cell>
              <table:table-cell office:value-type="float" office:value="23043.5">
                <text:p>23043.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.5">
                <text:p>2.5</text:p>
              </table:table-cell>
              <table:table-cell office:value-type="float" office:value="28060.5">
                <text:p>28060.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.5">
                <text:p>2.5</text:p>
              </table:table-cell>
              <table:table-cell office:value-type="float" office:value="28000.5">
                <text:p>28000.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.5">
                <text:p>2.5</text:p>
              </table:table-cell>
              <table:table-cell office:value-type="float" office:value="24417.5">
                <text:p>24417.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.5">
                <text:p>2.5</text:p>
              </table:table-cell>
              <table:table-cell office:value-type="float" office:value="29093.5">
                <text:p>29093.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.5">
                <text:p>2.5</text:p>
              </table:table-cell>
              <table:table-cell office:value-type="float" office:value="25073.5">
                <text:p>25073.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.5">
                <text:p>2.5</text:p>
              </table:table-cell>
              <table:table-cell office:value-type="float" office:value="20774.5">
                <text:p>20774.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.5">
                <text:p>2.5</text:p>
              </table:table-cell>
              <table:table-cell office:value-type="float" office:value="23007.5">
                <text:p>23007.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.5">
                <text:p>2.5</text:p>
              </table:table-cell>
              <table:table-cell office:value-type="float" office:value="27288">
                <text:p>2728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.5">
                <text:p>2.5</text:p>
              </table:table-cell>
              <table:table-cell office:value-type="float" office:value="24590">
                <text:p>2459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.5">
                <text:p>2.5</text:p>
              </table:table-cell>
              <table:table-cell office:value-type="float" office:value="27797.5">
                <text:p>27797.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.5">
                <text:p>2.5</text:p>
              </table:table-cell>
              <table:table-cell office:value-type="float" office:value="24153">
                <text:p>2415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.5">
                <text:p>2.5</text:p>
              </table:table-cell>
              <table:table-cell office:value-type="float" office:value="24574.5">
                <text:p>24574.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.5">
                <text:p>2.5</text:p>
              </table:table-cell>
              <table:table-cell office:value-type="float" office:value="23548">
                <text:p>2354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.5">
                <text:p>2.5</text:p>
              </table:table-cell>
              <table:table-cell office:value-type="float" office:value="26215.5">
                <text:p>26215.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.5">
                <text:p>2.5</text:p>
              </table:table-cell>
              <table:table-cell office:value-type="float" office:value="19731.5">
                <text:p>19731.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.5">
                <text:p>2.5</text:p>
              </table:table-cell>
              <table:table-cell office:value-type="float" office:value="26078">
                <text:p>2607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.5">
                <text:p>2.5</text:p>
              </table:table-cell>
              <table:table-cell office:value-type="float" office:value="25676">
                <text:p>2567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.5">
                <text:p>2.5</text:p>
              </table:table-cell>
              <table:table-cell office:value-type="float" office:value="29134.5">
                <text:p>29134.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.5">
                <text:p>2.5</text:p>
              </table:table-cell>
              <table:table-cell office:value-type="float" office:value="25448.5">
                <text:p>25448.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.5">
                <text:p>2.5</text:p>
              </table:table-cell>
              <table:table-cell office:value-type="float" office:value="22276">
                <text:p>2227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.5">
                <text:p>2.5</text:p>
              </table:table-cell>
              <table:table-cell office:value-type="float" office:value="23275">
                <text:p>2327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.5">
                <text:p>2.5</text:p>
              </table:table-cell>
              <table:table-cell office:value-type="float" office:value="25832">
                <text:p>2583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.5">
                <text:p>2.5</text:p>
              </table:table-cell>
              <table:table-cell office:value-type="float" office:value="25807.5">
                <text:p>25807.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.5">
                <text:p>2.5</text:p>
              </table:table-cell>
              <table:table-cell office:value-type="float" office:value="23115">
                <text:p>2311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.5">
                <text:p>2.5</text:p>
              </table:table-cell>
              <table:table-cell office:value-type="float" office:value="22414">
                <text:p>2241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.5">
                <text:p>2.5</text:p>
              </table:table-cell>
              <table:table-cell office:value-type="float" office:value="19487.5">
                <text:p>19487.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.5">
                <text:p>2.5</text:p>
              </table:table-cell>
              <table:table-cell office:value-type="float" office:value="26102.5">
                <text:p>26102.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.5">
                <text:p>2.5</text:p>
              </table:table-cell>
              <table:table-cell office:value-type="float" office:value="23496.5">
                <text:p>23496.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.5">
                <text:p>2.5</text:p>
              </table:table-cell>
              <table:table-cell office:value-type="float" office:value="28777.5">
                <text:p>28777.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.5">
                <text:p>2.5</text:p>
              </table:table-cell>
              <table:table-cell office:value-type="float" office:value="26114.5">
                <text:p>26114.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.5">
                <text:p>2.5</text:p>
              </table:table-cell>
              <table:table-cell office:value-type="float" office:value="29868.5">
                <text:p>29868.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.5">
                <text:p>2.5</text:p>
              </table:table-cell>
              <table:table-cell office:value-type="float" office:value="29134.5">
                <text:p>29134.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.5">
                <text:p>2.5</text:p>
              </table:table-cell>
              <table:table-cell office:value-type="float" office:value="20336.5">
                <text:p>20336.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.5">
                <text:p>2.5</text:p>
              </table:table-cell>
              <table:table-cell office:value-type="float" office:value="24920">
                <text:p>2492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.5">
                <text:p>2.5</text:p>
              </table:table-cell>
              <table:table-cell office:value-type="float" office:value="23684">
                <text:p>2368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.5">
                <text:p>2.5</text:p>
              </table:table-cell>
              <table:table-cell office:value-type="float" office:value="23129.5">
                <text:p>23129.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.5">
                <text:p>2.5</text:p>
              </table:table-cell>
              <table:table-cell office:value-type="float" office:value="21588.5">
                <text:p>21588.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.5">
                <text:p>2.5</text:p>
              </table:table-cell>
              <table:table-cell office:value-type="float" office:value="25592.5">
                <text:p>25592.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.5">
                <text:p>2.5</text:p>
              </table:table-cell>
              <table:table-cell office:value-type="float" office:value="20331.5">
                <text:p>20331.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.5">
                <text:p>2.5</text:p>
              </table:table-cell>
              <table:table-cell office:value-type="float" office:value="24304">
                <text:p>2430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.5">
                <text:p>2.5</text:p>
              </table:table-cell>
              <table:table-cell office:value-type="float" office:value="29398.5">
                <text:p>29398.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.5">
                <text:p>2.5</text:p>
              </table:table-cell>
              <table:table-cell office:value-type="float" office:value="26478">
                <text:p>2647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.5">
                <text:p>2.5</text:p>
              </table:table-cell>
              <table:table-cell office:value-type="float" office:value="26941">
                <text:p>2694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.5">
                <text:p>2.5</text:p>
              </table:table-cell>
              <table:table-cell office:value-type="float" office:value="24072">
                <text:p>2407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.5">
                <text:p>2.5</text:p>
              </table:table-cell>
              <table:table-cell office:value-type="float" office:value="23618.5">
                <text:p>23618.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.5">
                <text:p>2.5</text:p>
              </table:table-cell>
              <table:table-cell office:value-type="float" office:value="25001">
                <text:p>2500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.5">
                <text:p>2.5</text:p>
              </table:table-cell>
              <table:table-cell office:value-type="float" office:value="23764.5">
                <text:p>23764.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.5">
                <text:p>2.5</text:p>
              </table:table-cell>
              <table:table-cell office:value-type="float" office:value="24117">
                <text:p>2411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.5">
                <text:p>2.5</text:p>
              </table:table-cell>
              <table:table-cell office:value-type="float" office:value="21434">
                <text:p>2143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.5">
                <text:p>2.5</text:p>
              </table:table-cell>
              <table:table-cell office:value-type="float" office:value="22811.5">
                <text:p>22811.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.5">
                <text:p>2.5</text:p>
              </table:table-cell>
              <table:table-cell office:value-type="float" office:value="22296">
                <text:p>2229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.5">
                <text:p>2.5</text:p>
              </table:table-cell>
              <table:table-cell office:value-type="float" office:value="28392">
                <text:p>2839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.5">
                <text:p>2.5</text:p>
              </table:table-cell>
              <table:table-cell office:value-type="float" office:value="22274">
                <text:p>2227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.5">
                <text:p>2.5</text:p>
              </table:table-cell>
              <table:table-cell office:value-type="float" office:value="25165">
                <text:p>2516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.5">
                <text:p>2.5</text:p>
              </table:table-cell>
              <table:table-cell office:value-type="float" office:value="25167.5">
                <text:p>25167.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.5">
                <text:p>2.5</text:p>
              </table:table-cell>
              <table:table-cell office:value-type="float" office:value="23761">
                <text:p>2376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.5">
                <text:p>2.5</text:p>
              </table:table-cell>
              <table:table-cell office:value-type="float" office:value="23840.5">
                <text:p>23840.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.5">
                <text:p>2.5</text:p>
              </table:table-cell>
              <table:table-cell office:value-type="float" office:value="25993">
                <text:p>2599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.5">
                <text:p>2.5</text:p>
              </table:table-cell>
              <table:table-cell office:value-type="float" office:value="24959.5">
                <text:p>24959.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.5">
                <text:p>2.5</text:p>
              </table:table-cell>
              <table:table-cell office:value-type="float" office:value="25214">
                <text:p>2521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.5">
                <text:p>2.5</text:p>
              </table:table-cell>
              <table:table-cell office:value-type="float" office:value="25112">
                <text:p>2511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.5">
                <text:p>2.5</text:p>
              </table:table-cell>
              <table:table-cell office:value-type="float" office:value="23335.5">
                <text:p>23335.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.5">
                <text:p>2.5</text:p>
              </table:table-cell>
              <table:table-cell office:value-type="float" office:value="24382.5">
                <text:p>24382.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.5">
                <text:p>2.5</text:p>
              </table:table-cell>
              <table:table-cell office:value-type="float" office:value="26742">
                <text:p>2674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.5">
                <text:p>2.5</text:p>
              </table:table-cell>
              <table:table-cell office:value-type="float" office:value="21464.5">
                <text:p>21464.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.5">
                <text:p>2.5</text:p>
              </table:table-cell>
              <table:table-cell office:value-type="float" office:value="28355.5">
                <text:p>28355.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.5">
                <text:p>2.5</text:p>
              </table:table-cell>
              <table:table-cell office:value-type="float" office:value="24080.5">
                <text:p>24080.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.5">
                <text:p>2.5</text:p>
              </table:table-cell>
              <table:table-cell office:value-type="float" office:value="23520">
                <text:p>2352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.5">
                <text:p>2.5</text:p>
              </table:table-cell>
              <table:table-cell office:value-type="float" office:value="27495">
                <text:p>2749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.5">
                <text:p>2.5</text:p>
              </table:table-cell>
              <table:table-cell office:value-type="float" office:value="24765">
                <text:p>2476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.5">
                <text:p>2.5</text:p>
              </table:table-cell>
              <table:table-cell office:value-type="float" office:value="22755">
                <text:p>2275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.5">
                <text:p>2.5</text:p>
              </table:table-cell>
              <table:table-cell office:value-type="float" office:value="25169.5">
                <text:p>25169.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.5">
                <text:p>2.5</text:p>
              </table:table-cell>
              <table:table-cell office:value-type="float" office:value="22353">
                <text:p>2235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.5">
                <text:p>2.5</text:p>
              </table:table-cell>
              <table:table-cell office:value-type="float" office:value="27096.5">
                <text:p>27096.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.5">
                <text:p>2.5</text:p>
              </table:table-cell>
              <table:table-cell office:value-type="float" office:value="25078.5">
                <text:p>25078.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.5">
                <text:p>2.5</text:p>
              </table:table-cell>
              <table:table-cell office:value-type="float" office:value="22441">
                <text:p>2244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.5">
                <text:p>2.5</text:p>
              </table:table-cell>
              <table:table-cell office:value-type="float" office:value="28912">
                <text:p>2891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.5">
                <text:p>2.5</text:p>
              </table:table-cell>
              <table:table-cell office:value-type="float" office:value="23070.5">
                <text:p>23070.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.5">
                <text:p>2.5</text:p>
              </table:table-cell>
              <table:table-cell office:value-type="float" office:value="25299">
                <text:p>2529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.5">
                <text:p>2.5</text:p>
              </table:table-cell>
              <table:table-cell office:value-type="float" office:value="24331.5">
                <text:p>24331.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.5">
                <text:p>2.5</text:p>
              </table:table-cell>
              <table:table-cell office:value-type="float" office:value="26371.5">
                <text:p>26371.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.5">
                <text:p>2.5</text:p>
              </table:table-cell>
              <table:table-cell office:value-type="float" office:value="26839">
                <text:p>2683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.5">
                <text:p>2.5</text:p>
              </table:table-cell>
              <table:table-cell office:value-type="float" office:value="24798">
                <text:p>2479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.5">
                <text:p>2.5</text:p>
              </table:table-cell>
              <table:table-cell office:value-type="float" office:value="25617">
                <text:p>2561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.5">
                <text:p>2.5</text:p>
              </table:table-cell>
              <table:table-cell office:value-type="float" office:value="24568.5">
                <text:p>24568.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.5">
                <text:p>2.5</text:p>
              </table:table-cell>
              <table:table-cell office:value-type="float" office:value="24369">
                <text:p>2436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.5">
                <text:p>2.5</text:p>
              </table:table-cell>
              <table:table-cell office:value-type="float" office:value="27245.5">
                <text:p>27245.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.5">
                <text:p>2.5</text:p>
              </table:table-cell>
              <table:table-cell office:value-type="float" office:value="29426">
                <text:p>2942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.5">
                <text:p>2.5</text:p>
              </table:table-cell>
              <table:table-cell office:value-type="float" office:value="21279.5">
                <text:p>21279.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.5">
                <text:p>2.5</text:p>
              </table:table-cell>
              <table:table-cell office:value-type="float" office:value="26537.5">
                <text:p>26537.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.5">
                <text:p>2.5</text:p>
              </table:table-cell>
              <table:table-cell office:value-type="float" office:value="26197">
                <text:p>2619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.5">
                <text:p>2.5</text:p>
              </table:table-cell>
              <table:table-cell office:value-type="float" office:value="26802.5">
                <text:p>26802.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.5">
                <text:p>2.5</text:p>
              </table:table-cell>
              <table:table-cell office:value-type="float" office:value="30302">
                <text:p>3030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.5">
                <text:p>2.5</text:p>
              </table:table-cell>
              <table:table-cell office:value-type="float" office:value="23931">
                <text:p>2393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.5">
                <text:p>2.5</text:p>
              </table:table-cell>
              <table:table-cell office:value-type="float" office:value="26357">
                <text:p>2635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.5">
                <text:p>2.5</text:p>
              </table:table-cell>
              <table:table-cell office:value-type="float" office:value="21236.5">
                <text:p>21236.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.5">
                <text:p>2.5</text:p>
              </table:table-cell>
              <table:table-cell office:value-type="float" office:value="25107">
                <text:p>2510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.5">
                <text:p>2.5</text:p>
              </table:table-cell>
              <table:table-cell office:value-type="float" office:value="22800">
                <text:p>2280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.5">
                <text:p>2.5</text:p>
              </table:table-cell>
              <table:table-cell office:value-type="float" office:value="19945.5">
                <text:p>19945.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.5">
                <text:p>2.5</text:p>
              </table:table-cell>
              <table:table-cell office:value-type="float" office:value="25698.5">
                <text:p>25698.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.5">
                <text:p>2.5</text:p>
              </table:table-cell>
              <table:table-cell office:value-type="float" office:value="28973">
                <text:p>2897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.5">
                <text:p>2.5</text:p>
              </table:table-cell>
              <table:table-cell office:value-type="float" office:value="24687.5">
                <text:p>24687.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.5">
                <text:p>2.5</text:p>
              </table:table-cell>
              <table:table-cell office:value-type="float" office:value="24917.5">
                <text:p>24917.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.5">
                <text:p>2.5</text:p>
              </table:table-cell>
              <table:table-cell office:value-type="float" office:value="24216.5">
                <text:p>24216.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.5">
                <text:p>2.5</text:p>
              </table:table-cell>
              <table:table-cell office:value-type="float" office:value="23547">
                <text:p>2354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.5">
                <text:p>2.5</text:p>
              </table:table-cell>
              <table:table-cell office:value-type="float" office:value="23665.5">
                <text:p>23665.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.5">
                <text:p>2.5</text:p>
              </table:table-cell>
              <table:table-cell office:value-type="float" office:value="23398.5">
                <text:p>23398.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.5">
                <text:p>2.5</text:p>
              </table:table-cell>
              <table:table-cell office:value-type="float" office:value="21020">
                <text:p>2102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.5">
                <text:p>2.5</text:p>
              </table:table-cell>
              <table:table-cell office:value-type="float" office:value="26914">
                <text:p>2691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.5">
                <text:p>2.5</text:p>
              </table:table-cell>
              <table:table-cell office:value-type="float" office:value="25796">
                <text:p>2579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.5">
                <text:p>2.5</text:p>
              </table:table-cell>
              <table:table-cell office:value-type="float" office:value="28002.5">
                <text:p>28002.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.5">
                <text:p>2.5</text:p>
              </table:table-cell>
              <table:table-cell office:value-type="float" office:value="23681">
                <text:p>2368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.5">
                <text:p>2.5</text:p>
              </table:table-cell>
              <table:table-cell office:value-type="float" office:value="29262">
                <text:p>2926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.5">
                <text:p>2.5</text:p>
              </table:table-cell>
              <table:table-cell office:value-type="float" office:value="26453">
                <text:p>2645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.5">
                <text:p>2.5</text:p>
              </table:table-cell>
              <table:table-cell office:value-type="float" office:value="24541.5">
                <text:p>24541.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.5">
                <text:p>2.5</text:p>
              </table:table-cell>
              <table:table-cell office:value-type="float" office:value="24931">
                <text:p>2493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.5">
                <text:p>2.5</text:p>
              </table:table-cell>
              <table:table-cell office:value-type="float" office:value="24821.5">
                <text:p>24821.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.5">
                <text:p>2.5</text:p>
              </table:table-cell>
              <table:table-cell office:value-type="float" office:value="27149">
                <text:p>2714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.5">
                <text:p>2.5</text:p>
              </table:table-cell>
              <table:table-cell office:value-type="float" office:value="27144.5">
                <text:p>27144.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.5">
                <text:p>2.5</text:p>
              </table:table-cell>
              <table:table-cell office:value-type="float" office:value="22698.5">
                <text:p>22698.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.5">
                <text:p>2.5</text:p>
              </table:table-cell>
              <table:table-cell office:value-type="float" office:value="25066.5">
                <text:p>25066.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.5">
                <text:p>2.5</text:p>
              </table:table-cell>
              <table:table-cell office:value-type="float" office:value="21394.5">
                <text:p>21394.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.5">
                <text:p>2.5</text:p>
              </table:table-cell>
              <table:table-cell office:value-type="float" office:value="27094.5">
                <text:p>27094.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.5">
                <text:p>2.5</text:p>
              </table:table-cell>
              <table:table-cell office:value-type="float" office:value="23538">
                <text:p>2353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.5">
                <text:p>2.5</text:p>
              </table:table-cell>
              <table:table-cell office:value-type="float" office:value="24736.5">
                <text:p>24736.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.5">
                <text:p>2.5</text:p>
              </table:table-cell>
              <table:table-cell office:value-type="float" office:value="21547.5">
                <text:p>21547.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.5">
                <text:p>2.5</text:p>
              </table:table-cell>
              <table:table-cell office:value-type="float" office:value="26949">
                <text:p>2694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.5">
                <text:p>2.5</text:p>
              </table:table-cell>
              <table:table-cell office:value-type="float" office:value="26736.5">
                <text:p>26736.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.5">
                <text:p>2.5</text:p>
              </table:table-cell>
              <table:table-cell office:value-type="float" office:value="26355">
                <text:p>2635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.5">
                <text:p>2.5</text:p>
              </table:table-cell>
              <table:table-cell office:value-type="float" office:value="24486">
                <text:p>2448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.5">
                <text:p>2.5</text:p>
              </table:table-cell>
              <table:table-cell office:value-type="float" office:value="25808">
                <text:p>2580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.5">
                <text:p>2.5</text:p>
              </table:table-cell>
              <table:table-cell office:value-type="float" office:value="21963">
                <text:p>2196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.5">
                <text:p>2.5</text:p>
              </table:table-cell>
              <table:table-cell office:value-type="float" office:value="23836.5">
                <text:p>23836.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.5">
                <text:p>2.5</text:p>
              </table:table-cell>
              <table:table-cell office:value-type="float" office:value="21378">
                <text:p>2137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.5">
                <text:p>2.5</text:p>
              </table:table-cell>
              <table:table-cell office:value-type="float" office:value="25800">
                <text:p>2580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.5">
                <text:p>2.5</text:p>
              </table:table-cell>
              <table:table-cell office:value-type="float" office:value="27247">
                <text:p>2724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.5">
                <text:p>2.5</text:p>
              </table:table-cell>
              <table:table-cell office:value-type="float" office:value="26028">
                <text:p>2602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.5">
                <text:p>2.5</text:p>
              </table:table-cell>
              <table:table-cell office:value-type="float" office:value="27122.5">
                <text:p>27122.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.5">
                <text:p>2.5</text:p>
              </table:table-cell>
              <table:table-cell office:value-type="float" office:value="25965">
                <text:p>2596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.5">
                <text:p>2.5</text:p>
              </table:table-cell>
              <table:table-cell office:value-type="float" office:value="19930.5">
                <text:p>19930.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.5">
                <text:p>2.5</text:p>
              </table:table-cell>
              <table:table-cell office:value-type="float" office:value="23190.5">
                <text:p>23190.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.5">
                <text:p>2.5</text:p>
              </table:table-cell>
              <table:table-cell office:value-type="float" office:value="24914.5">
                <text:p>24914.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.5">
                <text:p>2.5</text:p>
              </table:table-cell>
              <table:table-cell office:value-type="float" office:value="21686">
                <text:p>2168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.5">
                <text:p>2.5</text:p>
              </table:table-cell>
              <table:table-cell office:value-type="float" office:value="27694.5">
                <text:p>27694.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.5">
                <text:p>2.5</text:p>
              </table:table-cell>
              <table:table-cell office:value-type="float" office:value="26656.5">
                <text:p>26656.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.5">
                <text:p>2.5</text:p>
              </table:table-cell>
              <table:table-cell office:value-type="float" office:value="24588">
                <text:p>2458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.5">
                <text:p>2.5</text:p>
              </table:table-cell>
              <table:table-cell office:value-type="float" office:value="22785">
                <text:p>2278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.5">
                <text:p>2.5</text:p>
              </table:table-cell>
              <table:table-cell office:value-type="float" office:value="20965">
                <text:p>2096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.5">
                <text:p>2.5</text:p>
              </table:table-cell>
              <table:table-cell office:value-type="float" office:value="21840.5">
                <text:p>21840.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.5">
                <text:p>2.5</text:p>
              </table:table-cell>
              <table:table-cell office:value-type="float" office:value="27655">
                <text:p>2765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.5">
                <text:p>2.5</text:p>
              </table:table-cell>
              <table:table-cell office:value-type="float" office:value="26431.5">
                <text:p>26431.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.5">
                <text:p>2.5</text:p>
              </table:table-cell>
              <table:table-cell office:value-type="float" office:value="25875.5">
                <text:p>25875.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.5">
                <text:p>2.5</text:p>
              </table:table-cell>
              <table:table-cell office:value-type="float" office:value="24005">
                <text:p>2400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.5">
                <text:p>2.5</text:p>
              </table:table-cell>
              <table:table-cell office:value-type="float" office:value="24413">
                <text:p>2441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.5">
                <text:p>2.5</text:p>
              </table:table-cell>
              <table:table-cell office:value-type="float" office:value="23921.5">
                <text:p>23921.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.5">
                <text:p>2.5</text:p>
              </table:table-cell>
              <table:table-cell office:value-type="float" office:value="25607.5">
                <text:p>25607.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.5">
                <text:p>2.5</text:p>
              </table:table-cell>
              <table:table-cell office:value-type="float" office:value="22981">
                <text:p>2298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.5">
                <text:p>2.5</text:p>
              </table:table-cell>
              <table:table-cell office:value-type="float" office:value="25069">
                <text:p>2506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.5">
                <text:p>2.5</text:p>
              </table:table-cell>
              <table:table-cell office:value-type="float" office:value="26047">
                <text:p>2604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.5">
                <text:p>2.5</text:p>
              </table:table-cell>
              <table:table-cell office:value-type="float" office:value="26012">
                <text:p>2601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.5">
                <text:p>2.5</text:p>
              </table:table-cell>
              <table:table-cell office:value-type="float" office:value="27655.5">
                <text:p>27655.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.5">
                <text:p>2.5</text:p>
              </table:table-cell>
              <table:table-cell office:value-type="float" office:value="21503.5">
                <text:p>21503.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.5">
                <text:p>2.5</text:p>
              </table:table-cell>
              <table:table-cell office:value-type="float" office:value="25909">
                <text:p>2590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.5">
                <text:p>2.5</text:p>
              </table:table-cell>
              <table:table-cell office:value-type="float" office:value="29094">
                <text:p>2909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.5">
                <text:p>2.5</text:p>
              </table:table-cell>
              <table:table-cell office:value-type="float" office:value="24492.5">
                <text:p>24492.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.5">
                <text:p>2.5</text:p>
              </table:table-cell>
              <table:table-cell office:value-type="float" office:value="25233.5">
                <text:p>25233.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.5">
                <text:p>2.5</text:p>
              </table:table-cell>
              <table:table-cell office:value-type="float" office:value="27033">
                <text:p>2703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.5">
                <text:p>2.5</text:p>
              </table:table-cell>
              <table:table-cell office:value-type="float" office:value="28277">
                <text:p>2827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.5">
                <text:p>2.5</text:p>
              </table:table-cell>
              <table:table-cell office:value-type="float" office:value="25926">
                <text:p>2592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.5">
                <text:p>2.5</text:p>
              </table:table-cell>
              <table:table-cell office:value-type="float" office:value="28564">
                <text:p>2856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.5">
                <text:p>2.5</text:p>
              </table:table-cell>
              <table:table-cell office:value-type="float" office:value="26555">
                <text:p>2655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.5">
                <text:p>2.5</text:p>
              </table:table-cell>
              <table:table-cell office:value-type="float" office:value="23825">
                <text:p>2382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.5">
                <text:p>2.5</text:p>
              </table:table-cell>
              <table:table-cell office:value-type="float" office:value="24952.5">
                <text:p>24952.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.5">
                <text:p>2.5</text:p>
              </table:table-cell>
              <table:table-cell office:value-type="float" office:value="27667">
                <text:p>2766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.5">
                <text:p>2.5</text:p>
              </table:table-cell>
              <table:table-cell office:value-type="float" office:value="23692">
                <text:p>2369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.5">
                <text:p>2.5</text:p>
              </table:table-cell>
              <table:table-cell office:value-type="float" office:value="26212">
                <text:p>2621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.5">
                <text:p>2.5</text:p>
              </table:table-cell>
              <table:table-cell office:value-type="float" office:value="23099.5">
                <text:p>23099.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.5">
                <text:p>2.5</text:p>
              </table:table-cell>
              <table:table-cell office:value-type="float" office:value="19807">
                <text:p>1980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.5">
                <text:p>2.5</text:p>
              </table:table-cell>
              <table:table-cell office:value-type="float" office:value="28123.5">
                <text:p>28123.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3">
                <text:p>3</text:p>
              </table:table-cell>
              <table:table-cell office:value-type="float" office:value="29593.5">
                <text:p>29593.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3">
                <text:p>3</text:p>
              </table:table-cell>
              <table:table-cell office:value-type="float" office:value="29397.5">
                <text:p>29397.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3">
                <text:p>3</text:p>
              </table:table-cell>
              <table:table-cell office:value-type="float" office:value="22622">
                <text:p>2262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3">
                <text:p>3</text:p>
              </table:table-cell>
              <table:table-cell office:value-type="float" office:value="23194">
                <text:p>23194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3">
                <text:p>3</text:p>
              </table:table-cell>
              <table:table-cell office:value-type="float" office:value="27835">
                <text:p>2783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3">
                <text:p>3</text:p>
              </table:table-cell>
              <table:table-cell office:value-type="float" office:value="25206">
                <text:p>25206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3">
                <text:p>3</text:p>
              </table:table-cell>
              <table:table-cell office:value-type="float" office:value="22514">
                <text:p>22514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3">
                <text:p>3</text:p>
              </table:table-cell>
              <table:table-cell office:value-type="float" office:value="24963">
                <text:p>2496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3">
                <text:p>3</text:p>
              </table:table-cell>
              <table:table-cell office:value-type="float" office:value="29049">
                <text:p>2904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3">
                <text:p>3</text:p>
              </table:table-cell>
              <table:table-cell office:value-type="float" office:value="26248.5">
                <text:p>26248.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3">
                <text:p>3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3">
                <text:p>3</text:p>
              </table:table-cell>
              <table:table-cell office:value-type="float" office:value="24101.5">
                <text:p>24101.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3">
                <text:p>3</text:p>
              </table:table-cell>
              <table:table-cell office:value-type="float" office:value="24174.5">
                <text:p>24174.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3">
                <text:p>3</text:p>
              </table:table-cell>
              <table:table-cell office:value-type="float" office:value="27660.5">
                <text:p>27660.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3">
                <text:p>3</text:p>
              </table:table-cell>
              <table:table-cell office:value-type="float" office:value="25211">
                <text:p>2521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3">
                <text:p>3</text:p>
              </table:table-cell>
              <table:table-cell office:value-type="float" office:value="30766">
                <text:p>30766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3">
                <text:p>3</text:p>
              </table:table-cell>
              <table:table-cell office:value-type="float" office:value="24234.5">
                <text:p>24234.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3">
                <text:p>3</text:p>
              </table:table-cell>
              <table:table-cell office:value-type="float" office:value="25297">
                <text:p>25297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3">
                <text:p>3</text:p>
              </table:table-cell>
              <table:table-cell office:value-type="float" office:value="21939.5">
                <text:p>21939.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3">
                <text:p>3</text:p>
              </table:table-cell>
              <table:table-cell office:value-type="float" office:value="23844">
                <text:p>23844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3">
                <text:p>3</text:p>
              </table:table-cell>
              <table:table-cell office:value-type="float" office:value="27791">
                <text:p>2779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3">
                <text:p>3</text:p>
              </table:table-cell>
              <table:table-cell office:value-type="float" office:value="24706">
                <text:p>24706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3">
                <text:p>3</text:p>
              </table:table-cell>
              <table:table-cell office:value-type="float" office:value="24651">
                <text:p>2465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">
                <text:p>3</text:p>
              </table:table-cell>
              <table:table-cell office:value-type="float" office:value="23661">
                <text:p>2366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3">
                <text:p>3</text:p>
              </table:table-cell>
              <table:table-cell office:value-type="float" office:value="25650.5">
                <text:p>25650.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3">
                <text:p>3</text:p>
              </table:table-cell>
              <table:table-cell office:value-type="float" office:value="27562">
                <text:p>27562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3">
                <text:p>3</text:p>
              </table:table-cell>
              <table:table-cell office:value-type="float" office:value="26966.5">
                <text:p>26966.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3">
                <text:p>3</text:p>
              </table:table-cell>
              <table:table-cell office:value-type="float" office:value="24683.5">
                <text:p>24683.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3">
                <text:p>3</text:p>
              </table:table-cell>
              <table:table-cell office:value-type="float" office:value="29509.5">
                <text:p>29509.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3">
                <text:p>3</text:p>
              </table:table-cell>
              <table:table-cell office:value-type="float" office:value="24574.5">
                <text:p>24574.5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3">
                <text:p>3</text:p>
              </table:table-cell>
              <table:table-cell office:value-type="float" office:value="24149.5">
                <text:p>24149.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3">
                <text:p>3</text:p>
              </table:table-cell>
              <table:table-cell office:value-type="float" office:value="22626.5">
                <text:p>22626.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3">
                <text:p>3</text:p>
              </table:table-cell>
              <table:table-cell office:value-type="float" office:value="22116.5">
                <text:p>22116.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3">
                <text:p>3</text:p>
              </table:table-cell>
              <table:table-cell office:value-type="float" office:value="22431.5">
                <text:p>22431.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3">
                <text:p>3</text:p>
              </table:table-cell>
              <table:table-cell office:value-type="float" office:value="26805">
                <text:p>2680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3">
                <text:p>3</text:p>
              </table:table-cell>
              <table:table-cell office:value-type="float" office:value="21480">
                <text:p>21480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3">
                <text:p>3</text:p>
              </table:table-cell>
              <table:table-cell office:value-type="float" office:value="27074.5">
                <text:p>27074.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3">
                <text:p>3</text:p>
              </table:table-cell>
              <table:table-cell office:value-type="float" office:value="28848">
                <text:p>28848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3">
                <text:p>3</text:p>
              </table:table-cell>
              <table:table-cell office:value-type="float" office:value="25199">
                <text:p>25199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3">
                <text:p>3</text:p>
              </table:table-cell>
              <table:table-cell office:value-type="float" office:value="25928.5">
                <text:p>25928.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3">
                <text:p>3</text:p>
              </table:table-cell>
              <table:table-cell office:value-type="float" office:value="22308">
                <text:p>2230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3">
                <text:p>3</text:p>
              </table:table-cell>
              <table:table-cell office:value-type="float" office:value="23830.5">
                <text:p>23830.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3">
                <text:p>3</text:p>
              </table:table-cell>
              <table:table-cell office:value-type="float" office:value="24229.5">
                <text:p>24229.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3">
                <text:p>3</text:p>
              </table:table-cell>
              <table:table-cell office:value-type="float" office:value="25519">
                <text:p>25519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3">
                <text:p>3</text:p>
              </table:table-cell>
              <table:table-cell office:value-type="float" office:value="28348.5">
                <text:p>28348.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3">
                <text:p>3</text:p>
              </table:table-cell>
              <table:table-cell office:value-type="float" office:value="22909.5">
                <text:p>22909.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">
                <text:p>3</text:p>
              </table:table-cell>
              <table:table-cell office:value-type="float" office:value="24296">
                <text:p>24296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3">
                <text:p>3</text:p>
              </table:table-cell>
              <table:table-cell office:value-type="float" office:value="21786.5">
                <text:p>21786.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3">
                <text:p>3</text:p>
              </table:table-cell>
              <table:table-cell office:value-type="float" office:value="26246.5">
                <text:p>26246.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3">
                <text:p>3</text:p>
              </table:table-cell>
              <table:table-cell office:value-type="float" office:value="24244">
                <text:p>24244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3">
                <text:p>3</text:p>
              </table:table-cell>
              <table:table-cell office:value-type="float" office:value="21372.5">
                <text:p>21372.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3">
                <text:p>3</text:p>
              </table:table-cell>
              <table:table-cell office:value-type="float" office:value="29779.5">
                <text:p>29779.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3">
                <text:p>3</text:p>
              </table:table-cell>
              <table:table-cell office:value-type="float" office:value="27512.5">
                <text:p>27512.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3">
                <text:p>3</text:p>
              </table:table-cell>
              <table:table-cell office:value-type="float" office:value="25972.5">
                <text:p>25972.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3">
                <text:p>3</text:p>
              </table:table-cell>
              <table:table-cell office:value-type="float" office:value="25075.5">
                <text:p>25075.5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3">
                <text:p>3</text:p>
              </table:table-cell>
              <table:table-cell office:value-type="float" office:value="23369">
                <text:p>23369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3">
                <text:p>3</text:p>
              </table:table-cell>
              <table:table-cell office:value-type="float" office:value="26323.5">
                <text:p>26323.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3">
                <text:p>3</text:p>
              </table:table-cell>
              <table:table-cell office:value-type="float" office:value="26323">
                <text:p>26323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3">
                <text:p>3</text:p>
              </table:table-cell>
              <table:table-cell office:value-type="float" office:value="29318.5">
                <text:p>29318.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3">
                <text:p>3</text:p>
              </table:table-cell>
              <table:table-cell office:value-type="float" office:value="25310">
                <text:p>2531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3">
                <text:p>3</text:p>
              </table:table-cell>
              <table:table-cell office:value-type="float" office:value="27383">
                <text:p>27383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3">
                <text:p>3</text:p>
              </table:table-cell>
              <table:table-cell office:value-type="float" office:value="24648.5">
                <text:p>24648.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3">
                <text:p>3</text:p>
              </table:table-cell>
              <table:table-cell office:value-type="float" office:value="25716">
                <text:p>2571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3">
                <text:p>3</text:p>
              </table:table-cell>
              <table:table-cell office:value-type="float" office:value="26138.5">
                <text:p>26138.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3">
                <text:p>3</text:p>
              </table:table-cell>
              <table:table-cell office:value-type="float" office:value="24138">
                <text:p>24138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3">
                <text:p>3</text:p>
              </table:table-cell>
              <table:table-cell office:value-type="float" office:value="27658.5">
                <text:p>27658.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3">
                <text:p>3</text:p>
              </table:table-cell>
              <table:table-cell office:value-type="float" office:value="27993">
                <text:p>27993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3">
                <text:p>3</text:p>
              </table:table-cell>
              <table:table-cell office:value-type="float" office:value="24027">
                <text:p>24027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3">
                <text:p>3</text:p>
              </table:table-cell>
              <table:table-cell office:value-type="float" office:value="27345.5">
                <text:p>27345.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3">
                <text:p>3</text:p>
              </table:table-cell>
              <table:table-cell office:value-type="float" office:value="28531.5">
                <text:p>28531.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3">
                <text:p>3</text:p>
              </table:table-cell>
              <table:table-cell office:value-type="float" office:value="27288">
                <text:p>27288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3">
                <text:p>3</text:p>
              </table:table-cell>
              <table:table-cell office:value-type="float" office:value="22630.5">
                <text:p>22630.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3">
                <text:p>3</text:p>
              </table:table-cell>
              <table:table-cell office:value-type="float" office:value="29975">
                <text:p>29975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3">
                <text:p>3</text:p>
              </table:table-cell>
              <table:table-cell office:value-type="float" office:value="19031.5">
                <text:p>19031.5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3">
                <text:p>3</text:p>
              </table:table-cell>
              <table:table-cell office:value-type="float" office:value="24463.5">
                <text:p>24463.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3">
                <text:p>3</text:p>
              </table:table-cell>
              <table:table-cell office:value-type="float" office:value="25574">
                <text:p>25574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3">
                <text:p>3</text:p>
              </table:table-cell>
              <table:table-cell office:value-type="float" office:value="27618">
                <text:p>27618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3">
                <text:p>3</text:p>
              </table:table-cell>
              <table:table-cell office:value-type="float" office:value="25577.5">
                <text:p>25577.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3">
                <text:p>3</text:p>
              </table:table-cell>
              <table:table-cell office:value-type="float" office:value="29385">
                <text:p>2938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3">
                <text:p>3</text:p>
              </table:table-cell>
              <table:table-cell office:value-type="float" office:value="27826">
                <text:p>27826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3">
                <text:p>3</text:p>
              </table:table-cell>
              <table:table-cell office:value-type="float" office:value="25022.5">
                <text:p>25022.5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3">
                <text:p>3</text:p>
              </table:table-cell>
              <table:table-cell office:value-type="float" office:value="23675">
                <text:p>2367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3">
                <text:p>3</text:p>
              </table:table-cell>
              <table:table-cell office:value-type="float" office:value="23028.5">
                <text:p>23028.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3">
                <text:p>3</text:p>
              </table:table-cell>
              <table:table-cell office:value-type="float" office:value="27534.5">
                <text:p>27534.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3">
                <text:p>3</text:p>
              </table:table-cell>
              <table:table-cell office:value-type="float" office:value="27069.5">
                <text:p>27069.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3">
                <text:p>3</text:p>
              </table:table-cell>
              <table:table-cell office:value-type="float" office:value="25864.5">
                <text:p>25864.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3">
                <text:p>3</text:p>
              </table:table-cell>
              <table:table-cell office:value-type="float" office:value="25161.5">
                <text:p>25161.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3">
                <text:p>3</text:p>
              </table:table-cell>
              <table:table-cell office:value-type="float" office:value="25751.5">
                <text:p>25751.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3">
                <text:p>3</text:p>
              </table:table-cell>
              <table:table-cell office:value-type="float" office:value="29156.5">
                <text:p>29156.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3">
                <text:p>3</text:p>
              </table:table-cell>
              <table:table-cell office:value-type="float" office:value="26723">
                <text:p>26723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3">
                <text:p>3</text:p>
              </table:table-cell>
              <table:table-cell office:value-type="float" office:value="30330">
                <text:p>30330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3">
                <text:p>3</text:p>
              </table:table-cell>
              <table:table-cell office:value-type="float" office:value="24073">
                <text:p>24073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3">
                <text:p>3</text:p>
              </table:table-cell>
              <table:table-cell office:value-type="float" office:value="27741.5">
                <text:p>27741.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3">
                <text:p>3</text:p>
              </table:table-cell>
              <table:table-cell office:value-type="float" office:value="21591">
                <text:p>21591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3">
                <text:p>3</text:p>
              </table:table-cell>
              <table:table-cell office:value-type="float" office:value="22729.5">
                <text:p>22729.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3">
                <text:p>3</text:p>
              </table:table-cell>
              <table:table-cell office:value-type="float" office:value="23019">
                <text:p>23019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3">
                <text:p>3</text:p>
              </table:table-cell>
              <table:table-cell office:value-type="float" office:value="30001.5">
                <text:p>30001.5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3">
                <text:p>3</text:p>
              </table:table-cell>
              <table:table-cell office:value-type="float" office:value="26502">
                <text:p>26502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3">
                <text:p>3</text:p>
              </table:table-cell>
              <table:table-cell office:value-type="float" office:value="23094">
                <text:p>23094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3">
                <text:p>3</text:p>
              </table:table-cell>
              <table:table-cell office:value-type="float" office:value="28369.5">
                <text:p>28369.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3">
                <text:p>3</text:p>
              </table:table-cell>
              <table:table-cell office:value-type="float" office:value="21994.5">
                <text:p>21994.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3">
                <text:p>3</text:p>
              </table:table-cell>
              <table:table-cell office:value-type="float" office:value="24603.5">
                <text:p>24603.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3">
                <text:p>3</text:p>
              </table:table-cell>
              <table:table-cell office:value-type="float" office:value="23127.5">
                <text:p>23127.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3">
                <text:p>3</text:p>
              </table:table-cell>
              <table:table-cell office:value-type="float" office:value="28485.5">
                <text:p>28485.5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3">
                <text:p>3</text:p>
              </table:table-cell>
              <table:table-cell office:value-type="float" office:value="24815.5">
                <text:p>24815.5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3">
                <text:p>3</text:p>
              </table:table-cell>
              <table:table-cell office:value-type="float" office:value="31903">
                <text:p>31903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3">
                <text:p>3</text:p>
              </table:table-cell>
              <table:table-cell office:value-type="float" office:value="29545.5">
                <text:p>29545.5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3">
                <text:p>3</text:p>
              </table:table-cell>
              <table:table-cell office:value-type="float" office:value="21306">
                <text:p>21306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3">
                <text:p>3</text:p>
              </table:table-cell>
              <table:table-cell office:value-type="float" office:value="24250.5">
                <text:p>24250.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3">
                <text:p>3</text:p>
              </table:table-cell>
              <table:table-cell office:value-type="float" office:value="22239.5">
                <text:p>22239.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3">
                <text:p>3</text:p>
              </table:table-cell>
              <table:table-cell office:value-type="float" office:value="25401">
                <text:p>2540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3">
                <text:p>3</text:p>
              </table:table-cell>
              <table:table-cell office:value-type="float" office:value="23169.5">
                <text:p>23169.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3">
                <text:p>3</text:p>
              </table:table-cell>
              <table:table-cell office:value-type="float" office:value="22326">
                <text:p>22326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3">
                <text:p>3</text:p>
              </table:table-cell>
              <table:table-cell office:value-type="float" office:value="24073.5">
                <text:p>24073.5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3">
                <text:p>3</text:p>
              </table:table-cell>
              <table:table-cell office:value-type="float" office:value="22663.5">
                <text:p>22663.5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3">
                <text:p>3</text:p>
              </table:table-cell>
              <table:table-cell office:value-type="float" office:value="25052">
                <text:p>25052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3">
                <text:p>3</text:p>
              </table:table-cell>
              <table:table-cell office:value-type="float" office:value="23937">
                <text:p>23937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3">
                <text:p>3</text:p>
              </table:table-cell>
              <table:table-cell office:value-type="float" office:value="23624">
                <text:p>23624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3">
                <text:p>3</text:p>
              </table:table-cell>
              <table:table-cell office:value-type="float" office:value="26697.5">
                <text:p>26697.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3">
                <text:p>3</text:p>
              </table:table-cell>
              <table:table-cell office:value-type="float" office:value="21388">
                <text:p>21388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3">
                <text:p>3</text:p>
              </table:table-cell>
              <table:table-cell office:value-type="float" office:value="22577.5">
                <text:p>22577.5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3">
                <text:p>3</text:p>
              </table:table-cell>
              <table:table-cell office:value-type="float" office:value="24657.5">
                <text:p>24657.5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3">
                <text:p>3</text:p>
              </table:table-cell>
              <table:table-cell office:value-type="float" office:value="27389">
                <text:p>27389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3">
                <text:p>3</text:p>
              </table:table-cell>
              <table:table-cell office:value-type="float" office:value="23086.5">
                <text:p>23086.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3">
                <text:p>3</text:p>
              </table:table-cell>
              <table:table-cell office:value-type="float" office:value="26158">
                <text:p>26158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3">
                <text:p>3</text:p>
              </table:table-cell>
              <table:table-cell office:value-type="float" office:value="24780.5">
                <text:p>24780.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3">
                <text:p>3</text:p>
              </table:table-cell>
              <table:table-cell office:value-type="float" office:value="26897">
                <text:p>2689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3">
                <text:p>3</text:p>
              </table:table-cell>
              <table:table-cell office:value-type="float" office:value="23946">
                <text:p>23946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3">
                <text:p>3</text:p>
              </table:table-cell>
              <table:table-cell office:value-type="float" office:value="25280">
                <text:p>25280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3">
                <text:p>3</text:p>
              </table:table-cell>
              <table:table-cell office:value-type="float" office:value="23112">
                <text:p>23112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3">
                <text:p>3</text:p>
              </table:table-cell>
              <table:table-cell office:value-type="float" office:value="28115">
                <text:p>2811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3">
                <text:p>3</text:p>
              </table:table-cell>
              <table:table-cell office:value-type="float" office:value="25373">
                <text:p>25373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3">
                <text:p>3</text:p>
              </table:table-cell>
              <table:table-cell office:value-type="float" office:value="25861.5">
                <text:p>25861.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3">
                <text:p>3</text:p>
              </table:table-cell>
              <table:table-cell office:value-type="float" office:value="25937">
                <text:p>25937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3">
                <text:p>3</text:p>
              </table:table-cell>
              <table:table-cell office:value-type="float" office:value="33131.5">
                <text:p>33131.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3">
                <text:p>3</text:p>
              </table:table-cell>
              <table:table-cell office:value-type="float" office:value="21652">
                <text:p>21652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3">
                <text:p>3</text:p>
              </table:table-cell>
              <table:table-cell office:value-type="float" office:value="28146">
                <text:p>28146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3">
                <text:p>3</text:p>
              </table:table-cell>
              <table:table-cell office:value-type="float" office:value="23042.5">
                <text:p>23042.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3">
                <text:p>3</text:p>
              </table:table-cell>
              <table:table-cell office:value-type="float" office:value="29906.5">
                <text:p>29906.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3">
                <text:p>3</text:p>
              </table:table-cell>
              <table:table-cell office:value-type="float" office:value="26377.5">
                <text:p>26377.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3">
                <text:p>3</text:p>
              </table:table-cell>
              <table:table-cell office:value-type="float" office:value="23690">
                <text:p>23690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3">
                <text:p>3</text:p>
              </table:table-cell>
              <table:table-cell office:value-type="float" office:value="32396">
                <text:p>32396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3">
                <text:p>3</text:p>
              </table:table-cell>
              <table:table-cell office:value-type="float" office:value="23057.5">
                <text:p>23057.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3">
                <text:p>3</text:p>
              </table:table-cell>
              <table:table-cell office:value-type="float" office:value="24784.5">
                <text:p>24784.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3">
                <text:p>3</text:p>
              </table:table-cell>
              <table:table-cell office:value-type="float" office:value="26201">
                <text:p>26201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3">
                <text:p>3</text:p>
              </table:table-cell>
              <table:table-cell office:value-type="float" office:value="27624">
                <text:p>27624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3">
                <text:p>3</text:p>
              </table:table-cell>
              <table:table-cell office:value-type="float" office:value="22847.5">
                <text:p>22847.5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3">
                <text:p>3</text:p>
              </table:table-cell>
              <table:table-cell office:value-type="float" office:value="32121">
                <text:p>32121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3">
                <text:p>3</text:p>
              </table:table-cell>
              <table:table-cell office:value-type="float" office:value="29117">
                <text:p>29117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3">
                <text:p>3</text:p>
              </table:table-cell>
              <table:table-cell office:value-type="float" office:value="25924">
                <text:p>25924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3">
                <text:p>3</text:p>
              </table:table-cell>
              <table:table-cell office:value-type="float" office:value="27620">
                <text:p>27620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3">
                <text:p>3</text:p>
              </table:table-cell>
              <table:table-cell office:value-type="float" office:value="26929.5">
                <text:p>26929.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3">
                <text:p>3</text:p>
              </table:table-cell>
              <table:table-cell office:value-type="float" office:value="28089.5">
                <text:p>28089.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3">
                <text:p>3</text:p>
              </table:table-cell>
              <table:table-cell office:value-type="float" office:value="26560.5">
                <text:p>26560.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3">
                <text:p>3</text:p>
              </table:table-cell>
              <table:table-cell office:value-type="float" office:value="23799">
                <text:p>23799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3">
                <text:p>3</text:p>
              </table:table-cell>
              <table:table-cell office:value-type="float" office:value="26175.5">
                <text:p>26175.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3">
                <text:p>3</text:p>
              </table:table-cell>
              <table:table-cell office:value-type="float" office:value="23612.5">
                <text:p>23612.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3">
                <text:p>3</text:p>
              </table:table-cell>
              <table:table-cell office:value-type="float" office:value="23765.5">
                <text:p>23765.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3">
                <text:p>3</text:p>
              </table:table-cell>
              <table:table-cell office:value-type="float" office:value="27679.5">
                <text:p>27679.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3">
                <text:p>3</text:p>
              </table:table-cell>
              <table:table-cell office:value-type="float" office:value="30065">
                <text:p>3006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3">
                <text:p>3</text:p>
              </table:table-cell>
              <table:table-cell office:value-type="float" office:value="22755.5">
                <text:p>22755.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3">
                <text:p>3</text:p>
              </table:table-cell>
              <table:table-cell office:value-type="float" office:value="20856">
                <text:p>20856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3">
                <text:p>3</text:p>
              </table:table-cell>
              <table:table-cell office:value-type="float" office:value="25479">
                <text:p>25479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3">
                <text:p>3</text:p>
              </table:table-cell>
              <table:table-cell office:value-type="float" office:value="20963">
                <text:p>20963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3">
                <text:p>3</text:p>
              </table:table-cell>
              <table:table-cell office:value-type="float" office:value="29047">
                <text:p>29047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3">
                <text:p>3</text:p>
              </table:table-cell>
              <table:table-cell office:value-type="float" office:value="28111">
                <text:p>28111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3">
                <text:p>3</text:p>
              </table:table-cell>
              <table:table-cell office:value-type="float" office:value="23645.5">
                <text:p>23645.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3">
                <text:p>3</text:p>
              </table:table-cell>
              <table:table-cell office:value-type="float" office:value="26314">
                <text:p>26314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3">
                <text:p>3</text:p>
              </table:table-cell>
              <table:table-cell office:value-type="float" office:value="30743.5">
                <text:p>30743.5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3">
                <text:p>3</text:p>
              </table:table-cell>
              <table:table-cell office:value-type="float" office:value="27101">
                <text:p>27101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3">
                <text:p>3</text:p>
              </table:table-cell>
              <table:table-cell office:value-type="float" office:value="24946">
                <text:p>24946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3">
                <text:p>3</text:p>
              </table:table-cell>
              <table:table-cell office:value-type="float" office:value="25909.5">
                <text:p>25909.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3">
                <text:p>3</text:p>
              </table:table-cell>
              <table:table-cell office:value-type="float" office:value="24959.5">
                <text:p>24959.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3">
                <text:p>3</text:p>
              </table:table-cell>
              <table:table-cell office:value-type="float" office:value="26418.5">
                <text:p>26418.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3">
                <text:p>3</text:p>
              </table:table-cell>
              <table:table-cell office:value-type="float" office:value="27891">
                <text:p>2789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3">
                <text:p>3</text:p>
              </table:table-cell>
              <table:table-cell office:value-type="float" office:value="23903.5">
                <text:p>23903.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3">
                <text:p>3</text:p>
              </table:table-cell>
              <table:table-cell office:value-type="float" office:value="20873.5">
                <text:p>20873.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3">
                <text:p>3</text:p>
              </table:table-cell>
              <table:table-cell office:value-type="float" office:value="25302.5">
                <text:p>25302.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3">
                <text:p>3</text:p>
              </table:table-cell>
              <table:table-cell office:value-type="float" office:value="31561">
                <text:p>31561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3">
                <text:p>3</text:p>
              </table:table-cell>
              <table:table-cell office:value-type="float" office:value="21954.5">
                <text:p>21954.5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3">
                <text:p>3</text:p>
              </table:table-cell>
              <table:table-cell office:value-type="float" office:value="24693.5">
                <text:p>24693.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3">
                <text:p>3</text:p>
              </table:table-cell>
              <table:table-cell office:value-type="float" office:value="28509.5">
                <text:p>28509.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3">
                <text:p>3</text:p>
              </table:table-cell>
              <table:table-cell office:value-type="float" office:value="23103.5">
                <text:p>23103.5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3">
                <text:p>3</text:p>
              </table:table-cell>
              <table:table-cell office:value-type="float" office:value="27800.5">
                <text:p>27800.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3">
                <text:p>3</text:p>
              </table:table-cell>
              <table:table-cell office:value-type="float" office:value="21301.5">
                <text:p>21301.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3">
                <text:p>3</text:p>
              </table:table-cell>
              <table:table-cell office:value-type="float" office:value="25717.5">
                <text:p>25717.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3">
                <text:p>3</text:p>
              </table:table-cell>
              <table:table-cell office:value-type="float" office:value="21853">
                <text:p>21853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3">
                <text:p>3</text:p>
              </table:table-cell>
              <table:table-cell office:value-type="float" office:value="24080">
                <text:p>24080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3">
                <text:p>3</text:p>
              </table:table-cell>
              <table:table-cell office:value-type="float" office:value="25254.5">
                <text:p>25254.5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3">
                <text:p>3</text:p>
              </table:table-cell>
              <table:table-cell office:value-type="float" office:value="23056.5">
                <text:p>23056.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3">
                <text:p>3</text:p>
              </table:table-cell>
              <table:table-cell office:value-type="float" office:value="29997">
                <text:p>29997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3">
                <text:p>3</text:p>
              </table:table-cell>
              <table:table-cell office:value-type="float" office:value="26603">
                <text:p>26603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3">
                <text:p>3</text:p>
              </table:table-cell>
              <table:table-cell office:value-type="float" office:value="25440">
                <text:p>25440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3">
                <text:p>3</text:p>
              </table:table-cell>
              <table:table-cell office:value-type="float" office:value="25260.5">
                <text:p>25260.5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3">
                <text:p>3</text:p>
              </table:table-cell>
              <table:table-cell office:value-type="float" office:value="21492">
                <text:p>21492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3">
                <text:p>3</text:p>
              </table:table-cell>
              <table:table-cell office:value-type="float" office:value="26246.5">
                <text:p>26246.5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3">
                <text:p>3</text:p>
              </table:table-cell>
              <table:table-cell office:value-type="float" office:value="27600.5">
                <text:p>27600.5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3">
                <text:p>3</text:p>
              </table:table-cell>
              <table:table-cell office:value-type="float" office:value="24144.5">
                <text:p>24144.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3">
                <text:p>3</text:p>
              </table:table-cell>
              <table:table-cell office:value-type="float" office:value="25129">
                <text:p>25129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3">
                <text:p>3</text:p>
              </table:table-cell>
              <table:table-cell office:value-type="float" office:value="25284">
                <text:p>25284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3">
                <text:p>3</text:p>
              </table:table-cell>
              <table:table-cell office:value-type="float" office:value="25320">
                <text:p>25320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3">
                <text:p>3</text:p>
              </table:table-cell>
              <table:table-cell office:value-type="float" office:value="22661.5">
                <text:p>22661.5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3">
                <text:p>3</text:p>
              </table:table-cell>
              <table:table-cell office:value-type="float" office:value="25541">
                <text:p>25541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3">
                <text:p>3</text:p>
              </table:table-cell>
              <table:table-cell office:value-type="float" office:value="23449">
                <text:p>23449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3">
                <text:p>3</text:p>
              </table:table-cell>
              <table:table-cell office:value-type="float" office:value="25603.5">
                <text:p>25603.5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3">
                <text:p>3</text:p>
              </table:table-cell>
              <table:table-cell office:value-type="float" office:value="24502">
                <text:p>24502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3">
                <text:p>3</text:p>
              </table:table-cell>
              <table:table-cell office:value-type="float" office:value="24934.5">
                <text:p>24934.5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3">
                <text:p>3</text:p>
              </table:table-cell>
              <table:table-cell office:value-type="float" office:value="24219">
                <text:p>24219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3">
                <text:p>3</text:p>
              </table:table-cell>
              <table:table-cell office:value-type="float" office:value="29572.5">
                <text:p>29572.5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3">
                <text:p>3</text:p>
              </table:table-cell>
              <table:table-cell office:value-type="float" office:value="25059.5">
                <text:p>25059.5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3">
                <text:p>3</text:p>
              </table:table-cell>
              <table:table-cell office:value-type="float" office:value="27227">
                <text:p>27227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3">
                <text:p>3</text:p>
              </table:table-cell>
              <table:table-cell office:value-type="float" office:value="22775.5">
                <text:p>22775.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3">
                <text:p>3</text:p>
              </table:table-cell>
              <table:table-cell office:value-type="float" office:value="22757">
                <text:p>22757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3">
                <text:p>3</text:p>
              </table:table-cell>
              <table:table-cell office:value-type="float" office:value="26986">
                <text:p>26986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3">
                <text:p>3</text:p>
              </table:table-cell>
              <table:table-cell office:value-type="float" office:value="24689.5">
                <text:p>24689.5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3">
                <text:p>3</text:p>
              </table:table-cell>
              <table:table-cell office:value-type="float" office:value="23606.5">
                <text:p>23606.5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3">
                <text:p>3</text:p>
              </table:table-cell>
              <table:table-cell office:value-type="float" office:value="24495.5">
                <text:p>24495.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3">
                <text:p>3</text:p>
              </table:table-cell>
              <table:table-cell office:value-type="float" office:value="23404.5">
                <text:p>23404.5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3">
                <text:p>3</text:p>
              </table:table-cell>
              <table:table-cell office:value-type="float" office:value="23804.5">
                <text:p>23804.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3">
                <text:p>3</text:p>
              </table:table-cell>
              <table:table-cell office:value-type="float" office:value="29764">
                <text:p>29764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3">
                <text:p>3</text:p>
              </table:table-cell>
              <table:table-cell office:value-type="float" office:value="23358">
                <text:p>23358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3">
                <text:p>3</text:p>
              </table:table-cell>
              <table:table-cell office:value-type="float" office:value="25101">
                <text:p>25101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3">
                <text:p>3</text:p>
              </table:table-cell>
              <table:table-cell office:value-type="float" office:value="24418.5">
                <text:p>24418.5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3">
                <text:p>3</text:p>
              </table:table-cell>
              <table:table-cell office:value-type="float" office:value="26933.5">
                <text:p>26933.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3">
                <text:p>3</text:p>
              </table:table-cell>
              <table:table-cell office:value-type="float" office:value="27625">
                <text:p>27625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3">
                <text:p>3</text:p>
              </table:table-cell>
              <table:table-cell office:value-type="float" office:value="21036.5">
                <text:p>21036.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3">
                <text:p>3</text:p>
              </table:table-cell>
              <table:table-cell office:value-type="float" office:value="28329.5">
                <text:p>28329.5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3">
                <text:p>3</text:p>
              </table:table-cell>
              <table:table-cell office:value-type="float" office:value="19634">
                <text:p>19634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3">
                <text:p>3</text:p>
              </table:table-cell>
              <table:table-cell office:value-type="float" office:value="24586.5">
                <text:p>24586.5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3">
                <text:p>3</text:p>
              </table:table-cell>
              <table:table-cell office:value-type="float" office:value="25536">
                <text:p>25536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3">
                <text:p>3</text:p>
              </table:table-cell>
              <table:table-cell office:value-type="float" office:value="27398.5">
                <text:p>27398.5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3">
                <text:p>3</text:p>
              </table:table-cell>
              <table:table-cell office:value-type="float" office:value="21933.5">
                <text:p>21933.5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3">
                <text:p>3</text:p>
              </table:table-cell>
              <table:table-cell office:value-type="float" office:value="27310">
                <text:p>27310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3">
                <text:p>3</text:p>
              </table:table-cell>
              <table:table-cell office:value-type="float" office:value="22236">
                <text:p>22236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3">
                <text:p>3</text:p>
              </table:table-cell>
              <table:table-cell office:value-type="float" office:value="29311">
                <text:p>29311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3">
                <text:p>3</text:p>
              </table:table-cell>
              <table:table-cell office:value-type="float" office:value="24995.5">
                <text:p>24995.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3">
                <text:p>3</text:p>
              </table:table-cell>
              <table:table-cell office:value-type="float" office:value="24093.5">
                <text:p>24093.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3">
                <text:p>3</text:p>
              </table:table-cell>
              <table:table-cell office:value-type="float" office:value="17279.5">
                <text:p>17279.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3">
                <text:p>3</text:p>
              </table:table-cell>
              <table:table-cell office:value-type="float" office:value="22524">
                <text:p>22524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3">
                <text:p>3</text:p>
              </table:table-cell>
              <table:table-cell office:value-type="float" office:value="20584.5">
                <text:p>20584.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3">
                <text:p>3</text:p>
              </table:table-cell>
              <table:table-cell office:value-type="float" office:value="27481.5">
                <text:p>27481.5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3">
                <text:p>3</text:p>
              </table:table-cell>
              <table:table-cell office:value-type="float" office:value="24962">
                <text:p>24962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3">
                <text:p>3</text:p>
              </table:table-cell>
              <table:table-cell office:value-type="float" office:value="21108">
                <text:p>21108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3">
                <text:p>3</text:p>
              </table:table-cell>
              <table:table-cell office:value-type="float" office:value="22387.5">
                <text:p>22387.5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3">
                <text:p>3</text:p>
              </table:table-cell>
              <table:table-cell office:value-type="float" office:value="20036.5">
                <text:p>20036.5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3">
                <text:p>3</text:p>
              </table:table-cell>
              <table:table-cell office:value-type="float" office:value="23692">
                <text:p>23692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3">
                <text:p>3</text:p>
              </table:table-cell>
              <table:table-cell office:value-type="float" office:value="22260">
                <text:p>22260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3">
                <text:p>3</text:p>
              </table:table-cell>
              <table:table-cell office:value-type="float" office:value="27744">
                <text:p>27744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3">
                <text:p>3</text:p>
              </table:table-cell>
              <table:table-cell office:value-type="float" office:value="21518.5">
                <text:p>21518.5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3">
                <text:p>3</text:p>
              </table:table-cell>
              <table:table-cell office:value-type="float" office:value="27027">
                <text:p>27027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3.5">
                <text:p>3.5</text:p>
              </table:table-cell>
              <table:table-cell office:value-type="float" office:value="23423">
                <text:p>23423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3.5">
                <text:p>3.5</text:p>
              </table:table-cell>
              <table:table-cell office:value-type="float" office:value="21865">
                <text:p>21865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3.5">
                <text:p>3.5</text:p>
              </table:table-cell>
              <table:table-cell office:value-type="float" office:value="24103">
                <text:p>24103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3.5">
                <text:p>3.5</text:p>
              </table:table-cell>
              <table:table-cell office:value-type="float" office:value="23951.5">
                <text:p>23951.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3.5">
                <text:p>3.5</text:p>
              </table:table-cell>
              <table:table-cell office:value-type="float" office:value="26276.5">
                <text:p>26276.5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3.5">
                <text:p>3.5</text:p>
              </table:table-cell>
              <table:table-cell office:value-type="float" office:value="24978.5">
                <text:p>24978.5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3.5">
                <text:p>3.5</text:p>
              </table:table-cell>
              <table:table-cell office:value-type="float" office:value="21651.5">
                <text:p>21651.5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3.5">
                <text:p>3.5</text:p>
              </table:table-cell>
              <table:table-cell office:value-type="float" office:value="24858.5">
                <text:p>24858.5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3.5">
                <text:p>3.5</text:p>
              </table:table-cell>
              <table:table-cell office:value-type="float" office:value="22990.5">
                <text:p>22990.5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3.5">
                <text:p>3.5</text:p>
              </table:table-cell>
              <table:table-cell office:value-type="float" office:value="25915">
                <text:p>25915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3.5">
                <text:p>3.5</text:p>
              </table:table-cell>
              <table:table-cell office:value-type="float" office:value="25173.5">
                <text:p>25173.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3.5">
                <text:p>3.5</text:p>
              </table:table-cell>
              <table:table-cell office:value-type="float" office:value="30479">
                <text:p>30479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3.5">
                <text:p>3.5</text:p>
              </table:table-cell>
              <table:table-cell office:value-type="float" office:value="22965.5">
                <text:p>22965.5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3.5">
                <text:p>3.5</text:p>
              </table:table-cell>
              <table:table-cell office:value-type="float" office:value="24318.5">
                <text:p>24318.5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3.5">
                <text:p>3.5</text:p>
              </table:table-cell>
              <table:table-cell office:value-type="float" office:value="23947">
                <text:p>23947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3.5">
                <text:p>3.5</text:p>
              </table:table-cell>
              <table:table-cell office:value-type="float" office:value="23754.5">
                <text:p>23754.5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3.5">
                <text:p>3.5</text:p>
              </table:table-cell>
              <table:table-cell office:value-type="float" office:value="22245.5">
                <text:p>22245.5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3.5">
                <text:p>3.5</text:p>
              </table:table-cell>
              <table:table-cell office:value-type="float" office:value="24465">
                <text:p>2446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3.5">
                <text:p>3.5</text:p>
              </table:table-cell>
              <table:table-cell office:value-type="float" office:value="25470">
                <text:p>2547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3.5">
                <text:p>3.5</text:p>
              </table:table-cell>
              <table:table-cell office:value-type="float" office:value="25503">
                <text:p>25503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3.5">
                <text:p>3.5</text:p>
              </table:table-cell>
              <table:table-cell office:value-type="float" office:value="25946">
                <text:p>25946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3.5">
                <text:p>3.5</text:p>
              </table:table-cell>
              <table:table-cell office:value-type="float" office:value="24740.5">
                <text:p>24740.5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3.5">
                <text:p>3.5</text:p>
              </table:table-cell>
              <table:table-cell office:value-type="float" office:value="23006">
                <text:p>23006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3.5">
                <text:p>3.5</text:p>
              </table:table-cell>
              <table:table-cell office:value-type="float" office:value="25103.5">
                <text:p>25103.5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3.5">
                <text:p>3.5</text:p>
              </table:table-cell>
              <table:table-cell office:value-type="float" office:value="25386">
                <text:p>25386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3.5">
                <text:p>3.5</text:p>
              </table:table-cell>
              <table:table-cell office:value-type="float" office:value="24378.5">
                <text:p>24378.5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3.5">
                <text:p>3.5</text:p>
              </table:table-cell>
              <table:table-cell office:value-type="float" office:value="24689.5">
                <text:p>24689.5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3.5">
                <text:p>3.5</text:p>
              </table:table-cell>
              <table:table-cell office:value-type="float" office:value="23559.5">
                <text:p>23559.5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3.5">
                <text:p>3.5</text:p>
              </table:table-cell>
              <table:table-cell office:value-type="float" office:value="28400.5">
                <text:p>28400.5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3.5">
                <text:p>3.5</text:p>
              </table:table-cell>
              <table:table-cell office:value-type="float" office:value="26848">
                <text:p>26848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3.5">
                <text:p>3.5</text:p>
              </table:table-cell>
              <table:table-cell office:value-type="float" office:value="27242.5">
                <text:p>27242.5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3.5">
                <text:p>3.5</text:p>
              </table:table-cell>
              <table:table-cell office:value-type="float" office:value="23518">
                <text:p>23518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3.5">
                <text:p>3.5</text:p>
              </table:table-cell>
              <table:table-cell office:value-type="float" office:value="25173.5">
                <text:p>25173.5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3.5">
                <text:p>3.5</text:p>
              </table:table-cell>
              <table:table-cell office:value-type="float" office:value="30928">
                <text:p>30928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3.5">
                <text:p>3.5</text:p>
              </table:table-cell>
              <table:table-cell office:value-type="float" office:value="27706">
                <text:p>27706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3.5">
                <text:p>3.5</text:p>
              </table:table-cell>
              <table:table-cell office:value-type="float" office:value="26483">
                <text:p>26483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3.5">
                <text:p>3.5</text:p>
              </table:table-cell>
              <table:table-cell office:value-type="float" office:value="24119">
                <text:p>24119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3.5">
                <text:p>3.5</text:p>
              </table:table-cell>
              <table:table-cell office:value-type="float" office:value="22395">
                <text:p>22395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3.5">
                <text:p>3.5</text:p>
              </table:table-cell>
              <table:table-cell office:value-type="float" office:value="28778.5">
                <text:p>28778.5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3.5">
                <text:p>3.5</text:p>
              </table:table-cell>
              <table:table-cell office:value-type="float" office:value="22303.5">
                <text:p>22303.5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3.5">
                <text:p>3.5</text:p>
              </table:table-cell>
              <table:table-cell office:value-type="float" office:value="27868.5">
                <text:p>27868.5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3.5">
                <text:p>3.5</text:p>
              </table:table-cell>
              <table:table-cell office:value-type="float" office:value="22074">
                <text:p>22074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3.5">
                <text:p>3.5</text:p>
              </table:table-cell>
              <table:table-cell office:value-type="float" office:value="27832.5">
                <text:p>27832.5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3.5">
                <text:p>3.5</text:p>
              </table:table-cell>
              <table:table-cell office:value-type="float" office:value="30360">
                <text:p>30360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3.5">
                <text:p>3.5</text:p>
              </table:table-cell>
              <table:table-cell office:value-type="float" office:value="30887">
                <text:p>30887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3.5">
                <text:p>3.5</text:p>
              </table:table-cell>
              <table:table-cell office:value-type="float" office:value="25132">
                <text:p>25132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3.5">
                <text:p>3.5</text:p>
              </table:table-cell>
              <table:table-cell office:value-type="float" office:value="25606.5">
                <text:p>25606.5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3.5">
                <text:p>3.5</text:p>
              </table:table-cell>
              <table:table-cell office:value-type="float" office:value="27047">
                <text:p>27047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3.5">
                <text:p>3.5</text:p>
              </table:table-cell>
              <table:table-cell office:value-type="float" office:value="24846.5">
                <text:p>24846.5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3.5">
                <text:p>3.5</text:p>
              </table:table-cell>
              <table:table-cell office:value-type="float" office:value="26312.5">
                <text:p>26312.5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3.5">
                <text:p>3.5</text:p>
              </table:table-cell>
              <table:table-cell office:value-type="float" office:value="25150.5">
                <text:p>25150.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3.5">
                <text:p>3.5</text:p>
              </table:table-cell>
              <table:table-cell office:value-type="float" office:value="25544">
                <text:p>25544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3.5">
                <text:p>3.5</text:p>
              </table:table-cell>
              <table:table-cell office:value-type="float" office:value="22418.5">
                <text:p>22418.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3.5">
                <text:p>3.5</text:p>
              </table:table-cell>
              <table:table-cell office:value-type="float" office:value="26757">
                <text:p>26757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3.5">
                <text:p>3.5</text:p>
              </table:table-cell>
              <table:table-cell office:value-type="float" office:value="22909">
                <text:p>22909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3.5">
                <text:p>3.5</text:p>
              </table:table-cell>
              <table:table-cell office:value-type="float" office:value="21990.5">
                <text:p>21990.5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3.5">
                <text:p>3.5</text:p>
              </table:table-cell>
              <table:table-cell office:value-type="float" office:value="29077.5">
                <text:p>29077.5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3.5">
                <text:p>3.5</text:p>
              </table:table-cell>
              <table:table-cell office:value-type="float" office:value="26666">
                <text:p>26666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3.5">
                <text:p>3.5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3.5">
                <text:p>3.5</text:p>
              </table:table-cell>
              <table:table-cell office:value-type="float" office:value="21706.5">
                <text:p>21706.5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3.5">
                <text:p>3.5</text:p>
              </table:table-cell>
              <table:table-cell office:value-type="float" office:value="27693.5">
                <text:p>27693.5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3.5">
                <text:p>3.5</text:p>
              </table:table-cell>
              <table:table-cell office:value-type="float" office:value="26077.5">
                <text:p>26077.5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3.5">
                <text:p>3.5</text:p>
              </table:table-cell>
              <table:table-cell office:value-type="float" office:value="23176">
                <text:p>23176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3.5">
                <text:p>3.5</text:p>
              </table:table-cell>
              <table:table-cell office:value-type="float" office:value="29234">
                <text:p>29234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3.5">
                <text:p>3.5</text:p>
              </table:table-cell>
              <table:table-cell office:value-type="float" office:value="28550">
                <text:p>28550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3.5">
                <text:p>3.5</text:p>
              </table:table-cell>
              <table:table-cell office:value-type="float" office:value="29092.5">
                <text:p>29092.5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3.5">
                <text:p>3.5</text:p>
              </table:table-cell>
              <table:table-cell office:value-type="float" office:value="26892.5">
                <text:p>26892.5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3.5">
                <text:p>3.5</text:p>
              </table:table-cell>
              <table:table-cell office:value-type="float" office:value="30851">
                <text:p>30851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3.5">
                <text:p>3.5</text:p>
              </table:table-cell>
              <table:table-cell office:value-type="float" office:value="23735.5">
                <text:p>23735.5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3.5">
                <text:p>3.5</text:p>
              </table:table-cell>
              <table:table-cell office:value-type="float" office:value="25067.5">
                <text:p>25067.5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3.5">
                <text:p>3.5</text:p>
              </table:table-cell>
              <table:table-cell office:value-type="float" office:value="23983">
                <text:p>23983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3.5">
                <text:p>3.5</text:p>
              </table:table-cell>
              <table:table-cell office:value-type="float" office:value="20300.5">
                <text:p>20300.5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3.5">
                <text:p>3.5</text:p>
              </table:table-cell>
              <table:table-cell office:value-type="float" office:value="30342">
                <text:p>30342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3.5">
                <text:p>3.5</text:p>
              </table:table-cell>
              <table:table-cell office:value-type="float" office:value="28946">
                <text:p>28946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3.5">
                <text:p>3.5</text:p>
              </table:table-cell>
              <table:table-cell office:value-type="float" office:value="26019.5">
                <text:p>26019.5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3.5">
                <text:p>3.5</text:p>
              </table:table-cell>
              <table:table-cell office:value-type="float" office:value="24047">
                <text:p>24047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3.5">
                <text:p>3.5</text:p>
              </table:table-cell>
              <table:table-cell office:value-type="float" office:value="24803">
                <text:p>24803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3.5">
                <text:p>3.5</text:p>
              </table:table-cell>
              <table:table-cell office:value-type="float" office:value="29367">
                <text:p>29367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3.5">
                <text:p>3.5</text:p>
              </table:table-cell>
              <table:table-cell office:value-type="float" office:value="19287">
                <text:p>19287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3.5">
                <text:p>3.5</text:p>
              </table:table-cell>
              <table:table-cell office:value-type="float" office:value="25861">
                <text:p>25861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3.5">
                <text:p>3.5</text:p>
              </table:table-cell>
              <table:table-cell office:value-type="float" office:value="21666.5">
                <text:p>21666.5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3.5">
                <text:p>3.5</text:p>
              </table:table-cell>
              <table:table-cell office:value-type="float" office:value="28028">
                <text:p>28028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3.5">
                <text:p>3.5</text:p>
              </table:table-cell>
              <table:table-cell office:value-type="float" office:value="26911">
                <text:p>26911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3.5">
                <text:p>3.5</text:p>
              </table:table-cell>
              <table:table-cell office:value-type="float" office:value="23009">
                <text:p>23009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3.5">
                <text:p>3.5</text:p>
              </table:table-cell>
              <table:table-cell office:value-type="float" office:value="27703.5">
                <text:p>27703.5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3.5">
                <text:p>3.5</text:p>
              </table:table-cell>
              <table:table-cell office:value-type="float" office:value="22883">
                <text:p>22883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3.5">
                <text:p>3.5</text:p>
              </table:table-cell>
              <table:table-cell office:value-type="float" office:value="23010.5">
                <text:p>23010.5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3.5">
                <text:p>3.5</text:p>
              </table:table-cell>
              <table:table-cell office:value-type="float" office:value="25436.5">
                <text:p>25436.5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3.5">
                <text:p>3.5</text:p>
              </table:table-cell>
              <table:table-cell office:value-type="float" office:value="24102">
                <text:p>24102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3.5">
                <text:p>3.5</text:p>
              </table:table-cell>
              <table:table-cell office:value-type="float" office:value="26382.5">
                <text:p>26382.5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3.5">
                <text:p>3.5</text:p>
              </table:table-cell>
              <table:table-cell office:value-type="float" office:value="27737">
                <text:p>27737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3.5">
                <text:p>3.5</text:p>
              </table:table-cell>
              <table:table-cell office:value-type="float" office:value="23523.5">
                <text:p>23523.5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3.5">
                <text:p>3.5</text:p>
              </table:table-cell>
              <table:table-cell office:value-type="float" office:value="26333.5">
                <text:p>26333.5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3.5">
                <text:p>3.5</text:p>
              </table:table-cell>
              <table:table-cell office:value-type="float" office:value="26557">
                <text:p>26557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3.5">
                <text:p>3.5</text:p>
              </table:table-cell>
              <table:table-cell office:value-type="float" office:value="27045">
                <text:p>27045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3.5">
                <text:p>3.5</text:p>
              </table:table-cell>
              <table:table-cell office:value-type="float" office:value="22441">
                <text:p>22441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3.5">
                <text:p>3.5</text:p>
              </table:table-cell>
              <table:table-cell office:value-type="float" office:value="25550">
                <text:p>25550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3.5">
                <text:p>3.5</text:p>
              </table:table-cell>
              <table:table-cell office:value-type="float" office:value="29005.5">
                <text:p>29005.5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3.5">
                <text:p>3.5</text:p>
              </table:table-cell>
              <table:table-cell office:value-type="float" office:value="24021.5">
                <text:p>24021.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3.5">
                <text:p>3.5</text:p>
              </table:table-cell>
              <table:table-cell office:value-type="float" office:value="23195">
                <text:p>23195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3.5">
                <text:p>3.5</text:p>
              </table:table-cell>
              <table:table-cell office:value-type="float" office:value="21706">
                <text:p>21706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3.5">
                <text:p>3.5</text:p>
              </table:table-cell>
              <table:table-cell office:value-type="float" office:value="26632">
                <text:p>26632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3.5">
                <text:p>3.5</text:p>
              </table:table-cell>
              <table:table-cell office:value-type="float" office:value="25808.5">
                <text:p>25808.5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3.5">
                <text:p>3.5</text:p>
              </table:table-cell>
              <table:table-cell office:value-type="float" office:value="26585.5">
                <text:p>26585.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3.5">
                <text:p>3.5</text:p>
              </table:table-cell>
              <table:table-cell office:value-type="float" office:value="23622.5">
                <text:p>23622.5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3.5">
                <text:p>3.5</text:p>
              </table:table-cell>
              <table:table-cell office:value-type="float" office:value="24937.5">
                <text:p>24937.5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3.5">
                <text:p>3.5</text:p>
              </table:table-cell>
              <table:table-cell office:value-type="float" office:value="24951">
                <text:p>24951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3.5">
                <text:p>3.5</text:p>
              </table:table-cell>
              <table:table-cell office:value-type="float" office:value="26446">
                <text:p>26446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3.5">
                <text:p>3.5</text:p>
              </table:table-cell>
              <table:table-cell office:value-type="float" office:value="27713.5">
                <text:p>27713.5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3.5">
                <text:p>3.5</text:p>
              </table:table-cell>
              <table:table-cell office:value-type="float" office:value="24706">
                <text:p>24706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3.5">
                <text:p>3.5</text:p>
              </table:table-cell>
              <table:table-cell office:value-type="float" office:value="20971">
                <text:p>20971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3.5">
                <text:p>3.5</text:p>
              </table:table-cell>
              <table:table-cell office:value-type="float" office:value="22527.5">
                <text:p>22527.5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3.5">
                <text:p>3.5</text:p>
              </table:table-cell>
              <table:table-cell office:value-type="float" office:value="32350.5">
                <text:p>32350.5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3.5">
                <text:p>3.5</text:p>
              </table:table-cell>
              <table:table-cell office:value-type="float" office:value="24037.5">
                <text:p>24037.5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3.5">
                <text:p>3.5</text:p>
              </table:table-cell>
              <table:table-cell office:value-type="float" office:value="29280">
                <text:p>29280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3.5">
                <text:p>3.5</text:p>
              </table:table-cell>
              <table:table-cell office:value-type="float" office:value="25143">
                <text:p>25143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3.5">
                <text:p>3.5</text:p>
              </table:table-cell>
              <table:table-cell office:value-type="float" office:value="25485.5">
                <text:p>25485.5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3.5">
                <text:p>3.5</text:p>
              </table:table-cell>
              <table:table-cell office:value-type="float" office:value="21055">
                <text:p>21055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3.5">
                <text:p>3.5</text:p>
              </table:table-cell>
              <table:table-cell office:value-type="float" office:value="25588.5">
                <text:p>25588.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3.5">
                <text:p>3.5</text:p>
              </table:table-cell>
              <table:table-cell office:value-type="float" office:value="21735.5">
                <text:p>21735.5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3.5">
                <text:p>3.5</text:p>
              </table:table-cell>
              <table:table-cell office:value-type="float" office:value="26773">
                <text:p>26773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3.5">
                <text:p>3.5</text:p>
              </table:table-cell>
              <table:table-cell office:value-type="float" office:value="26714.5">
                <text:p>26714.5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3.5">
                <text:p>3.5</text:p>
              </table:table-cell>
              <table:table-cell office:value-type="float" office:value="23276.5">
                <text:p>23276.5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3.5">
                <text:p>3.5</text:p>
              </table:table-cell>
              <table:table-cell office:value-type="float" office:value="21733.5">
                <text:p>21733.5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3.5">
                <text:p>3.5</text:p>
              </table:table-cell>
              <table:table-cell office:value-type="float" office:value="22421">
                <text:p>22421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3.5">
                <text:p>3.5</text:p>
              </table:table-cell>
              <table:table-cell office:value-type="float" office:value="23006">
                <text:p>23006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3.5">
                <text:p>3.5</text:p>
              </table:table-cell>
              <table:table-cell office:value-type="float" office:value="25055">
                <text:p>25055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3.5">
                <text:p>3.5</text:p>
              </table:table-cell>
              <table:table-cell office:value-type="float" office:value="23205">
                <text:p>23205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3.5">
                <text:p>3.5</text:p>
              </table:table-cell>
              <table:table-cell office:value-type="float" office:value="25045.5">
                <text:p>25045.5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3.5">
                <text:p>3.5</text:p>
              </table:table-cell>
              <table:table-cell office:value-type="float" office:value="24098">
                <text:p>24098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3.5">
                <text:p>3.5</text:p>
              </table:table-cell>
              <table:table-cell office:value-type="float" office:value="27488">
                <text:p>27488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3.5">
                <text:p>3.5</text:p>
              </table:table-cell>
              <table:table-cell office:value-type="float" office:value="28250">
                <text:p>28250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3.5">
                <text:p>3.5</text:p>
              </table:table-cell>
              <table:table-cell office:value-type="float" office:value="21874">
                <text:p>21874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3.5">
                <text:p>3.5</text:p>
              </table:table-cell>
              <table:table-cell office:value-type="float" office:value="23652">
                <text:p>23652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3.5">
                <text:p>3.5</text:p>
              </table:table-cell>
              <table:table-cell office:value-type="float" office:value="20603">
                <text:p>20603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3.5">
                <text:p>3.5</text:p>
              </table:table-cell>
              <table:table-cell office:value-type="float" office:value="25302.5">
                <text:p>25302.5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3.5">
                <text:p>3.5</text:p>
              </table:table-cell>
              <table:table-cell office:value-type="float" office:value="26566.5">
                <text:p>26566.5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3.5">
                <text:p>3.5</text:p>
              </table:table-cell>
              <table:table-cell office:value-type="float" office:value="28489">
                <text:p>28489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3.5">
                <text:p>3.5</text:p>
              </table:table-cell>
              <table:table-cell office:value-type="float" office:value="25426">
                <text:p>25426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3.5">
                <text:p>3.5</text:p>
              </table:table-cell>
              <table:table-cell office:value-type="float" office:value="30689.5">
                <text:p>30689.5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3.5">
                <text:p>3.5</text:p>
              </table:table-cell>
              <table:table-cell office:value-type="float" office:value="24011">
                <text:p>24011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3.5">
                <text:p>3.5</text:p>
              </table:table-cell>
              <table:table-cell office:value-type="float" office:value="25125">
                <text:p>25125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3.5">
                <text:p>3.5</text:p>
              </table:table-cell>
              <table:table-cell office:value-type="float" office:value="25552.5">
                <text:p>25552.5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3.5">
                <text:p>3.5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3.5">
                <text:p>3.5</text:p>
              </table:table-cell>
              <table:table-cell office:value-type="float" office:value="23927">
                <text:p>23927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3.5">
                <text:p>3.5</text:p>
              </table:table-cell>
              <table:table-cell office:value-type="float" office:value="25854.5">
                <text:p>25854.5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3.5">
                <text:p>3.5</text:p>
              </table:table-cell>
              <table:table-cell office:value-type="float" office:value="22966.5">
                <text:p>22966.5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3.5">
                <text:p>3.5</text:p>
              </table:table-cell>
              <table:table-cell office:value-type="float" office:value="26305">
                <text:p>26305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3.5">
                <text:p>3.5</text:p>
              </table:table-cell>
              <table:table-cell office:value-type="float" office:value="20376">
                <text:p>20376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3.5">
                <text:p>3.5</text:p>
              </table:table-cell>
              <table:table-cell office:value-type="float" office:value="27239">
                <text:p>27239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3.5">
                <text:p>3.5</text:p>
              </table:table-cell>
              <table:table-cell office:value-type="float" office:value="24214.5">
                <text:p>24214.5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3.5">
                <text:p>3.5</text:p>
              </table:table-cell>
              <table:table-cell office:value-type="float" office:value="26765.5">
                <text:p>26765.5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3.5">
                <text:p>3.5</text:p>
              </table:table-cell>
              <table:table-cell office:value-type="float" office:value="22786.5">
                <text:p>22786.5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3.5">
                <text:p>3.5</text:p>
              </table:table-cell>
              <table:table-cell office:value-type="float" office:value="27282.5">
                <text:p>27282.5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3.5">
                <text:p>3.5</text:p>
              </table:table-cell>
              <table:table-cell office:value-type="float" office:value="24240.5">
                <text:p>24240.5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3.5">
                <text:p>3.5</text:p>
              </table:table-cell>
              <table:table-cell office:value-type="float" office:value="25872">
                <text:p>25872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3.5">
                <text:p>3.5</text:p>
              </table:table-cell>
              <table:table-cell office:value-type="float" office:value="24864">
                <text:p>24864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3.5">
                <text:p>3.5</text:p>
              </table:table-cell>
              <table:table-cell office:value-type="float" office:value="24207">
                <text:p>24207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3.5">
                <text:p>3.5</text:p>
              </table:table-cell>
              <table:table-cell office:value-type="float" office:value="24148">
                <text:p>24148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3.5">
                <text:p>3.5</text:p>
              </table:table-cell>
              <table:table-cell office:value-type="float" office:value="23072.5">
                <text:p>23072.5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3.5">
                <text:p>3.5</text:p>
              </table:table-cell>
              <table:table-cell office:value-type="float" office:value="25603">
                <text:p>25603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3.5">
                <text:p>3.5</text:p>
              </table:table-cell>
              <table:table-cell office:value-type="float" office:value="30634">
                <text:p>30634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3.5">
                <text:p>3.5</text:p>
              </table:table-cell>
              <table:table-cell office:value-type="float" office:value="25878">
                <text:p>25878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3.5">
                <text:p>3.5</text:p>
              </table:table-cell>
              <table:table-cell office:value-type="float" office:value="25766">
                <text:p>25766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3.5">
                <text:p>3.5</text:p>
              </table:table-cell>
              <table:table-cell office:value-type="float" office:value="25939">
                <text:p>25939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3.5">
                <text:p>3.5</text:p>
              </table:table-cell>
              <table:table-cell office:value-type="float" office:value="27972">
                <text:p>27972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3.5">
                <text:p>3.5</text:p>
              </table:table-cell>
              <table:table-cell office:value-type="float" office:value="26329">
                <text:p>26329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3.5">
                <text:p>3.5</text:p>
              </table:table-cell>
              <table:table-cell office:value-type="float" office:value="20638">
                <text:p>20638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3.5">
                <text:p>3.5</text:p>
              </table:table-cell>
              <table:table-cell office:value-type="float" office:value="25106">
                <text:p>25106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3.5">
                <text:p>3.5</text:p>
              </table:table-cell>
              <table:table-cell office:value-type="float" office:value="25742.5">
                <text:p>25742.5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3.5">
                <text:p>3.5</text:p>
              </table:table-cell>
              <table:table-cell office:value-type="float" office:value="29125.5">
                <text:p>29125.5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3.5">
                <text:p>3.5</text:p>
              </table:table-cell>
              <table:table-cell office:value-type="float" office:value="25968">
                <text:p>25968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3.5">
                <text:p>3.5</text:p>
              </table:table-cell>
              <table:table-cell office:value-type="float" office:value="27542">
                <text:p>27542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3.5">
                <text:p>3.5</text:p>
              </table:table-cell>
              <table:table-cell office:value-type="float" office:value="27514.5">
                <text:p>27514.5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3.5">
                <text:p>3.5</text:p>
              </table:table-cell>
              <table:table-cell office:value-type="float" office:value="26579">
                <text:p>26579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3.5">
                <text:p>3.5</text:p>
              </table:table-cell>
              <table:table-cell office:value-type="float" office:value="20096">
                <text:p>20096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3.5">
                <text:p>3.5</text:p>
              </table:table-cell>
              <table:table-cell office:value-type="float" office:value="22630">
                <text:p>22630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3.5">
                <text:p>3.5</text:p>
              </table:table-cell>
              <table:table-cell office:value-type="float" office:value="30038">
                <text:p>30038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3.5">
                <text:p>3.5</text:p>
              </table:table-cell>
              <table:table-cell office:value-type="float" office:value="23571.5">
                <text:p>23571.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3.5">
                <text:p>3.5</text:p>
              </table:table-cell>
              <table:table-cell office:value-type="float" office:value="23805.5">
                <text:p>23805.5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3.5">
                <text:p>3.5</text:p>
              </table:table-cell>
              <table:table-cell office:value-type="float" office:value="29826.5">
                <text:p>29826.5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3.5">
                <text:p>3.5</text:p>
              </table:table-cell>
              <table:table-cell office:value-type="float" office:value="23677.5">
                <text:p>23677.5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3.5">
                <text:p>3.5</text:p>
              </table:table-cell>
              <table:table-cell office:value-type="float" office:value="23414.5">
                <text:p>23414.5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3.5">
                <text:p>3.5</text:p>
              </table:table-cell>
              <table:table-cell office:value-type="float" office:value="28043.5">
                <text:p>28043.5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3.5">
                <text:p>3.5</text:p>
              </table:table-cell>
              <table:table-cell office:value-type="float" office:value="30405.5">
                <text:p>30405.5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3.5">
                <text:p>3.5</text:p>
              </table:table-cell>
              <table:table-cell office:value-type="float" office:value="25880.5">
                <text:p>25880.5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3.5">
                <text:p>3.5</text:p>
              </table:table-cell>
              <table:table-cell office:value-type="float" office:value="30616">
                <text:p>30616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3.5">
                <text:p>3.5</text:p>
              </table:table-cell>
              <table:table-cell office:value-type="float" office:value="26635">
                <text:p>2663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3.5">
                <text:p>3.5</text:p>
              </table:table-cell>
              <table:table-cell office:value-type="float" office:value="25009.5">
                <text:p>25009.5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3.5">
                <text:p>3.5</text:p>
              </table:table-cell>
              <table:table-cell office:value-type="float" office:value="27844">
                <text:p>27844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3.5">
                <text:p>3.5</text:p>
              </table:table-cell>
              <table:table-cell office:value-type="float" office:value="25476.5">
                <text:p>25476.5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3.5">
                <text:p>3.5</text:p>
              </table:table-cell>
              <table:table-cell office:value-type="float" office:value="24965.5">
                <text:p>24965.5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3.5">
                <text:p>3.5</text:p>
              </table:table-cell>
              <table:table-cell office:value-type="float" office:value="23669">
                <text:p>23669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3.5">
                <text:p>3.5</text:p>
              </table:table-cell>
              <table:table-cell office:value-type="float" office:value="26982.5">
                <text:p>26982.5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3.5">
                <text:p>3.5</text:p>
              </table:table-cell>
              <table:table-cell office:value-type="float" office:value="22515.5">
                <text:p>22515.5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3.5">
                <text:p>3.5</text:p>
              </table:table-cell>
              <table:table-cell office:value-type="float" office:value="26183">
                <text:p>26183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3.5">
                <text:p>3.5</text:p>
              </table:table-cell>
              <table:table-cell office:value-type="float" office:value="23784">
                <text:p>23784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3.5">
                <text:p>3.5</text:p>
              </table:table-cell>
              <table:table-cell office:value-type="float" office:value="27072.5">
                <text:p>27072.5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3.5">
                <text:p>3.5</text:p>
              </table:table-cell>
              <table:table-cell office:value-type="float" office:value="18329">
                <text:p>18329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3.5">
                <text:p>3.5</text:p>
              </table:table-cell>
              <table:table-cell office:value-type="float" office:value="27046.5">
                <text:p>27046.5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3.5">
                <text:p>3.5</text:p>
              </table:table-cell>
              <table:table-cell office:value-type="float" office:value="26147.5">
                <text:p>26147.5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3.5">
                <text:p>3.5</text:p>
              </table:table-cell>
              <table:table-cell office:value-type="float" office:value="20358.5">
                <text:p>20358.5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3.5">
                <text:p>3.5</text:p>
              </table:table-cell>
              <table:table-cell office:value-type="float" office:value="26576">
                <text:p>26576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3.5">
                <text:p>3.5</text:p>
              </table:table-cell>
              <table:table-cell office:value-type="float" office:value="21850.5">
                <text:p>21850.5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3.5">
                <text:p>3.5</text:p>
              </table:table-cell>
              <table:table-cell office:value-type="float" office:value="20064.5">
                <text:p>20064.5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3.5">
                <text:p>3.5</text:p>
              </table:table-cell>
              <table:table-cell office:value-type="float" office:value="27729">
                <text:p>27729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3.5">
                <text:p>3.5</text:p>
              </table:table-cell>
              <table:table-cell office:value-type="float" office:value="24189.5">
                <text:p>24189.5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3.5">
                <text:p>3.5</text:p>
              </table:table-cell>
              <table:table-cell office:value-type="float" office:value="26589.5">
                <text:p>26589.5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3.5">
                <text:p>3.5</text:p>
              </table:table-cell>
              <table:table-cell office:value-type="float" office:value="21674.5">
                <text:p>21674.5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3.5">
                <text:p>3.5</text:p>
              </table:table-cell>
              <table:table-cell office:value-type="float" office:value="23882.5">
                <text:p>23882.5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3.5">
                <text:p>3.5</text:p>
              </table:table-cell>
              <table:table-cell office:value-type="float" office:value="25725">
                <text:p>25725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3.5">
                <text:p>3.5</text:p>
              </table:table-cell>
              <table:table-cell office:value-type="float" office:value="24377.5">
                <text:p>24377.5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3.5">
                <text:p>3.5</text:p>
              </table:table-cell>
              <table:table-cell office:value-type="float" office:value="24354">
                <text:p>24354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3.5">
                <text:p>3.5</text:p>
              </table:table-cell>
              <table:table-cell office:value-type="float" office:value="25848">
                <text:p>25848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3.5">
                <text:p>3.5</text:p>
              </table:table-cell>
              <table:table-cell office:value-type="float" office:value="24367.5">
                <text:p>24367.5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3.5">
                <text:p>3.5</text:p>
              </table:table-cell>
              <table:table-cell office:value-type="float" office:value="29576.5">
                <text:p>29576.5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3.5">
                <text:p>3.5</text:p>
              </table:table-cell>
              <table:table-cell office:value-type="float" office:value="21592.5">
                <text:p>21592.5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3.5">
                <text:p>3.5</text:p>
              </table:table-cell>
              <table:table-cell office:value-type="float" office:value="24176.5">
                <text:p>24176.5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3.5">
                <text:p>3.5</text:p>
              </table:table-cell>
              <table:table-cell office:value-type="float" office:value="25609.5">
                <text:p>25609.5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3.5">
                <text:p>3.5</text:p>
              </table:table-cell>
              <table:table-cell office:value-type="float" office:value="29585.5">
                <text:p>29585.5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3.5">
                <text:p>3.5</text:p>
              </table:table-cell>
              <table:table-cell office:value-type="float" office:value="19719.5">
                <text:p>19719.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3.5">
                <text:p>3.5</text:p>
              </table:table-cell>
              <table:table-cell office:value-type="float" office:value="24158">
                <text:p>24158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3.5">
                <text:p>3.5</text:p>
              </table:table-cell>
              <table:table-cell office:value-type="float" office:value="27052">
                <text:p>27052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3.5">
                <text:p>3.5</text:p>
              </table:table-cell>
              <table:table-cell office:value-type="float" office:value="24665.5">
                <text:p>24665.5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3.5">
                <text:p>3.5</text:p>
              </table:table-cell>
              <table:table-cell office:value-type="float" office:value="27102.5">
                <text:p>27102.5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3.5">
                <text:p>3.5</text:p>
              </table:table-cell>
              <table:table-cell office:value-type="float" office:value="25587.5">
                <text:p>25587.5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3.5">
                <text:p>3.5</text:p>
              </table:table-cell>
              <table:table-cell office:value-type="float" office:value="26013">
                <text:p>26013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3.5">
                <text:p>3.5</text:p>
              </table:table-cell>
              <table:table-cell office:value-type="float" office:value="22401">
                <text:p>22401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3.5">
                <text:p>3.5</text:p>
              </table:table-cell>
              <table:table-cell office:value-type="float" office:value="27355.5">
                <text:p>27355.5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3.5">
                <text:p>3.5</text:p>
              </table:table-cell>
              <table:table-cell office:value-type="float" office:value="23936">
                <text:p>23936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3.5">
                <text:p>3.5</text:p>
              </table:table-cell>
              <table:table-cell office:value-type="float" office:value="24901">
                <text:p>24901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3.5">
                <text:p>3.5</text:p>
              </table:table-cell>
              <table:table-cell office:value-type="float" office:value="25954.5">
                <text:p>25954.5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3.5">
                <text:p>3.5</text:p>
              </table:table-cell>
              <table:table-cell office:value-type="float" office:value="24999.5">
                <text:p>24999.5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3.5">
                <text:p>3.5</text:p>
              </table:table-cell>
              <table:table-cell office:value-type="float" office:value="29590.5">
                <text:p>29590.5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3.5">
                <text:p>3.5</text:p>
              </table:table-cell>
              <table:table-cell office:value-type="float" office:value="24004.5">
                <text:p>24004.5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3.5">
                <text:p>3.5</text:p>
              </table:table-cell>
              <table:table-cell office:value-type="float" office:value="22947">
                <text:p>22947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3.5">
                <text:p>3.5</text:p>
              </table:table-cell>
              <table:table-cell office:value-type="float" office:value="22238.5">
                <text:p>22238.5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3.5">
                <text:p>3.5</text:p>
              </table:table-cell>
              <table:table-cell office:value-type="float" office:value="27627.5">
                <text:p>27627.5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3.5">
                <text:p>3.5</text:p>
              </table:table-cell>
              <table:table-cell office:value-type="float" office:value="25716.5">
                <text:p>25716.5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3.5">
                <text:p>3.5</text:p>
              </table:table-cell>
              <table:table-cell office:value-type="float" office:value="23727.5">
                <text:p>23727.5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3.5">
                <text:p>3.5</text:p>
              </table:table-cell>
              <table:table-cell office:value-type="float" office:value="23610.5">
                <text:p>23610.5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3.5">
                <text:p>3.5</text:p>
              </table:table-cell>
              <table:table-cell office:value-type="float" office:value="25250">
                <text:p>25250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3.5">
                <text:p>3.5</text:p>
              </table:table-cell>
              <table:table-cell office:value-type="float" office:value="25712.5">
                <text:p>25712.5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3.5">
                <text:p>3.5</text:p>
              </table:table-cell>
              <table:table-cell office:value-type="float" office:value="25626.5">
                <text:p>25626.5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3.5">
                <text:p>3.5</text:p>
              </table:table-cell>
              <table:table-cell office:value-type="float" office:value="24974.5">
                <text:p>24974.5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3.5">
                <text:p>3.5</text:p>
              </table:table-cell>
              <table:table-cell office:value-type="float" office:value="22079.5">
                <text:p>22079.5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3.5">
                <text:p>3.5</text:p>
              </table:table-cell>
              <table:table-cell office:value-type="float" office:value="22557">
                <text:p>22557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3.5">
                <text:p>3.5</text:p>
              </table:table-cell>
              <table:table-cell office:value-type="float" office:value="24923">
                <text:p>24923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3.5">
                <text:p>3.5</text:p>
              </table:table-cell>
              <table:table-cell office:value-type="float" office:value="29610.5">
                <text:p>29610.5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3.5">
                <text:p>3.5</text:p>
              </table:table-cell>
              <table:table-cell office:value-type="float" office:value="22608.5">
                <text:p>22608.5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4">
                <text:p>4</text:p>
              </table:table-cell>
              <table:table-cell office:value-type="float" office:value="27362">
                <text:p>27362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4">
                <text:p>4</text:p>
              </table:table-cell>
              <table:table-cell office:value-type="float" office:value="24244">
                <text:p>24244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4">
                <text:p>4</text:p>
              </table:table-cell>
              <table:table-cell office:value-type="float" office:value="26949">
                <text:p>26949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4">
                <text:p>4</text:p>
              </table:table-cell>
              <table:table-cell office:value-type="float" office:value="24952">
                <text:p>24952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4">
                <text:p>4</text:p>
              </table:table-cell>
              <table:table-cell office:value-type="float" office:value="29483">
                <text:p>29483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4">
                <text:p>4</text:p>
              </table:table-cell>
              <table:table-cell office:value-type="float" office:value="23952">
                <text:p>23952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4">
                <text:p>4</text:p>
              </table:table-cell>
              <table:table-cell office:value-type="float" office:value="23320">
                <text:p>23320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4">
                <text:p>4</text:p>
              </table:table-cell>
              <table:table-cell office:value-type="float" office:value="23924.5">
                <text:p>23924.5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4">
                <text:p>4</text:p>
              </table:table-cell>
              <table:table-cell office:value-type="float" office:value="23310">
                <text:p>23310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4">
                <text:p>4</text:p>
              </table:table-cell>
              <table:table-cell office:value-type="float" office:value="20755">
                <text:p>20755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4">
                <text:p>4</text:p>
              </table:table-cell>
              <table:table-cell office:value-type="float" office:value="22751.5">
                <text:p>22751.5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4">
                <text:p>4</text:p>
              </table:table-cell>
              <table:table-cell office:value-type="float" office:value="26229.5">
                <text:p>26229.5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4">
                <text:p>4</text:p>
              </table:table-cell>
              <table:table-cell office:value-type="float" office:value="23382">
                <text:p>23382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4">
                <text:p>4</text:p>
              </table:table-cell>
              <table:table-cell office:value-type="float" office:value="28655">
                <text:p>28655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4">
                <text:p>4</text:p>
              </table:table-cell>
              <table:table-cell office:value-type="float" office:value="25257.5">
                <text:p>25257.5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4">
                <text:p>4</text:p>
              </table:table-cell>
              <table:table-cell office:value-type="float" office:value="25406.5">
                <text:p>25406.5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4">
                <text:p>4</text:p>
              </table:table-cell>
              <table:table-cell office:value-type="float" office:value="27199.5">
                <text:p>27199.5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4">
                <text:p>4</text:p>
              </table:table-cell>
              <table:table-cell office:value-type="float" office:value="27739">
                <text:p>27739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4">
                <text:p>4</text:p>
              </table:table-cell>
              <table:table-cell office:value-type="float" office:value="25870">
                <text:p>25870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4">
                <text:p>4</text:p>
              </table:table-cell>
              <table:table-cell office:value-type="float" office:value="27923">
                <text:p>27923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4">
                <text:p>4</text:p>
              </table:table-cell>
              <table:table-cell office:value-type="float" office:value="26467.5">
                <text:p>26467.5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4">
                <text:p>4</text:p>
              </table:table-cell>
              <table:table-cell office:value-type="float" office:value="30003.5">
                <text:p>30003.5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4">
                <text:p>4</text:p>
              </table:table-cell>
              <table:table-cell office:value-type="float" office:value="25083.5">
                <text:p>25083.5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4">
                <text:p>4</text:p>
              </table:table-cell>
              <table:table-cell office:value-type="float" office:value="27686">
                <text:p>27686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4">
                <text:p>4</text:p>
              </table:table-cell>
              <table:table-cell office:value-type="float" office:value="24265.5">
                <text:p>24265.5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4">
                <text:p>4</text:p>
              </table:table-cell>
              <table:table-cell office:value-type="float" office:value="28687.5">
                <text:p>28687.5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4">
                <text:p>4</text:p>
              </table:table-cell>
              <table:table-cell office:value-type="float" office:value="22479.5">
                <text:p>22479.5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4">
                <text:p>4</text:p>
              </table:table-cell>
              <table:table-cell office:value-type="float" office:value="24732.5">
                <text:p>24732.5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4">
                <text:p>4</text:p>
              </table:table-cell>
              <table:table-cell office:value-type="float" office:value="25575">
                <text:p>25575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4">
                <text:p>4</text:p>
              </table:table-cell>
              <table:table-cell office:value-type="float" office:value="24924">
                <text:p>24924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4">
                <text:p>4</text:p>
              </table:table-cell>
              <table:table-cell office:value-type="float" office:value="28189.5">
                <text:p>28189.5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4">
                <text:p>4</text:p>
              </table:table-cell>
              <table:table-cell office:value-type="float" office:value="25554.5">
                <text:p>25554.5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4">
                <text:p>4</text:p>
              </table:table-cell>
              <table:table-cell office:value-type="float" office:value="25102.5">
                <text:p>25102.5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4">
                <text:p>4</text:p>
              </table:table-cell>
              <table:table-cell office:value-type="float" office:value="23181">
                <text:p>23181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4">
                <text:p>4</text:p>
              </table:table-cell>
              <table:table-cell office:value-type="float" office:value="25806.5">
                <text:p>25806.5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4">
                <text:p>4</text:p>
              </table:table-cell>
              <table:table-cell office:value-type="float" office:value="21857.5">
                <text:p>21857.5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4">
                <text:p>4</text:p>
              </table:table-cell>
              <table:table-cell office:value-type="float" office:value="23220.5">
                <text:p>23220.5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4">
                <text:p>4</text:p>
              </table:table-cell>
              <table:table-cell office:value-type="float" office:value="26940.5">
                <text:p>26940.5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4">
                <text:p>4</text:p>
              </table:table-cell>
              <table:table-cell office:value-type="float" office:value="24084.5">
                <text:p>24084.5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4">
                <text:p>4</text:p>
              </table:table-cell>
              <table:table-cell office:value-type="float" office:value="27351.5">
                <text:p>27351.5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4">
                <text:p>4</text:p>
              </table:table-cell>
              <table:table-cell office:value-type="float" office:value="24341">
                <text:p>24341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4">
                <text:p>4</text:p>
              </table:table-cell>
              <table:table-cell office:value-type="float" office:value="23219">
                <text:p>23219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4">
                <text:p>4</text:p>
              </table:table-cell>
              <table:table-cell office:value-type="float" office:value="28582">
                <text:p>28582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4">
                <text:p>4</text:p>
              </table:table-cell>
              <table:table-cell office:value-type="float" office:value="27669">
                <text:p>27669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4">
                <text:p>4</text:p>
              </table:table-cell>
              <table:table-cell office:value-type="float" office:value="26885">
                <text:p>26885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4">
                <text:p>4</text:p>
              </table:table-cell>
              <table:table-cell office:value-type="float" office:value="19701">
                <text:p>19701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4">
                <text:p>4</text:p>
              </table:table-cell>
              <table:table-cell office:value-type="float" office:value="21751">
                <text:p>21751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4">
                <text:p>4</text:p>
              </table:table-cell>
              <table:table-cell office:value-type="float" office:value="24266">
                <text:p>24266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4">
                <text:p>4</text:p>
              </table:table-cell>
              <table:table-cell office:value-type="float" office:value="25042.5">
                <text:p>25042.5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4">
                <text:p>4</text:p>
              </table:table-cell>
              <table:table-cell office:value-type="float" office:value="25532.5">
                <text:p>25532.5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4">
                <text:p>4</text:p>
              </table:table-cell>
              <table:table-cell office:value-type="float" office:value="24453">
                <text:p>24453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4">
                <text:p>4</text:p>
              </table:table-cell>
              <table:table-cell office:value-type="float" office:value="24713">
                <text:p>24713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4">
                <text:p>4</text:p>
              </table:table-cell>
              <table:table-cell office:value-type="float" office:value="25961.5">
                <text:p>25961.5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4">
                <text:p>4</text:p>
              </table:table-cell>
              <table:table-cell office:value-type="float" office:value="23554.5">
                <text:p>23554.5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4">
                <text:p>4</text:p>
              </table:table-cell>
              <table:table-cell office:value-type="float" office:value="22399.5">
                <text:p>22399.5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4">
                <text:p>4</text:p>
              </table:table-cell>
              <table:table-cell office:value-type="float" office:value="22524">
                <text:p>22524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4">
                <text:p>4</text:p>
              </table:table-cell>
              <table:table-cell office:value-type="float" office:value="24337">
                <text:p>24337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4">
                <text:p>4</text:p>
              </table:table-cell>
              <table:table-cell office:value-type="float" office:value="22163.5">
                <text:p>22163.5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4">
                <text:p>4</text:p>
              </table:table-cell>
              <table:table-cell office:value-type="float" office:value="27713">
                <text:p>27713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4">
                <text:p>4</text:p>
              </table:table-cell>
              <table:table-cell office:value-type="float" office:value="27241">
                <text:p>27241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4">
                <text:p>4</text:p>
              </table:table-cell>
              <table:table-cell office:value-type="float" office:value="25809">
                <text:p>25809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4">
                <text:p>4</text:p>
              </table:table-cell>
              <table:table-cell office:value-type="float" office:value="29626.5">
                <text:p>29626.5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4">
                <text:p>4</text:p>
              </table:table-cell>
              <table:table-cell office:value-type="float" office:value="26485.5">
                <text:p>26485.5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4">
                <text:p>4</text:p>
              </table:table-cell>
              <table:table-cell office:value-type="float" office:value="29178">
                <text:p>29178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4">
                <text:p>4</text:p>
              </table:table-cell>
              <table:table-cell office:value-type="float" office:value="24298">
                <text:p>24298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4">
                <text:p>4</text:p>
              </table:table-cell>
              <table:table-cell office:value-type="float" office:value="25067.5">
                <text:p>25067.5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4">
                <text:p>4</text:p>
              </table:table-cell>
              <table:table-cell office:value-type="float" office:value="29986">
                <text:p>29986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4">
                <text:p>4</text:p>
              </table:table-cell>
              <table:table-cell office:value-type="float" office:value="25531.5">
                <text:p>25531.5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4">
                <text:p>4</text:p>
              </table:table-cell>
              <table:table-cell office:value-type="float" office:value="24289">
                <text:p>24289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4">
                <text:p>4</text:p>
              </table:table-cell>
              <table:table-cell office:value-type="float" office:value="23454">
                <text:p>23454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4">
                <text:p>4</text:p>
              </table:table-cell>
              <table:table-cell office:value-type="float" office:value="28712">
                <text:p>28712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4">
                <text:p>4</text:p>
              </table:table-cell>
              <table:table-cell office:value-type="float" office:value="22814.5">
                <text:p>22814.5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4">
                <text:p>4</text:p>
              </table:table-cell>
              <table:table-cell office:value-type="float" office:value="24972">
                <text:p>24972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4">
                <text:p>4</text:p>
              </table:table-cell>
              <table:table-cell office:value-type="float" office:value="21856">
                <text:p>21856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4">
                <text:p>4</text:p>
              </table:table-cell>
              <table:table-cell office:value-type="float" office:value="24061.5">
                <text:p>24061.5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4">
                <text:p>4</text:p>
              </table:table-cell>
              <table:table-cell office:value-type="float" office:value="24813">
                <text:p>24813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4">
                <text:p>4</text:p>
              </table:table-cell>
              <table:table-cell office:value-type="float" office:value="26667.5">
                <text:p>26667.5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4">
                <text:p>4</text:p>
              </table:table-cell>
              <table:table-cell office:value-type="float" office:value="23393.5">
                <text:p>23393.5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4">
                <text:p>4</text:p>
              </table:table-cell>
              <table:table-cell office:value-type="float" office:value="26702.5">
                <text:p>26702.5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4">
                <text:p>4</text:p>
              </table:table-cell>
              <table:table-cell office:value-type="float" office:value="25742.5">
                <text:p>25742.5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4">
                <text:p>4</text:p>
              </table:table-cell>
              <table:table-cell office:value-type="float" office:value="24692">
                <text:p>24692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4">
                <text:p>4</text:p>
              </table:table-cell>
              <table:table-cell office:value-type="float" office:value="23847">
                <text:p>23847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4">
                <text:p>4</text:p>
              </table:table-cell>
              <table:table-cell office:value-type="float" office:value="23228.5">
                <text:p>23228.5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4">
                <text:p>4</text:p>
              </table:table-cell>
              <table:table-cell office:value-type="float" office:value="23429.5">
                <text:p>23429.5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4">
                <text:p>4</text:p>
              </table:table-cell>
              <table:table-cell office:value-type="float" office:value="27253.5">
                <text:p>27253.5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4">
                <text:p>4</text:p>
              </table:table-cell>
              <table:table-cell office:value-type="float" office:value="27158">
                <text:p>27158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4">
                <text:p>4</text:p>
              </table:table-cell>
              <table:table-cell office:value-type="float" office:value="24729">
                <text:p>24729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4">
                <text:p>4</text:p>
              </table:table-cell>
              <table:table-cell office:value-type="float" office:value="27341">
                <text:p>27341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4">
                <text:p>4</text:p>
              </table:table-cell>
              <table:table-cell office:value-type="float" office:value="25015.5">
                <text:p>25015.5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4">
                <text:p>4</text:p>
              </table:table-cell>
              <table:table-cell office:value-type="float" office:value="27727">
                <text:p>27727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4">
                <text:p>4</text:p>
              </table:table-cell>
              <table:table-cell office:value-type="float" office:value="21308.5">
                <text:p>21308.5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4">
                <text:p>4</text:p>
              </table:table-cell>
              <table:table-cell office:value-type="float" office:value="22296.5">
                <text:p>22296.5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4">
                <text:p>4</text:p>
              </table:table-cell>
              <table:table-cell office:value-type="float" office:value="22811">
                <text:p>22811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4">
                <text:p>4</text:p>
              </table:table-cell>
              <table:table-cell office:value-type="float" office:value="30773">
                <text:p>30773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4">
                <text:p>4</text:p>
              </table:table-cell>
              <table:table-cell office:value-type="float" office:value="27945.5">
                <text:p>27945.5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4">
                <text:p>4</text:p>
              </table:table-cell>
              <table:table-cell office:value-type="float" office:value="25778.5">
                <text:p>25778.5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4">
                <text:p>4</text:p>
              </table:table-cell>
              <table:table-cell office:value-type="float" office:value="21199.5">
                <text:p>21199.5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4">
                <text:p>4</text:p>
              </table:table-cell>
              <table:table-cell office:value-type="float" office:value="24825">
                <text:p>24825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4">
                <text:p>4</text:p>
              </table:table-cell>
              <table:table-cell office:value-type="float" office:value="29969">
                <text:p>29969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4">
                <text:p>4</text:p>
              </table:table-cell>
              <table:table-cell office:value-type="float" office:value="25113.5">
                <text:p>25113.5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4">
                <text:p>4</text:p>
              </table:table-cell>
              <table:table-cell office:value-type="float" office:value="27510.5">
                <text:p>27510.5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4">
                <text:p>4</text:p>
              </table:table-cell>
              <table:table-cell office:value-type="float" office:value="23100.5">
                <text:p>23100.5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4">
                <text:p>4</text:p>
              </table:table-cell>
              <table:table-cell office:value-type="float" office:value="25909.5">
                <text:p>25909.5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4">
                <text:p>4</text:p>
              </table:table-cell>
              <table:table-cell office:value-type="float" office:value="26716">
                <text:p>26716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4">
                <text:p>4</text:p>
              </table:table-cell>
              <table:table-cell office:value-type="float" office:value="22905.5">
                <text:p>22905.5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4">
                <text:p>4</text:p>
              </table:table-cell>
              <table:table-cell office:value-type="float" office:value="25073">
                <text:p>25073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4">
                <text:p>4</text:p>
              </table:table-cell>
              <table:table-cell office:value-type="float" office:value="21373">
                <text:p>21373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4">
                <text:p>4</text:p>
              </table:table-cell>
              <table:table-cell office:value-type="float" office:value="20227.5">
                <text:p>20227.5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4">
                <text:p>4</text:p>
              </table:table-cell>
              <table:table-cell office:value-type="float" office:value="25572">
                <text:p>25572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4">
                <text:p>4</text:p>
              </table:table-cell>
              <table:table-cell office:value-type="float" office:value="25461">
                <text:p>25461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4">
                <text:p>4</text:p>
              </table:table-cell>
              <table:table-cell office:value-type="float" office:value="26768.5">
                <text:p>26768.5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4">
                <text:p>4</text:p>
              </table:table-cell>
              <table:table-cell office:value-type="float" office:value="26351">
                <text:p>26351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4">
                <text:p>4</text:p>
              </table:table-cell>
              <table:table-cell office:value-type="float" office:value="25705">
                <text:p>25705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4">
                <text:p>4</text:p>
              </table:table-cell>
              <table:table-cell office:value-type="float" office:value="29296.5">
                <text:p>29296.5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4">
                <text:p>4</text:p>
              </table:table-cell>
              <table:table-cell office:value-type="float" office:value="23661">
                <text:p>23661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4">
                <text:p>4</text:p>
              </table:table-cell>
              <table:table-cell office:value-type="float" office:value="22969.5">
                <text:p>22969.5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4">
                <text:p>4</text:p>
              </table:table-cell>
              <table:table-cell office:value-type="float" office:value="24832">
                <text:p>24832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4">
                <text:p>4</text:p>
              </table:table-cell>
              <table:table-cell office:value-type="float" office:value="25546.5">
                <text:p>25546.5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4">
                <text:p>4</text:p>
              </table:table-cell>
              <table:table-cell office:value-type="float" office:value="24055.5">
                <text:p>24055.5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4">
                <text:p>4</text:p>
              </table:table-cell>
              <table:table-cell office:value-type="float" office:value="28676.5">
                <text:p>28676.5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4">
                <text:p>4</text:p>
              </table:table-cell>
              <table:table-cell office:value-type="float" office:value="26469.5">
                <text:p>26469.5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4">
                <text:p>4</text:p>
              </table:table-cell>
              <table:table-cell office:value-type="float" office:value="27423.5">
                <text:p>27423.5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4">
                <text:p>4</text:p>
              </table:table-cell>
              <table:table-cell office:value-type="float" office:value="21118">
                <text:p>21118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4">
                <text:p>4</text:p>
              </table:table-cell>
              <table:table-cell office:value-type="float" office:value="28257.5">
                <text:p>28257.5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4">
                <text:p>4</text:p>
              </table:table-cell>
              <table:table-cell office:value-type="float" office:value="20586">
                <text:p>20586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4">
                <text:p>4</text:p>
              </table:table-cell>
              <table:table-cell office:value-type="float" office:value="24294">
                <text:p>24294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4">
                <text:p>4</text:p>
              </table:table-cell>
              <table:table-cell office:value-type="float" office:value="30694.5">
                <text:p>30694.5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4">
                <text:p>4</text:p>
              </table:table-cell>
              <table:table-cell office:value-type="float" office:value="22676.5">
                <text:p>22676.5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4">
                <text:p>4</text:p>
              </table:table-cell>
              <table:table-cell office:value-type="float" office:value="28008.5">
                <text:p>28008.5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4">
                <text:p>4</text:p>
              </table:table-cell>
              <table:table-cell office:value-type="float" office:value="21630.5">
                <text:p>21630.5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4">
                <text:p>4</text:p>
              </table:table-cell>
              <table:table-cell office:value-type="float" office:value="26876.5">
                <text:p>26876.5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4">
                <text:p>4</text:p>
              </table:table-cell>
              <table:table-cell office:value-type="float" office:value="28423.5">
                <text:p>28423.5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4">
                <text:p>4</text:p>
              </table:table-cell>
              <table:table-cell office:value-type="float" office:value="27494.5">
                <text:p>27494.5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4">
                <text:p>4</text:p>
              </table:table-cell>
              <table:table-cell office:value-type="float" office:value="23803">
                <text:p>23803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4">
                <text:p>4</text:p>
              </table:table-cell>
              <table:table-cell office:value-type="float" office:value="25480">
                <text:p>25480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4">
                <text:p>4</text:p>
              </table:table-cell>
              <table:table-cell office:value-type="float" office:value="24190.5">
                <text:p>24190.5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4">
                <text:p>4</text:p>
              </table:table-cell>
              <table:table-cell office:value-type="float" office:value="27280.5">
                <text:p>27280.5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4">
                <text:p>4</text:p>
              </table:table-cell>
              <table:table-cell office:value-type="float" office:value="27050">
                <text:p>27050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4">
                <text:p>4</text:p>
              </table:table-cell>
              <table:table-cell office:value-type="float" office:value="27187.5">
                <text:p>27187.5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4">
                <text:p>4</text:p>
              </table:table-cell>
              <table:table-cell office:value-type="float" office:value="25403.5">
                <text:p>25403.5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4">
                <text:p>4</text:p>
              </table:table-cell>
              <table:table-cell office:value-type="float" office:value="23737.5">
                <text:p>23737.5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4">
                <text:p>4</text:p>
              </table:table-cell>
              <table:table-cell office:value-type="float" office:value="26512">
                <text:p>26512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4">
                <text:p>4</text:p>
              </table:table-cell>
              <table:table-cell office:value-type="float" office:value="26752.5">
                <text:p>26752.5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4">
                <text:p>4</text:p>
              </table:table-cell>
              <table:table-cell office:value-type="float" office:value="25921">
                <text:p>25921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4">
                <text:p>4</text:p>
              </table:table-cell>
              <table:table-cell office:value-type="float" office:value="23287.5">
                <text:p>23287.5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4">
                <text:p>4</text:p>
              </table:table-cell>
              <table:table-cell office:value-type="float" office:value="28560.5">
                <text:p>28560.5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4">
                <text:p>4</text:p>
              </table:table-cell>
              <table:table-cell office:value-type="float" office:value="33293.5">
                <text:p>33293.5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4">
                <text:p>4</text:p>
              </table:table-cell>
              <table:table-cell office:value-type="float" office:value="26065">
                <text:p>26065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4">
                <text:p>4</text:p>
              </table:table-cell>
              <table:table-cell office:value-type="float" office:value="22902.5">
                <text:p>22902.5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4">
                <text:p>4</text:p>
              </table:table-cell>
              <table:table-cell office:value-type="float" office:value="22863.5">
                <text:p>22863.5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4">
                <text:p>4</text:p>
              </table:table-cell>
              <table:table-cell office:value-type="float" office:value="27845.5">
                <text:p>27845.5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4">
                <text:p>4</text:p>
              </table:table-cell>
              <table:table-cell office:value-type="float" office:value="22381">
                <text:p>22381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4">
                <text:p>4</text:p>
              </table:table-cell>
              <table:table-cell office:value-type="float" office:value="24936.5">
                <text:p>24936.5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4">
                <text:p>4</text:p>
              </table:table-cell>
              <table:table-cell office:value-type="float" office:value="25374.5">
                <text:p>25374.5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4">
                <text:p>4</text:p>
              </table:table-cell>
              <table:table-cell office:value-type="float" office:value="24451.5">
                <text:p>24451.5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4">
                <text:p>4</text:p>
              </table:table-cell>
              <table:table-cell office:value-type="float" office:value="27198">
                <text:p>27198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4">
                <text:p>4</text:p>
              </table:table-cell>
              <table:table-cell office:value-type="float" office:value="23895">
                <text:p>23895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4">
                <text:p>4</text:p>
              </table:table-cell>
              <table:table-cell office:value-type="float" office:value="28156">
                <text:p>28156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4">
                <text:p>4</text:p>
              </table:table-cell>
              <table:table-cell office:value-type="float" office:value="21608.5">
                <text:p>21608.5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4">
                <text:p>4</text:p>
              </table:table-cell>
              <table:table-cell office:value-type="float" office:value="26308">
                <text:p>26308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4">
                <text:p>4</text:p>
              </table:table-cell>
              <table:table-cell office:value-type="float" office:value="27982.5">
                <text:p>27982.5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4">
                <text:p>4</text:p>
              </table:table-cell>
              <table:table-cell office:value-type="float" office:value="26469.5">
                <text:p>26469.5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4">
                <text:p>4</text:p>
              </table:table-cell>
              <table:table-cell office:value-type="float" office:value="27038">
                <text:p>27038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4">
                <text:p>4</text:p>
              </table:table-cell>
              <table:table-cell office:value-type="float" office:value="26138">
                <text:p>26138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4">
                <text:p>4</text:p>
              </table:table-cell>
              <table:table-cell office:value-type="float" office:value="24872.5">
                <text:p>24872.5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4">
                <text:p>4</text:p>
              </table:table-cell>
              <table:table-cell office:value-type="float" office:value="26080.5">
                <text:p>26080.5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4">
                <text:p>4</text:p>
              </table:table-cell>
              <table:table-cell office:value-type="float" office:value="27966">
                <text:p>27966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4">
                <text:p>4</text:p>
              </table:table-cell>
              <table:table-cell office:value-type="float" office:value="26011">
                <text:p>26011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4">
                <text:p>4</text:p>
              </table:table-cell>
              <table:table-cell office:value-type="float" office:value="28862.5">
                <text:p>28862.5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4">
                <text:p>4</text:p>
              </table:table-cell>
              <table:table-cell office:value-type="float" office:value="24204">
                <text:p>24204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4">
                <text:p>4</text:p>
              </table:table-cell>
              <table:table-cell office:value-type="float" office:value="26118.5">
                <text:p>26118.5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4">
                <text:p>4</text:p>
              </table:table-cell>
              <table:table-cell office:value-type="float" office:value="27328">
                <text:p>27328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4">
                <text:p>4</text:p>
              </table:table-cell>
              <table:table-cell office:value-type="float" office:value="26385">
                <text:p>26385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4">
                <text:p>4</text:p>
              </table:table-cell>
              <table:table-cell office:value-type="float" office:value="23852">
                <text:p>23852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4">
                <text:p>4</text:p>
              </table:table-cell>
              <table:table-cell office:value-type="float" office:value="26605">
                <text:p>26605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4">
                <text:p>4</text:p>
              </table:table-cell>
              <table:table-cell office:value-type="float" office:value="29617">
                <text:p>29617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4">
                <text:p>4</text:p>
              </table:table-cell>
              <table:table-cell office:value-type="float" office:value="29542.5">
                <text:p>29542.5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4">
                <text:p>4</text:p>
              </table:table-cell>
              <table:table-cell office:value-type="float" office:value="23212.5">
                <text:p>23212.5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4">
                <text:p>4</text:p>
              </table:table-cell>
              <table:table-cell office:value-type="float" office:value="25344.5">
                <text:p>25344.5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4">
                <text:p>4</text:p>
              </table:table-cell>
              <table:table-cell office:value-type="float" office:value="26461.5">
                <text:p>26461.5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4">
                <text:p>4</text:p>
              </table:table-cell>
              <table:table-cell office:value-type="float" office:value="26262.5">
                <text:p>26262.5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4">
                <text:p>4</text:p>
              </table:table-cell>
              <table:table-cell office:value-type="float" office:value="24199.5">
                <text:p>24199.5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4">
                <text:p>4</text:p>
              </table:table-cell>
              <table:table-cell office:value-type="float" office:value="26761.5">
                <text:p>26761.5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4">
                <text:p>4</text:p>
              </table:table-cell>
              <table:table-cell office:value-type="float" office:value="26873.5">
                <text:p>26873.5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4">
                <text:p>4</text:p>
              </table:table-cell>
              <table:table-cell office:value-type="float" office:value="23254.5">
                <text:p>23254.5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4">
                <text:p>4</text:p>
              </table:table-cell>
              <table:table-cell office:value-type="float" office:value="26301.5">
                <text:p>26301.5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4">
                <text:p>4</text:p>
              </table:table-cell>
              <table:table-cell office:value-type="float" office:value="28973">
                <text:p>28973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4">
                <text:p>4</text:p>
              </table:table-cell>
              <table:table-cell office:value-type="float" office:value="27422.5">
                <text:p>27422.5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4">
                <text:p>4</text:p>
              </table:table-cell>
              <table:table-cell office:value-type="float" office:value="21790.5">
                <text:p>21790.5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4">
                <text:p>4</text:p>
              </table:table-cell>
              <table:table-cell office:value-type="float" office:value="22843.5">
                <text:p>22843.5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4">
                <text:p>4</text:p>
              </table:table-cell>
              <table:table-cell office:value-type="float" office:value="25129">
                <text:p>25129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4">
                <text:p>4</text:p>
              </table:table-cell>
              <table:table-cell office:value-type="float" office:value="22366">
                <text:p>22366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4">
                <text:p>4</text:p>
              </table:table-cell>
              <table:table-cell office:value-type="float" office:value="24798">
                <text:p>24798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4">
                <text:p>4</text:p>
              </table:table-cell>
              <table:table-cell office:value-type="float" office:value="24348.5">
                <text:p>24348.5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4">
                <text:p>4</text:p>
              </table:table-cell>
              <table:table-cell office:value-type="float" office:value="24484.5">
                <text:p>24484.5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4">
                <text:p>4</text:p>
              </table:table-cell>
              <table:table-cell office:value-type="float" office:value="25841">
                <text:p>25841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4">
                <text:p>4</text:p>
              </table:table-cell>
              <table:table-cell office:value-type="float" office:value="24586">
                <text:p>24586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4">
                <text:p>4</text:p>
              </table:table-cell>
              <table:table-cell office:value-type="float" office:value="28638.5">
                <text:p>28638.5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4">
                <text:p>4</text:p>
              </table:table-cell>
              <table:table-cell office:value-type="float" office:value="21916.5">
                <text:p>21916.5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4">
                <text:p>4</text:p>
              </table:table-cell>
              <table:table-cell office:value-type="float" office:value="25779">
                <text:p>25779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4">
                <text:p>4</text:p>
              </table:table-cell>
              <table:table-cell office:value-type="float" office:value="29894.5">
                <text:p>29894.5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4">
                <text:p>4</text:p>
              </table:table-cell>
              <table:table-cell office:value-type="float" office:value="25871.5">
                <text:p>25871.5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4">
                <text:p>4</text:p>
              </table:table-cell>
              <table:table-cell office:value-type="float" office:value="25181">
                <text:p>25181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4">
                <text:p>4</text:p>
              </table:table-cell>
              <table:table-cell office:value-type="float" office:value="28004">
                <text:p>28004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4">
                <text:p>4</text:p>
              </table:table-cell>
              <table:table-cell office:value-type="float" office:value="31008.5">
                <text:p>31008.5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4">
                <text:p>4</text:p>
              </table:table-cell>
              <table:table-cell office:value-type="float" office:value="24151.5">
                <text:p>24151.5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4">
                <text:p>4</text:p>
              </table:table-cell>
              <table:table-cell office:value-type="float" office:value="25746">
                <text:p>25746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4">
                <text:p>4</text:p>
              </table:table-cell>
              <table:table-cell office:value-type="float" office:value="23644.5">
                <text:p>23644.5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4">
                <text:p>4</text:p>
              </table:table-cell>
              <table:table-cell office:value-type="float" office:value="24089.5">
                <text:p>24089.5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4">
                <text:p>4</text:p>
              </table:table-cell>
              <table:table-cell office:value-type="float" office:value="22928">
                <text:p>22928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4">
                <text:p>4</text:p>
              </table:table-cell>
              <table:table-cell office:value-type="float" office:value="24921.5">
                <text:p>24921.5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4">
                <text:p>4</text:p>
              </table:table-cell>
              <table:table-cell office:value-type="float" office:value="24252.5">
                <text:p>24252.5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4">
                <text:p>4</text:p>
              </table:table-cell>
              <table:table-cell office:value-type="float" office:value="27181.5">
                <text:p>27181.5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4">
                <text:p>4</text:p>
              </table:table-cell>
              <table:table-cell office:value-type="float" office:value="24629">
                <text:p>24629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4">
                <text:p>4</text:p>
              </table:table-cell>
              <table:table-cell office:value-type="float" office:value="25645">
                <text:p>25645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4">
                <text:p>4</text:p>
              </table:table-cell>
              <table:table-cell office:value-type="float" office:value="22516">
                <text:p>22516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4">
                <text:p>4</text:p>
              </table:table-cell>
              <table:table-cell office:value-type="float" office:value="27097.5">
                <text:p>27097.5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4">
                <text:p>4</text:p>
              </table:table-cell>
              <table:table-cell office:value-type="float" office:value="24313">
                <text:p>24313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4">
                <text:p>4</text:p>
              </table:table-cell>
              <table:table-cell office:value-type="float" office:value="24227.5">
                <text:p>24227.5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4">
                <text:p>4</text:p>
              </table:table-cell>
              <table:table-cell office:value-type="float" office:value="27412">
                <text:p>27412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4">
                <text:p>4</text:p>
              </table:table-cell>
              <table:table-cell office:value-type="float" office:value="27292.5">
                <text:p>27292.5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4">
                <text:p>4</text:p>
              </table:table-cell>
              <table:table-cell office:value-type="float" office:value="21060">
                <text:p>21060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4">
                <text:p>4</text:p>
              </table:table-cell>
              <table:table-cell office:value-type="float" office:value="23042">
                <text:p>23042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4">
                <text:p>4</text:p>
              </table:table-cell>
              <table:table-cell office:value-type="float" office:value="28672">
                <text:p>28672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4">
                <text:p>4</text:p>
              </table:table-cell>
              <table:table-cell office:value-type="float" office:value="23552.5">
                <text:p>23552.5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4">
                <text:p>4</text:p>
              </table:table-cell>
              <table:table-cell office:value-type="float" office:value="21586.5">
                <text:p>21586.5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4">
                <text:p>4</text:p>
              </table:table-cell>
              <table:table-cell office:value-type="float" office:value="21245.5">
                <text:p>21245.5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4">
                <text:p>4</text:p>
              </table:table-cell>
              <table:table-cell office:value-type="float" office:value="25434">
                <text:p>25434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4">
                <text:p>4</text:p>
              </table:table-cell>
              <table:table-cell office:value-type="float" office:value="23776.5">
                <text:p>23776.5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4">
                <text:p>4</text:p>
              </table:table-cell>
              <table:table-cell office:value-type="float" office:value="25770.5">
                <text:p>25770.5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4">
                <text:p>4</text:p>
              </table:table-cell>
              <table:table-cell office:value-type="float" office:value="24572">
                <text:p>24572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4">
                <text:p>4</text:p>
              </table:table-cell>
              <table:table-cell office:value-type="float" office:value="25193">
                <text:p>25193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4">
                <text:p>4</text:p>
              </table:table-cell>
              <table:table-cell office:value-type="float" office:value="27709">
                <text:p>27709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4">
                <text:p>4</text:p>
              </table:table-cell>
              <table:table-cell office:value-type="float" office:value="25726">
                <text:p>25726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4">
                <text:p>4</text:p>
              </table:table-cell>
              <table:table-cell office:value-type="float" office:value="26705.5">
                <text:p>26705.5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4">
                <text:p>4</text:p>
              </table:table-cell>
              <table:table-cell office:value-type="float" office:value="23781.5">
                <text:p>23781.5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4">
                <text:p>4</text:p>
              </table:table-cell>
              <table:table-cell office:value-type="float" office:value="23508.5">
                <text:p>23508.5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4">
                <text:p>4</text:p>
              </table:table-cell>
              <table:table-cell office:value-type="float" office:value="30722.5">
                <text:p>30722.5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4">
                <text:p>4</text:p>
              </table:table-cell>
              <table:table-cell office:value-type="float" office:value="25049">
                <text:p>25049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4">
                <text:p>4</text:p>
              </table:table-cell>
              <table:table-cell office:value-type="float" office:value="26843">
                <text:p>26843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4">
                <text:p>4</text:p>
              </table:table-cell>
              <table:table-cell office:value-type="float" office:value="27807.5">
                <text:p>27807.5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4">
                <text:p>4</text:p>
              </table:table-cell>
              <table:table-cell office:value-type="float" office:value="25784">
                <text:p>25784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4">
                <text:p>4</text:p>
              </table:table-cell>
              <table:table-cell office:value-type="float" office:value="26652.5">
                <text:p>26652.5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4">
                <text:p>4</text:p>
              </table:table-cell>
              <table:table-cell office:value-type="float" office:value="25614">
                <text:p>25614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4">
                <text:p>4</text:p>
              </table:table-cell>
              <table:table-cell office:value-type="float" office:value="25002.5">
                <text:p>25002.5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4">
                <text:p>4</text:p>
              </table:table-cell>
              <table:table-cell office:value-type="float" office:value="25926.5">
                <text:p>25926.5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4">
                <text:p>4</text:p>
              </table:table-cell>
              <table:table-cell office:value-type="float" office:value="25604">
                <text:p>25604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4">
                <text:p>4</text:p>
              </table:table-cell>
              <table:table-cell office:value-type="float" office:value="29770.5">
                <text:p>29770.5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4">
                <text:p>4</text:p>
              </table:table-cell>
              <table:table-cell office:value-type="float" office:value="23390">
                <text:p>23390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4">
                <text:p>4</text:p>
              </table:table-cell>
              <table:table-cell office:value-type="float" office:value="24375.5">
                <text:p>24375.5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4.5">
                <text:p>4.5</text:p>
              </table:table-cell>
              <table:table-cell office:value-type="float" office:value="21546.5">
                <text:p>21546.5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4.5">
                <text:p>4.5</text:p>
              </table:table-cell>
              <table:table-cell office:value-type="float" office:value="22303">
                <text:p>22303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4.5">
                <text:p>4.5</text:p>
              </table:table-cell>
              <table:table-cell office:value-type="float" office:value="23030.5">
                <text:p>23030.5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4.5">
                <text:p>4.5</text:p>
              </table:table-cell>
              <table:table-cell office:value-type="float" office:value="28578.5">
                <text:p>28578.5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4.5">
                <text:p>4.5</text:p>
              </table:table-cell>
              <table:table-cell office:value-type="float" office:value="29550">
                <text:p>29550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4.5">
                <text:p>4.5</text:p>
              </table:table-cell>
              <table:table-cell office:value-type="float" office:value="28025.5">
                <text:p>28025.5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4.5">
                <text:p>4.5</text:p>
              </table:table-cell>
              <table:table-cell office:value-type="float" office:value="24608.5">
                <text:p>24608.5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4.5">
                <text:p>4.5</text:p>
              </table:table-cell>
              <table:table-cell office:value-type="float" office:value="25158.5">
                <text:p>25158.5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4.5">
                <text:p>4.5</text:p>
              </table:table-cell>
              <table:table-cell office:value-type="float" office:value="26939.5">
                <text:p>26939.5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4.5">
                <text:p>4.5</text:p>
              </table:table-cell>
              <table:table-cell office:value-type="float" office:value="26163.5">
                <text:p>26163.5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4.5">
                <text:p>4.5</text:p>
              </table:table-cell>
              <table:table-cell office:value-type="float" office:value="27014">
                <text:p>27014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4.5">
                <text:p>4.5</text:p>
              </table:table-cell>
              <table:table-cell office:value-type="float" office:value="27192.5">
                <text:p>27192.5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4.5">
                <text:p>4.5</text:p>
              </table:table-cell>
              <table:table-cell office:value-type="float" office:value="24373">
                <text:p>24373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4.5">
                <text:p>4.5</text:p>
              </table:table-cell>
              <table:table-cell office:value-type="float" office:value="21917">
                <text:p>21917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4.5">
                <text:p>4.5</text:p>
              </table:table-cell>
              <table:table-cell office:value-type="float" office:value="27596.5">
                <text:p>27596.5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4.5">
                <text:p>4.5</text:p>
              </table:table-cell>
              <table:table-cell office:value-type="float" office:value="25711">
                <text:p>25711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4.5">
                <text:p>4.5</text:p>
              </table:table-cell>
              <table:table-cell office:value-type="float" office:value="19912">
                <text:p>19912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4.5">
                <text:p>4.5</text:p>
              </table:table-cell>
              <table:table-cell office:value-type="float" office:value="21668">
                <text:p>21668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4.5">
                <text:p>4.5</text:p>
              </table:table-cell>
              <table:table-cell office:value-type="float" office:value="28261.5">
                <text:p>28261.5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4.5">
                <text:p>4.5</text:p>
              </table:table-cell>
              <table:table-cell office:value-type="float" office:value="25446.5">
                <text:p>25446.5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4.5">
                <text:p>4.5</text:p>
              </table:table-cell>
              <table:table-cell office:value-type="float" office:value="24885.5">
                <text:p>24885.5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4.5">
                <text:p>4.5</text:p>
              </table:table-cell>
              <table:table-cell office:value-type="float" office:value="24486.5">
                <text:p>24486.5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4.5">
                <text:p>4.5</text:p>
              </table:table-cell>
              <table:table-cell office:value-type="float" office:value="26095">
                <text:p>26095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4.5">
                <text:p>4.5</text:p>
              </table:table-cell>
              <table:table-cell office:value-type="float" office:value="21576.5">
                <text:p>21576.5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4.5">
                <text:p>4.5</text:p>
              </table:table-cell>
              <table:table-cell office:value-type="float" office:value="27121.5">
                <text:p>27121.5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4.5">
                <text:p>4.5</text:p>
              </table:table-cell>
              <table:table-cell office:value-type="float" office:value="23116.5">
                <text:p>23116.5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4.5">
                <text:p>4.5</text:p>
              </table:table-cell>
              <table:table-cell office:value-type="float" office:value="21405">
                <text:p>21405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4.5">
                <text:p>4.5</text:p>
              </table:table-cell>
              <table:table-cell office:value-type="float" office:value="27724">
                <text:p>27724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4.5">
                <text:p>4.5</text:p>
              </table:table-cell>
              <table:table-cell office:value-type="float" office:value="24271.5">
                <text:p>24271.5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4.5">
                <text:p>4.5</text:p>
              </table:table-cell>
              <table:table-cell office:value-type="float" office:value="29239">
                <text:p>29239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4.5">
                <text:p>4.5</text:p>
              </table:table-cell>
              <table:table-cell office:value-type="float" office:value="23595">
                <text:p>23595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4.5">
                <text:p>4.5</text:p>
              </table:table-cell>
              <table:table-cell office:value-type="float" office:value="26872.5">
                <text:p>26872.5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4.5">
                <text:p>4.5</text:p>
              </table:table-cell>
              <table:table-cell office:value-type="float" office:value="26707">
                <text:p>26707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4.5">
                <text:p>4.5</text:p>
              </table:table-cell>
              <table:table-cell office:value-type="float" office:value="25364.5">
                <text:p>25364.5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4.5">
                <text:p>4.5</text:p>
              </table:table-cell>
              <table:table-cell office:value-type="float" office:value="25562">
                <text:p>25562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4.5">
                <text:p>4.5</text:p>
              </table:table-cell>
              <table:table-cell office:value-type="float" office:value="25256.5">
                <text:p>25256.5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4.5">
                <text:p>4.5</text:p>
              </table:table-cell>
              <table:table-cell office:value-type="float" office:value="22949.5">
                <text:p>22949.5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4.5">
                <text:p>4.5</text:p>
              </table:table-cell>
              <table:table-cell office:value-type="float" office:value="22769">
                <text:p>22769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4.5">
                <text:p>4.5</text:p>
              </table:table-cell>
              <table:table-cell office:value-type="float" office:value="30477">
                <text:p>30477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4.5">
                <text:p>4.5</text:p>
              </table:table-cell>
              <table:table-cell office:value-type="float" office:value="22959">
                <text:p>22959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4.5">
                <text:p>4.5</text:p>
              </table:table-cell>
              <table:table-cell office:value-type="float" office:value="26377">
                <text:p>26377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4.5">
                <text:p>4.5</text:p>
              </table:table-cell>
              <table:table-cell office:value-type="float" office:value="22979">
                <text:p>22979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4.5">
                <text:p>4.5</text:p>
              </table:table-cell>
              <table:table-cell office:value-type="float" office:value="25875.5">
                <text:p>25875.5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4.5">
                <text:p>4.5</text:p>
              </table:table-cell>
              <table:table-cell office:value-type="float" office:value="23483">
                <text:p>23483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4.5">
                <text:p>4.5</text:p>
              </table:table-cell>
              <table:table-cell office:value-type="float" office:value="24792.5">
                <text:p>24792.5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4.5">
                <text:p>4.5</text:p>
              </table:table-cell>
              <table:table-cell office:value-type="float" office:value="23678.5">
                <text:p>23678.5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4.5">
                <text:p>4.5</text:p>
              </table:table-cell>
              <table:table-cell office:value-type="float" office:value="28771">
                <text:p>28771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4.5">
                <text:p>4.5</text:p>
              </table:table-cell>
              <table:table-cell office:value-type="float" office:value="28528.5">
                <text:p>28528.5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4.5">
                <text:p>4.5</text:p>
              </table:table-cell>
              <table:table-cell office:value-type="float" office:value="25741.5">
                <text:p>25741.5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4.5">
                <text:p>4.5</text:p>
              </table:table-cell>
              <table:table-cell office:value-type="float" office:value="24328.5">
                <text:p>24328.5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4.5">
                <text:p>4.5</text:p>
              </table:table-cell>
              <table:table-cell office:value-type="float" office:value="26619">
                <text:p>26619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4.5">
                <text:p>4.5</text:p>
              </table:table-cell>
              <table:table-cell office:value-type="float" office:value="24005">
                <text:p>24005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4.5">
                <text:p>4.5</text:p>
              </table:table-cell>
              <table:table-cell office:value-type="float" office:value="25588">
                <text:p>25588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4.5">
                <text:p>4.5</text:p>
              </table:table-cell>
              <table:table-cell office:value-type="float" office:value="26909.5">
                <text:p>26909.5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4.5">
                <text:p>4.5</text:p>
              </table:table-cell>
              <table:table-cell office:value-type="float" office:value="25865">
                <text:p>25865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4.5">
                <text:p>4.5</text:p>
              </table:table-cell>
              <table:table-cell office:value-type="float" office:value="25757.5">
                <text:p>25757.5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4.5">
                <text:p>4.5</text:p>
              </table:table-cell>
              <table:table-cell office:value-type="float" office:value="22026.5">
                <text:p>22026.5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4.5">
                <text:p>4.5</text:p>
              </table:table-cell>
              <table:table-cell office:value-type="float" office:value="29192.5">
                <text:p>29192.5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4.5">
                <text:p>4.5</text:p>
              </table:table-cell>
              <table:table-cell office:value-type="float" office:value="26790.5">
                <text:p>26790.5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4.5">
                <text:p>4.5</text:p>
              </table:table-cell>
              <table:table-cell office:value-type="float" office:value="28875.5">
                <text:p>28875.5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4.5">
                <text:p>4.5</text:p>
              </table:table-cell>
              <table:table-cell office:value-type="float" office:value="26616.5">
                <text:p>26616.5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4.5">
                <text:p>4.5</text:p>
              </table:table-cell>
              <table:table-cell office:value-type="float" office:value="26390.5">
                <text:p>26390.5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4.5">
                <text:p>4.5</text:p>
              </table:table-cell>
              <table:table-cell office:value-type="float" office:value="24448">
                <text:p>24448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4.5">
                <text:p>4.5</text:p>
              </table:table-cell>
              <table:table-cell office:value-type="float" office:value="25676">
                <text:p>25676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4.5">
                <text:p>4.5</text:p>
              </table:table-cell>
              <table:table-cell office:value-type="float" office:value="28531">
                <text:p>28531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4.5">
                <text:p>4.5</text:p>
              </table:table-cell>
              <table:table-cell office:value-type="float" office:value="23584">
                <text:p>23584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4.5">
                <text:p>4.5</text:p>
              </table:table-cell>
              <table:table-cell office:value-type="float" office:value="25184.5">
                <text:p>25184.5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4.5">
                <text:p>4.5</text:p>
              </table:table-cell>
              <table:table-cell office:value-type="float" office:value="23138.5">
                <text:p>23138.5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4.5">
                <text:p>4.5</text:p>
              </table:table-cell>
              <table:table-cell office:value-type="float" office:value="23067">
                <text:p>23067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4.5">
                <text:p>4.5</text:p>
              </table:table-cell>
              <table:table-cell office:value-type="float" office:value="23608">
                <text:p>23608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4.5">
                <text:p>4.5</text:p>
              </table:table-cell>
              <table:table-cell office:value-type="float" office:value="23035.5">
                <text:p>23035.5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4.5">
                <text:p>4.5</text:p>
              </table:table-cell>
              <table:table-cell office:value-type="float" office:value="24470.5">
                <text:p>24470.5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4.5">
                <text:p>4.5</text:p>
              </table:table-cell>
              <table:table-cell office:value-type="float" office:value="24661.5">
                <text:p>24661.5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4.5">
                <text:p>4.5</text:p>
              </table:table-cell>
              <table:table-cell office:value-type="float" office:value="26241">
                <text:p>26241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4.5">
                <text:p>4.5</text:p>
              </table:table-cell>
              <table:table-cell office:value-type="float" office:value="23411">
                <text:p>23411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4.5">
                <text:p>4.5</text:p>
              </table:table-cell>
              <table:table-cell office:value-type="float" office:value="27055.5">
                <text:p>27055.5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4.5">
                <text:p>4.5</text:p>
              </table:table-cell>
              <table:table-cell office:value-type="float" office:value="23353.5">
                <text:p>23353.5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4.5">
                <text:p>4.5</text:p>
              </table:table-cell>
              <table:table-cell office:value-type="float" office:value="26384">
                <text:p>26384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4.5">
                <text:p>4.5</text:p>
              </table:table-cell>
              <table:table-cell office:value-type="float" office:value="23576">
                <text:p>23576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4.5">
                <text:p>4.5</text:p>
              </table:table-cell>
              <table:table-cell office:value-type="float" office:value="30188">
                <text:p>30188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4.5">
                <text:p>4.5</text:p>
              </table:table-cell>
              <table:table-cell office:value-type="float" office:value="27746.5">
                <text:p>27746.5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4.5">
                <text:p>4.5</text:p>
              </table:table-cell>
              <table:table-cell office:value-type="float" office:value="26421">
                <text:p>26421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4.5">
                <text:p>4.5</text:p>
              </table:table-cell>
              <table:table-cell office:value-type="float" office:value="22583.5">
                <text:p>22583.5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4.5">
                <text:p>4.5</text:p>
              </table:table-cell>
              <table:table-cell office:value-type="float" office:value="31422.5">
                <text:p>31422.5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4.5">
                <text:p>4.5</text:p>
              </table:table-cell>
              <table:table-cell office:value-type="float" office:value="21319.5">
                <text:p>21319.5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4.5">
                <text:p>4.5</text:p>
              </table:table-cell>
              <table:table-cell office:value-type="float" office:value="27640">
                <text:p>27640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4.5">
                <text:p>4.5</text:p>
              </table:table-cell>
              <table:table-cell office:value-type="float" office:value="30603.5">
                <text:p>30603.5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4.5">
                <text:p>4.5</text:p>
              </table:table-cell>
              <table:table-cell office:value-type="float" office:value="29428.5">
                <text:p>29428.5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4.5">
                <text:p>4.5</text:p>
              </table:table-cell>
              <table:table-cell office:value-type="float" office:value="25394.5">
                <text:p>25394.5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4.5">
                <text:p>4.5</text:p>
              </table:table-cell>
              <table:table-cell office:value-type="float" office:value="27892">
                <text:p>27892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4.5">
                <text:p>4.5</text:p>
              </table:table-cell>
              <table:table-cell office:value-type="float" office:value="26456.5">
                <text:p>26456.5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4.5">
                <text:p>4.5</text:p>
              </table:table-cell>
              <table:table-cell office:value-type="float" office:value="29053">
                <text:p>29053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4.5">
                <text:p>4.5</text:p>
              </table:table-cell>
              <table:table-cell office:value-type="float" office:value="22757">
                <text:p>22757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4.5">
                <text:p>4.5</text:p>
              </table:table-cell>
              <table:table-cell office:value-type="float" office:value="25873.5">
                <text:p>25873.5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4.5">
                <text:p>4.5</text:p>
              </table:table-cell>
              <table:table-cell office:value-type="float" office:value="22224">
                <text:p>22224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4.5">
                <text:p>4.5</text:p>
              </table:table-cell>
              <table:table-cell office:value-type="float" office:value="26949.5">
                <text:p>26949.5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4.5">
                <text:p>4.5</text:p>
              </table:table-cell>
              <table:table-cell office:value-type="float" office:value="22094.5">
                <text:p>22094.5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4.5">
                <text:p>4.5</text:p>
              </table:table-cell>
              <table:table-cell office:value-type="float" office:value="23758">
                <text:p>23758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4.5">
                <text:p>4.5</text:p>
              </table:table-cell>
              <table:table-cell office:value-type="float" office:value="26340.5">
                <text:p>26340.5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4.5">
                <text:p>4.5</text:p>
              </table:table-cell>
              <table:table-cell office:value-type="float" office:value="22791">
                <text:p>22791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4.5">
                <text:p>4.5</text:p>
              </table:table-cell>
              <table:table-cell office:value-type="float" office:value="24582.5">
                <text:p>24582.5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4.5">
                <text:p>4.5</text:p>
              </table:table-cell>
              <table:table-cell office:value-type="float" office:value="25498">
                <text:p>25498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4.5">
                <text:p>4.5</text:p>
              </table:table-cell>
              <table:table-cell office:value-type="float" office:value="26038">
                <text:p>26038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4.5">
                <text:p>4.5</text:p>
              </table:table-cell>
              <table:table-cell office:value-type="float" office:value="22356">
                <text:p>22356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4.5">
                <text:p>4.5</text:p>
              </table:table-cell>
              <table:table-cell office:value-type="float" office:value="22570.5">
                <text:p>22570.5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4.5">
                <text:p>4.5</text:p>
              </table:table-cell>
              <table:table-cell office:value-type="float" office:value="24683.5">
                <text:p>24683.5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4.5">
                <text:p>4.5</text:p>
              </table:table-cell>
              <table:table-cell office:value-type="float" office:value="23319">
                <text:p>23319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4.5">
                <text:p>4.5</text:p>
              </table:table-cell>
              <table:table-cell office:value-type="float" office:value="25821">
                <text:p>25821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4.5">
                <text:p>4.5</text:p>
              </table:table-cell>
              <table:table-cell office:value-type="float" office:value="23479">
                <text:p>23479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4.5">
                <text:p>4.5</text:p>
              </table:table-cell>
              <table:table-cell office:value-type="float" office:value="22351.5">
                <text:p>22351.5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4.5">
                <text:p>4.5</text:p>
              </table:table-cell>
              <table:table-cell office:value-type="float" office:value="26748">
                <text:p>26748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4.5">
                <text:p>4.5</text:p>
              </table:table-cell>
              <table:table-cell office:value-type="float" office:value="22559">
                <text:p>22559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4.5">
                <text:p>4.5</text:p>
              </table:table-cell>
              <table:table-cell office:value-type="float" office:value="27679.5">
                <text:p>27679.5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4.5">
                <text:p>4.5</text:p>
              </table:table-cell>
              <table:table-cell office:value-type="float" office:value="27668.5">
                <text:p>27668.5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4.5">
                <text:p>4.5</text:p>
              </table:table-cell>
              <table:table-cell office:value-type="float" office:value="26372">
                <text:p>26372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4.5">
                <text:p>4.5</text:p>
              </table:table-cell>
              <table:table-cell office:value-type="float" office:value="25832">
                <text:p>25832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4.5">
                <text:p>4.5</text:p>
              </table:table-cell>
              <table:table-cell office:value-type="float" office:value="24048.5">
                <text:p>24048.5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4.5">
                <text:p>4.5</text:p>
              </table:table-cell>
              <table:table-cell office:value-type="float" office:value="26355.5">
                <text:p>26355.5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4.5">
                <text:p>4.5</text:p>
              </table:table-cell>
              <table:table-cell office:value-type="float" office:value="27171.5">
                <text:p>27171.5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4.5">
                <text:p>4.5</text:p>
              </table:table-cell>
              <table:table-cell office:value-type="float" office:value="25415">
                <text:p>25415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4.5">
                <text:p>4.5</text:p>
              </table:table-cell>
              <table:table-cell office:value-type="float" office:value="24091.5">
                <text:p>24091.5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4.5">
                <text:p>4.5</text:p>
              </table:table-cell>
              <table:table-cell office:value-type="float" office:value="26915.5">
                <text:p>26915.5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4.5">
                <text:p>4.5</text:p>
              </table:table-cell>
              <table:table-cell office:value-type="float" office:value="23430.5">
                <text:p>23430.5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4.5">
                <text:p>4.5</text:p>
              </table:table-cell>
              <table:table-cell office:value-type="float" office:value="25508">
                <text:p>25508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4.5">
                <text:p>4.5</text:p>
              </table:table-cell>
              <table:table-cell office:value-type="float" office:value="26356.5">
                <text:p>26356.5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4.5">
                <text:p>4.5</text:p>
              </table:table-cell>
              <table:table-cell office:value-type="float" office:value="22359">
                <text:p>22359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4.5">
                <text:p>4.5</text:p>
              </table:table-cell>
              <table:table-cell office:value-type="float" office:value="22940">
                <text:p>22940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4.5">
                <text:p>4.5</text:p>
              </table:table-cell>
              <table:table-cell office:value-type="float" office:value="26942">
                <text:p>26942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4.5">
                <text:p>4.5</text:p>
              </table:table-cell>
              <table:table-cell office:value-type="float" office:value="29974.5">
                <text:p>29974.5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4.5">
                <text:p>4.5</text:p>
              </table:table-cell>
              <table:table-cell office:value-type="float" office:value="20775.5">
                <text:p>20775.5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4.5">
                <text:p>4.5</text:p>
              </table:table-cell>
              <table:table-cell office:value-type="float" office:value="23337.5">
                <text:p>23337.5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4.5">
                <text:p>4.5</text:p>
              </table:table-cell>
              <table:table-cell office:value-type="float" office:value="24437.5">
                <text:p>24437.5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4.5">
                <text:p>4.5</text:p>
              </table:table-cell>
              <table:table-cell office:value-type="float" office:value="25452.5">
                <text:p>25452.5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4.5">
                <text:p>4.5</text:p>
              </table:table-cell>
              <table:table-cell office:value-type="float" office:value="25165.5">
                <text:p>25165.5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4.5">
                <text:p>4.5</text:p>
              </table:table-cell>
              <table:table-cell office:value-type="float" office:value="30451.5">
                <text:p>30451.5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4.5">
                <text:p>4.5</text:p>
              </table:table-cell>
              <table:table-cell office:value-type="float" office:value="20263.5">
                <text:p>20263.5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4.5">
                <text:p>4.5</text:p>
              </table:table-cell>
              <table:table-cell office:value-type="float" office:value="28009.5">
                <text:p>28009.5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4.5">
                <text:p>4.5</text:p>
              </table:table-cell>
              <table:table-cell office:value-type="float" office:value="28017">
                <text:p>28017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4.5">
                <text:p>4.5</text:p>
              </table:table-cell>
              <table:table-cell office:value-type="float" office:value="24890.5">
                <text:p>24890.5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4.5">
                <text:p>4.5</text:p>
              </table:table-cell>
              <table:table-cell office:value-type="float" office:value="26555">
                <text:p>26555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4.5">
                <text:p>4.5</text:p>
              </table:table-cell>
              <table:table-cell office:value-type="float" office:value="25270.5">
                <text:p>25270.5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4.5">
                <text:p>4.5</text:p>
              </table:table-cell>
              <table:table-cell office:value-type="float" office:value="24940">
                <text:p>24940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4.5">
                <text:p>4.5</text:p>
              </table:table-cell>
              <table:table-cell office:value-type="float" office:value="24807.5">
                <text:p>24807.5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4.5">
                <text:p>4.5</text:p>
              </table:table-cell>
              <table:table-cell office:value-type="float" office:value="25738">
                <text:p>25738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4.5">
                <text:p>4.5</text:p>
              </table:table-cell>
              <table:table-cell office:value-type="float" office:value="23073.5">
                <text:p>23073.5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4.5">
                <text:p>4.5</text:p>
              </table:table-cell>
              <table:table-cell office:value-type="float" office:value="25560">
                <text:p>25560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4.5">
                <text:p>4.5</text:p>
              </table:table-cell>
              <table:table-cell office:value-type="float" office:value="19889">
                <text:p>19889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4.5">
                <text:p>4.5</text:p>
              </table:table-cell>
              <table:table-cell office:value-type="float" office:value="24289.5">
                <text:p>24289.5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4.5">
                <text:p>4.5</text:p>
              </table:table-cell>
              <table:table-cell office:value-type="float" office:value="26791">
                <text:p>26791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4.5">
                <text:p>4.5</text:p>
              </table:table-cell>
              <table:table-cell office:value-type="float" office:value="25686">
                <text:p>25686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4.5">
                <text:p>4.5</text:p>
              </table:table-cell>
              <table:table-cell office:value-type="float" office:value="27790.5">
                <text:p>27790.5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4.5">
                <text:p>4.5</text:p>
              </table:table-cell>
              <table:table-cell office:value-type="float" office:value="29916.5">
                <text:p>29916.5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4.5">
                <text:p>4.5</text:p>
              </table:table-cell>
              <table:table-cell office:value-type="float" office:value="30224.5">
                <text:p>30224.5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4.5">
                <text:p>4.5</text:p>
              </table:table-cell>
              <table:table-cell office:value-type="float" office:value="22525.5">
                <text:p>22525.5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4.5">
                <text:p>4.5</text:p>
              </table:table-cell>
              <table:table-cell office:value-type="float" office:value="25756.5">
                <text:p>25756.5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4.5">
                <text:p>4.5</text:p>
              </table:table-cell>
              <table:table-cell office:value-type="float" office:value="22449">
                <text:p>22449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4.5">
                <text:p>4.5</text:p>
              </table:table-cell>
              <table:table-cell office:value-type="float" office:value="25554">
                <text:p>25554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4.5">
                <text:p>4.5</text:p>
              </table:table-cell>
              <table:table-cell office:value-type="float" office:value="27355">
                <text:p>27355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4.5">
                <text:p>4.5</text:p>
              </table:table-cell>
              <table:table-cell office:value-type="float" office:value="31129.5">
                <text:p>31129.5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4.5">
                <text:p>4.5</text:p>
              </table:table-cell>
              <table:table-cell office:value-type="float" office:value="28105">
                <text:p>28105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4.5">
                <text:p>4.5</text:p>
              </table:table-cell>
              <table:table-cell office:value-type="float" office:value="24798">
                <text:p>24798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4.5">
                <text:p>4.5</text:p>
              </table:table-cell>
              <table:table-cell office:value-type="float" office:value="25176.5">
                <text:p>25176.5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4.5">
                <text:p>4.5</text:p>
              </table:table-cell>
              <table:table-cell office:value-type="float" office:value="25192.5">
                <text:p>25192.5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4.5">
                <text:p>4.5</text:p>
              </table:table-cell>
              <table:table-cell office:value-type="float" office:value="20368.5">
                <text:p>20368.5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4.5">
                <text:p>4.5</text:p>
              </table:table-cell>
              <table:table-cell office:value-type="float" office:value="20312.5">
                <text:p>20312.5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4.5">
                <text:p>4.5</text:p>
              </table:table-cell>
              <table:table-cell office:value-type="float" office:value="23985.5">
                <text:p>23985.5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4.5">
                <text:p>4.5</text:p>
              </table:table-cell>
              <table:table-cell office:value-type="float" office:value="24944">
                <text:p>24944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4.5">
                <text:p>4.5</text:p>
              </table:table-cell>
              <table:table-cell office:value-type="float" office:value="23761.5">
                <text:p>23761.5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4.5">
                <text:p>4.5</text:p>
              </table:table-cell>
              <table:table-cell office:value-type="float" office:value="21769">
                <text:p>21769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4.5">
                <text:p>4.5</text:p>
              </table:table-cell>
              <table:table-cell office:value-type="float" office:value="25779">
                <text:p>25779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4.5">
                <text:p>4.5</text:p>
              </table:table-cell>
              <table:table-cell office:value-type="float" office:value="20581.5">
                <text:p>20581.5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4.5">
                <text:p>4.5</text:p>
              </table:table-cell>
              <table:table-cell office:value-type="float" office:value="28082.5">
                <text:p>28082.5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4.5">
                <text:p>4.5</text:p>
              </table:table-cell>
              <table:table-cell office:value-type="float" office:value="26512">
                <text:p>26512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4.5">
                <text:p>4.5</text:p>
              </table:table-cell>
              <table:table-cell office:value-type="float" office:value="24038">
                <text:p>24038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4.5">
                <text:p>4.5</text:p>
              </table:table-cell>
              <table:table-cell office:value-type="float" office:value="27621">
                <text:p>27621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4.5">
                <text:p>4.5</text:p>
              </table:table-cell>
              <table:table-cell office:value-type="float" office:value="24877">
                <text:p>24877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4.5">
                <text:p>4.5</text:p>
              </table:table-cell>
              <table:table-cell office:value-type="float" office:value="21737.5">
                <text:p>21737.5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4.5">
                <text:p>4.5</text:p>
              </table:table-cell>
              <table:table-cell office:value-type="float" office:value="26602">
                <text:p>26602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4.5">
                <text:p>4.5</text:p>
              </table:table-cell>
              <table:table-cell office:value-type="float" office:value="21619.5">
                <text:p>21619.5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4.5">
                <text:p>4.5</text:p>
              </table:table-cell>
              <table:table-cell office:value-type="float" office:value="25249">
                <text:p>25249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4.5">
                <text:p>4.5</text:p>
              </table:table-cell>
              <table:table-cell office:value-type="float" office:value="25347">
                <text:p>25347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4.5">
                <text:p>4.5</text:p>
              </table:table-cell>
              <table:table-cell office:value-type="float" office:value="24940">
                <text:p>24940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4.5">
                <text:p>4.5</text:p>
              </table:table-cell>
              <table:table-cell office:value-type="float" office:value="24897">
                <text:p>24897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4.5">
                <text:p>4.5</text:p>
              </table:table-cell>
              <table:table-cell office:value-type="float" office:value="25113">
                <text:p>25113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4.5">
                <text:p>4.5</text:p>
              </table:table-cell>
              <table:table-cell office:value-type="float" office:value="23491">
                <text:p>23491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4.5">
                <text:p>4.5</text:p>
              </table:table-cell>
              <table:table-cell office:value-type="float" office:value="27431">
                <text:p>27431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4.5">
                <text:p>4.5</text:p>
              </table:table-cell>
              <table:table-cell office:value-type="float" office:value="25770.5">
                <text:p>25770.5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4.5">
                <text:p>4.5</text:p>
              </table:table-cell>
              <table:table-cell office:value-type="float" office:value="25889.5">
                <text:p>25889.5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4.5">
                <text:p>4.5</text:p>
              </table:table-cell>
              <table:table-cell office:value-type="float" office:value="25206">
                <text:p>25206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4.5">
                <text:p>4.5</text:p>
              </table:table-cell>
              <table:table-cell office:value-type="float" office:value="23408">
                <text:p>23408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4.5">
                <text:p>4.5</text:p>
              </table:table-cell>
              <table:table-cell office:value-type="float" office:value="26205.5">
                <text:p>26205.5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4.5">
                <text:p>4.5</text:p>
              </table:table-cell>
              <table:table-cell office:value-type="float" office:value="25343.5">
                <text:p>25343.5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4.5">
                <text:p>4.5</text:p>
              </table:table-cell>
              <table:table-cell office:value-type="float" office:value="24402">
                <text:p>24402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4.5">
                <text:p>4.5</text:p>
              </table:table-cell>
              <table:table-cell office:value-type="float" office:value="24372">
                <text:p>24372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4.5">
                <text:p>4.5</text:p>
              </table:table-cell>
              <table:table-cell office:value-type="float" office:value="27911.5">
                <text:p>27911.5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4.5">
                <text:p>4.5</text:p>
              </table:table-cell>
              <table:table-cell office:value-type="float" office:value="27218">
                <text:p>27218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4.5">
                <text:p>4.5</text:p>
              </table:table-cell>
              <table:table-cell office:value-type="float" office:value="25303">
                <text:p>25303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4.5">
                <text:p>4.5</text:p>
              </table:table-cell>
              <table:table-cell office:value-type="float" office:value="28144">
                <text:p>28144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4.5">
                <text:p>4.5</text:p>
              </table:table-cell>
              <table:table-cell office:value-type="float" office:value="25465.5">
                <text:p>25465.5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4.5">
                <text:p>4.5</text:p>
              </table:table-cell>
              <table:table-cell office:value-type="float" office:value="23561.5">
                <text:p>23561.5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4.5">
                <text:p>4.5</text:p>
              </table:table-cell>
              <table:table-cell office:value-type="float" office:value="26741">
                <text:p>26741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4.5">
                <text:p>4.5</text:p>
              </table:table-cell>
              <table:table-cell office:value-type="float" office:value="22406">
                <text:p>22406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4.5">
                <text:p>4.5</text:p>
              </table:table-cell>
              <table:table-cell office:value-type="float" office:value="25431">
                <text:p>25431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4.5">
                <text:p>4.5</text:p>
              </table:table-cell>
              <table:table-cell office:value-type="float" office:value="30491.5">
                <text:p>30491.5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4.5">
                <text:p>4.5</text:p>
              </table:table-cell>
              <table:table-cell office:value-type="float" office:value="26135.5">
                <text:p>26135.5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4.5">
                <text:p>4.5</text:p>
              </table:table-cell>
              <table:table-cell office:value-type="float" office:value="28246">
                <text:p>28246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4.5">
                <text:p>4.5</text:p>
              </table:table-cell>
              <table:table-cell office:value-type="float" office:value="26198.5">
                <text:p>26198.5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4.5">
                <text:p>4.5</text:p>
              </table:table-cell>
              <table:table-cell office:value-type="float" office:value="26739.5">
                <text:p>26739.5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4.5">
                <text:p>4.5</text:p>
              </table:table-cell>
              <table:table-cell office:value-type="float" office:value="24561.5">
                <text:p>24561.5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4.5">
                <text:p>4.5</text:p>
              </table:table-cell>
              <table:table-cell office:value-type="float" office:value="25935.5">
                <text:p>25935.5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4.5">
                <text:p>4.5</text:p>
              </table:table-cell>
              <table:table-cell office:value-type="float" office:value="27562">
                <text:p>27562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4.5">
                <text:p>4.5</text:p>
              </table:table-cell>
              <table:table-cell office:value-type="float" office:value="25566">
                <text:p>25566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4.5">
                <text:p>4.5</text:p>
              </table:table-cell>
              <table:table-cell office:value-type="float" office:value="23606">
                <text:p>23606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4.5">
                <text:p>4.5</text:p>
              </table:table-cell>
              <table:table-cell office:value-type="float" office:value="22068.5">
                <text:p>22068.5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4.5">
                <text:p>4.5</text:p>
              </table:table-cell>
              <table:table-cell office:value-type="float" office:value="21762.5">
                <text:p>21762.5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4.5">
                <text:p>4.5</text:p>
              </table:table-cell>
              <table:table-cell office:value-type="float" office:value="26182">
                <text:p>26182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4.5">
                <text:p>4.5</text:p>
              </table:table-cell>
              <table:table-cell office:value-type="float" office:value="25655">
                <text:p>25655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4.5">
                <text:p>4.5</text:p>
              </table:table-cell>
              <table:table-cell office:value-type="float" office:value="27614">
                <text:p>27614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4.5">
                <text:p>4.5</text:p>
              </table:table-cell>
              <table:table-cell office:value-type="float" office:value="29555">
                <text:p>29555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4.5">
                <text:p>4.5</text:p>
              </table:table-cell>
              <table:table-cell office:value-type="float" office:value="25689">
                <text:p>25689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4.5">
                <text:p>4.5</text:p>
              </table:table-cell>
              <table:table-cell office:value-type="float" office:value="28394.5">
                <text:p>28394.5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4.5">
                <text:p>4.5</text:p>
              </table:table-cell>
              <table:table-cell office:value-type="float" office:value="28403">
                <text:p>28403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4.5">
                <text:p>4.5</text:p>
              </table:table-cell>
              <table:table-cell office:value-type="float" office:value="28656">
                <text:p>28656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4.5">
                <text:p>4.5</text:p>
              </table:table-cell>
              <table:table-cell office:value-type="float" office:value="25634">
                <text:p>25634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4.5">
                <text:p>4.5</text:p>
              </table:table-cell>
              <table:table-cell office:value-type="float" office:value="25878.5">
                <text:p>25878.5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4.5">
                <text:p>4.5</text:p>
              </table:table-cell>
              <table:table-cell office:value-type="float" office:value="22654">
                <text:p>22654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4.5">
                <text:p>4.5</text:p>
              </table:table-cell>
              <table:table-cell office:value-type="float" office:value="23389.5">
                <text:p>23389.5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4.5">
                <text:p>4.5</text:p>
              </table:table-cell>
              <table:table-cell office:value-type="float" office:value="27735.5">
                <text:p>27735.5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4.5">
                <text:p>4.5</text:p>
              </table:table-cell>
              <table:table-cell office:value-type="float" office:value="23165.5">
                <text:p>23165.5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4.5">
                <text:p>4.5</text:p>
              </table:table-cell>
              <table:table-cell office:value-type="float" office:value="24888">
                <text:p>24888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4.5">
                <text:p>4.5</text:p>
              </table:table-cell>
              <table:table-cell office:value-type="float" office:value="29323.5">
                <text:p>29323.5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4.5">
                <text:p>4.5</text:p>
              </table:table-cell>
              <table:table-cell office:value-type="float" office:value="26292">
                <text:p>26292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4.5">
                <text:p>4.5</text:p>
              </table:table-cell>
              <table:table-cell office:value-type="float" office:value="25885.5">
                <text:p>25885.5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4.5">
                <text:p>4.5</text:p>
              </table:table-cell>
              <table:table-cell office:value-type="float" office:value="21050.5">
                <text:p>21050.5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4.5">
                <text:p>4.5</text:p>
              </table:table-cell>
              <table:table-cell office:value-type="float" office:value="25956.5">
                <text:p>25956.5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4.5">
                <text:p>4.5</text:p>
              </table:table-cell>
              <table:table-cell office:value-type="float" office:value="27125">
                <text:p>27125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4.5">
                <text:p>4.5</text:p>
              </table:table-cell>
              <table:table-cell office:value-type="float" office:value="25917.5">
                <text:p>25917.5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4.5">
                <text:p>4.5</text:p>
              </table:table-cell>
              <table:table-cell office:value-type="float" office:value="25059">
                <text:p>25059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4.5">
                <text:p>4.5</text:p>
              </table:table-cell>
              <table:table-cell office:value-type="float" office:value="24159">
                <text:p>24159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4.5">
                <text:p>4.5</text:p>
              </table:table-cell>
              <table:table-cell office:value-type="float" office:value="24738.5">
                <text:p>24738.5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4.5">
                <text:p>4.5</text:p>
              </table:table-cell>
              <table:table-cell office:value-type="float" office:value="23043">
                <text:p>23043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4.5">
                <text:p>4.5</text:p>
              </table:table-cell>
              <table:table-cell office:value-type="float" office:value="26333">
                <text:p>26333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4.5">
                <text:p>4.5</text:p>
              </table:table-cell>
              <table:table-cell office:value-type="float" office:value="27875.5">
                <text:p>27875.5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4.5">
                <text:p>4.5</text:p>
              </table:table-cell>
              <table:table-cell office:value-type="float" office:value="27237.5">
                <text:p>27237.5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4.5">
                <text:p>4.5</text:p>
              </table:table-cell>
              <table:table-cell office:value-type="float" office:value="24990">
                <text:p>24990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4.5">
                <text:p>4.5</text:p>
              </table:table-cell>
              <table:table-cell office:value-type="float" office:value="27119">
                <text:p>27119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4.5">
                <text:p>4.5</text:p>
              </table:table-cell>
              <table:table-cell office:value-type="float" office:value="27606.5">
                <text:p>27606.5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4.5">
                <text:p>4.5</text:p>
              </table:table-cell>
              <table:table-cell office:value-type="float" office:value="27949">
                <text:p>27949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4.5">
                <text:p>4.5</text:p>
              </table:table-cell>
              <table:table-cell office:value-type="float" office:value="25466">
                <text:p>25466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4.5">
                <text:p>4.5</text:p>
              </table:table-cell>
              <table:table-cell office:value-type="float" office:value="23061.5">
                <text:p>23061.5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5">
                <text:p>5</text:p>
              </table:table-cell>
              <table:table-cell office:value-type="float" office:value="23423">
                <text:p>23423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5">
                <text:p>5</text:p>
              </table:table-cell>
              <table:table-cell office:value-type="float" office:value="28246">
                <text:p>28246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5">
                <text:p>5</text:p>
              </table:table-cell>
              <table:table-cell office:value-type="float" office:value="29083.5">
                <text:p>29083.5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5">
                <text:p>5</text:p>
              </table:table-cell>
              <table:table-cell office:value-type="float" office:value="24502">
                <text:p>24502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5">
                <text:p>5</text:p>
              </table:table-cell>
              <table:table-cell office:value-type="float" office:value="27107">
                <text:p>27107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5">
                <text:p>5</text:p>
              </table:table-cell>
              <table:table-cell office:value-type="float" office:value="23576">
                <text:p>23576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5">
                <text:p>5</text:p>
              </table:table-cell>
              <table:table-cell office:value-type="float" office:value="25563.5">
                <text:p>25563.5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5">
                <text:p>5</text:p>
              </table:table-cell>
              <table:table-cell office:value-type="float" office:value="25180">
                <text:p>25180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5">
                <text:p>5</text:p>
              </table:table-cell>
              <table:table-cell office:value-type="float" office:value="23938">
                <text:p>23938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5">
                <text:p>5</text:p>
              </table:table-cell>
              <table:table-cell office:value-type="float" office:value="24590">
                <text:p>24590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5">
                <text:p>5</text:p>
              </table:table-cell>
              <table:table-cell office:value-type="float" office:value="21360">
                <text:p>21360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5">
                <text:p>5</text:p>
              </table:table-cell>
              <table:table-cell office:value-type="float" office:value="23681">
                <text:p>23681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5">
                <text:p>5</text:p>
              </table:table-cell>
              <table:table-cell office:value-type="float" office:value="26928">
                <text:p>26928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5">
                <text:p>5</text:p>
              </table:table-cell>
              <table:table-cell office:value-type="float" office:value="28602">
                <text:p>28602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5">
                <text:p>5</text:p>
              </table:table-cell>
              <table:table-cell office:value-type="float" office:value="28134">
                <text:p>28134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5">
                <text:p>5</text:p>
              </table:table-cell>
              <table:table-cell office:value-type="float" office:value="25554">
                <text:p>25554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5">
                <text:p>5</text:p>
              </table:table-cell>
              <table:table-cell office:value-type="float" office:value="24364.5">
                <text:p>24364.5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5">
                <text:p>5</text:p>
              </table:table-cell>
              <table:table-cell office:value-type="float" office:value="24996.5">
                <text:p>24996.5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5">
                <text:p>5</text:p>
              </table:table-cell>
              <table:table-cell office:value-type="float" office:value="25673">
                <text:p>25673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5">
                <text:p>5</text:p>
              </table:table-cell>
              <table:table-cell office:value-type="float" office:value="31032.5">
                <text:p>31032.5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5">
                <text:p>5</text:p>
              </table:table-cell>
              <table:table-cell office:value-type="float" office:value="23689">
                <text:p>23689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5">
                <text:p>5</text:p>
              </table:table-cell>
              <table:table-cell office:value-type="float" office:value="27624.5">
                <text:p>27624.5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5">
                <text:p>5</text:p>
              </table:table-cell>
              <table:table-cell office:value-type="float" office:value="24361">
                <text:p>24361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5">
                <text:p>5</text:p>
              </table:table-cell>
              <table:table-cell office:value-type="float" office:value="19376.5">
                <text:p>19376.5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5">
                <text:p>5</text:p>
              </table:table-cell>
              <table:table-cell office:value-type="float" office:value="25958">
                <text:p>25958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5">
                <text:p>5</text:p>
              </table:table-cell>
              <table:table-cell office:value-type="float" office:value="25978.5">
                <text:p>25978.5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5">
                <text:p>5</text:p>
              </table:table-cell>
              <table:table-cell office:value-type="float" office:value="25216.5">
                <text:p>25216.5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5">
                <text:p>5</text:p>
              </table:table-cell>
              <table:table-cell office:value-type="float" office:value="24178">
                <text:p>24178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5">
                <text:p>5</text:p>
              </table:table-cell>
              <table:table-cell office:value-type="float" office:value="25318.5">
                <text:p>25318.5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5">
                <text:p>5</text:p>
              </table:table-cell>
              <table:table-cell office:value-type="float" office:value="25983">
                <text:p>25983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5">
                <text:p>5</text:p>
              </table:table-cell>
              <table:table-cell office:value-type="float" office:value="28931.5">
                <text:p>28931.5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5">
                <text:p>5</text:p>
              </table:table-cell>
              <table:table-cell office:value-type="float" office:value="24097">
                <text:p>24097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5">
                <text:p>5</text:p>
              </table:table-cell>
              <table:table-cell office:value-type="float" office:value="22732">
                <text:p>22732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5">
                <text:p>5</text:p>
              </table:table-cell>
              <table:table-cell office:value-type="float" office:value="24500">
                <text:p>24500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5">
                <text:p>5</text:p>
              </table:table-cell>
              <table:table-cell office:value-type="float" office:value="28807">
                <text:p>28807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5">
                <text:p>5</text:p>
              </table:table-cell>
              <table:table-cell office:value-type="float" office:value="21921">
                <text:p>21921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5">
                <text:p>5</text:p>
              </table:table-cell>
              <table:table-cell office:value-type="float" office:value="26831.5">
                <text:p>26831.5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5">
                <text:p>5</text:p>
              </table:table-cell>
              <table:table-cell office:value-type="float" office:value="24142">
                <text:p>24142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5">
                <text:p>5</text:p>
              </table:table-cell>
              <table:table-cell office:value-type="float" office:value="25305">
                <text:p>25305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5">
                <text:p>5</text:p>
              </table:table-cell>
              <table:table-cell office:value-type="float" office:value="26984.5">
                <text:p>26984.5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5">
                <text:p>5</text:p>
              </table:table-cell>
              <table:table-cell office:value-type="float" office:value="24446">
                <text:p>24446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5">
                <text:p>5</text:p>
              </table:table-cell>
              <table:table-cell office:value-type="float" office:value="25838">
                <text:p>25838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5">
                <text:p>5</text:p>
              </table:table-cell>
              <table:table-cell office:value-type="float" office:value="25746">
                <text:p>25746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5">
                <text:p>5</text:p>
              </table:table-cell>
              <table:table-cell office:value-type="float" office:value="26060">
                <text:p>26060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5">
                <text:p>5</text:p>
              </table:table-cell>
              <table:table-cell office:value-type="float" office:value="27418.5">
                <text:p>27418.5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5">
                <text:p>5</text:p>
              </table:table-cell>
              <table:table-cell office:value-type="float" office:value="25104.5">
                <text:p>25104.5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5">
                <text:p>5</text:p>
              </table:table-cell>
              <table:table-cell office:value-type="float" office:value="26959">
                <text:p>26959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5">
                <text:p>5</text:p>
              </table:table-cell>
              <table:table-cell office:value-type="float" office:value="26730">
                <text:p>26730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5">
                <text:p>5</text:p>
              </table:table-cell>
              <table:table-cell office:value-type="float" office:value="24560.5">
                <text:p>24560.5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5">
                <text:p>5</text:p>
              </table:table-cell>
              <table:table-cell office:value-type="float" office:value="26731.5">
                <text:p>26731.5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5">
                <text:p>5</text:p>
              </table:table-cell>
              <table:table-cell office:value-type="float" office:value="23581">
                <text:p>23581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5">
                <text:p>5</text:p>
              </table:table-cell>
              <table:table-cell office:value-type="float" office:value="28643.5">
                <text:p>28643.5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5">
                <text:p>5</text:p>
              </table:table-cell>
              <table:table-cell office:value-type="float" office:value="21152.5">
                <text:p>21152.5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5">
                <text:p>5</text:p>
              </table:table-cell>
              <table:table-cell office:value-type="float" office:value="29988.5">
                <text:p>29988.5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5">
                <text:p>5</text:p>
              </table:table-cell>
              <table:table-cell office:value-type="float" office:value="26190.5">
                <text:p>26190.5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5">
                <text:p>5</text:p>
              </table:table-cell>
              <table:table-cell office:value-type="float" office:value="26927.5">
                <text:p>26927.5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5">
                <text:p>5</text:p>
              </table:table-cell>
              <table:table-cell office:value-type="float" office:value="24990.5">
                <text:p>24990.5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5">
                <text:p>5</text:p>
              </table:table-cell>
              <table:table-cell office:value-type="float" office:value="21304">
                <text:p>21304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5">
                <text:p>5</text:p>
              </table:table-cell>
              <table:table-cell office:value-type="float" office:value="28352.5">
                <text:p>28352.5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5">
                <text:p>5</text:p>
              </table:table-cell>
              <table:table-cell office:value-type="float" office:value="26230.5">
                <text:p>26230.5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5">
                <text:p>5</text:p>
              </table:table-cell>
              <table:table-cell office:value-type="float" office:value="26218">
                <text:p>26218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5">
                <text:p>5</text:p>
              </table:table-cell>
              <table:table-cell office:value-type="float" office:value="24679.5">
                <text:p>24679.5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5">
                <text:p>5</text:p>
              </table:table-cell>
              <table:table-cell office:value-type="float" office:value="24949.5">
                <text:p>24949.5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5">
                <text:p>5</text:p>
              </table:table-cell>
              <table:table-cell office:value-type="float" office:value="26217.5">
                <text:p>26217.5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5">
                <text:p>5</text:p>
              </table:table-cell>
              <table:table-cell office:value-type="float" office:value="27143.5">
                <text:p>27143.5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5">
                <text:p>5</text:p>
              </table:table-cell>
              <table:table-cell office:value-type="float" office:value="24480.5">
                <text:p>24480.5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5">
                <text:p>5</text:p>
              </table:table-cell>
              <table:table-cell office:value-type="float" office:value="20674.5">
                <text:p>20674.5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5">
                <text:p>5</text:p>
              </table:table-cell>
              <table:table-cell office:value-type="float" office:value="29644">
                <text:p>29644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5">
                <text:p>5</text:p>
              </table:table-cell>
              <table:table-cell office:value-type="float" office:value="25905.5">
                <text:p>25905.5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5">
                <text:p>5</text:p>
              </table:table-cell>
              <table:table-cell office:value-type="float" office:value="22640.5">
                <text:p>22640.5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5">
                <text:p>5</text:p>
              </table:table-cell>
              <table:table-cell office:value-type="float" office:value="21738.5">
                <text:p>21738.5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5">
                <text:p>5</text:p>
              </table:table-cell>
              <table:table-cell office:value-type="float" office:value="25344.5">
                <text:p>25344.5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5">
                <text:p>5</text:p>
              </table:table-cell>
              <table:table-cell office:value-type="float" office:value="28658">
                <text:p>28658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5">
                <text:p>5</text:p>
              </table:table-cell>
              <table:table-cell office:value-type="float" office:value="26561.5">
                <text:p>26561.5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5">
                <text:p>5</text:p>
              </table:table-cell>
              <table:table-cell office:value-type="float" office:value="21998">
                <text:p>21998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5">
                <text:p>5</text:p>
              </table:table-cell>
              <table:table-cell office:value-type="float" office:value="32970.5">
                <text:p>32970.5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5">
                <text:p>5</text:p>
              </table:table-cell>
              <table:table-cell office:value-type="float" office:value="24330">
                <text:p>24330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5">
                <text:p>5</text:p>
              </table:table-cell>
              <table:table-cell office:value-type="float" office:value="26755">
                <text:p>26755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5">
                <text:p>5</text:p>
              </table:table-cell>
              <table:table-cell office:value-type="float" office:value="28859.5">
                <text:p>28859.5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5">
                <text:p>5</text:p>
              </table:table-cell>
              <table:table-cell office:value-type="float" office:value="26564.5">
                <text:p>26564.5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5">
                <text:p>5</text:p>
              </table:table-cell>
              <table:table-cell office:value-type="float" office:value="30378.5">
                <text:p>30378.5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5">
                <text:p>5</text:p>
              </table:table-cell>
              <table:table-cell office:value-type="float" office:value="28819">
                <text:p>28819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5">
                <text:p>5</text:p>
              </table:table-cell>
              <table:table-cell office:value-type="float" office:value="25032.5">
                <text:p>25032.5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5">
                <text:p>5</text:p>
              </table:table-cell>
              <table:table-cell office:value-type="float" office:value="21334">
                <text:p>21334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5">
                <text:p>5</text:p>
              </table:table-cell>
              <table:table-cell office:value-type="float" office:value="26870">
                <text:p>26870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5">
                <text:p>5</text:p>
              </table:table-cell>
              <table:table-cell office:value-type="float" office:value="27904">
                <text:p>27904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5">
                <text:p>5</text:p>
              </table:table-cell>
              <table:table-cell office:value-type="float" office:value="19666.5">
                <text:p>19666.5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5">
                <text:p>5</text:p>
              </table:table-cell>
              <table:table-cell office:value-type="float" office:value="24816.5">
                <text:p>24816.5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5">
                <text:p>5</text:p>
              </table:table-cell>
              <table:table-cell office:value-type="float" office:value="32144.5">
                <text:p>32144.5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5">
                <text:p>5</text:p>
              </table:table-cell>
              <table:table-cell office:value-type="float" office:value="24144.5">
                <text:p>24144.5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5">
                <text:p>5</text:p>
              </table:table-cell>
              <table:table-cell office:value-type="float" office:value="30211.5">
                <text:p>30211.5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5">
                <text:p>5</text:p>
              </table:table-cell>
              <table:table-cell office:value-type="float" office:value="27582.5">
                <text:p>27582.5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5">
                <text:p>5</text:p>
              </table:table-cell>
              <table:table-cell office:value-type="float" office:value="24220">
                <text:p>24220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5">
                <text:p>5</text:p>
              </table:table-cell>
              <table:table-cell office:value-type="float" office:value="23892.5">
                <text:p>23892.5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5">
                <text:p>5</text:p>
              </table:table-cell>
              <table:table-cell office:value-type="float" office:value="21934">
                <text:p>21934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5">
                <text:p>5</text:p>
              </table:table-cell>
              <table:table-cell office:value-type="float" office:value="26894.5">
                <text:p>26894.5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5">
                <text:p>5</text:p>
              </table:table-cell>
              <table:table-cell office:value-type="float" office:value="27641.5">
                <text:p>27641.5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5">
                <text:p>5</text:p>
              </table:table-cell>
              <table:table-cell office:value-type="float" office:value="26363">
                <text:p>26363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5">
                <text:p>5</text:p>
              </table:table-cell>
              <table:table-cell office:value-type="float" office:value="26142.5">
                <text:p>26142.5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5">
                <text:p>5</text:p>
              </table:table-cell>
              <table:table-cell office:value-type="float" office:value="21907.5">
                <text:p>21907.5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5">
                <text:p>5</text:p>
              </table:table-cell>
              <table:table-cell office:value-type="float" office:value="28229.5">
                <text:p>28229.5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5">
                <text:p>5</text:p>
              </table:table-cell>
              <table:table-cell office:value-type="float" office:value="24344">
                <text:p>24344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5">
                <text:p>5</text:p>
              </table:table-cell>
              <table:table-cell office:value-type="float" office:value="25691.5">
                <text:p>25691.5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5">
                <text:p>5</text:p>
              </table:table-cell>
              <table:table-cell office:value-type="float" office:value="28390">
                <text:p>28390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5">
                <text:p>5</text:p>
              </table:table-cell>
              <table:table-cell office:value-type="float" office:value="20776">
                <text:p>20776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5">
                <text:p>5</text:p>
              </table:table-cell>
              <table:table-cell office:value-type="float" office:value="24832.5">
                <text:p>24832.5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5">
                <text:p>5</text:p>
              </table:table-cell>
              <table:table-cell office:value-type="float" office:value="27019">
                <text:p>27019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5">
                <text:p>5</text:p>
              </table:table-cell>
              <table:table-cell office:value-type="float" office:value="25693.5">
                <text:p>25693.5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5">
                <text:p>5</text:p>
              </table:table-cell>
              <table:table-cell office:value-type="float" office:value="25844.5">
                <text:p>25844.5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5">
                <text:p>5</text:p>
              </table:table-cell>
              <table:table-cell office:value-type="float" office:value="27019">
                <text:p>27019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5">
                <text:p>5</text:p>
              </table:table-cell>
              <table:table-cell office:value-type="float" office:value="23007">
                <text:p>23007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5">
                <text:p>5</text:p>
              </table:table-cell>
              <table:table-cell office:value-type="float" office:value="24491.5">
                <text:p>24491.5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5">
                <text:p>5</text:p>
              </table:table-cell>
              <table:table-cell office:value-type="float" office:value="26150.5">
                <text:p>26150.5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5">
                <text:p>5</text:p>
              </table:table-cell>
              <table:table-cell office:value-type="float" office:value="27283">
                <text:p>27283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5">
                <text:p>5</text:p>
              </table:table-cell>
              <table:table-cell office:value-type="float" office:value="23629">
                <text:p>23629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5">
                <text:p>5</text:p>
              </table:table-cell>
              <table:table-cell office:value-type="float" office:value="24430">
                <text:p>24430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5">
                <text:p>5</text:p>
              </table:table-cell>
              <table:table-cell office:value-type="float" office:value="24260.5">
                <text:p>24260.5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5">
                <text:p>5</text:p>
              </table:table-cell>
              <table:table-cell office:value-type="float" office:value="28410.5">
                <text:p>28410.5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5">
                <text:p>5</text:p>
              </table:table-cell>
              <table:table-cell office:value-type="float" office:value="26291.5">
                <text:p>26291.5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5">
                <text:p>5</text:p>
              </table:table-cell>
              <table:table-cell office:value-type="float" office:value="27139">
                <text:p>27139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5">
                <text:p>5</text:p>
              </table:table-cell>
              <table:table-cell office:value-type="float" office:value="24254.5">
                <text:p>24254.5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5">
                <text:p>5</text:p>
              </table:table-cell>
              <table:table-cell office:value-type="float" office:value="21381.5">
                <text:p>21381.5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5">
                <text:p>5</text:p>
              </table:table-cell>
              <table:table-cell office:value-type="float" office:value="26615">
                <text:p>26615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5">
                <text:p>5</text:p>
              </table:table-cell>
              <table:table-cell office:value-type="float" office:value="24632">
                <text:p>24632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5">
                <text:p>5</text:p>
              </table:table-cell>
              <table:table-cell office:value-type="float" office:value="22867">
                <text:p>22867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5">
                <text:p>5</text:p>
              </table:table-cell>
              <table:table-cell office:value-type="float" office:value="23878.5">
                <text:p>23878.5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5">
                <text:p>5</text:p>
              </table:table-cell>
              <table:table-cell office:value-type="float" office:value="26021.5">
                <text:p>26021.5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5">
                <text:p>5</text:p>
              </table:table-cell>
              <table:table-cell office:value-type="float" office:value="25891.5">
                <text:p>25891.5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5">
                <text:p>5</text:p>
              </table:table-cell>
              <table:table-cell office:value-type="float" office:value="21867">
                <text:p>21867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5">
                <text:p>5</text:p>
              </table:table-cell>
              <table:table-cell office:value-type="float" office:value="23801.5">
                <text:p>23801.5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5">
                <text:p>5</text:p>
              </table:table-cell>
              <table:table-cell office:value-type="float" office:value="27999.5">
                <text:p>27999.5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5">
                <text:p>5</text:p>
              </table:table-cell>
              <table:table-cell office:value-type="float" office:value="26408">
                <text:p>26408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5">
                <text:p>5</text:p>
              </table:table-cell>
              <table:table-cell office:value-type="float" office:value="27626.5">
                <text:p>27626.5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5">
                <text:p>5</text:p>
              </table:table-cell>
              <table:table-cell office:value-type="float" office:value="27993.5">
                <text:p>27993.5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5">
                <text:p>5</text:p>
              </table:table-cell>
              <table:table-cell office:value-type="float" office:value="28931">
                <text:p>28931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5">
                <text:p>5</text:p>
              </table:table-cell>
              <table:table-cell office:value-type="float" office:value="27924.5">
                <text:p>27924.5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5">
                <text:p>5</text:p>
              </table:table-cell>
              <table:table-cell office:value-type="float" office:value="21823">
                <text:p>21823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5">
                <text:p>5</text:p>
              </table:table-cell>
              <table:table-cell office:value-type="float" office:value="22749">
                <text:p>22749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5">
                <text:p>5</text:p>
              </table:table-cell>
              <table:table-cell office:value-type="float" office:value="25805.5">
                <text:p>25805.5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5">
                <text:p>5</text:p>
              </table:table-cell>
              <table:table-cell office:value-type="float" office:value="22062.5">
                <text:p>22062.5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5">
                <text:p>5</text:p>
              </table:table-cell>
              <table:table-cell office:value-type="float" office:value="19990.5">
                <text:p>19990.5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5">
                <text:p>5</text:p>
              </table:table-cell>
              <table:table-cell office:value-type="float" office:value="26669.5">
                <text:p>26669.5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5">
                <text:p>5</text:p>
              </table:table-cell>
              <table:table-cell office:value-type="float" office:value="30513">
                <text:p>30513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5">
                <text:p>5</text:p>
              </table:table-cell>
              <table:table-cell office:value-type="float" office:value="20697">
                <text:p>20697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5">
                <text:p>5</text:p>
              </table:table-cell>
              <table:table-cell office:value-type="float" office:value="24860">
                <text:p>24860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5">
                <text:p>5</text:p>
              </table:table-cell>
              <table:table-cell office:value-type="float" office:value="25012.5">
                <text:p>25012.5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5">
                <text:p>5</text:p>
              </table:table-cell>
              <table:table-cell office:value-type="float" office:value="26232">
                <text:p>26232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5">
                <text:p>5</text:p>
              </table:table-cell>
              <table:table-cell office:value-type="float" office:value="22708.5">
                <text:p>22708.5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5">
                <text:p>5</text:p>
              </table:table-cell>
              <table:table-cell office:value-type="float" office:value="28971.5">
                <text:p>28971.5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5">
                <text:p>5</text:p>
              </table:table-cell>
              <table:table-cell office:value-type="float" office:value="23474">
                <text:p>23474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5">
                <text:p>5</text:p>
              </table:table-cell>
              <table:table-cell office:value-type="float" office:value="22872.5">
                <text:p>22872.5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5">
                <text:p>5</text:p>
              </table:table-cell>
              <table:table-cell office:value-type="float" office:value="29084.5">
                <text:p>29084.5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5">
                <text:p>5</text:p>
              </table:table-cell>
              <table:table-cell office:value-type="float" office:value="27645">
                <text:p>27645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5">
                <text:p>5</text:p>
              </table:table-cell>
              <table:table-cell office:value-type="float" office:value="25540">
                <text:p>25540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5">
                <text:p>5</text:p>
              </table:table-cell>
              <table:table-cell office:value-type="float" office:value="22245">
                <text:p>22245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5">
                <text:p>5</text:p>
              </table:table-cell>
              <table:table-cell office:value-type="float" office:value="25229">
                <text:p>25229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5">
                <text:p>5</text:p>
              </table:table-cell>
              <table:table-cell office:value-type="float" office:value="20945.5">
                <text:p>20945.5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5">
                <text:p>5</text:p>
              </table:table-cell>
              <table:table-cell office:value-type="float" office:value="23461.5">
                <text:p>23461.5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5">
                <text:p>5</text:p>
              </table:table-cell>
              <table:table-cell office:value-type="float" office:value="25244">
                <text:p>25244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5">
                <text:p>5</text:p>
              </table:table-cell>
              <table:table-cell office:value-type="float" office:value="23679">
                <text:p>23679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5">
                <text:p>5</text:p>
              </table:table-cell>
              <table:table-cell office:value-type="float" office:value="29211.5">
                <text:p>29211.5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5">
                <text:p>5</text:p>
              </table:table-cell>
              <table:table-cell office:value-type="float" office:value="24811.5">
                <text:p>24811.5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5">
                <text:p>5</text:p>
              </table:table-cell>
              <table:table-cell office:value-type="float" office:value="25363.5">
                <text:p>25363.5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5">
                <text:p>5</text:p>
              </table:table-cell>
              <table:table-cell office:value-type="float" office:value="24647.5">
                <text:p>24647.5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5">
                <text:p>5</text:p>
              </table:table-cell>
              <table:table-cell office:value-type="float" office:value="28055">
                <text:p>28055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5">
                <text:p>5</text:p>
              </table:table-cell>
              <table:table-cell office:value-type="float" office:value="19656.5">
                <text:p>19656.5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5">
                <text:p>5</text:p>
              </table:table-cell>
              <table:table-cell office:value-type="float" office:value="25802.5">
                <text:p>25802.5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5">
                <text:p>5</text:p>
              </table:table-cell>
              <table:table-cell office:value-type="float" office:value="26507">
                <text:p>26507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5">
                <text:p>5</text:p>
              </table:table-cell>
              <table:table-cell office:value-type="float" office:value="24587">
                <text:p>24587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5">
                <text:p>5</text:p>
              </table:table-cell>
              <table:table-cell office:value-type="float" office:value="27354">
                <text:p>27354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5">
                <text:p>5</text:p>
              </table:table-cell>
              <table:table-cell office:value-type="float" office:value="29149">
                <text:p>29149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5">
                <text:p>5</text:p>
              </table:table-cell>
              <table:table-cell office:value-type="float" office:value="22371">
                <text:p>22371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5">
                <text:p>5</text:p>
              </table:table-cell>
              <table:table-cell office:value-type="float" office:value="29246.5">
                <text:p>29246.5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5">
                <text:p>5</text:p>
              </table:table-cell>
              <table:table-cell office:value-type="float" office:value="26092">
                <text:p>26092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5">
                <text:p>5</text:p>
              </table:table-cell>
              <table:table-cell office:value-type="float" office:value="22737">
                <text:p>22737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5">
                <text:p>5</text:p>
              </table:table-cell>
              <table:table-cell office:value-type="float" office:value="26967">
                <text:p>26967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5">
                <text:p>5</text:p>
              </table:table-cell>
              <table:table-cell office:value-type="float" office:value="27137.5">
                <text:p>27137.5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5">
                <text:p>5</text:p>
              </table:table-cell>
              <table:table-cell office:value-type="float" office:value="24340">
                <text:p>24340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5">
                <text:p>5</text:p>
              </table:table-cell>
              <table:table-cell office:value-type="float" office:value="32681">
                <text:p>32681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5">
                <text:p>5</text:p>
              </table:table-cell>
              <table:table-cell office:value-type="float" office:value="25632">
                <text:p>25632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5">
                <text:p>5</text:p>
              </table:table-cell>
              <table:table-cell office:value-type="float" office:value="28940.5">
                <text:p>28940.5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5">
                <text:p>5</text:p>
              </table:table-cell>
              <table:table-cell office:value-type="float" office:value="27053">
                <text:p>27053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5">
                <text:p>5</text:p>
              </table:table-cell>
              <table:table-cell office:value-type="float" office:value="27465">
                <text:p>27465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5">
                <text:p>5</text:p>
              </table:table-cell>
              <table:table-cell office:value-type="float" office:value="25590">
                <text:p>25590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5">
                <text:p>5</text:p>
              </table:table-cell>
              <table:table-cell office:value-type="float" office:value="28882.5">
                <text:p>28882.5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5">
                <text:p>5</text:p>
              </table:table-cell>
              <table:table-cell office:value-type="float" office:value="22127.5">
                <text:p>22127.5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5">
                <text:p>5</text:p>
              </table:table-cell>
              <table:table-cell office:value-type="float" office:value="21809">
                <text:p>21809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5">
                <text:p>5</text:p>
              </table:table-cell>
              <table:table-cell office:value-type="float" office:value="28033">
                <text:p>28033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5">
                <text:p>5</text:p>
              </table:table-cell>
              <table:table-cell office:value-type="float" office:value="26528">
                <text:p>26528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5">
                <text:p>5</text:p>
              </table:table-cell>
              <table:table-cell office:value-type="float" office:value="28325">
                <text:p>28325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5">
                <text:p>5</text:p>
              </table:table-cell>
              <table:table-cell office:value-type="float" office:value="23048.5">
                <text:p>23048.5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5">
                <text:p>5</text:p>
              </table:table-cell>
              <table:table-cell office:value-type="float" office:value="25555.5">
                <text:p>25555.5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5">
                <text:p>5</text:p>
              </table:table-cell>
              <table:table-cell office:value-type="float" office:value="27675">
                <text:p>27675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5">
                <text:p>5</text:p>
              </table:table-cell>
              <table:table-cell office:value-type="float" office:value="24352.5">
                <text:p>24352.5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5">
                <text:p>5</text:p>
              </table:table-cell>
              <table:table-cell office:value-type="float" office:value="24206">
                <text:p>24206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5">
                <text:p>5</text:p>
              </table:table-cell>
              <table:table-cell office:value-type="float" office:value="23878">
                <text:p>23878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5">
                <text:p>5</text:p>
              </table:table-cell>
              <table:table-cell office:value-type="float" office:value="27666.5">
                <text:p>27666.5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5">
                <text:p>5</text:p>
              </table:table-cell>
              <table:table-cell office:value-type="float" office:value="25821">
                <text:p>25821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5">
                <text:p>5</text:p>
              </table:table-cell>
              <table:table-cell office:value-type="float" office:value="21497">
                <text:p>21497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5">
                <text:p>5</text:p>
              </table:table-cell>
              <table:table-cell office:value-type="float" office:value="23790.5">
                <text:p>23790.5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5">
                <text:p>5</text:p>
              </table:table-cell>
              <table:table-cell office:value-type="float" office:value="24645.5">
                <text:p>24645.5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5">
                <text:p>5</text:p>
              </table:table-cell>
              <table:table-cell office:value-type="float" office:value="27940.5">
                <text:p>27940.5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5">
                <text:p>5</text:p>
              </table:table-cell>
              <table:table-cell office:value-type="float" office:value="23919">
                <text:p>23919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5">
                <text:p>5</text:p>
              </table:table-cell>
              <table:table-cell office:value-type="float" office:value="29122.5">
                <text:p>29122.5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5">
                <text:p>5</text:p>
              </table:table-cell>
              <table:table-cell office:value-type="float" office:value="23551.5">
                <text:p>23551.5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5">
                <text:p>5</text:p>
              </table:table-cell>
              <table:table-cell office:value-type="float" office:value="26286">
                <text:p>26286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5">
                <text:p>5</text:p>
              </table:table-cell>
              <table:table-cell office:value-type="float" office:value="26650">
                <text:p>26650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5">
                <text:p>5</text:p>
              </table:table-cell>
              <table:table-cell office:value-type="float" office:value="23172.5">
                <text:p>23172.5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5">
                <text:p>5</text:p>
              </table:table-cell>
              <table:table-cell office:value-type="float" office:value="28448.5">
                <text:p>28448.5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5">
                <text:p>5</text:p>
              </table:table-cell>
              <table:table-cell office:value-type="float" office:value="27850">
                <text:p>27850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5">
                <text:p>5</text:p>
              </table:table-cell>
              <table:table-cell office:value-type="float" office:value="21507">
                <text:p>21507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5">
                <text:p>5</text:p>
              </table:table-cell>
              <table:table-cell office:value-type="float" office:value="23600.5">
                <text:p>23600.5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5">
                <text:p>5</text:p>
              </table:table-cell>
              <table:table-cell office:value-type="float" office:value="20752.5">
                <text:p>20752.5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5">
                <text:p>5</text:p>
              </table:table-cell>
              <table:table-cell office:value-type="float" office:value="28084">
                <text:p>28084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5">
                <text:p>5</text:p>
              </table:table-cell>
              <table:table-cell office:value-type="float" office:value="29346.5">
                <text:p>29346.5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5">
                <text:p>5</text:p>
              </table:table-cell>
              <table:table-cell office:value-type="float" office:value="27965.5">
                <text:p>27965.5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5">
                <text:p>5</text:p>
              </table:table-cell>
              <table:table-cell office:value-type="float" office:value="27182">
                <text:p>27182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5">
                <text:p>5</text:p>
              </table:table-cell>
              <table:table-cell office:value-type="float" office:value="28451">
                <text:p>28451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5">
                <text:p>5</text:p>
              </table:table-cell>
              <table:table-cell office:value-type="float" office:value="26882">
                <text:p>26882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5">
                <text:p>5</text:p>
              </table:table-cell>
              <table:table-cell office:value-type="float" office:value="23445.5">
                <text:p>23445.5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5">
                <text:p>5</text:p>
              </table:table-cell>
              <table:table-cell office:value-type="float" office:value="27076">
                <text:p>27076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5">
                <text:p>5</text:p>
              </table:table-cell>
              <table:table-cell office:value-type="float" office:value="27047.5">
                <text:p>27047.5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5">
                <text:p>5</text:p>
              </table:table-cell>
              <table:table-cell office:value-type="float" office:value="26577">
                <text:p>26577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5">
                <text:p>5</text:p>
              </table:table-cell>
              <table:table-cell office:value-type="float" office:value="26843">
                <text:p>26843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5">
                <text:p>5</text:p>
              </table:table-cell>
              <table:table-cell office:value-type="float" office:value="28693.5">
                <text:p>28693.5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5">
                <text:p>5</text:p>
              </table:table-cell>
              <table:table-cell office:value-type="float" office:value="26996">
                <text:p>26996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5">
                <text:p>5</text:p>
              </table:table-cell>
              <table:table-cell office:value-type="float" office:value="20737">
                <text:p>20737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5">
                <text:p>5</text:p>
              </table:table-cell>
              <table:table-cell office:value-type="float" office:value="26883">
                <text:p>26883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5">
                <text:p>5</text:p>
              </table:table-cell>
              <table:table-cell office:value-type="float" office:value="22452">
                <text:p>22452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5">
                <text:p>5</text:p>
              </table:table-cell>
              <table:table-cell office:value-type="float" office:value="32122.5">
                <text:p>32122.5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5">
                <text:p>5</text:p>
              </table:table-cell>
              <table:table-cell office:value-type="float" office:value="25409.5">
                <text:p>25409.5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5">
                <text:p>5</text:p>
              </table:table-cell>
              <table:table-cell office:value-type="float" office:value="24930.5">
                <text:p>24930.5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5">
                <text:p>5</text:p>
              </table:table-cell>
              <table:table-cell office:value-type="float" office:value="29225.5">
                <text:p>29225.5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5">
                <text:p>5</text:p>
              </table:table-cell>
              <table:table-cell office:value-type="float" office:value="23647">
                <text:p>23647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5">
                <text:p>5</text:p>
              </table:table-cell>
              <table:table-cell office:value-type="float" office:value="28152.5">
                <text:p>28152.5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5">
                <text:p>5</text:p>
              </table:table-cell>
              <table:table-cell office:value-type="float" office:value="24945">
                <text:p>24945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5">
                <text:p>5</text:p>
              </table:table-cell>
              <table:table-cell office:value-type="float" office:value="19956">
                <text:p>19956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5">
                <text:p>5</text:p>
              </table:table-cell>
              <table:table-cell office:value-type="float" office:value="22899.5">
                <text:p>22899.5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5">
                <text:p>5</text:p>
              </table:table-cell>
              <table:table-cell office:value-type="float" office:value="24830">
                <text:p>24830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5">
                <text:p>5</text:p>
              </table:table-cell>
              <table:table-cell office:value-type="float" office:value="29459">
                <text:p>29459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5">
                <text:p>5</text:p>
              </table:table-cell>
              <table:table-cell office:value-type="float" office:value="25600.5">
                <text:p>25600.5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5">
                <text:p>5</text:p>
              </table:table-cell>
              <table:table-cell office:value-type="float" office:value="26413">
                <text:p>26413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5">
                <text:p>5</text:p>
              </table:table-cell>
              <table:table-cell office:value-type="float" office:value="26833">
                <text:p>26833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5">
                <text:p>5</text:p>
              </table:table-cell>
              <table:table-cell office:value-type="float" office:value="25207">
                <text:p>25207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5">
                <text:p>5</text:p>
              </table:table-cell>
              <table:table-cell office:value-type="float" office:value="29159">
                <text:p>29159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5">
                <text:p>5</text:p>
              </table:table-cell>
              <table:table-cell office:value-type="float" office:value="21244">
                <text:p>21244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5">
                <text:p>5</text:p>
              </table:table-cell>
              <table:table-cell office:value-type="float" office:value="24602.5">
                <text:p>24602.5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5">
                <text:p>5</text:p>
              </table:table-cell>
              <table:table-cell office:value-type="float" office:value="26389">
                <text:p>26389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5">
                <text:p>5</text:p>
              </table:table-cell>
              <table:table-cell office:value-type="float" office:value="23966">
                <text:p>23966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5">
                <text:p>5</text:p>
              </table:table-cell>
              <table:table-cell office:value-type="float" office:value="28023">
                <text:p>280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